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JLD_5f_body">
      <style:text-properties officeooo:paragraph-rsid="001e5382"/>
    </style:style>
    <style:style style:name="P2" style:family="paragraph" style:parent-style-name="JLD_5f_body">
      <style:text-properties officeooo:rsid="001e5382" officeooo:paragraph-rsid="00202b41"/>
    </style:style>
    <style:style style:name="P3" style:family="paragraph" style:parent-style-name="Standard">
      <style:text-properties style:font-name="Liberation Serif" fo:font-size="12pt"/>
    </style:style>
    <style:style style:name="P4" style:family="paragraph" style:parent-style-name="Standard">
      <style:paragraph-properties fo:margin-top="0in" fo:margin-bottom="0.0972in" loext:contextual-spacing="false" fo:line-height="120%"/>
      <style:text-properties style:font-name="Liberation Serif" fo:font-size="12pt"/>
    </style:style>
    <style:style style:name="P5" style:family="paragraph" style:parent-style-name="JLD_5f_body">
      <style:text-properties officeooo:rsid="001e5382" officeooo:paragraph-rsid="00234107"/>
    </style:style>
    <style:style style:name="P6" style:family="paragraph" style:parent-style-name="JLD_5f_body">
      <style:text-properties officeooo:rsid="001e5382" officeooo:paragraph-rsid="0024bc96"/>
    </style:style>
    <style:style style:name="P7" style:family="paragraph" style:parent-style-name="JLD_5f_body">
      <style:text-properties officeooo:rsid="001e5382" officeooo:paragraph-rsid="003ad594"/>
    </style:style>
    <style:style style:name="P8" style:family="paragraph" style:parent-style-name="JLD_5f_body">
      <style:text-properties officeooo:rsid="001e5382" officeooo:paragraph-rsid="003d0491"/>
    </style:style>
    <style:style style:name="P9" style:family="paragraph" style:parent-style-name="JLD_5f_body">
      <style:text-properties officeooo:paragraph-rsid="002f8d26"/>
    </style:style>
    <style:style style:name="P10" style:family="paragraph" style:parent-style-name="JLD_5f_body">
      <style:text-properties style:font-name="Times New Roman" officeooo:paragraph-rsid="0030a57b" style:letter-kerning="true" style:font-name-asian="Times New Roman1" style:language-asian="zh" style:country-asian="CN" style:font-name-complex="Times New Roman1" style:language-complex="hi" style:country-complex="IN"/>
    </style:style>
    <style:style style:name="P11" style:family="paragraph" style:parent-style-name="JLD_5f_body">
      <style:text-properties officeooo:paragraph-rsid="0030a57b"/>
    </style:style>
    <style:style style:name="P12" style:family="paragraph" style:parent-style-name="JLD_5f_body">
      <style:text-properties officeooo:paragraph-rsid="003601a9"/>
    </style:style>
    <style:style style:name="P13" style:family="paragraph" style:parent-style-name="JLD_5f_body">
      <style:text-properties officeooo:paragraph-rsid="00370617"/>
    </style:style>
    <style:style style:name="P14" style:family="paragraph" style:parent-style-name="JLD_5f_body">
      <style:text-properties officeooo:paragraph-rsid="003ad594"/>
    </style:style>
    <style:style style:name="P15" style:family="paragraph" style:parent-style-name="JLD_5f_body">
      <style:text-properties officeooo:paragraph-rsid="003c0ac7"/>
    </style:style>
    <style:style style:name="P16" style:family="paragraph" style:parent-style-name="JLD_5f_body">
      <style:text-properties officeooo:paragraph-rsid="003d0491"/>
    </style:style>
    <style:style style:name="P17" style:family="paragraph" style:parent-style-name="JLD_5f_body">
      <style:text-properties officeooo:paragraph-rsid="003d6a83"/>
    </style:style>
    <style:style style:name="P18" style:family="paragraph" style:parent-style-name="JLD_5f_body" style:list-style-name="L1">
      <style:text-properties officeooo:paragraph-rsid="003e409a"/>
    </style:style>
    <style:style style:name="P19" style:family="paragraph" style:parent-style-name="JLD_5f_body" style:list-style-name="WWNum1">
      <style:text-properties officeooo:paragraph-rsid="003e409a"/>
    </style:style>
    <style:style style:name="P20" style:family="paragraph" style:parent-style-name="JLD_5f_body">
      <style:text-properties officeooo:paragraph-rsid="003e409a"/>
    </style:style>
    <style:style style:name="P21" style:family="paragraph" style:parent-style-name="JLD_5f_heading">
      <style:text-properties officeooo:paragraph-rsid="001e5382"/>
    </style:style>
    <style:style style:name="P22" style:family="paragraph" style:parent-style-name="JLD_5f_heading">
      <style:text-properties officeooo:rsid="002f8d26" officeooo:paragraph-rsid="002f8d26"/>
    </style:style>
    <style:style style:name="P23" style:family="paragraph" style:parent-style-name="JLD_5f_heading">
      <style:text-properties officeooo:paragraph-rsid="0030a57b"/>
    </style:style>
    <style:style style:name="P24" style:family="paragraph" style:parent-style-name="JLD_5f_heading">
      <style:text-properties officeooo:paragraph-rsid="003ad594"/>
    </style:style>
    <style:style style:name="P25" style:family="paragraph" style:parent-style-name="JLD_5f_heading">
      <style:text-properties officeooo:paragraph-rsid="003d0491"/>
    </style:style>
    <style:style style:name="P26" style:family="paragraph" style:parent-style-name="JLD_5f_heading">
      <style:text-properties style:font-name="Liberation Serif" fo:font-size="12pt" officeooo:rsid="003d6a83" officeooo:paragraph-rsid="003d6a83"/>
    </style:style>
    <style:style style:name="P27" style:family="paragraph" style:parent-style-name="JLD_5f_heading">
      <style:text-properties officeooo:paragraph-rsid="003d6a83"/>
    </style:style>
    <style:style style:name="P28" style:family="paragraph" style:parent-style-name="JLD_5f_heading">
      <style:text-properties officeooo:rsid="07e8c2e3" officeooo:paragraph-rsid="003e409a"/>
    </style:style>
    <style:style style:name="P29" style:family="paragraph" style:parent-style-name="JLD_5f_heading">
      <style:paragraph-properties fo:break-before="page"/>
      <style:text-properties officeooo:paragraph-rsid="002f8d26"/>
    </style:style>
    <style:style style:name="P30" style:family="paragraph" style:parent-style-name="JLD_5f_subheading">
      <style:text-properties style:font-name="Times New Roman" officeooo:paragraph-rsid="0030a57b" style:letter-kerning="true" style:font-name-asian="Times New Roman1" style:language-asian="zh" style:country-asian="CN" style:font-name-complex="Times New Roman1" style:language-complex="hi" style:country-complex="IN"/>
    </style:style>
    <style:style style:name="P31" style:family="paragraph" style:parent-style-name="JLD_5f_subheading">
      <style:text-properties officeooo:paragraph-rsid="0030a57b"/>
    </style:style>
    <style:style style:name="P32" style:family="paragraph" style:parent-style-name="JLD_5f_subheading">
      <style:text-properties officeooo:paragraph-rsid="003ad594"/>
    </style:style>
    <style:style style:name="T1" style:family="text">
      <style:text-properties style:text-position="0% 100%"/>
    </style:style>
    <style:style style:name="T2" style:family="text">
      <style:text-properties style:text-position="0% 100%" officeooo:rsid="00220b1b"/>
    </style:style>
    <style:style style:name="T3" style:family="text">
      <style:text-properties style:text-position="0% 100%" officeooo:rsid="00202b41"/>
    </style:style>
    <style:style style:name="T4" style:family="text">
      <style:text-properties style:text-position="0% 100%" officeooo:rsid="0025d964"/>
    </style:style>
    <style:style style:name="T5" style:family="text">
      <style:text-properties style:text-position="0% 100%" officeooo:rsid="002c7a04"/>
    </style:style>
    <style:style style:name="T6" style:family="text">
      <style:text-properties style:text-position="0% 100%" style:language-asian="zh" style:country-asian="CN" style:language-complex="hi" style:country-complex="IN"/>
    </style:style>
    <style:style style:name="T7" style:family="text">
      <style:text-properties style:text-position="0% 100%" officeooo:rsid="07e392b7"/>
    </style:style>
    <style:style style:name="T8" style:family="text">
      <style:text-properties style:text-position="0% 100%" officeooo:rsid="003465a7"/>
    </style:style>
    <style:style style:name="T9" style:family="text">
      <style:text-properties style:text-position="0% 100%" fo:font-style="italic"/>
    </style:style>
    <style:style style:name="T10" style:family="text">
      <style:text-properties style:text-position="0% 100%" fo:font-style="italic" officeooo:rsid="00202b41"/>
    </style:style>
    <style:style style:name="T11" style:family="text">
      <style:text-properties style:text-position="0% 100%" fo:font-style="italic" officeooo:rsid="00220b1b"/>
    </style:style>
    <style:style style:name="T12" style:family="text">
      <style:text-properties style:text-position="0% 100%" fo:font-style="italic" officeooo:rsid="0025d964"/>
    </style:style>
    <style:style style:name="T13" style:family="text">
      <style:text-properties style:text-position="0% 100%" fo:font-style="italic" officeooo:rsid="002c7a04"/>
    </style:style>
    <style:style style:name="T14" style:family="text">
      <style:text-properties style:text-position="0% 100%" fo:font-style="italic" officeooo:rsid="003465a7"/>
    </style:style>
    <style:style style:name="T15" style:family="text">
      <style:text-properties style:text-position="0% 100%" fo:font-style="italic" officeooo:rsid="07e392b7"/>
    </style:style>
    <style:style style:name="T16" style:family="text">
      <style:text-properties officeooo:rsid="00202b41"/>
    </style:style>
    <style:style style:name="T17" style:family="text">
      <style:text-properties officeooo:rsid="00220b1b"/>
    </style:style>
    <style:style style:name="T18" style:family="text">
      <style:text-properties officeooo:rsid="0024bc96"/>
    </style:style>
    <style:style style:name="T19" style:family="text">
      <style:text-properties officeooo:rsid="07d638e5"/>
    </style:style>
    <style:style style:name="T20" style:family="text">
      <style:text-properties officeooo:rsid="0025d964"/>
    </style:style>
    <style:style style:name="T21" style:family="text">
      <style:text-properties officeooo:rsid="002c7a04"/>
    </style:style>
    <style:style style:name="T22" style:family="text">
      <style:text-properties officeooo:rsid="07e947cf"/>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officeooo:rsid="07d7a82f" style:font-style-asian="italic" style:font-style-complex="italic"/>
    </style:style>
    <style:style style:name="T26" style:family="text">
      <style:text-properties fo:font-style="italic" officeooo:rsid="07e61a08" style:font-style-asian="italic" style:font-style-complex="italic"/>
    </style:style>
    <style:style style:name="T27" style:family="text">
      <style:text-properties fo:font-style="italic" style:language-asian="zh" style:country-asian="CN" style:font-style-asian="italic" style:language-complex="hi" style:country-complex="IN" style:font-style-complex="italic"/>
    </style:style>
    <style:style style:name="T28" style:family="text">
      <style:text-properties fo:font-style="italic" style:text-underline-style="none" officeooo:rsid="07e61a08" style:font-style-asian="italic" style:font-style-complex="italic"/>
    </style:style>
    <style:style style:name="T29" style:family="text">
      <style:text-properties fo:font-style="italic" style:text-underline-style="none" officeooo:rsid="003c0ac7" style:font-style-asian="italic" style:font-style-complex="italic"/>
    </style:style>
    <style:style style:name="T30" style:family="text">
      <style:text-properties style:text-position="sub 58%" fo:font-style="italic" style:font-style-asian="italic" style:font-style-complex="italic"/>
    </style:style>
    <style:style style:name="T31" style:family="text">
      <style:text-properties style:text-position="sub 58%" fo:font-style="italic" style:language-asian="zh" style:country-asian="CN" style:font-style-asian="italic" style:language-complex="hi" style:country-complex="IN" style:font-style-complex="italic"/>
    </style:style>
    <style:style style:name="T32" style:family="text">
      <style:text-properties style:text-position="sub 58%" fo:font-style="italic" officeooo:rsid="07d7a9ac" style:language-asian="zh" style:country-asian="CN" style:font-style-asian="italic" style:language-complex="hi" style:country-complex="IN" style:font-style-complex="italic"/>
    </style:style>
    <style:style style:name="T33" style:family="text">
      <style:text-properties officeooo:rsid="07d7a82f"/>
    </style:style>
    <style:style style:name="T34" style:family="text">
      <style:text-properties fo:font-style="normal" style:font-style-asian="normal" style:font-style-complex="normal"/>
    </style:style>
    <style:style style:name="T35" style:family="text">
      <style:text-properties fo:font-style="normal" officeooo:rsid="07e61a08" style:font-style-asian="normal" style:font-style-complex="normal"/>
    </style:style>
    <style:style style:name="T36" style:family="text">
      <style:text-properties fo:font-style="normal" officeooo:rsid="07e62671" style:font-style-asian="normal" style:font-style-complex="normal"/>
    </style:style>
    <style:style style:name="T37" style:family="text">
      <style:text-properties fo:font-style="normal" style:text-underline-style="none" officeooo:rsid="07e61a08" style:font-style-asian="normal" style:font-style-complex="normal"/>
    </style:style>
    <style:style style:name="T38" style:family="text">
      <style:text-properties fo:font-style="normal" style:text-underline-style="none" officeooo:rsid="003c0ac7" style:font-style-asian="normal" style:font-style-complex="normal"/>
    </style:style>
    <style:style style:name="T39" style:family="text">
      <style:text-properties style:language-asian="zh" style:country-asian="CN" style:language-complex="hi" style:country-complex="IN"/>
    </style:style>
    <style:style style:name="T40" style:family="text">
      <style:text-properties officeooo:rsid="07c91361" style:language-asian="zh" style:country-asian="CN" style:language-complex="hi" style:country-complex="IN"/>
    </style:style>
    <style:style style:name="T41" style:family="text">
      <style:text-properties officeooo:rsid="07dfea41"/>
    </style:style>
    <style:style style:name="T42" style:family="text">
      <style:text-properties officeooo:rsid="07e392b7"/>
    </style:style>
    <style:style style:name="T43" style:family="text">
      <style:text-properties officeooo:rsid="003465a7" fo:background-color="#fff200" loext:char-shading-value="0"/>
    </style:style>
    <style:style style:name="T44" style:family="text">
      <style:text-properties style:language-complex="hi" style:country-complex="IN"/>
    </style:style>
    <style:style style:name="T45" style:family="text">
      <style:text-properties officeooo:rsid="0030a57b"/>
    </style:style>
    <style:style style:name="T46" style:family="text">
      <style:text-properties officeooo:rsid="00328936"/>
    </style:style>
    <style:style style:name="T47" style:family="text">
      <style:text-properties officeooo:rsid="003465a7"/>
    </style:style>
    <style:style style:name="T48" style:family="text">
      <style:text-properties officeooo:rsid="003601a9"/>
    </style:style>
    <style:style style:name="T49" style:family="text">
      <style:text-properties officeooo:rsid="00370617"/>
    </style:style>
    <style:style style:name="T50" style:family="text">
      <style:text-properties officeooo:rsid="003a5c91"/>
    </style:style>
    <style:style style:name="T51" style:family="text">
      <style:text-properties officeooo:rsid="07e61a08"/>
    </style:style>
    <style:style style:name="T52" style:family="text">
      <style:text-properties officeooo:rsid="07d0de0f"/>
    </style:style>
    <style:style style:name="T53" style:family="text">
      <style:text-properties officeooo:rsid="003ad594"/>
    </style:style>
    <style:style style:name="T54" style:family="text">
      <style:text-properties officeooo:rsid="003ca6ec"/>
    </style:style>
    <style:style style:name="T55" style:family="text">
      <style:text-properties fo:font-weight="bold" style:font-weight-asian="bold"/>
    </style:style>
    <style:style style:name="T56" style:family="text">
      <style:text-properties style:text-position="super 58%"/>
    </style:style>
    <style:style style:name="fr1" style:family="graphic" style:parent-style-name="OLE">
      <style:graphic-properties style:vertical-pos="from-top"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2in" fo:text-indent="-0.2in" fo:margin-left="0.2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A phylogenetic model for the arrival of species into microbial communities </text:p>
      <text:p text:style-name="P20"/>
      <text:p text:style-name="P20">John L. Darcy,<text:span text:style-name="T56">a</text:span> Alex D. Washburne,<text:span text:style-name="T56">a,b</text:span> Michael S. Robeson,<text:span text:style-name="T56">c</text:span> Tiffany Prest,<text:span text:style-name="T56">a,b</text:span> Steven K. Schmidt,<text:span text:style-name="T56">a</text:span> Diana R. Nemergut<text:span text:style-name="T56">b</text:span>†</text:p>
      <text:p text:style-name="P20"/>
      <text:list xml:id="list3917814672" text:style-name="L1">
        <text:list-item>
          <text:p text:style-name="P18">Department of Ecology and Evolutionary Biology, University of Colorado Boulder, Campus Box 334, Boulder, Colorado, 80309, USA.</text:p>
        </text:list-item>
        <text:list-item>
          <text:p text:style-name="P18">Department of Biology, Duke University. 130 Science Drive, Durham, North Carolina, 27708, USA.</text:p>
        </text:list-item>
        <text:list-item>
          <text:p text:style-name="P18">Department of Fish, Wildlife &amp; Conservation Biology, Colorado State University. Fort Collins, CO, 80523, USA.</text:p>
        </text:list-item>
      </text:list>
      <text:list xml:id="list2587633302" text:style-name="WWNum1">
        <text:list-header>
          <text:p text:style-name="P19"/>
        </text:list-header>
      </text:list>
      <text:p text:style-name="P20">†Deceased.</text:p>
      <text:p text:style-name="P20"/>
      <text:p text:style-name="P20"><text:span text:style-name="T39"># Address correspondence to John L. Darcy. Email: </text:span><text:a xlink:type="simple" xlink:href="mailto:darcyj@colorado.edu" text:style-name="Internet_20_link" text:visited-style-name="Visited_20_Internet_20_Link"><text:span text:style-name="Internet_20_link"><text:span text:style-name="T44">darcyj@colorado.edu</text:span></text:span></text:a><text:span text:style-name="T39">; Fax: 303-492-8699</text:span></text:p>
      <text:p text:style-name="P20"/>
      <text:p text:style-name="P20">Running Title: Phylogenetic Community Assembly of Microbes</text:p>
      <text:p text:style-name="P20"/>
      <text:p text:style-name="P29">ABSTRACT</text:p>
      <text:p text:style-name="P9"><text:tab/>Community assembly is ubiquitous in the human microbiome (and in other biomes as well), but the rules and mechanisms underlying assembly are difficult to parse. Fortunately, microbial communities offer a data-rich opportunity to test mathematical models of assembly, especially from a phylogenetic perspective. We developed a mathematical model that can be used to test hypotheses about how phylogenetic diversity is added to microbial communities over time. We applied our model to time-series, high-throughput sequencing data to estimate the extent to which previously unobserved species appear during community assembly, based on their phylogenetic similarity to species already present. We tested the model outcomes against a neutral model of community assembly, wherein previously unobserved species are added with no regard to the phyolgenetic makeup of the existing community. <text:s/>For <text:span text:style-name="T22">the time-series human microbiome data sets we analyzed</text:span>, the model clearly demonstrates that species closely related to existing species in the community are more likely to be added to the community over time (i.e. underdispersion). Community assembly on the palms had stronger (i.e. more “nepotistic”) patterns of underdispersion than on the tongue or in feces. We also found that community assembly in an infant gut microbiome became less underdispersed (but still different than a neutral model) after the subject began consuming baby formula. All data sets analyzed showed phylogenetic underdispersion, and the magnitude of this underdispersion varied by sampling location on the human body.</text:p>
      <text:p text:style-name="P21"/>
      <text:p text:style-name="P22">Introduction</text:p>
      <text:p text:style-name="P1"><text:tab/>Every non-sterile surface in the world is in some stage of community assembly, from a forest of tropical trees to a constellation of microbes in a mammalian gut. The communities of organisms inhabiting these environments are dynamic through time, and studying patterns of assembly may shine light on general rules that govern their change. Understanding these community assembly rules may aid habitat restoration <text:reference-mark-start text:name="ADDIN CSL_CITATION {&quot;mendeley&quot;: {&quot;previouslyFormattedCitation&quot;: &quot;(Palmer &lt;i&gt;et al.&lt;/i&gt;, 1997; Temperton, 2004)&quot;, &quot;formattedCitation&quot;: &quot;(Palmer &lt;i&gt;et al.&lt;/i&gt;, 1997; Temperton, 2004)&quot;, &quot;plainTextFormattedCitation&quot;: &quot;(Palmer et al., 1997; Temperton, 2004)&quot;}, &quot;schema&quot;: &quot;https://github.com/citation-style-language/schema/raw/master/csl-citation.json&quot;, &quot;properties&quot;: {&quot;noteIndex&quot;: 0}, &quot;citationItems&quot;: [{&quot;itemData&quot;: {&quot;author&quot;: [{&quot;dropping-particle&quot;: &quot;&quot;, &quot;given&quot;: &quot;Margaret A.&quot;, &quot;family&quot;: &quot;Palmer&quot;, &quot;non-dropping-particle&quot;: &quot;&quot;, &quot;parse-names&quot;: false, &quot;suffix&quot;: &quot;&quot;}, {&quot;dropping-particle&quot;: &quot;&quot;, &quot;given&quot;: &quot;Richard F.&quot;, &quot;family&quot;: &quot;Ambrose&quot;, &quot;non-dropping-particle&quot;: &quot;&quot;, &quot;parse-names&quot;: false, &quot;suffix&quot;: &quot;&quot;}, {&quot;dropping-particle&quot;: &quot;&quot;, &quot;given&quot;: &quot;N. LeRoy&quot;, &quot;family&quot;: &quot;Poff&quot;, &quot;non-dropping-particle&quot;: &quot;&quot;, &quot;parse-names&quot;: false, &quot;suffix&quot;: &quot;&quot;}], &quot;title&quot;: &quot;Ecological Theory and Community Restoration Ecology&quot;, &quot;id&quot;: &quot;ITEM-1&quot;, &quot;DOI&quot;: &quot;10.1046/j.1526-100X.1997.00543.x&quot;, &quot;issued&quot;: {&quot;date-parts&quot;: [[&quot;1997&quot;, &quot;12&quot;]]}, &quot;volume&quot;: &quot;5&quot;, &quot;issue&quot;: &quot;4&quot;, &quot;page&quot;: &quot;291-300&quot;, &quot;ISSN&quot;: &quot;1061-2971&quot;, &quot;type&quot;: &quot;article-journal&quot;, &quot;container-title&quot;: &quot;Restoration Ecology&quot;}, &quot;id&quot;: &quot;ITEM-1&quot;, &quot;uris&quot;: [&quot;http://www.mendeley.com/documents/?uuid=14f09582-a62e-4843-9f28-8d58e2de7511&quot;]}, {&quot;itemData&quot;: {&quot;abstract&quot;: &quot;Understanding how ecosystems are assembled -- how the species that make up a particular biological community arrive in an area, survive, and interact with other species -- is key to successfully restoring degraded ecosystems. Yet little attention has been paid to the idea of assembly rules in ecological restoration, in both the scientific literature and in on-the-ground restoration efforts. Assembly Rules and Restoration Ecology, edited by Vicky M. Temperton, Richard J. Hobbs, Tim Nuttle, and Stefan Halle, addresses that shortcoming, offering an introduction, overview, and synthesis of the potential role of assembly rules theory in restoration ecology. It brings together information and ideas relating to ecosystem assembly in a restoration context, and includes material from a wide geographic range and a variety of perspectives. Assembly Rules and Restoration Ecology contributes new knowledge and ideas to the subjects of assembly rules and restoration ecology and represents an important summary of the current status of an emerging field. It combines theoretical and practical aspects of restoration, making it a vital compendium of information and ideas for restoration ecologists, professionals, and practitioners.&quot;, &quot;ISBN&quot;: &quot;1559633751&quot;, &quot;id&quot;: &quot;ITEM-2&quot;, &quot;publisher&quot;: &quot;Island Press&quot;, &quot;issued&quot;: {&quot;date-parts&quot;: [[&quot;2004&quot;]]}, &quot;type&quot;: &quot;book&quot;, &quot;author&quot;: [{&quot;dropping-particle&quot;: &quot;&quot;, &quot;given&quot;: &quot;Vicky M.&quot;, &quot;family&quot;: &quot;Temperton&quot;, &quot;non-dropping-particle&quot;: &quot;&quot;, &quot;parse-names&quot;: false, &quot;suffix&quot;: &quot;&quot;}], &quot;number-of-pages&quot;: &quot;439&quot;, &quot;title&quot;: &quot;Assembly Rules and Restoration Ecology: Bridging the Gap Between Theory and Practice&quot;}, &quot;id&quot;: &quot;ITEM-2&quot;, &quot;uris&quot;: [&quot;http://www.mendeley.com/documents/?uuid=59ef61d7-272f-4a80-8c4c-64baa8191c46&quot;]}]} RND1Q0ubamC1I"/><text:span text:style-name="T1">(Palmer </text:span><text:span text:style-name="T9">et al.</text:span><text:span text:style-name="T1">, 1997; Temperton, 2004)</text:span><text:reference-mark-end text:name="ADDIN CSL_CITATION {&quot;mendeley&quot;: {&quot;previouslyFormattedCitation&quot;: &quot;(Palmer &lt;i&gt;et al.&lt;/i&gt;, 1997; Temperton, 2004)&quot;, &quot;formattedCitation&quot;: &quot;(Palmer &lt;i&gt;et al.&lt;/i&gt;, 1997; Temperton, 2004)&quot;, &quot;plainTextFormattedCitation&quot;: &quot;(Palmer et al., 1997; Temperton, 2004)&quot;}, &quot;schema&quot;: &quot;https://github.com/citation-style-language/schema/raw/master/csl-citation.json&quot;, &quot;properties&quot;: {&quot;noteIndex&quot;: 0}, &quot;citationItems&quot;: [{&quot;itemData&quot;: {&quot;author&quot;: [{&quot;dropping-particle&quot;: &quot;&quot;, &quot;given&quot;: &quot;Margaret A.&quot;, &quot;family&quot;: &quot;Palmer&quot;, &quot;non-dropping-particle&quot;: &quot;&quot;, &quot;parse-names&quot;: false, &quot;suffix&quot;: &quot;&quot;}, {&quot;dropping-particle&quot;: &quot;&quot;, &quot;given&quot;: &quot;Richard F.&quot;, &quot;family&quot;: &quot;Ambrose&quot;, &quot;non-dropping-particle&quot;: &quot;&quot;, &quot;parse-names&quot;: false, &quot;suffix&quot;: &quot;&quot;}, {&quot;dropping-particle&quot;: &quot;&quot;, &quot;given&quot;: &quot;N. LeRoy&quot;, &quot;family&quot;: &quot;Poff&quot;, &quot;non-dropping-particle&quot;: &quot;&quot;, &quot;parse-names&quot;: false, &quot;suffix&quot;: &quot;&quot;}], &quot;title&quot;: &quot;Ecological Theory and Community Restoration Ecology&quot;, &quot;id&quot;: &quot;ITEM-1&quot;, &quot;DOI&quot;: &quot;10.1046/j.1526-100X.1997.00543.x&quot;, &quot;issued&quot;: {&quot;date-parts&quot;: [[&quot;1997&quot;, &quot;12&quot;]]}, &quot;volume&quot;: &quot;5&quot;, &quot;issue&quot;: &quot;4&quot;, &quot;page&quot;: &quot;291-300&quot;, &quot;ISSN&quot;: &quot;1061-2971&quot;, &quot;type&quot;: &quot;article-journal&quot;, &quot;container-title&quot;: &quot;Restoration Ecology&quot;}, &quot;id&quot;: &quot;ITEM-1&quot;, &quot;uris&quot;: [&quot;http://www.mendeley.com/documents/?uuid=14f09582-a62e-4843-9f28-8d58e2de7511&quot;]}, {&quot;itemData&quot;: {&quot;abstract&quot;: &quot;Understanding how ecosystems are assembled -- how the species that make up a particular biological community arrive in an area, survive, and interact with other species -- is key to successfully restoring degraded ecosystems. Yet little attention has been paid to the idea of assembly rules in ecological restoration, in both the scientific literature and in on-the-ground restoration efforts. Assembly Rules and Restoration Ecology, edited by Vicky M. Temperton, Richard J. Hobbs, Tim Nuttle, and Stefan Halle, addresses that shortcoming, offering an introduction, overview, and synthesis of the potential role of assembly rules theory in restoration ecology. It brings together information and ideas relating to ecosystem assembly in a restoration context, and includes material from a wide geographic range and a variety of perspectives. Assembly Rules and Restoration Ecology contributes new knowledge and ideas to the subjects of assembly rules and restoration ecology and represents an important summary of the current status of an emerging field. It combines theoretical and practical aspects of restoration, making it a vital compendium of information and ideas for restoration ecologists, professionals, and practitioners.&quot;, &quot;ISBN&quot;: &quot;1559633751&quot;, &quot;id&quot;: &quot;ITEM-2&quot;, &quot;publisher&quot;: &quot;Island Press&quot;, &quot;issued&quot;: {&quot;date-parts&quot;: [[&quot;2004&quot;]]}, &quot;type&quot;: &quot;book&quot;, &quot;author&quot;: [{&quot;dropping-particle&quot;: &quot;&quot;, &quot;given&quot;: &quot;Vicky M.&quot;, &quot;family&quot;: &quot;Temperton&quot;, &quot;non-dropping-particle&quot;: &quot;&quot;, &quot;parse-names&quot;: false, &quot;suffix&quot;: &quot;&quot;}], &quot;number-of-pages&quot;: &quot;439&quot;, &quot;title&quot;: &quot;Assembly Rules and Restoration Ecology: Bridging the Gap Between Theory and Practice&quot;}, &quot;id&quot;: &quot;ITEM-2&quot;, &quot;uris&quot;: [&quot;http://www.mendeley.com/documents/?uuid=59ef61d7-272f-4a80-8c4c-64baa8191c46&quot;]}]} RND1Q0ubamC1I"/>⁠, the management of nature reserves with <text:soft-page-break/>disturbances <text:reference-mark-start text:name="ADDIN CSL_CITATION {&quot;mendeley&quot;: {&quot;previouslyFormattedCitation&quot;: &quot;(Richards &lt;i&gt;et al.&lt;/i&gt;, 1999; Bengtsson &lt;i&gt;et al.&lt;/i&gt;, 2000)&quot;, &quot;formattedCitation&quot;: &quot;(Richards &lt;i&gt;et al.&lt;/i&gt;, 1999; Bengtsson &lt;i&gt;et al.&lt;/i&gt;, 2000)&quot;, &quot;plainTextFormattedCitation&quot;: &quot;(Richards et al., 1999; Bengtsson et al., 2000)&quot;}, &quot;schema&quot;: &quot;https://github.com/citation-style-language/schema/raw/master/csl-citation.json&quot;, &quot;properties&quot;: {&quot;noteIndex&quot;: 0}, &quot;citationItems&quot;: [{&quot;itemData&quot;: {&quot;language&quot;: &quot;en&quot;, &quot;author&quot;: [{&quot;dropping-particle&quot;: &quot;&quot;, &quot;given&quot;: &quot;Shane A.&quot;, &quot;family&quot;: &quot;Richards&quot;, &quot;non-dropping-particle&quot;: &quot;&quot;, &quot;parse-names&quot;: false, &quot;suffix&quot;: &quot;&quot;}, {&quot;dropping-particle&quot;: &quot;&quot;, &quot;given&quot;: &quot;Hugh P.&quot;, &quot;family&quot;: &quot;Possingham&quot;, &quot;non-dropping-particle&quot;: &quot;&quot;, &quot;parse-names&quot;: false, &quot;suffix&quot;: &quot;&quot;}, {&quot;dropping-particle&quot;: &quot;&quot;, &quot;given&quot;: &quot;James&quot;, &quot;family&quot;: &quot;Tizard&quot;, &quot;non-dropping-particle&quot;: &quot;&quot;, &quot;parse-names&quot;: false, &quot;suffix&quot;: &quot;&quot;}], &quot;id&quot;: &quot;ITEM-1&quot;, &quot;DOI&quot;: &quot;10.1890/1051-0761(1999)009[0880:OFMFMC]2.0.CO;2&quot;, &quot;issued&quot;: {&quot;date-parts&quot;: [[&quot;1999&quot;, &quot;8&quot;, &quot;1&quot;]]}, &quot;type&quot;: &quot;article-journal&quot;, &quot;title&quot;: &quot;Optimal fire management for maintaining community diversity&quot;, &quot;volume&quot;: &quot;9&quot;, &quot;publisher&quot;: &quot;Ecological Society of America&quot;, &quot;issue&quot;: &quot;3&quot;, &quot;page&quot;: &quot;880-892&quot;, &quot;ISSN&quot;: &quot;1051-0761&quot;, &quot;container-title&quot;: &quot;Ecological Applications&quot;}, &quot;id&quot;: &quot;ITEM-1&quot;, &quot;uris&quot;: [&quot;http://www.mendeley.com/documents/?uuid=3064fb37-99cb-484c-b021-bb9fdc992c71&quot;]}, {&quot;itemData&quot;: {&quot;author&quot;: [{&quot;dropping-particle&quot;: &quot;&quot;, &quot;given&quot;: &quot;Jan&quot;, &quot;family&quot;: &quot;Bengtsson&quot;, &quot;non-dropping-particle&quot;: &quot;&quot;, &quot;parse-names&quot;: false, &quot;suffix&quot;: &quot;&quot;}, {&quot;dropping-particle&quot;: &quot;&quot;, &quot;given&quot;: &quot;Sven G&quot;, &quot;family&quot;: &quot;Nilsson&quot;, &quot;non-dropping-particle&quot;: &quot;&quot;, &quot;parse-names&quot;: false, &quot;suffix&quot;: &quot;&quot;}, {&quot;dropping-particle&quot;: &quot;&quot;, &quot;given&quot;: &quot;Alain&quot;, &quot;family&quot;: &quot;Franc&quot;, &quot;non-dropping-particle&quot;: &quot;&quot;, &quot;parse-names&quot;: false, &quot;suffix&quot;: &quot;&quot;}, {&quot;dropping-particle&quot;: &quot;&quot;, &quot;given&quot;: &quot;Paolo&quot;, &quot;family&quot;: &quot;Menozzi&quot;, &quot;non-dropping-particle&quot;: &quot;&quot;, &quot;parse-names&quot;: false, &quot;suffix&quot;: &quot;&quot;}], &quot;id&quot;: &quot;ITEM-2&quot;, &quot;DOI&quot;: &quot;10.1016/S0378-1127(00)00378-9&quot;, &quot;type&quot;: &quot;article-journal&quot;, &quot;issued&quot;: {&quot;date-parts&quot;: [[&quot;2000&quot;, &quot;6&quot;]]}, &quot;abstract&quot;: &quot;We review the effects of human impact on biodiversity of European forests in the light of recent views on disturbances and succession in ecosystems, and discuss recent ideas on how biodiversity affects ecosystem functions such as productivity and ecosystem stability. With this as a background we discuss how to better manage European forests for both production and biodiversity. We argue that the next generation of forestry practices need to understand and mimic natural disturbance dynamics much better than the present ones. Of particular importance is the fact that most species in European forests have evolved in forests that were to a large extent influenced by large grazers, first by megaherbivores and later, in historic times, by domestic animals. We highlight several areas where new knowledge and management tools are urgently needed: (i) How do species survive and adapt to the natural disturbance regimes in different regions and forest types? (ii) How can new and imaginative forest management practices be devised that take natural disturbance regimes into account? (iii) How does forest biodiversity affect ecosystem function and stability in a changing world, in particular in the light of predicted climate changes? (iv) How are ecological processes at different levels and scales related to diversity, and how do different management practices affect biodiversity? (v) How can efficient agroforestry methods be developed to preserve biodiversity? (vi) What is the role of humans and human behaviour for sustainable management of ecosystems?&quot;, &quot;title&quot;: &quot;Biodiversity, disturbances, ecosystem function and management of European forests&quot;, &quot;volume&quot;: &quot;132&quot;, &quot;issue&quot;: &quot;1&quot;, &quot;page&quot;: &quot;39-50&quot;, &quot;ISSN&quot;: &quot;03781127&quot;, &quot;container-title&quot;: &quot;Forest Ecology and Management&quot;}, &quot;id&quot;: &quot;ITEM-2&quot;, &quot;uris&quot;: [&quot;http://www.mendeley.com/documents/?uuid=c49424f0-f661-488d-bbf5-f0c51bb353a1&quot;]}]} RNDJy2rz7gVNy"/><text:span text:style-name="T1">(Richards </text:span><text:span text:style-name="T9">et al.</text:span><text:span text:style-name="T1">, 1999; Bengtsson </text:span><text:span text:style-name="T9">et al.</text:span><text:span text:style-name="T1">, 2000)</text:span><text:bookmark-start text:name="__Fieldmark__144_1186360433"/><text:reference-mark-end text:name="ADDIN CSL_CITATION {&quot;mendeley&quot;: {&quot;previouslyFormattedCitation&quot;: &quot;(Richards &lt;i&gt;et al.&lt;/i&gt;, 1999; Bengtsson &lt;i&gt;et al.&lt;/i&gt;, 2000)&quot;, &quot;formattedCitation&quot;: &quot;(Richards &lt;i&gt;et al.&lt;/i&gt;, 1999; Bengtsson &lt;i&gt;et al.&lt;/i&gt;, 2000)&quot;, &quot;plainTextFormattedCitation&quot;: &quot;(Richards et al., 1999; Bengtsson et al., 2000)&quot;}, &quot;schema&quot;: &quot;https://github.com/citation-style-language/schema/raw/master/csl-citation.json&quot;, &quot;properties&quot;: {&quot;noteIndex&quot;: 0}, &quot;citationItems&quot;: [{&quot;itemData&quot;: {&quot;language&quot;: &quot;en&quot;, &quot;author&quot;: [{&quot;dropping-particle&quot;: &quot;&quot;, &quot;given&quot;: &quot;Shane A.&quot;, &quot;family&quot;: &quot;Richards&quot;, &quot;non-dropping-particle&quot;: &quot;&quot;, &quot;parse-names&quot;: false, &quot;suffix&quot;: &quot;&quot;}, {&quot;dropping-particle&quot;: &quot;&quot;, &quot;given&quot;: &quot;Hugh P.&quot;, &quot;family&quot;: &quot;Possingham&quot;, &quot;non-dropping-particle&quot;: &quot;&quot;, &quot;parse-names&quot;: false, &quot;suffix&quot;: &quot;&quot;}, {&quot;dropping-particle&quot;: &quot;&quot;, &quot;given&quot;: &quot;James&quot;, &quot;family&quot;: &quot;Tizard&quot;, &quot;non-dropping-particle&quot;: &quot;&quot;, &quot;parse-names&quot;: false, &quot;suffix&quot;: &quot;&quot;}], &quot;id&quot;: &quot;ITEM-1&quot;, &quot;DOI&quot;: &quot;10.1890/1051-0761(1999)009[0880:OFMFMC]2.0.CO;2&quot;, &quot;issued&quot;: {&quot;date-parts&quot;: [[&quot;1999&quot;, &quot;8&quot;, &quot;1&quot;]]}, &quot;type&quot;: &quot;article-journal&quot;, &quot;title&quot;: &quot;Optimal fire management for maintaining community diversity&quot;, &quot;volume&quot;: &quot;9&quot;, &quot;publisher&quot;: &quot;Ecological Society of America&quot;, &quot;issue&quot;: &quot;3&quot;, &quot;page&quot;: &quot;880-892&quot;, &quot;ISSN&quot;: &quot;1051-0761&quot;, &quot;container-title&quot;: &quot;Ecological Applications&quot;}, &quot;id&quot;: &quot;ITEM-1&quot;, &quot;uris&quot;: [&quot;http://www.mendeley.com/documents/?uuid=3064fb37-99cb-484c-b021-bb9fdc992c71&quot;]}, {&quot;itemData&quot;: {&quot;author&quot;: [{&quot;dropping-particle&quot;: &quot;&quot;, &quot;given&quot;: &quot;Jan&quot;, &quot;family&quot;: &quot;Bengtsson&quot;, &quot;non-dropping-particle&quot;: &quot;&quot;, &quot;parse-names&quot;: false, &quot;suffix&quot;: &quot;&quot;}, {&quot;dropping-particle&quot;: &quot;&quot;, &quot;given&quot;: &quot;Sven G&quot;, &quot;family&quot;: &quot;Nilsson&quot;, &quot;non-dropping-particle&quot;: &quot;&quot;, &quot;parse-names&quot;: false, &quot;suffix&quot;: &quot;&quot;}, {&quot;dropping-particle&quot;: &quot;&quot;, &quot;given&quot;: &quot;Alain&quot;, &quot;family&quot;: &quot;Franc&quot;, &quot;non-dropping-particle&quot;: &quot;&quot;, &quot;parse-names&quot;: false, &quot;suffix&quot;: &quot;&quot;}, {&quot;dropping-particle&quot;: &quot;&quot;, &quot;given&quot;: &quot;Paolo&quot;, &quot;family&quot;: &quot;Menozzi&quot;, &quot;non-dropping-particle&quot;: &quot;&quot;, &quot;parse-names&quot;: false, &quot;suffix&quot;: &quot;&quot;}], &quot;id&quot;: &quot;ITEM-2&quot;, &quot;DOI&quot;: &quot;10.1016/S0378-1127(00)00378-9&quot;, &quot;type&quot;: &quot;article-journal&quot;, &quot;issued&quot;: {&quot;date-parts&quot;: [[&quot;2000&quot;, &quot;6&quot;]]}, &quot;abstract&quot;: &quot;We review the effects of human impact on biodiversity of European forests in the light of recent views on disturbances and succession in ecosystems, and discuss recent ideas on how biodiversity affects ecosystem functions such as productivity and ecosystem stability. With this as a background we discuss how to better manage European forests for both production and biodiversity. We argue that the next generation of forestry practices need to understand and mimic natural disturbance dynamics much better than the present ones. Of particular importance is the fact that most species in European forests have evolved in forests that were to a large extent influenced by large grazers, first by megaherbivores and later, in historic times, by domestic animals. We highlight several areas where new knowledge and management tools are urgently needed: (i) How do species survive and adapt to the natural disturbance regimes in different regions and forest types? (ii) How can new and imaginative forest management practices be devised that take natural disturbance regimes into account? (iii) How does forest biodiversity affect ecosystem function and stability in a changing world, in particular in the light of predicted climate changes? (iv) How are ecological processes at different levels and scales related to diversity, and how do different management practices affect biodiversity? (v) How can efficient agroforestry methods be developed to preserve biodiversity? (vi) What is the role of humans and human behaviour for sustainable management of ecosystems?&quot;, &quot;title&quot;: &quot;Biodiversity, disturbances, ecosystem function and management of European forests&quot;, &quot;volume&quot;: &quot;132&quot;, &quot;issue&quot;: &quot;1&quot;, &quot;page&quot;: &quot;39-50&quot;, &quot;ISSN&quot;: &quot;03781127&quot;, &quot;container-title&quot;: &quot;Forest Ecology and Management&quot;}, &quot;id&quot;: &quot;ITEM-2&quot;, &quot;uris&quot;: [&quot;http://www.mendeley.com/documents/?uuid=c49424f0-f661-488d-bbf5-f0c51bb353a1&quot;]}]} RNDJy2rz7gVNy"/>⁠<text:bookmark-end text:name="__Fieldmark__144_1186360433"/>, and ecological theory of phylogenetic signatures in community assembly <text:reference-mark-start text:name="ADDIN CSL_CITATION {&quot;mendeley&quot;: {&quot;previouslyFormattedCitation&quot;: &quot;(O\u2019Dwyer &lt;i&gt;et al.&lt;/i&gt;, 2012; Goberna &lt;i&gt;et al.&lt;/i&gt;, 2014)&quot;, &quot;formattedCitation&quot;: &quot;(O\u2019Dwyer &lt;i&gt;et al.&lt;/i&gt;, 2012; Goberna &lt;i&gt;et al.&lt;/i&gt;, 2014)&quot;, &quot;plainTextFormattedCitation&quot;: &quot;(O\u2019Dwyer et al., 2012; Goberna et al., 2014)&quot;}, &quot;schema&quot;: &quot;https://github.com/citation-style-language/schema/raw/master/csl-citation.json&quot;, &quot;properties&quot;: {&quot;noteIndex&quot;: 0}, &quot;citationItems&quot;: [{&quot;itemData&quot;: {&quot;author&quot;: [{&quot;dropping-particle&quot;: &quot;&quot;, &quot;given&quot;: &quot;James P&quot;, &quot;family&quot;: &quot;O'Dwyer&quot;, &quot;non-dropping-particle&quot;: &quot;&quot;, &quot;parse-names&quot;: false, &quot;suffix&quot;: &quot;&quot;}, {&quot;dropping-particle&quot;: &quot;&quot;, &quot;given&quot;: &quot;Steven W&quot;, &quot;family&quot;: &quot;Kembel&quot;, &quot;non-dropping-particle&quot;: &quot;&quot;, &quot;parse-names&quot;: false, &quot;suffix&quot;: &quot;&quot;}, {&quot;dropping-particle&quot;: &quot;&quot;, &quot;given&quot;: &quot;Jessica L&quot;, &quot;family&quot;: &quot;Green&quot;, &quot;non-dropping-particle&quot;: &quot;&quot;, &quot;parse-names&quot;: false, &quot;suffix&quot;: &quot;&quot;}], &quot;id&quot;: &quot;ITEM-1&quot;, &quot;DOI&quot;: &quot;10.1371/journal.pcbi.1002832&quot;, &quot;issued&quot;: {&quot;date-parts&quot;: [[&quot;2012&quot;, &quot;1&quot;, &quot;20&quot;]]}, &quot;type&quot;: &quot;article-journal&quot;, &quot;title&quot;: &quot;Phylogenetic diversity theory sheds light on the structure of microbial communities.&quot;, &quot;abstract&quot;: &quot;Microbial communities are typically large, diverse, and complex, and identifying and understanding the processes driving their structure has implications ranging from ecosystem stability to human health and well-being. Phylogenetic data gives us a new insight into these processes, providing a more informative perspective on functional and trait diversity than taxonomic richness alone. But the sheer scale of high resolution phylogenetic data also presents a new challenge to ecological theory. We bring a sampling theory perspective to microbial communities, considering a local community of co-occuring organisms as a sample from a larger regional pool, and apply our framework to make analytical predictions for local phylogenetic diversity arising from a given metacommunity and community assembly process. We characterize community assembly in terms of quantitative descriptions of clustered, random and overdispersed sampling, which have been associated with hypotheses of environmental filtering and competition. Using our approach, we analyze large microbial communities from the human microbiome, uncovering significant variation in diversity across habitats relative to the null hypothesis of random sampling.&quot;, &quot;PMID&quot;: &quot;23284280&quot;, &quot;volume&quot;: &quot;8&quot;, &quot;publisher&quot;: &quot;Public Library of Science&quot;, &quot;issue&quot;: &quot;12&quot;, &quot;page&quot;: &quot;e1002832&quot;, &quot;ISSN&quot;: &quot;1553-7358&quot;, &quot;container-title&quot;: &quot;PLoS computational biology&quot;}, &quot;id&quot;: &quot;ITEM-1&quot;, &quot;uris&quot;: [&quot;http://www.mendeley.com/documents/?uuid=291219ed-6467-4337-b62d-8eaa77320dff&quot;]}, {&quot;itemData&quot;: {&quot;author&quot;: [{&quot;dropping-particle&quot;: &quot;&quot;, &quot;given&quot;: &quot;Marta&quot;, &quot;family&quot;: &quot;Goberna&quot;, &quot;non-dropping-particle&quot;: &quot;&quot;, &quot;parse-names&quot;: false, &quot;suffix&quot;: &quot;&quot;}, {&quot;dropping-particle&quot;: &quot;&quot;, &quot;given&quot;: &quot;Jose A&quot;, &quot;family&quot;: &quot;Navarro-Cano&quot;, &quot;non-dropping-particle&quot;: &quot;&quot;, &quot;parse-names&quot;: false, &quot;suffix&quot;: &quot;&quot;}, {&quot;dropping-particle&quot;: &quot;&quot;, &quot;given&quot;: &quot;Alfonso&quot;, &quot;family&quot;: &quot;Valiente-Banuet&quot;, &quot;non-dropping-particle&quot;: &quot;&quot;, &quot;parse-names&quot;: false, &quot;suffix&quot;: &quot;&quot;}, {&quot;dropping-particle&quot;: &quot;&quot;, &quot;given&quot;: &quot;Carlos&quot;, &quot;family&quot;: &quot;Garc\u00eda&quot;, &quot;non-dropping-particle&quot;: &quot;&quot;, &quot;parse-names&quot;: false, &quot;suffix&quot;: &quot;&quot;}, {&quot;dropping-particle&quot;: &quot;&quot;, &quot;given&quot;: &quot;Miguel&quot;, &quot;family&quot;: &quot;Verd\u00fa&quot;, &quot;non-dropping-particle&quot;: &quot;&quot;, &quot;parse-names&quot;: false, &quot;suffix&quot;: &quot;&quot;}], &quot;id&quot;: &quot;ITEM-2&quot;, &quot;DOI&quot;: &quot;10.1111/ele.12341&quot;, &quot;issued&quot;: {&quot;date-parts&quot;: [[&quot;2014&quot;, &quot;10&quot;]]}, &quot;type&quot;: &quot;article-journal&quot;, &quot;title&quot;: &quot;Abiotic stress tolerance and competition-related traits underlie phylogenetic clustering in soil bacterial communities.&quot;, &quot;abstract&quot;: &quot;Soil bacteria typically coexist with close relatives generating widespread phylogenetic clustering. This has been ascribed to the abiotic filtering of organisms with shared ecological tolerances. Recent theoretical developments suggest that competition can also explain the phylogenetic similarity of coexisting organisms by excluding large low-competitive clades. We propose that combining the environmental patterns of traits associated with abiotic stress tolerances or competitive abilities with phylogeny and abundance data, can help discern between abiotic and biotic mechanisms underlying the coexistence of phylogenetically related bacteria. We applied this framework in a model system composed of interspersed habitats of highly contrasted productivity and comparatively dominated by biotic and abiotic processes, i.e. the plant patch-gap mosaic typical of drylands. We examined the distribution of 15 traits and 3290 bacterial taxa in 28 plots. Communities showed a marked functional response to the environment. Conserved traits related to environmental stress tolerance (e.g. desiccation, formation of resistant structures) were differentially selected in either habitat, while competition related traits (e.g. organic C consumption, formation of nutrient-scavenging structures) prevailed under high resource availability. Phylogenetic clustering was stronger in habitats dominated by biotic filtering, suggesting that competitive exclusion of large clades might underlie the ecological similarity of co-occurring soil bacteria.&quot;, &quot;PMID&quot;: &quot;25130277&quot;, &quot;volume&quot;: &quot;17&quot;, &quot;issue&quot;: &quot;10&quot;, &quot;page&quot;: &quot;1191-201&quot;, &quot;ISSN&quot;: &quot;1461-0248&quot;, &quot;container-title&quot;: &quot;Ecology letters&quot;}, &quot;id&quot;: &quot;ITEM-2&quot;, &quot;uris&quot;: [&quot;http://www.mendeley.com/documents/?uuid=a34c719c-789b-4c2f-bc95-c80902267e8c&quot;]}]} RND9FpOpRuJhH"/><text:span text:style-name="T1">(O’Dwyer </text:span><text:span text:style-name="T9">et al.</text:span><text:span text:style-name="T1">, 2012; Goberna </text:span><text:span text:style-name="T9">et al.</text:span><text:span text:style-name="T1">, 2014)</text:span><text:reference-mark-end text:name="ADDIN CSL_CITATION {&quot;mendeley&quot;: {&quot;previouslyFormattedCitation&quot;: &quot;(O\u2019Dwyer &lt;i&gt;et al.&lt;/i&gt;, 2012; Goberna &lt;i&gt;et al.&lt;/i&gt;, 2014)&quot;, &quot;formattedCitation&quot;: &quot;(O\u2019Dwyer &lt;i&gt;et al.&lt;/i&gt;, 2012; Goberna &lt;i&gt;et al.&lt;/i&gt;, 2014)&quot;, &quot;plainTextFormattedCitation&quot;: &quot;(O\u2019Dwyer et al., 2012; Goberna et al., 2014)&quot;}, &quot;schema&quot;: &quot;https://github.com/citation-style-language/schema/raw/master/csl-citation.json&quot;, &quot;properties&quot;: {&quot;noteIndex&quot;: 0}, &quot;citationItems&quot;: [{&quot;itemData&quot;: {&quot;author&quot;: [{&quot;dropping-particle&quot;: &quot;&quot;, &quot;given&quot;: &quot;James P&quot;, &quot;family&quot;: &quot;O'Dwyer&quot;, &quot;non-dropping-particle&quot;: &quot;&quot;, &quot;parse-names&quot;: false, &quot;suffix&quot;: &quot;&quot;}, {&quot;dropping-particle&quot;: &quot;&quot;, &quot;given&quot;: &quot;Steven W&quot;, &quot;family&quot;: &quot;Kembel&quot;, &quot;non-dropping-particle&quot;: &quot;&quot;, &quot;parse-names&quot;: false, &quot;suffix&quot;: &quot;&quot;}, {&quot;dropping-particle&quot;: &quot;&quot;, &quot;given&quot;: &quot;Jessica L&quot;, &quot;family&quot;: &quot;Green&quot;, &quot;non-dropping-particle&quot;: &quot;&quot;, &quot;parse-names&quot;: false, &quot;suffix&quot;: &quot;&quot;}], &quot;id&quot;: &quot;ITEM-1&quot;, &quot;DOI&quot;: &quot;10.1371/journal.pcbi.1002832&quot;, &quot;issued&quot;: {&quot;date-parts&quot;: [[&quot;2012&quot;, &quot;1&quot;, &quot;20&quot;]]}, &quot;type&quot;: &quot;article-journal&quot;, &quot;title&quot;: &quot;Phylogenetic diversity theory sheds light on the structure of microbial communities.&quot;, &quot;abstract&quot;: &quot;Microbial communities are typically large, diverse, and complex, and identifying and understanding the processes driving their structure has implications ranging from ecosystem stability to human health and well-being. Phylogenetic data gives us a new insight into these processes, providing a more informative perspective on functional and trait diversity than taxonomic richness alone. But the sheer scale of high resolution phylogenetic data also presents a new challenge to ecological theory. We bring a sampling theory perspective to microbial communities, considering a local community of co-occuring organisms as a sample from a larger regional pool, and apply our framework to make analytical predictions for local phylogenetic diversity arising from a given metacommunity and community assembly process. We characterize community assembly in terms of quantitative descriptions of clustered, random and overdispersed sampling, which have been associated with hypotheses of environmental filtering and competition. Using our approach, we analyze large microbial communities from the human microbiome, uncovering significant variation in diversity across habitats relative to the null hypothesis of random sampling.&quot;, &quot;PMID&quot;: &quot;23284280&quot;, &quot;volume&quot;: &quot;8&quot;, &quot;publisher&quot;: &quot;Public Library of Science&quot;, &quot;issue&quot;: &quot;12&quot;, &quot;page&quot;: &quot;e1002832&quot;, &quot;ISSN&quot;: &quot;1553-7358&quot;, &quot;container-title&quot;: &quot;PLoS computational biology&quot;}, &quot;id&quot;: &quot;ITEM-1&quot;, &quot;uris&quot;: [&quot;http://www.mendeley.com/documents/?uuid=291219ed-6467-4337-b62d-8eaa77320dff&quot;]}, {&quot;itemData&quot;: {&quot;author&quot;: [{&quot;dropping-particle&quot;: &quot;&quot;, &quot;given&quot;: &quot;Marta&quot;, &quot;family&quot;: &quot;Goberna&quot;, &quot;non-dropping-particle&quot;: &quot;&quot;, &quot;parse-names&quot;: false, &quot;suffix&quot;: &quot;&quot;}, {&quot;dropping-particle&quot;: &quot;&quot;, &quot;given&quot;: &quot;Jose A&quot;, &quot;family&quot;: &quot;Navarro-Cano&quot;, &quot;non-dropping-particle&quot;: &quot;&quot;, &quot;parse-names&quot;: false, &quot;suffix&quot;: &quot;&quot;}, {&quot;dropping-particle&quot;: &quot;&quot;, &quot;given&quot;: &quot;Alfonso&quot;, &quot;family&quot;: &quot;Valiente-Banuet&quot;, &quot;non-dropping-particle&quot;: &quot;&quot;, &quot;parse-names&quot;: false, &quot;suffix&quot;: &quot;&quot;}, {&quot;dropping-particle&quot;: &quot;&quot;, &quot;given&quot;: &quot;Carlos&quot;, &quot;family&quot;: &quot;Garc\u00eda&quot;, &quot;non-dropping-particle&quot;: &quot;&quot;, &quot;parse-names&quot;: false, &quot;suffix&quot;: &quot;&quot;}, {&quot;dropping-particle&quot;: &quot;&quot;, &quot;given&quot;: &quot;Miguel&quot;, &quot;family&quot;: &quot;Verd\u00fa&quot;, &quot;non-dropping-particle&quot;: &quot;&quot;, &quot;parse-names&quot;: false, &quot;suffix&quot;: &quot;&quot;}], &quot;id&quot;: &quot;ITEM-2&quot;, &quot;DOI&quot;: &quot;10.1111/ele.12341&quot;, &quot;issued&quot;: {&quot;date-parts&quot;: [[&quot;2014&quot;, &quot;10&quot;]]}, &quot;type&quot;: &quot;article-journal&quot;, &quot;title&quot;: &quot;Abiotic stress tolerance and competition-related traits underlie phylogenetic clustering in soil bacterial communities.&quot;, &quot;abstract&quot;: &quot;Soil bacteria typically coexist with close relatives generating widespread phylogenetic clustering. This has been ascribed to the abiotic filtering of organisms with shared ecological tolerances. Recent theoretical developments suggest that competition can also explain the phylogenetic similarity of coexisting organisms by excluding large low-competitive clades. We propose that combining the environmental patterns of traits associated with abiotic stress tolerances or competitive abilities with phylogeny and abundance data, can help discern between abiotic and biotic mechanisms underlying the coexistence of phylogenetically related bacteria. We applied this framework in a model system composed of interspersed habitats of highly contrasted productivity and comparatively dominated by biotic and abiotic processes, i.e. the plant patch-gap mosaic typical of drylands. We examined the distribution of 15 traits and 3290 bacterial taxa in 28 plots. Communities showed a marked functional response to the environment. Conserved traits related to environmental stress tolerance (e.g. desiccation, formation of resistant structures) were differentially selected in either habitat, while competition related traits (e.g. organic C consumption, formation of nutrient-scavenging structures) prevailed under high resource availability. Phylogenetic clustering was stronger in habitats dominated by biotic filtering, suggesting that competitive exclusion of large clades might underlie the ecological similarity of co-occurring soil bacteria.&quot;, &quot;PMID&quot;: &quot;25130277&quot;, &quot;volume&quot;: &quot;17&quot;, &quot;issue&quot;: &quot;10&quot;, &quot;page&quot;: &quot;1191-201&quot;, &quot;ISSN&quot;: &quot;1461-0248&quot;, &quot;container-title&quot;: &quot;Ecology letters&quot;}, &quot;id&quot;: &quot;ITEM-2&quot;, &quot;uris&quot;: [&quot;http://www.mendeley.com/documents/?uuid=a34c719c-789b-4c2f-bc95-c80902267e8c&quot;]}]} RND9FpOpRuJhH"/>⁠<text:bookmark-start text:name="__Fieldmark__151_1186360433"/>.<text:bookmark-end text:name="__Fieldmark__151_1186360433"/> Patterns and rules of community assembly are particularly important in human systems, including the primary succession of microbes on a human host following birth <text:reference-mark-start text:name="ADDIN CSL_CITATION {&quot;mendeley&quot;: {&quot;previouslyFormattedCitation&quot;: &quot;(Koenig &lt;i&gt;et al.&lt;/i&gt;, 2011)&quot;, &quot;formattedCitation&quot;: &quot;(Koenig &lt;i&gt;et al.&lt;/i&gt;, 2011)&quot;, &quot;plainTextFormattedCitation&quot;: &quot;(Koenig et al., 2011)&quot;}, &quot;schema&quot;: &quot;https://github.com/citation-style-language/schema/raw/master/csl-citation.json&quot;, &quot;properties&quot;: {&quot;noteIndex&quot;: 0}, &quot;citationItems&quot;: [{&quot;itemData&quot;: {&quot;author&quot;: [{&quot;dropping-particle&quot;: &quot;&quot;, &quot;given&quot;: &quot;Jeremy E&quot;, &quot;family&quot;: &quot;Koenig&quot;, &quot;non-dropping-particle&quot;: &quot;&quot;, &quot;parse-names&quot;: false, &quot;suffix&quot;: &quot;&quot;}, {&quot;dropping-particle&quot;: &quot;&quot;, &quot;given&quot;: &quot;Aym\u00e9&quot;, &quot;family&quot;: &quot;Spor&quot;, &quot;non-dropping-particle&quot;: &quot;&quot;, &quot;parse-names&quot;: false, &quot;suffix&quot;: &quot;&quot;}, {&quot;dropping-particle&quot;: &quot;&quot;, &quot;given&quot;: &quot;Nicholas&quot;, &quot;family&quot;: &quot;Scalfone&quot;, &quot;non-dropping-particle&quot;: &quot;&quot;, &quot;parse-names&quot;: false, &quot;suffix&quot;: &quot;&quot;}, {&quot;dropping-particle&quot;: &quot;&quot;, &quot;given&quot;: &quot;Ashwana D&quot;, &quot;family&quot;: &quot;Fricker&quot;, &quot;non-dropping-particle&quot;: &quot;&quot;, &quot;parse-names&quot;: false, &quot;suffix&quot;: &quot;&quot;}, {&quot;dropping-particle&quot;: &quot;&quot;, &quot;given&quot;: &quot;Jesse&quot;, &quot;family&quot;: &quot;Stombaugh&quot;, &quot;non-dropping-particle&quot;: &quot;&quot;, &quot;parse-names&quot;: false, &quot;suffix&quot;: &quot;&quot;}, {&quot;dropping-particle&quot;: &quot;&quot;, &quot;given&quot;: &quot;Rob&quot;, &quot;family&quot;: &quot;Knight&quot;, &quot;non-dropping-particle&quot;: &quot;&quot;, &quot;parse-names&quot;: false, &quot;suffix&quot;: &quot;&quot;}, {&quot;dropping-particle&quot;: &quot;&quot;, &quot;given&quot;: &quot;Largus T&quot;, &quot;family&quot;: &quot;Angenent&quot;, &quot;non-dropping-particle&quot;: &quot;&quot;, &quot;parse-names&quot;: false, &quot;suffix&quot;: &quot;&quot;}, {&quot;dropping-particle&quot;: &quot;&quot;, &quot;given&quot;: &quot;Ruth E&quot;, &quot;family&quot;: &quot;Ley&quot;, &quot;non-dropping-particle&quot;: &quot;&quot;, &quot;parse-names&quot;: false, &quot;suffix&quot;: &quot;&quot;}], &quot;id&quot;: &quot;ITEM-1&quot;, &quot;DOI&quot;: &quot;10.1073/pnas.1000081107&quot;, &quot;issued&quot;: {&quot;date-parts&quot;: [[&quot;2011&quot;, &quot;3&quot;, &quot;15&quot;]]}, &quot;type&quot;: &quot;article-journal&quot;, &quot;title&quot;: &quot;Succession of microbial consortia in the developing infant gut microbiome.&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PMID&quot;: &quot;20668239&quot;, &quot;volume&quot;: &quot;108 Suppl&quot;, &quot;issue&quot;: &quot;Supplement_1&quot;, &quot;page&quot;: &quot;4578-85&quot;, &quot;ISSN&quot;: &quot;1091-6490&quot;, &quot;container-title&quot;: &quot;Proceedings of the National Academy of Sciences of the United States of America&quot;}, &quot;id&quot;: &quot;ITEM-1&quot;, &quot;uris&quot;: [&quot;http://www.mendeley.com/documents/?uuid=53eb5512-7664-49e8-9091-aa39872934cb&quot;]}]} RNDEvtx8dOFfT"/><text:span text:style-name="T1">(Koenig </text:span><text:span text:style-name="T9">et al.</text:span><text:span text:style-name="T1">, 2011)</text:span><text:bookmark-start text:name="__Fieldmark__159_1186360433"/><text:reference-mark-end text:name="ADDIN CSL_CITATION {&quot;mendeley&quot;: {&quot;previouslyFormattedCitation&quot;: &quot;(Koenig &lt;i&gt;et al.&lt;/i&gt;, 2011)&quot;, &quot;formattedCitation&quot;: &quot;(Koenig &lt;i&gt;et al.&lt;/i&gt;, 2011)&quot;, &quot;plainTextFormattedCitation&quot;: &quot;(Koenig et al., 2011)&quot;}, &quot;schema&quot;: &quot;https://github.com/citation-style-language/schema/raw/master/csl-citation.json&quot;, &quot;properties&quot;: {&quot;noteIndex&quot;: 0}, &quot;citationItems&quot;: [{&quot;itemData&quot;: {&quot;author&quot;: [{&quot;dropping-particle&quot;: &quot;&quot;, &quot;given&quot;: &quot;Jeremy E&quot;, &quot;family&quot;: &quot;Koenig&quot;, &quot;non-dropping-particle&quot;: &quot;&quot;, &quot;parse-names&quot;: false, &quot;suffix&quot;: &quot;&quot;}, {&quot;dropping-particle&quot;: &quot;&quot;, &quot;given&quot;: &quot;Aym\u00e9&quot;, &quot;family&quot;: &quot;Spor&quot;, &quot;non-dropping-particle&quot;: &quot;&quot;, &quot;parse-names&quot;: false, &quot;suffix&quot;: &quot;&quot;}, {&quot;dropping-particle&quot;: &quot;&quot;, &quot;given&quot;: &quot;Nicholas&quot;, &quot;family&quot;: &quot;Scalfone&quot;, &quot;non-dropping-particle&quot;: &quot;&quot;, &quot;parse-names&quot;: false, &quot;suffix&quot;: &quot;&quot;}, {&quot;dropping-particle&quot;: &quot;&quot;, &quot;given&quot;: &quot;Ashwana D&quot;, &quot;family&quot;: &quot;Fricker&quot;, &quot;non-dropping-particle&quot;: &quot;&quot;, &quot;parse-names&quot;: false, &quot;suffix&quot;: &quot;&quot;}, {&quot;dropping-particle&quot;: &quot;&quot;, &quot;given&quot;: &quot;Jesse&quot;, &quot;family&quot;: &quot;Stombaugh&quot;, &quot;non-dropping-particle&quot;: &quot;&quot;, &quot;parse-names&quot;: false, &quot;suffix&quot;: &quot;&quot;}, {&quot;dropping-particle&quot;: &quot;&quot;, &quot;given&quot;: &quot;Rob&quot;, &quot;family&quot;: &quot;Knight&quot;, &quot;non-dropping-particle&quot;: &quot;&quot;, &quot;parse-names&quot;: false, &quot;suffix&quot;: &quot;&quot;}, {&quot;dropping-particle&quot;: &quot;&quot;, &quot;given&quot;: &quot;Largus T&quot;, &quot;family&quot;: &quot;Angenent&quot;, &quot;non-dropping-particle&quot;: &quot;&quot;, &quot;parse-names&quot;: false, &quot;suffix&quot;: &quot;&quot;}, {&quot;dropping-particle&quot;: &quot;&quot;, &quot;given&quot;: &quot;Ruth E&quot;, &quot;family&quot;: &quot;Ley&quot;, &quot;non-dropping-particle&quot;: &quot;&quot;, &quot;parse-names&quot;: false, &quot;suffix&quot;: &quot;&quot;}], &quot;id&quot;: &quot;ITEM-1&quot;, &quot;DOI&quot;: &quot;10.1073/pnas.1000081107&quot;, &quot;issued&quot;: {&quot;date-parts&quot;: [[&quot;2011&quot;, &quot;3&quot;, &quot;15&quot;]]}, &quot;type&quot;: &quot;article-journal&quot;, &quot;title&quot;: &quot;Succession of microbial consortia in the developing infant gut microbiome.&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PMID&quot;: &quot;20668239&quot;, &quot;volume&quot;: &quot;108 Suppl&quot;, &quot;issue&quot;: &quot;Supplement_1&quot;, &quot;page&quot;: &quot;4578-85&quot;, &quot;ISSN&quot;: &quot;1091-6490&quot;, &quot;container-title&quot;: &quot;Proceedings of the National Academy of Sciences of the United States of America&quot;}, &quot;id&quot;: &quot;ITEM-1&quot;, &quot;uris&quot;: [&quot;http://www.mendeley.com/documents/?uuid=53eb5512-7664-49e8-9091-aa39872934cb&quot;]}]} RNDEvtx8dOFfT"/>⁠<text:bookmark-end text:name="__Fieldmark__159_1186360433"/>, secondary successions following disease, disturbances caused by host lifestyle or antibiotic use <text:reference-mark-start text:name="ADDIN CSL_CITATION {&quot;mendeley&quot;: {&quot;previouslyFormattedCitation&quot;: &quot;(Peterfreund &lt;i&gt;et al.&lt;/i&gt;, 2012; David &lt;i&gt;et al.&lt;/i&gt;, 2014; Kennedy &lt;i&gt;et al.&lt;/i&gt;, 2016)&quot;, &quot;formattedCitation&quot;: &quot;(Peterfreund &lt;i&gt;et al.&lt;/i&gt;, 2012; David &lt;i&gt;et al.&lt;/i&gt;, 2014; Kennedy &lt;i&gt;et al.&lt;/i&gt;, 2016)&quot;, &quot;plainTextFormattedCitation&quot;: &quot;(Peterfreund et al., 2012; David et al., 2014; Kennedy et al., 2016)&quot;}, &quot;schema&quot;: &quot;https://github.com/citation-style-language/schema/raw/master/csl-citation.json&quot;, &quot;properties&quot;: {&quot;noteIndex&quot;: 0}, &quot;citationItems&quot;: [{&quot;itemData&quot;: {&quot;author&quot;: [{&quot;dropping-particle&quot;: &quot;&quot;, &quot;given&quot;: &quot;Gregory L&quot;, &quot;family&quot;: &quot;Peterfreund&quot;, &quot;non-dropping-particle&quot;: &quot;&quot;, &quot;parse-names&quot;: false, &quot;suffix&quot;: &quot;&quot;}, {&quot;dropping-particle&quot;: &quot;&quot;, &quot;given&quot;: &quot;Lee E&quot;, &quot;family&quot;: &quot;Vandivier&quot;, &quot;non-dropping-particle&quot;: &quot;&quot;, &quot;parse-names&quot;: false, &quot;suffix&quot;: &quot;&quot;}, {&quot;dropping-particle&quot;: &quot;&quot;, &quot;given&quot;: &quot;Rohini&quot;, &quot;family&quot;: &quot;Sinha&quot;, &quot;non-dropping-particle&quot;: &quot;&quot;, &quot;parse-names&quot;: false, &quot;suffix&quot;: &quot;&quot;}, {&quot;dropping-particle&quot;: &quot;&quot;, &quot;given&quot;: &quot;Andre J&quot;, &quot;family&quot;: &quot;Marozsan&quot;, &quot;non-dropping-particle&quot;: &quot;&quot;, &quot;parse-names&quot;: false, &quot;suffix&quot;: &quot;&quot;}, {&quot;dropping-particle&quot;: &quot;&quot;, &quot;given&quot;: &quot;William C&quot;, &quot;family&quot;: &quot;Olson&quot;, &quot;non-dropping-particle&quot;: &quot;&quot;, &quot;parse-names&quot;: false, &quot;suffix&quot;: &quot;&quot;}, {&quot;dropping-particle&quot;: &quot;&quot;, &quot;given&quot;: &quot;Jun&quot;, &quot;family&quot;: &quot;Zhu&quot;, &quot;non-dropping-particle&quot;: &quot;&quot;, &quot;parse-names&quot;: false, &quot;suffix&quot;: &quot;&quot;}, {&quot;dropping-particle&quot;: &quot;&quot;, &quot;given&quot;: &quot;Frederic D&quot;, &quot;family&quot;: &quot;Bushman&quot;, &quot;non-dropping-particle&quot;: &quot;&quot;, &quot;parse-names&quot;: false, &quot;suffix&quot;: &quot;&quot;}], &quot;id&quot;: &quot;ITEM-1&quot;, &quot;DOI&quot;: &quot;10.1371/journal.pone.0046966&quot;, &quot;issued&quot;: {&quot;date-parts&quot;: [[&quot;2012&quot;, &quot;1&quot;, &quot;10&quot;]]}, &quot;type&quot;: &quot;article-journal&quot;, &quot;title&quot;: &quot;Succession in the gut microbiome following antibiotic and antibody therapies for Clostridium difficile.&quot;, &quot;abstract&quot;: &quot;Antibiotic disruption of the intestinal microbiota may cause susceptibility to pathogens that is resolved by progressive bacterial outgrowth and colonization. Succession is central to ecological theory but not widely documented in studies of the vertebrate microbiome. Here, we study succession in the hamster gut after treatment with antibiotics and exposure to Clostridium difficile. C. difficile infection is typically lethal in hamsters, but protection can be conferred with neutralizing antibodies against the A and B toxins. We compare treatment with neutralizing monoclonal antibodies (mAb) to treatment with vancomycin, which prolongs the lives of animals but ultimately fails to protect them from death. We carried out longitudinal deep sequencing analysis and found distinctive waves of succession associated with each form of treatment. Clindamycin sensitization prior to infection was associated with the temporary suppression of the previously dominant Bacteroidales and the fungus Saccinobaculus in favor of Proteobacteria. In mAb-treated animals, C. difficile proliferated before joining Proteobacteria in giving way to re-expanding Bacteroidales and the fungus Wickerhamomyces. However, the Bacteroidales lineages returning by day 7 were different from those that were present initially, and they persisted for the duration of the experiment. Animals treated with vancomycin showed a different set of late-stage lineages that were dominated by Proteobacteria as well as increased disparity between the tissue-associated and luminal cecal communities. The control animals showed no change in their gut microbiota. These data thus suggest different patterns of ecological succession following antibiotic treatment and C. difficile infection.&quot;, &quot;PMID&quot;: &quot;23071679&quot;, &quot;volume&quot;: &quot;7&quot;, &quot;publisher&quot;: &quot;Public Library of Science&quot;, &quot;issue&quot;: &quot;10&quot;, &quot;page&quot;: &quot;e46966&quot;, &quot;ISSN&quot;: &quot;1932-6203&quot;, &quot;container-title&quot;: &quot;PloS one&quot;}, &quot;id&quot;: &quot;ITEM-1&quot;, &quot;uris&quot;: [&quot;http://www.mendeley.com/documents/?uuid=c35b8bbb-a9bf-48fc-82c7-c4787dfa0c8a&quot;]}, {&quot;itemData&quot;: {&quot;language&quot;: &quot;En&quot;, &quot;author&quot;: [{&quot;dropping-particle&quot;: &quot;&quot;, &quot;given&quot;: &quot;Lawrence A&quot;, &quot;family&quot;: &quot;David&quot;, &quot;non-dropping-particle&quot;: &quot;&quot;, &quot;parse-names&quot;: false, &quot;suffix&quot;: &quot;&quot;}, {&quot;dropping-particle&quot;: &quot;&quot;, &quot;given&quot;: &quot;Arne C&quot;, &quot;family&quot;: &quot;Materna&quot;, &quot;non-dropping-particle&quot;: &quot;&quot;, &quot;parse-names&quot;: false, &quot;suffix&quot;: &quot;&quot;}, {&quot;dropping-particle&quot;: &quot;&quot;, &quot;given&quot;: &quot;Jonathan&quot;, &quot;family&quot;: &quot;Friedman&quot;, &quot;non-dropping-particle&quot;: &quot;&quot;, &quot;parse-names&quot;: false, &quot;suffix&quot;: &quot;&quot;}, {&quot;dropping-particle&quot;: &quot;&quot;, &quot;given&quot;: &quot;Maria I&quot;, &quot;family&quot;: &quot;Campos-Baptista&quot;, &quot;non-dropping-particle&quot;: &quot;&quot;, &quot;parse-names&quot;: false, &quot;suffix&quot;: &quot;&quot;}, {&quot;dropping-particle&quot;: &quot;&quot;, &quot;given&quot;: &quot;Matthew C&quot;, &quot;family&quot;: &quot;Blackburn&quot;, &quot;non-dropping-particle&quot;: &quot;&quot;, &quot;parse-names&quot;: false, &quot;suffix&quot;: &quot;&quot;}, {&quot;dropping-particle&quot;: &quot;&quot;, &quot;given&quot;: &quot;Allison&quot;, &quot;family&quot;: &quot;Perrotta&quot;, &quot;non-dropping-particle&quot;: &quot;&quot;, &quot;parse-names&quot;: false, &quot;suffix&quot;: &quot;&quot;}, {&quot;dropping-particle&quot;: &quot;&quot;, &quot;given&quot;: &quot;Susan E&quot;, &quot;family&quot;: &quot;Erdman&quot;, &quot;non-dropping-particle&quot;: &quot;&quot;, &quot;parse-names&quot;: false, &quot;suffix&quot;: &quot;&quot;}, {&quot;dropping-particle&quot;: &quot;&quot;, &quot;given&quot;: &quot;Eric J&quot;, &quot;family&quot;: &quot;Alm&quot;, &quot;non-dropping-particle&quot;: &quot;&quot;, &quot;parse-names&quot;: false, &quot;suffix&quot;: &quot;&quot;}], &quot;id&quot;: &quot;ITEM-2&quot;, &quot;DOI&quot;: &quot;10.1186/gb-2014-15-7-r89&quot;, &quot;issued&quot;: {&quot;date-parts&quot;: [[&quot;2014&quot;, &quot;1&quot;, &quot;25&quot;]]}, &quot;type&quot;: &quot;article-journal&quot;, &quot;title&quot;: &quot;Host lifestyle affects human microbiota on daily timescales.&quot;, &quot;abstract&quot;: &quot;BACKGROUND: Disturbance to human microbiota may underlie several pathologies. Yet, we lack a comprehensive understanding of how lifestyle affects the dynamics of human-associated microbial communities. 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 CONCLUSIONS: Our findings suggest that although human-associated microbial communities are generally stable, they can be quickly and profoundly altered by common human actions and experiences.&quot;, &quot;PMID&quot;: &quot;25146375&quot;, &quot;volume&quot;: &quot;15&quot;, &quot;publisher&quot;: &quot;BioMed Central&quot;, &quot;issue&quot;: &quot;7&quot;, &quot;page&quot;: &quot;R89&quot;, &quot;ISSN&quot;: &quot;1465-6914&quot;, &quot;container-title&quot;: &quot;Genome biology&quot;}, &quot;id&quot;: &quot;ITEM-2&quot;, &quot;uris&quot;: [&quot;http://www.mendeley.com/documents/?uuid=dfecea61-9ed9-4500-a29f-5f0a06b261f4&quot;]}, {&quot;itemData&quot;: {&quot;author&quot;: [{&quot;dropping-particle&quot;: &quot;&quot;, &quot;given&quot;: &quot;Rebekah C&quot;, &quot;family&quot;: &quot;Kennedy&quot;, &quot;non-dropping-particle&quot;: &quot;&quot;, &quot;parse-names&quot;: false, &quot;suffix&quot;: &quot;&quot;}, {&quot;dropping-particle&quot;: &quot;&quot;, &quot;given&quot;: &quot;Russell R&quot;, &quot;family&quot;: &quot;Fling&quot;, &quot;non-dropping-particle&quot;: &quot;&quot;, &quot;parse-names&quot;: false, &quot;suffix&quot;: &quot;&quot;}, {&quot;dropping-particle&quot;: &quot;&quot;, &quot;given&quot;: &quot;Michael S&quot;, &quot;family&quot;: &quot;Robeson&quot;, &quot;non-dropping-particle&quot;: &quot;&quot;, &quot;parse-names&quot;: false, &quot;suffix&quot;: &quot;&quot;}, {&quot;dropping-particle&quot;: &quot;&quot;, &quot;given&quot;: &quot;Arnold M&quot;, &quot;family&quot;: &quot;Saxton&quot;, &quot;non-dropping-particle&quot;: &quot;&quot;, &quot;parse-names&quot;: false, &quot;suffix&quot;: &quot;&quot;}, {&quot;dropping-particle&quot;: &quot;&quot;, &quot;given&quot;: &quot;Robert L&quot;, &quot;family&quot;: &quot;Donnell&quot;, &quot;non-dropping-particle&quot;: &quot;&quot;, &quot;parse-names&quot;: false, &quot;suffix&quot;: &quot;&quot;}, {&quot;dropping-particle&quot;: &quot;&quot;, &quot;given&quot;: &quot;John L&quot;, &quot;family&quot;: &quot;Darcy&quot;, &quot;non-dropping-particle&quot;: &quot;&quot;, &quot;parse-names&quot;: false, &quot;suffix&quot;: &quot;&quot;}, {&quot;dropping-particle&quot;: &quot;&quot;, &quot;given&quot;: &quot;David A&quot;, &quot;family&quot;: &quot;Bemis&quot;, &quot;non-dropping-particle&quot;: &quot;&quot;, &quot;parse-names&quot;: false, &quot;suffix&quot;: &quot;&quot;}, {&quot;dropping-particle&quot;: &quot;&quot;, &quot;given&quot;: &quot;Jiang&quot;, &quot;family&quot;: &quot;Liu&quot;, &quot;non-dropping-particle&quot;: &quot;&quot;, &quot;parse-names&quot;: false, &quot;suffix&quot;: &quot;&quot;}, {&quot;dropping-particle&quot;: &quot;&quot;, &quot;given&quot;: &quot;Ling&quot;, &quot;family&quot;: &quot;Zhao&quot;, &quot;non-dropping-particle&quot;: &quot;&quot;, &quot;parse-names&quot;: false, &quot;suffix&quot;: &quot;&quot;}, {&quot;dropping-particle&quot;: &quot;&quot;, &quot;given&quot;: &quot;Jiangang&quot;, &quot;family&quot;: &quot;Chen&quot;, &quot;non-dropping-particle&quot;: &quot;&quot;, &quot;parse-names&quot;: false, &quot;suffix&quot;: &quot;&quot;}], &quot;id&quot;: &quot;ITEM-3&quot;, &quot;DOI&quot;: &quot;10.1038/srep33430&quot;, &quot;issued&quot;: {&quot;date-parts&quot;: [[&quot;2016&quot;]]}, &quot;type&quot;: &quot;article-journal&quot;, &quot;title&quot;: &quot;Temporal Development of Gut Microbiota in Triclocarban Exposed Pregnant and Neonatal Rats.&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PMID&quot;: &quot;27646684&quot;, &quot;volume&quot;: &quot;6&quot;, &quot;publisher&quot;: &quot;Nature Publishing Group&quot;, &quot;page&quot;: &quot;33430&quot;, &quot;ISSN&quot;: &quot;2045-2322&quot;, &quot;container-title&quot;: &quot;Scientific reports&quot;}, &quot;id&quot;: &quot;ITEM-3&quot;, &quot;uris&quot;: [&quot;http://www.mendeley.com/documents/?uuid=457e9bc5-711b-3c5c-9655-0178cd75eaac&quot;]}]} RNDNDw5LUZoYp"/><text:span text:style-name="T1">(Peterfreund </text:span><text:span text:style-name="T9">et al.</text:span><text:span text:style-name="T1">, 2012; David </text:span><text:span text:style-name="T9">et al.</text:span><text:span text:style-name="T1">, 2014; Kennedy </text:span><text:span text:style-name="T9">et al.</text:span><text:span text:style-name="T1">, 2016)</text:span><text:bookmark-start text:name="__Fieldmark__166_1186360433"/><text:reference-mark-end text:name="ADDIN CSL_CITATION {&quot;mendeley&quot;: {&quot;previouslyFormattedCitation&quot;: &quot;(Peterfreund &lt;i&gt;et al.&lt;/i&gt;, 2012; David &lt;i&gt;et al.&lt;/i&gt;, 2014; Kennedy &lt;i&gt;et al.&lt;/i&gt;, 2016)&quot;, &quot;formattedCitation&quot;: &quot;(Peterfreund &lt;i&gt;et al.&lt;/i&gt;, 2012; David &lt;i&gt;et al.&lt;/i&gt;, 2014; Kennedy &lt;i&gt;et al.&lt;/i&gt;, 2016)&quot;, &quot;plainTextFormattedCitation&quot;: &quot;(Peterfreund et al., 2012; David et al., 2014; Kennedy et al., 2016)&quot;}, &quot;schema&quot;: &quot;https://github.com/citation-style-language/schema/raw/master/csl-citation.json&quot;, &quot;properties&quot;: {&quot;noteIndex&quot;: 0}, &quot;citationItems&quot;: [{&quot;itemData&quot;: {&quot;author&quot;: [{&quot;dropping-particle&quot;: &quot;&quot;, &quot;given&quot;: &quot;Gregory L&quot;, &quot;family&quot;: &quot;Peterfreund&quot;, &quot;non-dropping-particle&quot;: &quot;&quot;, &quot;parse-names&quot;: false, &quot;suffix&quot;: &quot;&quot;}, {&quot;dropping-particle&quot;: &quot;&quot;, &quot;given&quot;: &quot;Lee E&quot;, &quot;family&quot;: &quot;Vandivier&quot;, &quot;non-dropping-particle&quot;: &quot;&quot;, &quot;parse-names&quot;: false, &quot;suffix&quot;: &quot;&quot;}, {&quot;dropping-particle&quot;: &quot;&quot;, &quot;given&quot;: &quot;Rohini&quot;, &quot;family&quot;: &quot;Sinha&quot;, &quot;non-dropping-particle&quot;: &quot;&quot;, &quot;parse-names&quot;: false, &quot;suffix&quot;: &quot;&quot;}, {&quot;dropping-particle&quot;: &quot;&quot;, &quot;given&quot;: &quot;Andre J&quot;, &quot;family&quot;: &quot;Marozsan&quot;, &quot;non-dropping-particle&quot;: &quot;&quot;, &quot;parse-names&quot;: false, &quot;suffix&quot;: &quot;&quot;}, {&quot;dropping-particle&quot;: &quot;&quot;, &quot;given&quot;: &quot;William C&quot;, &quot;family&quot;: &quot;Olson&quot;, &quot;non-dropping-particle&quot;: &quot;&quot;, &quot;parse-names&quot;: false, &quot;suffix&quot;: &quot;&quot;}, {&quot;dropping-particle&quot;: &quot;&quot;, &quot;given&quot;: &quot;Jun&quot;, &quot;family&quot;: &quot;Zhu&quot;, &quot;non-dropping-particle&quot;: &quot;&quot;, &quot;parse-names&quot;: false, &quot;suffix&quot;: &quot;&quot;}, {&quot;dropping-particle&quot;: &quot;&quot;, &quot;given&quot;: &quot;Frederic D&quot;, &quot;family&quot;: &quot;Bushman&quot;, &quot;non-dropping-particle&quot;: &quot;&quot;, &quot;parse-names&quot;: false, &quot;suffix&quot;: &quot;&quot;}], &quot;id&quot;: &quot;ITEM-1&quot;, &quot;DOI&quot;: &quot;10.1371/journal.pone.0046966&quot;, &quot;issued&quot;: {&quot;date-parts&quot;: [[&quot;2012&quot;, &quot;1&quot;, &quot;10&quot;]]}, &quot;type&quot;: &quot;article-journal&quot;, &quot;title&quot;: &quot;Succession in the gut microbiome following antibiotic and antibody therapies for Clostridium difficile.&quot;, &quot;abstract&quot;: &quot;Antibiotic disruption of the intestinal microbiota may cause susceptibility to pathogens that is resolved by progressive bacterial outgrowth and colonization. Succession is central to ecological theory but not widely documented in studies of the vertebrate microbiome. Here, we study succession in the hamster gut after treatment with antibiotics and exposure to Clostridium difficile. C. difficile infection is typically lethal in hamsters, but protection can be conferred with neutralizing antibodies against the A and B toxins. We compare treatment with neutralizing monoclonal antibodies (mAb) to treatment with vancomycin, which prolongs the lives of animals but ultimately fails to protect them from death. We carried out longitudinal deep sequencing analysis and found distinctive waves of succession associated with each form of treatment. Clindamycin sensitization prior to infection was associated with the temporary suppression of the previously dominant Bacteroidales and the fungus Saccinobaculus in favor of Proteobacteria. In mAb-treated animals, C. difficile proliferated before joining Proteobacteria in giving way to re-expanding Bacteroidales and the fungus Wickerhamomyces. However, the Bacteroidales lineages returning by day 7 were different from those that were present initially, and they persisted for the duration of the experiment. Animals treated with vancomycin showed a different set of late-stage lineages that were dominated by Proteobacteria as well as increased disparity between the tissue-associated and luminal cecal communities. The control animals showed no change in their gut microbiota. These data thus suggest different patterns of ecological succession following antibiotic treatment and C. difficile infection.&quot;, &quot;PMID&quot;: &quot;23071679&quot;, &quot;volume&quot;: &quot;7&quot;, &quot;publisher&quot;: &quot;Public Library of Science&quot;, &quot;issue&quot;: &quot;10&quot;, &quot;page&quot;: &quot;e46966&quot;, &quot;ISSN&quot;: &quot;1932-6203&quot;, &quot;container-title&quot;: &quot;PloS one&quot;}, &quot;id&quot;: &quot;ITEM-1&quot;, &quot;uris&quot;: [&quot;http://www.mendeley.com/documents/?uuid=c35b8bbb-a9bf-48fc-82c7-c4787dfa0c8a&quot;]}, {&quot;itemData&quot;: {&quot;language&quot;: &quot;En&quot;, &quot;author&quot;: [{&quot;dropping-particle&quot;: &quot;&quot;, &quot;given&quot;: &quot;Lawrence A&quot;, &quot;family&quot;: &quot;David&quot;, &quot;non-dropping-particle&quot;: &quot;&quot;, &quot;parse-names&quot;: false, &quot;suffix&quot;: &quot;&quot;}, {&quot;dropping-particle&quot;: &quot;&quot;, &quot;given&quot;: &quot;Arne C&quot;, &quot;family&quot;: &quot;Materna&quot;, &quot;non-dropping-particle&quot;: &quot;&quot;, &quot;parse-names&quot;: false, &quot;suffix&quot;: &quot;&quot;}, {&quot;dropping-particle&quot;: &quot;&quot;, &quot;given&quot;: &quot;Jonathan&quot;, &quot;family&quot;: &quot;Friedman&quot;, &quot;non-dropping-particle&quot;: &quot;&quot;, &quot;parse-names&quot;: false, &quot;suffix&quot;: &quot;&quot;}, {&quot;dropping-particle&quot;: &quot;&quot;, &quot;given&quot;: &quot;Maria I&quot;, &quot;family&quot;: &quot;Campos-Baptista&quot;, &quot;non-dropping-particle&quot;: &quot;&quot;, &quot;parse-names&quot;: false, &quot;suffix&quot;: &quot;&quot;}, {&quot;dropping-particle&quot;: &quot;&quot;, &quot;given&quot;: &quot;Matthew C&quot;, &quot;family&quot;: &quot;Blackburn&quot;, &quot;non-dropping-particle&quot;: &quot;&quot;, &quot;parse-names&quot;: false, &quot;suffix&quot;: &quot;&quot;}, {&quot;dropping-particle&quot;: &quot;&quot;, &quot;given&quot;: &quot;Allison&quot;, &quot;family&quot;: &quot;Perrotta&quot;, &quot;non-dropping-particle&quot;: &quot;&quot;, &quot;parse-names&quot;: false, &quot;suffix&quot;: &quot;&quot;}, {&quot;dropping-particle&quot;: &quot;&quot;, &quot;given&quot;: &quot;Susan E&quot;, &quot;family&quot;: &quot;Erdman&quot;, &quot;non-dropping-particle&quot;: &quot;&quot;, &quot;parse-names&quot;: false, &quot;suffix&quot;: &quot;&quot;}, {&quot;dropping-particle&quot;: &quot;&quot;, &quot;given&quot;: &quot;Eric J&quot;, &quot;family&quot;: &quot;Alm&quot;, &quot;non-dropping-particle&quot;: &quot;&quot;, &quot;parse-names&quot;: false, &quot;suffix&quot;: &quot;&quot;}], &quot;id&quot;: &quot;ITEM-2&quot;, &quot;DOI&quot;: &quot;10.1186/gb-2014-15-7-r89&quot;, &quot;issued&quot;: {&quot;date-parts&quot;: [[&quot;2014&quot;, &quot;1&quot;, &quot;25&quot;]]}, &quot;type&quot;: &quot;article-journal&quot;, &quot;title&quot;: &quot;Host lifestyle affects human microbiota on daily timescales.&quot;, &quot;abstract&quot;: &quot;BACKGROUND: Disturbance to human microbiota may underlie several pathologies. Yet, we lack a comprehensive understanding of how lifestyle affects the dynamics of human-associated microbial communities. 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 CONCLUSIONS: Our findings suggest that although human-associated microbial communities are generally stable, they can be quickly and profoundly altered by common human actions and experiences.&quot;, &quot;PMID&quot;: &quot;25146375&quot;, &quot;volume&quot;: &quot;15&quot;, &quot;publisher&quot;: &quot;BioMed Central&quot;, &quot;issue&quot;: &quot;7&quot;, &quot;page&quot;: &quot;R89&quot;, &quot;ISSN&quot;: &quot;1465-6914&quot;, &quot;container-title&quot;: &quot;Genome biology&quot;}, &quot;id&quot;: &quot;ITEM-2&quot;, &quot;uris&quot;: [&quot;http://www.mendeley.com/documents/?uuid=dfecea61-9ed9-4500-a29f-5f0a06b261f4&quot;]}, {&quot;itemData&quot;: {&quot;author&quot;: [{&quot;dropping-particle&quot;: &quot;&quot;, &quot;given&quot;: &quot;Rebekah C&quot;, &quot;family&quot;: &quot;Kennedy&quot;, &quot;non-dropping-particle&quot;: &quot;&quot;, &quot;parse-names&quot;: false, &quot;suffix&quot;: &quot;&quot;}, {&quot;dropping-particle&quot;: &quot;&quot;, &quot;given&quot;: &quot;Russell R&quot;, &quot;family&quot;: &quot;Fling&quot;, &quot;non-dropping-particle&quot;: &quot;&quot;, &quot;parse-names&quot;: false, &quot;suffix&quot;: &quot;&quot;}, {&quot;dropping-particle&quot;: &quot;&quot;, &quot;given&quot;: &quot;Michael S&quot;, &quot;family&quot;: &quot;Robeson&quot;, &quot;non-dropping-particle&quot;: &quot;&quot;, &quot;parse-names&quot;: false, &quot;suffix&quot;: &quot;&quot;}, {&quot;dropping-particle&quot;: &quot;&quot;, &quot;given&quot;: &quot;Arnold M&quot;, &quot;family&quot;: &quot;Saxton&quot;, &quot;non-dropping-particle&quot;: &quot;&quot;, &quot;parse-names&quot;: false, &quot;suffix&quot;: &quot;&quot;}, {&quot;dropping-particle&quot;: &quot;&quot;, &quot;given&quot;: &quot;Robert L&quot;, &quot;family&quot;: &quot;Donnell&quot;, &quot;non-dropping-particle&quot;: &quot;&quot;, &quot;parse-names&quot;: false, &quot;suffix&quot;: &quot;&quot;}, {&quot;dropping-particle&quot;: &quot;&quot;, &quot;given&quot;: &quot;John L&quot;, &quot;family&quot;: &quot;Darcy&quot;, &quot;non-dropping-particle&quot;: &quot;&quot;, &quot;parse-names&quot;: false, &quot;suffix&quot;: &quot;&quot;}, {&quot;dropping-particle&quot;: &quot;&quot;, &quot;given&quot;: &quot;David A&quot;, &quot;family&quot;: &quot;Bemis&quot;, &quot;non-dropping-particle&quot;: &quot;&quot;, &quot;parse-names&quot;: false, &quot;suffix&quot;: &quot;&quot;}, {&quot;dropping-particle&quot;: &quot;&quot;, &quot;given&quot;: &quot;Jiang&quot;, &quot;family&quot;: &quot;Liu&quot;, &quot;non-dropping-particle&quot;: &quot;&quot;, &quot;parse-names&quot;: false, &quot;suffix&quot;: &quot;&quot;}, {&quot;dropping-particle&quot;: &quot;&quot;, &quot;given&quot;: &quot;Ling&quot;, &quot;family&quot;: &quot;Zhao&quot;, &quot;non-dropping-particle&quot;: &quot;&quot;, &quot;parse-names&quot;: false, &quot;suffix&quot;: &quot;&quot;}, {&quot;dropping-particle&quot;: &quot;&quot;, &quot;given&quot;: &quot;Jiangang&quot;, &quot;family&quot;: &quot;Chen&quot;, &quot;non-dropping-particle&quot;: &quot;&quot;, &quot;parse-names&quot;: false, &quot;suffix&quot;: &quot;&quot;}], &quot;id&quot;: &quot;ITEM-3&quot;, &quot;DOI&quot;: &quot;10.1038/srep33430&quot;, &quot;issued&quot;: {&quot;date-parts&quot;: [[&quot;2016&quot;]]}, &quot;type&quot;: &quot;article-journal&quot;, &quot;title&quot;: &quot;Temporal Development of Gut Microbiota in Triclocarban Exposed Pregnant and Neonatal Rats.&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PMID&quot;: &quot;27646684&quot;, &quot;volume&quot;: &quot;6&quot;, &quot;publisher&quot;: &quot;Nature Publishing Group&quot;, &quot;page&quot;: &quot;33430&quot;, &quot;ISSN&quot;: &quot;2045-2322&quot;, &quot;container-title&quot;: &quot;Scientific reports&quot;}, &quot;id&quot;: &quot;ITEM-3&quot;, &quot;uris&quot;: [&quot;http://www.mendeley.com/documents/?uuid=457e9bc5-711b-3c5c-9655-0178cd75eaac&quot;]}]} RNDNDw5LUZoYp"/>⁠<text:bookmark-end text:name="__Fieldmark__166_1186360433"/>, and the natural turnover of microbial communities over time <text:reference-mark-start text:name="ADDIN CSL_CITATION {&quot;mendeley&quot;: {&quot;previouslyFormattedCitation&quot;: &quot;(Caporaso &lt;i&gt;et al.&lt;/i&gt;, 2011)&quot;, &quot;formattedCitation&quot;: &quot;(Caporaso &lt;i&gt;et al.&lt;/i&gt;, 2011)&quot;, &quot;plainTextFormattedCitation&quot;: &quot;(Caporaso et al., 2011)&quot;}, &quot;schema&quot;: &quot;https://github.com/citation-style-language/schema/raw/master/csl-citation.json&quot;, &quot;properties&quot;: {&quot;noteIndex&quot;: 0}, &quot;citationItems&quot;: [{&quot;itemData&quot;: {&quot;author&quot;: [{&quot;dropping-particle&quot;: &quot;&quot;, &quot;given&quot;: &quot;J Gregory&quot;, &quot;family&quot;: &quot;Caporaso&quot;, &quot;non-dropping-particle&quot;: &quot;&quot;, &quot;parse-names&quot;: false, &quot;suffix&quot;: &quot;&quot;}, {&quot;dropping-particle&quot;: &quot;&quot;, &quot;given&quot;: &quot;Christian L&quot;, &quot;family&quot;: &quot;Lauber&quot;, &quot;non-dropping-particle&quot;: &quot;&quot;, &quot;parse-names&quot;: false, &quot;suffix&quot;: &quot;&quot;}, {&quot;dropping-particle&quot;: &quot;&quot;, &quot;given&quot;: &quot;Elizabeth K&quot;, &quot;family&quot;: &quot;Costello&quot;, &quot;non-dropping-particle&quot;: &quot;&quot;, &quot;parse-names&quot;: false, &quot;suffix&quot;: &quot;&quot;}, {&quot;dropping-particle&quot;: &quot;&quot;, &quot;given&quot;: &quot;Donna&quot;, &quot;family&quot;: &quot;Berg-Lyons&quot;, &quot;non-dropping-particle&quot;: &quot;&quot;, &quot;parse-names&quot;: false, &quot;suffix&quot;: &quot;&quot;}, {&quot;dropping-particle&quot;: &quot;&quot;, &quot;given&quot;: &quot;Antonio&quot;, &quot;family&quot;: &quot;Gonzalez&quot;, &quot;non-dropping-particle&quot;: &quot;&quot;, &quot;parse-names&quot;: false, &quot;suffix&quot;: &quot;&quot;}, {&quot;dropping-particle&quot;: &quot;&quot;, &quot;given&quot;: &quot;Jesse&quot;, &quot;family&quot;: &quot;Stombaugh&quot;, &quot;non-dropping-particle&quot;: &quot;&quot;, &quot;parse-names&quot;: false, &quot;suffix&quot;: &quot;&quot;}, {&quot;dropping-particle&quot;: &quot;&quot;, &quot;given&quot;: &quot;Dan&quot;, &quot;family&quot;: &quot;Knights&quot;, &quot;non-dropping-particle&quot;: &quot;&quot;, &quot;parse-names&quot;: false, &quot;suffix&quot;: &quot;&quot;}, {&quot;dropping-particle&quot;: &quot;&quot;, &quot;given&quot;: &quot;Pawel&quot;, &quot;family&quot;: &quot;Gajer&quot;, &quot;non-dropping-particle&quot;: &quot;&quot;, &quot;parse-names&quot;: false, &quot;suffix&quot;: &quot;&quot;}, {&quot;dropping-particle&quot;: &quot;&quot;, &quot;given&quot;: &quot;Jacques&quot;, &quot;family&quot;: &quot;Ravel&quot;, &quot;non-dropping-particle&quot;: &quot;&quot;, &quot;parse-names&quot;: false, &quot;suffix&quot;: &quot;&quot;}, {&quot;dropping-particle&quot;: &quot;&quot;, &quot;given&quot;: &quot;Noah&quot;, &quot;family&quot;: &quot;Fierer&quot;, &quot;non-dropping-particle&quot;: &quot;&quot;, &quot;parse-names&quot;: false, &quot;suffix&quot;: &quot;&quot;}, {&quot;dropping-particle&quot;: &quot;&quot;, &quot;given&quot;: &quot;Jeffrey I&quot;, &quot;family&quot;: &quot;Gordon&quot;, &quot;non-dropping-particle&quot;: &quot;&quot;, &quot;parse-names&quot;: false, &quot;suffix&quot;: &quot;&quot;}, {&quot;dropping-particle&quot;: &quot;&quot;, &quot;given&quot;: &quot;Rob&quot;, &quot;family&quot;: &quot;Knight&quot;, &quot;non-dropping-particle&quot;: &quot;&quot;, &quot;parse-names&quot;: false, &quot;suffix&quot;: &quot;&quot;}], &quot;id&quot;: &quot;ITEM-1&quot;, &quot;DOI&quot;: &quot;10.1186/gb-2011-12-5-r50&quot;, &quot;issued&quot;: {&quot;date-parts&quot;: [[&quot;2011&quot;, &quot;1&quot;]]}, &quot;type&quot;: &quot;article-journal&quot;, &quot;title&quot;: &quot;Moving pictures of the human microbiome.&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PMID&quot;: &quot;21624126&quot;, &quot;volume&quot;: &quot;12&quot;, &quot;issue&quot;: &quot;5&quot;, &quot;page&quot;: &quot;R50&quot;, &quot;ISSN&quot;: &quot;1474-760X&quot;, &quot;container-title&quot;: &quot;Genome biology&quot;}, &quot;id&quot;: &quot;ITEM-1&quot;, &quot;uris&quot;: [&quot;http://www.mendeley.com/documents/?uuid=a4bf9db3-6d07-421f-93b9-85039631b2b2&quot;]}]} RNDLyKiAJ3k9F"/><text:span text:style-name="T1">(Caporaso </text:span><text:span text:style-name="T9">et al.</text:span><text:span text:style-name="T1">, 2011)</text:span><text:reference-mark-end text:name="ADDIN CSL_CITATION {&quot;mendeley&quot;: {&quot;previouslyFormattedCitation&quot;: &quot;(Caporaso &lt;i&gt;et al.&lt;/i&gt;, 2011)&quot;, &quot;formattedCitation&quot;: &quot;(Caporaso &lt;i&gt;et al.&lt;/i&gt;, 2011)&quot;, &quot;plainTextFormattedCitation&quot;: &quot;(Caporaso et al., 2011)&quot;}, &quot;schema&quot;: &quot;https://github.com/citation-style-language/schema/raw/master/csl-citation.json&quot;, &quot;properties&quot;: {&quot;noteIndex&quot;: 0}, &quot;citationItems&quot;: [{&quot;itemData&quot;: {&quot;author&quot;: [{&quot;dropping-particle&quot;: &quot;&quot;, &quot;given&quot;: &quot;J Gregory&quot;, &quot;family&quot;: &quot;Caporaso&quot;, &quot;non-dropping-particle&quot;: &quot;&quot;, &quot;parse-names&quot;: false, &quot;suffix&quot;: &quot;&quot;}, {&quot;dropping-particle&quot;: &quot;&quot;, &quot;given&quot;: &quot;Christian L&quot;, &quot;family&quot;: &quot;Lauber&quot;, &quot;non-dropping-particle&quot;: &quot;&quot;, &quot;parse-names&quot;: false, &quot;suffix&quot;: &quot;&quot;}, {&quot;dropping-particle&quot;: &quot;&quot;, &quot;given&quot;: &quot;Elizabeth K&quot;, &quot;family&quot;: &quot;Costello&quot;, &quot;non-dropping-particle&quot;: &quot;&quot;, &quot;parse-names&quot;: false, &quot;suffix&quot;: &quot;&quot;}, {&quot;dropping-particle&quot;: &quot;&quot;, &quot;given&quot;: &quot;Donna&quot;, &quot;family&quot;: &quot;Berg-Lyons&quot;, &quot;non-dropping-particle&quot;: &quot;&quot;, &quot;parse-names&quot;: false, &quot;suffix&quot;: &quot;&quot;}, {&quot;dropping-particle&quot;: &quot;&quot;, &quot;given&quot;: &quot;Antonio&quot;, &quot;family&quot;: &quot;Gonzalez&quot;, &quot;non-dropping-particle&quot;: &quot;&quot;, &quot;parse-names&quot;: false, &quot;suffix&quot;: &quot;&quot;}, {&quot;dropping-particle&quot;: &quot;&quot;, &quot;given&quot;: &quot;Jesse&quot;, &quot;family&quot;: &quot;Stombaugh&quot;, &quot;non-dropping-particle&quot;: &quot;&quot;, &quot;parse-names&quot;: false, &quot;suffix&quot;: &quot;&quot;}, {&quot;dropping-particle&quot;: &quot;&quot;, &quot;given&quot;: &quot;Dan&quot;, &quot;family&quot;: &quot;Knights&quot;, &quot;non-dropping-particle&quot;: &quot;&quot;, &quot;parse-names&quot;: false, &quot;suffix&quot;: &quot;&quot;}, {&quot;dropping-particle&quot;: &quot;&quot;, &quot;given&quot;: &quot;Pawel&quot;, &quot;family&quot;: &quot;Gajer&quot;, &quot;non-dropping-particle&quot;: &quot;&quot;, &quot;parse-names&quot;: false, &quot;suffix&quot;: &quot;&quot;}, {&quot;dropping-particle&quot;: &quot;&quot;, &quot;given&quot;: &quot;Jacques&quot;, &quot;family&quot;: &quot;Ravel&quot;, &quot;non-dropping-particle&quot;: &quot;&quot;, &quot;parse-names&quot;: false, &quot;suffix&quot;: &quot;&quot;}, {&quot;dropping-particle&quot;: &quot;&quot;, &quot;given&quot;: &quot;Noah&quot;, &quot;family&quot;: &quot;Fierer&quot;, &quot;non-dropping-particle&quot;: &quot;&quot;, &quot;parse-names&quot;: false, &quot;suffix&quot;: &quot;&quot;}, {&quot;dropping-particle&quot;: &quot;&quot;, &quot;given&quot;: &quot;Jeffrey I&quot;, &quot;family&quot;: &quot;Gordon&quot;, &quot;non-dropping-particle&quot;: &quot;&quot;, &quot;parse-names&quot;: false, &quot;suffix&quot;: &quot;&quot;}, {&quot;dropping-particle&quot;: &quot;&quot;, &quot;given&quot;: &quot;Rob&quot;, &quot;family&quot;: &quot;Knight&quot;, &quot;non-dropping-particle&quot;: &quot;&quot;, &quot;parse-names&quot;: false, &quot;suffix&quot;: &quot;&quot;}], &quot;id&quot;: &quot;ITEM-1&quot;, &quot;DOI&quot;: &quot;10.1186/gb-2011-12-5-r50&quot;, &quot;issued&quot;: {&quot;date-parts&quot;: [[&quot;2011&quot;, &quot;1&quot;]]}, &quot;type&quot;: &quot;article-journal&quot;, &quot;title&quot;: &quot;Moving pictures of the human microbiome.&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PMID&quot;: &quot;21624126&quot;, &quot;volume&quot;: &quot;12&quot;, &quot;issue&quot;: &quot;5&quot;, &quot;page&quot;: &quot;R50&quot;, &quot;ISSN&quot;: &quot;1474-760X&quot;, &quot;container-title&quot;: &quot;Genome biology&quot;}, &quot;id&quot;: &quot;ITEM-1&quot;, &quot;uris&quot;: [&quot;http://www.mendeley.com/documents/?uuid=a4bf9db3-6d07-421f-93b9-85039631b2b2&quot;]}]} RNDLyKiAJ3k9F"/>⁠. </text:p>
      <text:p text:style-name="P2"><text:tab/><text:span text:style-name="T16">Insights into these difficult-to-observe community assembly processes can be gained via the comparison of microbial communities using high-throughput DNA sequencing </text:span><text:reference-mark-start text:name="ADDIN CSL_CITATION {&quot;mendeley&quot;: {&quot;previouslyFormattedCitation&quot;: &quot;(Nemergut &lt;i&gt;et al.&lt;/i&gt;, 2016; Caporaso &lt;i&gt;et al.&lt;/i&gt;, 2012; Nemergut &lt;i&gt;et al.&lt;/i&gt;, 2013)&quot;, &quot;formattedCitation&quot;: &quot;(Nemergut &lt;i&gt;et al.&lt;/i&gt;, 2016; Caporaso &lt;i&gt;et al.&lt;/i&gt;, 2012; Nemergut &lt;i&gt;et al.&lt;/i&gt;, 2013)&quot;, &quot;plainTextFormattedCitation&quot;: &quot;(Nemergut et al., 2016; Caporaso et al., 2012; Nemergut et al., 2013)&quot;}, &quot;schema&quot;: &quot;https://github.com/citation-style-language/schema/raw/master/csl-citation.json&quot;, &quot;properties&quot;: {&quot;noteIndex&quot;: 0}, &quot;citationItems&quot;: [{&quot;itemData&quot;: {&quot;author&quot;: [{&quot;dropping-particle&quot;: &quot;&quot;, &quot;given&quot;: &quot;Diana R&quot;, &quot;family&quot;: &quot;Nemergut&quot;, &quot;non-dropping-particle&quot;: &quot;&quot;, &quot;parse-names&quot;: false, &quot;suffix&quot;: &quot;&quot;}, {&quot;dropping-particle&quot;: &quot;&quot;, &quot;given&quot;: &quot;Joseph E&quot;, &quot;family&quot;: &quot;Knelman&quot;, &quot;non-dropping-particle&quot;: &quot;&quot;, &quot;parse-names&quot;: false, &quot;suffix&quot;: &quot;&quot;}, {&quot;dropping-particle&quot;: &quot;&quot;, &quot;given&quot;: &quot;Scott&quot;, &quot;family&quot;: &quot;Ferrenberg&quot;, &quot;non-dropping-particle&quot;: &quot;&quot;, &quot;parse-names&quot;: false, &quot;suffix&quot;: &quot;&quot;}, {&quot;dropping-particle&quot;: &quot;&quot;, &quot;given&quot;: &quot;Teresa&quot;, &quot;family&quot;: &quot;Bilinski&quot;, &quot;non-dropping-particle&quot;: &quot;&quot;, &quot;parse-names&quot;: false, &quot;suffix&quot;: &quot;&quot;}, {&quot;dropping-particle&quot;: &quot;&quot;, &quot;given&quot;: &quot;Brett&quot;, &quot;family&quot;: &quot;Melbourne&quot;, &quot;non-dropping-particle&quot;: &quot;&quot;, &quot;parse-names&quot;: false, &quot;suffix&quot;: &quot;&quot;}, {&quot;dropping-particle&quot;: &quot;&quot;, &quot;given&quot;: &quot;Lin&quot;, &quot;family&quot;: &quot;Jiang&quot;, &quot;non-dropping-particle&quot;: &quot;&quot;, &quot;parse-names&quot;: false, &quot;suffix&quot;: &quot;&quot;}, {&quot;dropping-particle&quot;: &quot;&quot;, &quot;given&quot;: &quot;Cyrille&quot;, &quot;family&quot;: &quot;Violle&quot;, &quot;non-dropping-particle&quot;: &quot;&quot;, &quot;parse-names&quot;: false, &quot;suffix&quot;: &quot;&quot;}, {&quot;dropping-particle&quot;: &quot;&quot;, &quot;given&quot;: &quot;John L&quot;, &quot;family&quot;: &quot;Darcy&quot;, &quot;non-dropping-particle&quot;: &quot;&quot;, &quot;parse-names&quot;: false, &quot;suffix&quot;: &quot;&quot;}, {&quot;dropping-particle&quot;: &quot;&quot;, &quot;given&quot;: &quot;Tiffany&quot;, &quot;family&quot;: &quot;Prest&quot;, &quot;non-dropping-particle&quot;: &quot;&quot;, &quot;parse-names&quot;: false, &quot;suffix&quot;: &quot;&quot;}, {&quot;dropping-particle&quot;: &quot;&quot;, &quot;given&quot;: &quot;Steven K&quot;, &quot;family&quot;: &quot;Schmidt&quot;, &quot;non-dropping-particle&quot;: &quot;&quot;, &quot;parse-names&quot;: false, &quot;suffix&quot;: &quot;&quot;}, {&quot;dropping-particle&quot;: &quot;&quot;, &quot;given&quot;: &quot;Alan R&quot;, &quot;family&quot;: &quot;Townsend&quot;, &quot;non-dropping-particle&quot;: &quot;&quot;, &quot;parse-names&quot;: false, &quot;suffix&quot;: &quot;&quot;}], &quot;id&quot;: &quot;ITEM-1&quot;, &quot;DOI&quot;: &quot;10.1038/ismej.2015.191&quot;, &quot;issued&quot;: {&quot;date-parts&quot;: [[&quot;2016&quot;, &quot;5&quot;, &quot;13&quot;]]}, &quot;type&quot;: &quot;article-journal&quot;, &quot;title&quot;: &quot;Decreases in average bacterial community rRNA operon copy number during succession&quot;, &quot;note&quot;: &quot;NULL&quot;, &quot;volume&quot;: &quot;10&quot;, &quot;publisher&quot;: &quot;Nature Publishing Group&quot;, &quot;issue&quot;: &quot;5&quot;, &quot;page&quot;: &quot;1147-1156&quot;, &quot;ISSN&quot;: &quot;1751-7362&quot;, &quot;container-title&quot;: &quot;The ISME Journal&quot;}, &quot;id&quot;: &quot;ITEM-1&quot;, &quot;uris&quot;: [&quot;http://www.mendeley.com/documents/?uuid=9b725a04-70dc-3877-9d7b-05228327121c&quot;]}, {&quot;itemData&quot;: {&quot;author&quot;: [{&quot;dropping-particle&quot;: &quot;&quot;, &quot;given&quot;: &quot;J Gregory&quot;, &quot;family&quot;: &quot;Caporaso&quot;, &quot;non-dropping-particle&quot;: &quot;&quot;, &quot;parse-names&quot;: false, &quot;suffix&quot;: &quot;&quot;}, {&quot;dropping-particle&quot;: &quot;&quot;, &quot;given&quot;: &quot;Christian L&quot;, &quot;family&quot;: &quot;Lauber&quot;, &quot;non-dropping-particle&quot;: &quot;&quot;, &quot;parse-names&quot;: false, &quot;suffix&quot;: &quot;&quot;}, {&quot;dropping-particle&quot;: &quot;&quot;, &quot;given&quot;: &quot;William a&quot;, &quot;family&quot;: &quot;Walters&quot;, &quot;non-dropping-particle&quot;: &quot;&quot;, &quot;parse-names&quot;: false, &quot;suffix&quot;: &quot;&quot;}, {&quot;dropping-particle&quot;: &quot;&quot;, &quot;given&quot;: &quot;Donna&quot;, &quot;family&quot;: &quot;Berg-Lyons&quot;, &quot;non-dropping-particle&quot;: &quot;&quot;, &quot;parse-names&quot;: false, &quot;suffix&quot;: &quot;&quot;}, {&quot;dropping-particle&quot;: &quot;&quot;, &quot;given&quot;: &quot;James&quot;, &quot;family&quot;: &quot;Huntley&quot;, &quot;non-dropping-particle&quot;: &quot;&quot;, &quot;parse-names&quot;: false, &quot;suffix&quot;: &quot;&quot;}, {&quot;dropping-particle&quot;: &quot;&quot;, &quot;given&quot;: &quot;Noah&quot;, &quot;family&quot;: &quot;Fierer&quot;, &quot;non-dropping-particle&quot;: &quot;&quot;, &quot;parse-names&quot;: false, &quot;suffix&quot;: &quot;&quot;}, {&quot;dropping-particle&quot;: &quot;&quot;, &quot;given&quot;: &quot;Sarah M&quot;, &quot;family&quot;: &quot;Owens&quot;, &quot;non-dropping-particle&quot;: &quot;&quot;, &quot;parse-names&quot;: false, &quot;suffix&quot;: &quot;&quot;}, {&quot;dropping-particle&quot;: &quot;&quot;, &quot;given&quot;: &quot;Jason&quot;, &quot;family&quot;: &quot;Betley&quot;, &quot;non-dropping-particle&quot;: &quot;&quot;, &quot;parse-names&quot;: false, &quot;suffix&quot;: &quot;&quot;}, {&quot;dropping-particle&quot;: &quot;&quot;, &quot;given&quot;: &quot;Louise&quot;, &quot;family&quot;: &quot;Fraser&quot;, &quot;non-dropping-particle&quot;: &quot;&quot;, &quot;parse-names&quot;: false, &quot;suffix&quot;: &quot;&quot;}, {&quot;dropping-particle&quot;: &quot;&quot;, &quot;given&quot;: &quot;Markus&quot;, &quot;family&quot;: &quot;Bauer&quot;, &quot;non-dropping-particle&quot;: &quot;&quot;, &quot;parse-names&quot;: false, &quot;suffix&quot;: &quot;&quot;}, {&quot;dropping-particle&quot;: &quot;&quot;, &quot;given&quot;: &quot;Niall&quot;, &quot;family&quot;: &quot;Gormley&quot;, &quot;non-dropping-particle&quot;: &quot;&quot;, &quot;parse-names&quot;: false, &quot;suffix&quot;: &quot;&quot;}, {&quot;dropping-particle&quot;: &quot;&quot;, &quot;given&quot;: &quot;Jack a&quot;, &quot;family&quot;: &quot;Gilbert&quot;, &quot;non-dropping-particle&quot;: &quot;&quot;, &quot;parse-names&quot;: false, &quot;suffix&quot;: &quot;&quot;}, {&quot;dropping-particle&quot;: &quot;&quot;, &quot;given&quot;: &quot;Geoff&quot;, &quot;family&quot;: &quot;Smith&quot;, &quot;non-dropping-particle&quot;: &quot;&quot;, &quot;parse-names&quot;: false, &quot;suffix&quot;: &quot;&quot;}, {&quot;dropping-particle&quot;: &quot;&quot;, &quot;given&quot;: &quot;Rob&quot;, &quot;family&quot;: &quot;Knight&quot;, &quot;non-dropping-particle&quot;: &quot;&quot;, &quot;parse-names&quot;: false, &quot;suffix&quot;: &quot;&quot;}], &quot;id&quot;: &quot;ITEM-2&quot;, &quot;DOI&quot;: &quot;10.1038/ismej.2012.8&quot;, &quot;issued&quot;: {&quot;date-parts&quot;: [[&quot;2012&quot;]]}, &quot;type&quot;: &quot;article-journal&quot;, &quot;PMID&quot;: &quot;22402401&quot;, &quot;title&quot;: &quot;Ultra-high-throughput microbial community analysis on the Illumina HiSeq and MiSeq platforms&quot;, &quot;abstract&quot;: &quot;DNA sequencing continues to decrease in cost with the Illumina HiSeq2000 generating up to 600\u2009Gb of paired-end 100 base reads in a ten-day run. Here we present a protocol for community amplicon sequencing on the HiSeq2000 and MiSeq Illumina platforms, and apply that protocol to sequence 24 microbial communities from host-associated and free-living environments. A critical question as more sequencing platforms become available is whether biological conclusions derived on one platform are consistent with what would be derived on a different platform. We show that the protocol developed for these instruments successfully recaptures known biological results, and additionally that biological conclusions are consistent across sequencing platforms (the HiSeq2000 versus the MiSeq) and across the sequenced regions of amplicons.&quot;, &quot;ISBN&quot;: &quot;1751-7370 (Electronic)\\n1751-7362 (Linking)&quot;, &quot;volume&quot;: &quot;6&quot;, &quot;issue&quot;: &quot;8&quot;, &quot;page&quot;: &quot;1621-1624&quot;, &quot;ISSN&quot;: &quot;1751-7362&quot;, &quot;container-title&quot;: &quot;The ISME Journal&quot;}, &quot;id&quot;: &quot;ITEM-2&quot;, &quot;uris&quot;: [&quot;http://www.mendeley.com/documents/?uuid=e1c70426-ba8f-4e48-99be-69481786cca1&quot;]}, {&quot;itemData&quot;: {&quot;author&quot;: [{&quot;dropping-particle&quot;: &quot;&quot;, &quot;given&quot;: &quot;Diana R&quot;, &quot;family&quot;: &quot;Nemergut&quot;, &quot;non-dropping-particle&quot;: &quot;&quot;, &quot;parse-names&quot;: false, &quot;suffix&quot;: &quot;&quot;}, {&quot;dropping-particle&quot;: &quot;&quot;, &quot;given&quot;: &quot;Steven K&quot;, &quot;family&quot;: &quot;Schmidt&quot;, &quot;non-dropping-particle&quot;: &quot;&quot;, &quot;parse-names&quot;: false, &quot;suffix&quot;: &quot;&quot;}, {&quot;dropping-particle&quot;: &quot;&quot;, &quot;given&quot;: &quot;Tadashi&quot;, &quot;family&quot;: &quot;Fukami&quot;, &quot;non-dropping-particle&quot;: &quot;&quot;, &quot;parse-names&quot;: false, &quot;suffix&quot;: &quot;&quot;}, {&quot;dropping-particle&quot;: &quot;&quot;, &quot;given&quot;: &quot;Sean P&quot;, &quot;family&quot;: &quot;O'Neill&quot;, &quot;non-dropping-particle&quot;: &quot;&quot;, &quot;parse-names&quot;: false, &quot;suffix&quot;: &quot;&quot;}, {&quot;dropping-particle&quot;: &quot;&quot;, &quot;given&quot;: &quot;Teresa M&quot;, &quot;family&quot;: &quot;Bilinski&quot;, &quot;non-dropping-particle&quot;: &quot;&quot;, &quot;parse-names&quot;: false, &quot;suffix&quot;: &quot;&quot;}, {&quot;dropping-particle&quot;: &quot;&quot;, &quot;given&quot;: &quot;Lee F&quot;, &quot;family&quot;: &quot;Stanish&quot;, &quot;non-dropping-particle&quot;: &quot;&quot;, &quot;parse-names&quot;: false, &quot;suffix&quot;: &quot;&quot;}, {&quot;dropping-particle&quot;: &quot;&quot;, &quot;given&quot;: &quot;Joseph E&quot;, &quot;family&quot;: &quot;Knelman&quot;, &quot;non-dropping-particle&quot;: &quot;&quot;, &quot;parse-names&quot;: false, &quot;suffix&quot;: &quot;&quot;}, {&quot;dropping-particle&quot;: &quot;&quot;, &quot;given&quot;: &quot;John L&quot;, &quot;family&quot;: &quot;Darcy&quot;, &quot;non-dropping-particle&quot;: &quot;&quot;, &quot;parse-names&quot;: false, &quot;suffix&quot;: &quot;&quot;}, {&quot;dropping-particle&quot;: &quot;&quot;, &quot;given&quot;: &quot;Ryan C&quot;, &quot;family&quot;: &quot;Lynch&quot;, &quot;non-dropping-particle&quot;: &quot;&quot;, &quot;parse-names&quot;: false, &quot;suffix&quot;: &quot;&quot;}, {&quot;dropping-particle&quot;: &quot;&quot;, &quot;given&quot;: &quot;Phillip&quot;, &quot;family&quot;: &quot;Wickey&quot;, &quot;non-dropping-particle&quot;: &quot;&quot;, &quot;parse-names&quot;: false, &quot;suffix&quot;: &quot;&quot;}, {&quot;dropping-particle&quot;: &quot;&quot;, &quot;given&quot;: &quot;Scott&quot;, &quot;family&quot;: &quot;Ferrenberg&quot;, &quot;non-dropping-particle&quot;: &quot;&quot;, &quot;parse-names&quot;: false, &quot;suffix&quot;: &quot;&quot;}], &quot;id&quot;: &quot;ITEM-3&quot;, &quot;DOI&quot;: &quot;10.1128/MMBR.00051-12&quot;, &quot;issued&quot;: {&quot;date-parts&quot;: [[&quot;2013&quot;, &quot;9&quot;, &quot;1&quot;]]}, &quot;type&quot;: &quot;article-journal&quot;, &quot;title&quot;: &quot;Patterns and processes of microbial community assembly.&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PMID&quot;: &quot;24006468&quot;, &quot;volume&quot;: &quot;77&quot;, &quot;issue&quot;: &quot;3&quot;, &quot;page&quot;: &quot;342-56&quot;, &quot;ISSN&quot;: &quot;1098-5557&quot;, &quot;container-title&quot;: &quot;Microbiology and molecular biology reviews : MMBR&quot;}, &quot;id&quot;: &quot;ITEM-3&quot;, &quot;uris&quot;: [&quot;http://www.mendeley.com/documents/?uuid=09f64fbe-1329-4692-a462-2bf635a5f681&quot;]}]} RNDdOetmfT8l2"/><text:span text:style-name="T3">(Nemergut </text:span><text:span text:style-name="T10">et al.</text:span><text:span text:style-name="T3">, 2016; Caporaso </text:span><text:span text:style-name="T10">et al.</text:span><text:span text:style-name="T3">, 2012; Nemergut </text:span><text:span text:style-name="T10">et al.</text:span><text:span text:style-name="T3">, 2013)</text:span><text:reference-mark-end text:name="ADDIN CSL_CITATION {&quot;mendeley&quot;: {&quot;previouslyFormattedCitation&quot;: &quot;(Nemergut &lt;i&gt;et al.&lt;/i&gt;, 2016; Caporaso &lt;i&gt;et al.&lt;/i&gt;, 2012; Nemergut &lt;i&gt;et al.&lt;/i&gt;, 2013)&quot;, &quot;formattedCitation&quot;: &quot;(Nemergut &lt;i&gt;et al.&lt;/i&gt;, 2016; Caporaso &lt;i&gt;et al.&lt;/i&gt;, 2012; Nemergut &lt;i&gt;et al.&lt;/i&gt;, 2013)&quot;, &quot;plainTextFormattedCitation&quot;: &quot;(Nemergut et al., 2016; Caporaso et al., 2012; Nemergut et al., 2013)&quot;}, &quot;schema&quot;: &quot;https://github.com/citation-style-language/schema/raw/master/csl-citation.json&quot;, &quot;properties&quot;: {&quot;noteIndex&quot;: 0}, &quot;citationItems&quot;: [{&quot;itemData&quot;: {&quot;author&quot;: [{&quot;dropping-particle&quot;: &quot;&quot;, &quot;given&quot;: &quot;Diana R&quot;, &quot;family&quot;: &quot;Nemergut&quot;, &quot;non-dropping-particle&quot;: &quot;&quot;, &quot;parse-names&quot;: false, &quot;suffix&quot;: &quot;&quot;}, {&quot;dropping-particle&quot;: &quot;&quot;, &quot;given&quot;: &quot;Joseph E&quot;, &quot;family&quot;: &quot;Knelman&quot;, &quot;non-dropping-particle&quot;: &quot;&quot;, &quot;parse-names&quot;: false, &quot;suffix&quot;: &quot;&quot;}, {&quot;dropping-particle&quot;: &quot;&quot;, &quot;given&quot;: &quot;Scott&quot;, &quot;family&quot;: &quot;Ferrenberg&quot;, &quot;non-dropping-particle&quot;: &quot;&quot;, &quot;parse-names&quot;: false, &quot;suffix&quot;: &quot;&quot;}, {&quot;dropping-particle&quot;: &quot;&quot;, &quot;given&quot;: &quot;Teresa&quot;, &quot;family&quot;: &quot;Bilinski&quot;, &quot;non-dropping-particle&quot;: &quot;&quot;, &quot;parse-names&quot;: false, &quot;suffix&quot;: &quot;&quot;}, {&quot;dropping-particle&quot;: &quot;&quot;, &quot;given&quot;: &quot;Brett&quot;, &quot;family&quot;: &quot;Melbourne&quot;, &quot;non-dropping-particle&quot;: &quot;&quot;, &quot;parse-names&quot;: false, &quot;suffix&quot;: &quot;&quot;}, {&quot;dropping-particle&quot;: &quot;&quot;, &quot;given&quot;: &quot;Lin&quot;, &quot;family&quot;: &quot;Jiang&quot;, &quot;non-dropping-particle&quot;: &quot;&quot;, &quot;parse-names&quot;: false, &quot;suffix&quot;: &quot;&quot;}, {&quot;dropping-particle&quot;: &quot;&quot;, &quot;given&quot;: &quot;Cyrille&quot;, &quot;family&quot;: &quot;Violle&quot;, &quot;non-dropping-particle&quot;: &quot;&quot;, &quot;parse-names&quot;: false, &quot;suffix&quot;: &quot;&quot;}, {&quot;dropping-particle&quot;: &quot;&quot;, &quot;given&quot;: &quot;John L&quot;, &quot;family&quot;: &quot;Darcy&quot;, &quot;non-dropping-particle&quot;: &quot;&quot;, &quot;parse-names&quot;: false, &quot;suffix&quot;: &quot;&quot;}, {&quot;dropping-particle&quot;: &quot;&quot;, &quot;given&quot;: &quot;Tiffany&quot;, &quot;family&quot;: &quot;Prest&quot;, &quot;non-dropping-particle&quot;: &quot;&quot;, &quot;parse-names&quot;: false, &quot;suffix&quot;: &quot;&quot;}, {&quot;dropping-particle&quot;: &quot;&quot;, &quot;given&quot;: &quot;Steven K&quot;, &quot;family&quot;: &quot;Schmidt&quot;, &quot;non-dropping-particle&quot;: &quot;&quot;, &quot;parse-names&quot;: false, &quot;suffix&quot;: &quot;&quot;}, {&quot;dropping-particle&quot;: &quot;&quot;, &quot;given&quot;: &quot;Alan R&quot;, &quot;family&quot;: &quot;Townsend&quot;, &quot;non-dropping-particle&quot;: &quot;&quot;, &quot;parse-names&quot;: false, &quot;suffix&quot;: &quot;&quot;}], &quot;id&quot;: &quot;ITEM-1&quot;, &quot;DOI&quot;: &quot;10.1038/ismej.2015.191&quot;, &quot;issued&quot;: {&quot;date-parts&quot;: [[&quot;2016&quot;, &quot;5&quot;, &quot;13&quot;]]}, &quot;type&quot;: &quot;article-journal&quot;, &quot;title&quot;: &quot;Decreases in average bacterial community rRNA operon copy number during succession&quot;, &quot;note&quot;: &quot;NULL&quot;, &quot;volume&quot;: &quot;10&quot;, &quot;publisher&quot;: &quot;Nature Publishing Group&quot;, &quot;issue&quot;: &quot;5&quot;, &quot;page&quot;: &quot;1147-1156&quot;, &quot;ISSN&quot;: &quot;1751-7362&quot;, &quot;container-title&quot;: &quot;The ISME Journal&quot;}, &quot;id&quot;: &quot;ITEM-1&quot;, &quot;uris&quot;: [&quot;http://www.mendeley.com/documents/?uuid=9b725a04-70dc-3877-9d7b-05228327121c&quot;]}, {&quot;itemData&quot;: {&quot;author&quot;: [{&quot;dropping-particle&quot;: &quot;&quot;, &quot;given&quot;: &quot;J Gregory&quot;, &quot;family&quot;: &quot;Caporaso&quot;, &quot;non-dropping-particle&quot;: &quot;&quot;, &quot;parse-names&quot;: false, &quot;suffix&quot;: &quot;&quot;}, {&quot;dropping-particle&quot;: &quot;&quot;, &quot;given&quot;: &quot;Christian L&quot;, &quot;family&quot;: &quot;Lauber&quot;, &quot;non-dropping-particle&quot;: &quot;&quot;, &quot;parse-names&quot;: false, &quot;suffix&quot;: &quot;&quot;}, {&quot;dropping-particle&quot;: &quot;&quot;, &quot;given&quot;: &quot;William a&quot;, &quot;family&quot;: &quot;Walters&quot;, &quot;non-dropping-particle&quot;: &quot;&quot;, &quot;parse-names&quot;: false, &quot;suffix&quot;: &quot;&quot;}, {&quot;dropping-particle&quot;: &quot;&quot;, &quot;given&quot;: &quot;Donna&quot;, &quot;family&quot;: &quot;Berg-Lyons&quot;, &quot;non-dropping-particle&quot;: &quot;&quot;, &quot;parse-names&quot;: false, &quot;suffix&quot;: &quot;&quot;}, {&quot;dropping-particle&quot;: &quot;&quot;, &quot;given&quot;: &quot;James&quot;, &quot;family&quot;: &quot;Huntley&quot;, &quot;non-dropping-particle&quot;: &quot;&quot;, &quot;parse-names&quot;: false, &quot;suffix&quot;: &quot;&quot;}, {&quot;dropping-particle&quot;: &quot;&quot;, &quot;given&quot;: &quot;Noah&quot;, &quot;family&quot;: &quot;Fierer&quot;, &quot;non-dropping-particle&quot;: &quot;&quot;, &quot;parse-names&quot;: false, &quot;suffix&quot;: &quot;&quot;}, {&quot;dropping-particle&quot;: &quot;&quot;, &quot;given&quot;: &quot;Sarah M&quot;, &quot;family&quot;: &quot;Owens&quot;, &quot;non-dropping-particle&quot;: &quot;&quot;, &quot;parse-names&quot;: false, &quot;suffix&quot;: &quot;&quot;}, {&quot;dropping-particle&quot;: &quot;&quot;, &quot;given&quot;: &quot;Jason&quot;, &quot;family&quot;: &quot;Betley&quot;, &quot;non-dropping-particle&quot;: &quot;&quot;, &quot;parse-names&quot;: false, &quot;suffix&quot;: &quot;&quot;}, {&quot;dropping-particle&quot;: &quot;&quot;, &quot;given&quot;: &quot;Louise&quot;, &quot;family&quot;: &quot;Fraser&quot;, &quot;non-dropping-particle&quot;: &quot;&quot;, &quot;parse-names&quot;: false, &quot;suffix&quot;: &quot;&quot;}, {&quot;dropping-particle&quot;: &quot;&quot;, &quot;given&quot;: &quot;Markus&quot;, &quot;family&quot;: &quot;Bauer&quot;, &quot;non-dropping-particle&quot;: &quot;&quot;, &quot;parse-names&quot;: false, &quot;suffix&quot;: &quot;&quot;}, {&quot;dropping-particle&quot;: &quot;&quot;, &quot;given&quot;: &quot;Niall&quot;, &quot;family&quot;: &quot;Gormley&quot;, &quot;non-dropping-particle&quot;: &quot;&quot;, &quot;parse-names&quot;: false, &quot;suffix&quot;: &quot;&quot;}, {&quot;dropping-particle&quot;: &quot;&quot;, &quot;given&quot;: &quot;Jack a&quot;, &quot;family&quot;: &quot;Gilbert&quot;, &quot;non-dropping-particle&quot;: &quot;&quot;, &quot;parse-names&quot;: false, &quot;suffix&quot;: &quot;&quot;}, {&quot;dropping-particle&quot;: &quot;&quot;, &quot;given&quot;: &quot;Geoff&quot;, &quot;family&quot;: &quot;Smith&quot;, &quot;non-dropping-particle&quot;: &quot;&quot;, &quot;parse-names&quot;: false, &quot;suffix&quot;: &quot;&quot;}, {&quot;dropping-particle&quot;: &quot;&quot;, &quot;given&quot;: &quot;Rob&quot;, &quot;family&quot;: &quot;Knight&quot;, &quot;non-dropping-particle&quot;: &quot;&quot;, &quot;parse-names&quot;: false, &quot;suffix&quot;: &quot;&quot;}], &quot;id&quot;: &quot;ITEM-2&quot;, &quot;DOI&quot;: &quot;10.1038/ismej.2012.8&quot;, &quot;issued&quot;: {&quot;date-parts&quot;: [[&quot;2012&quot;]]}, &quot;type&quot;: &quot;article-journal&quot;, &quot;PMID&quot;: &quot;22402401&quot;, &quot;title&quot;: &quot;Ultra-high-throughput microbial community analysis on the Illumina HiSeq and MiSeq platforms&quot;, &quot;abstract&quot;: &quot;DNA sequencing continues to decrease in cost with the Illumina HiSeq2000 generating up to 600\u2009Gb of paired-end 100 base reads in a ten-day run. Here we present a protocol for community amplicon sequencing on the HiSeq2000 and MiSeq Illumina platforms, and apply that protocol to sequence 24 microbial communities from host-associated and free-living environments. A critical question as more sequencing platforms become available is whether biological conclusions derived on one platform are consistent with what would be derived on a different platform. We show that the protocol developed for these instruments successfully recaptures known biological results, and additionally that biological conclusions are consistent across sequencing platforms (the HiSeq2000 versus the MiSeq) and across the sequenced regions of amplicons.&quot;, &quot;ISBN&quot;: &quot;1751-7370 (Electronic)\\n1751-7362 (Linking)&quot;, &quot;volume&quot;: &quot;6&quot;, &quot;issue&quot;: &quot;8&quot;, &quot;page&quot;: &quot;1621-1624&quot;, &quot;ISSN&quot;: &quot;1751-7362&quot;, &quot;container-title&quot;: &quot;The ISME Journal&quot;}, &quot;id&quot;: &quot;ITEM-2&quot;, &quot;uris&quot;: [&quot;http://www.mendeley.com/documents/?uuid=e1c70426-ba8f-4e48-99be-69481786cca1&quot;]}, {&quot;itemData&quot;: {&quot;author&quot;: [{&quot;dropping-particle&quot;: &quot;&quot;, &quot;given&quot;: &quot;Diana R&quot;, &quot;family&quot;: &quot;Nemergut&quot;, &quot;non-dropping-particle&quot;: &quot;&quot;, &quot;parse-names&quot;: false, &quot;suffix&quot;: &quot;&quot;}, {&quot;dropping-particle&quot;: &quot;&quot;, &quot;given&quot;: &quot;Steven K&quot;, &quot;family&quot;: &quot;Schmidt&quot;, &quot;non-dropping-particle&quot;: &quot;&quot;, &quot;parse-names&quot;: false, &quot;suffix&quot;: &quot;&quot;}, {&quot;dropping-particle&quot;: &quot;&quot;, &quot;given&quot;: &quot;Tadashi&quot;, &quot;family&quot;: &quot;Fukami&quot;, &quot;non-dropping-particle&quot;: &quot;&quot;, &quot;parse-names&quot;: false, &quot;suffix&quot;: &quot;&quot;}, {&quot;dropping-particle&quot;: &quot;&quot;, &quot;given&quot;: &quot;Sean P&quot;, &quot;family&quot;: &quot;O'Neill&quot;, &quot;non-dropping-particle&quot;: &quot;&quot;, &quot;parse-names&quot;: false, &quot;suffix&quot;: &quot;&quot;}, {&quot;dropping-particle&quot;: &quot;&quot;, &quot;given&quot;: &quot;Teresa M&quot;, &quot;family&quot;: &quot;Bilinski&quot;, &quot;non-dropping-particle&quot;: &quot;&quot;, &quot;parse-names&quot;: false, &quot;suffix&quot;: &quot;&quot;}, {&quot;dropping-particle&quot;: &quot;&quot;, &quot;given&quot;: &quot;Lee F&quot;, &quot;family&quot;: &quot;Stanish&quot;, &quot;non-dropping-particle&quot;: &quot;&quot;, &quot;parse-names&quot;: false, &quot;suffix&quot;: &quot;&quot;}, {&quot;dropping-particle&quot;: &quot;&quot;, &quot;given&quot;: &quot;Joseph E&quot;, &quot;family&quot;: &quot;Knelman&quot;, &quot;non-dropping-particle&quot;: &quot;&quot;, &quot;parse-names&quot;: false, &quot;suffix&quot;: &quot;&quot;}, {&quot;dropping-particle&quot;: &quot;&quot;, &quot;given&quot;: &quot;John L&quot;, &quot;family&quot;: &quot;Darcy&quot;, &quot;non-dropping-particle&quot;: &quot;&quot;, &quot;parse-names&quot;: false, &quot;suffix&quot;: &quot;&quot;}, {&quot;dropping-particle&quot;: &quot;&quot;, &quot;given&quot;: &quot;Ryan C&quot;, &quot;family&quot;: &quot;Lynch&quot;, &quot;non-dropping-particle&quot;: &quot;&quot;, &quot;parse-names&quot;: false, &quot;suffix&quot;: &quot;&quot;}, {&quot;dropping-particle&quot;: &quot;&quot;, &quot;given&quot;: &quot;Phillip&quot;, &quot;family&quot;: &quot;Wickey&quot;, &quot;non-dropping-particle&quot;: &quot;&quot;, &quot;parse-names&quot;: false, &quot;suffix&quot;: &quot;&quot;}, {&quot;dropping-particle&quot;: &quot;&quot;, &quot;given&quot;: &quot;Scott&quot;, &quot;family&quot;: &quot;Ferrenberg&quot;, &quot;non-dropping-particle&quot;: &quot;&quot;, &quot;parse-names&quot;: false, &quot;suffix&quot;: &quot;&quot;}], &quot;id&quot;: &quot;ITEM-3&quot;, &quot;DOI&quot;: &quot;10.1128/MMBR.00051-12&quot;, &quot;issued&quot;: {&quot;date-parts&quot;: [[&quot;2013&quot;, &quot;9&quot;, &quot;1&quot;]]}, &quot;type&quot;: &quot;article-journal&quot;, &quot;title&quot;: &quot;Patterns and processes of microbial community assembly.&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PMID&quot;: &quot;24006468&quot;, &quot;volume&quot;: &quot;77&quot;, &quot;issue&quot;: &quot;3&quot;, &quot;page&quot;: &quot;342-56&quot;, &quot;ISSN&quot;: &quot;1098-5557&quot;, &quot;container-title&quot;: &quot;Microbiology and molecular biology reviews : MMBR&quot;}, &quot;id&quot;: &quot;ITEM-3&quot;, &quot;uris&quot;: [&quot;http://www.mendeley.com/documents/?uuid=09f64fbe-1329-4692-a462-2bf635a5f681&quot;]}]} RNDdOetmfT8l2"/><text:span text:style-name="T16">⁠, especially in time-series studies </text:span><text:reference-mark-start text:name="ADDIN CSL_CITATION {&quot;mendeley&quot;: {&quot;previouslyFormattedCitation&quot;: &quot;(Caporaso &lt;i&gt;et al.&lt;/i&gt;, 2011; Koenig &lt;i&gt;et al.&lt;/i&gt;, 2011; Kennedy &lt;i&gt;et al.&lt;/i&gt;, 2016; Nemergut &lt;i&gt;et al.&lt;/i&gt;, 2016; Darcy &lt;i&gt;et al.&lt;/i&gt;, 2017)&quot;, &quot;formattedCitation&quot;: &quot;(Caporaso &lt;i&gt;et al.&lt;/i&gt;, 2011; Koenig &lt;i&gt;et al.&lt;/i&gt;, 2011; Kennedy &lt;i&gt;et al.&lt;/i&gt;, 2016; Nemergut &lt;i&gt;et al.&lt;/i&gt;, 2016; Darcy &lt;i&gt;et al.&lt;/i&gt;, 2017)&quot;, &quot;plainTextFormattedCitation&quot;: &quot;(Caporaso et al., 2011; Koenig et al., 2011; Kennedy et al., 2016; Nemergut et al., 2016; Darcy et al., 2017)&quot;}, &quot;schema&quot;: &quot;https://github.com/citation-style-language/schema/raw/master/csl-citation.json&quot;, &quot;properties&quot;: {&quot;noteIndex&quot;: 0}, &quot;citationItems&quot;: [{&quot;itemData&quot;: {&quot;author&quot;: [{&quot;dropping-particle&quot;: &quot;&quot;, &quot;given&quot;: &quot;J Gregory&quot;, &quot;family&quot;: &quot;Caporaso&quot;, &quot;non-dropping-particle&quot;: &quot;&quot;, &quot;parse-names&quot;: false, &quot;suffix&quot;: &quot;&quot;}, {&quot;dropping-particle&quot;: &quot;&quot;, &quot;given&quot;: &quot;Christian L&quot;, &quot;family&quot;: &quot;Lauber&quot;, &quot;non-dropping-particle&quot;: &quot;&quot;, &quot;parse-names&quot;: false, &quot;suffix&quot;: &quot;&quot;}, {&quot;dropping-particle&quot;: &quot;&quot;, &quot;given&quot;: &quot;Elizabeth K&quot;, &quot;family&quot;: &quot;Costello&quot;, &quot;non-dropping-particle&quot;: &quot;&quot;, &quot;parse-names&quot;: false, &quot;suffix&quot;: &quot;&quot;}, {&quot;dropping-particle&quot;: &quot;&quot;, &quot;given&quot;: &quot;Donna&quot;, &quot;family&quot;: &quot;Berg-Lyons&quot;, &quot;non-dropping-particle&quot;: &quot;&quot;, &quot;parse-names&quot;: false, &quot;suffix&quot;: &quot;&quot;}, {&quot;dropping-particle&quot;: &quot;&quot;, &quot;given&quot;: &quot;Antonio&quot;, &quot;family&quot;: &quot;Gonzalez&quot;, &quot;non-dropping-particle&quot;: &quot;&quot;, &quot;parse-names&quot;: false, &quot;suffix&quot;: &quot;&quot;}, {&quot;dropping-particle&quot;: &quot;&quot;, &quot;given&quot;: &quot;Jesse&quot;, &quot;family&quot;: &quot;Stombaugh&quot;, &quot;non-dropping-particle&quot;: &quot;&quot;, &quot;parse-names&quot;: false, &quot;suffix&quot;: &quot;&quot;}, {&quot;dropping-particle&quot;: &quot;&quot;, &quot;given&quot;: &quot;Dan&quot;, &quot;family&quot;: &quot;Knights&quot;, &quot;non-dropping-particle&quot;: &quot;&quot;, &quot;parse-names&quot;: false, &quot;suffix&quot;: &quot;&quot;}, {&quot;dropping-particle&quot;: &quot;&quot;, &quot;given&quot;: &quot;Pawel&quot;, &quot;family&quot;: &quot;Gajer&quot;, &quot;non-dropping-particle&quot;: &quot;&quot;, &quot;parse-names&quot;: false, &quot;suffix&quot;: &quot;&quot;}, {&quot;dropping-particle&quot;: &quot;&quot;, &quot;given&quot;: &quot;Jacques&quot;, &quot;family&quot;: &quot;Ravel&quot;, &quot;non-dropping-particle&quot;: &quot;&quot;, &quot;parse-names&quot;: false, &quot;suffix&quot;: &quot;&quot;}, {&quot;dropping-particle&quot;: &quot;&quot;, &quot;given&quot;: &quot;Noah&quot;, &quot;family&quot;: &quot;Fierer&quot;, &quot;non-dropping-particle&quot;: &quot;&quot;, &quot;parse-names&quot;: false, &quot;suffix&quot;: &quot;&quot;}, {&quot;dropping-particle&quot;: &quot;&quot;, &quot;given&quot;: &quot;Jeffrey I&quot;, &quot;family&quot;: &quot;Gordon&quot;, &quot;non-dropping-particle&quot;: &quot;&quot;, &quot;parse-names&quot;: false, &quot;suffix&quot;: &quot;&quot;}, {&quot;dropping-particle&quot;: &quot;&quot;, &quot;given&quot;: &quot;Rob&quot;, &quot;family&quot;: &quot;Knight&quot;, &quot;non-dropping-particle&quot;: &quot;&quot;, &quot;parse-names&quot;: false, &quot;suffix&quot;: &quot;&quot;}], &quot;id&quot;: &quot;ITEM-1&quot;, &quot;DOI&quot;: &quot;10.1186/gb-2011-12-5-r50&quot;, &quot;issued&quot;: {&quot;date-parts&quot;: [[&quot;2011&quot;, &quot;1&quot;]]}, &quot;type&quot;: &quot;article-journal&quot;, &quot;title&quot;: &quot;Moving pictures of the human microbiome.&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PMID&quot;: &quot;21624126&quot;, &quot;volume&quot;: &quot;12&quot;, &quot;issue&quot;: &quot;5&quot;, &quot;page&quot;: &quot;R50&quot;, &quot;ISSN&quot;: &quot;1474-760X&quot;, &quot;container-title&quot;: &quot;Genome biology&quot;}, &quot;id&quot;: &quot;ITEM-1&quot;, &quot;uris&quot;: [&quot;http://www.mendeley.com/documents/?uuid=a4bf9db3-6d07-421f-93b9-85039631b2b2&quot;]}, {&quot;itemData&quot;: {&quot;author&quot;: [{&quot;dropping-particle&quot;: &quot;&quot;, &quot;given&quot;: &quot;Jeremy E&quot;, &quot;family&quot;: &quot;Koenig&quot;, &quot;non-dropping-particle&quot;: &quot;&quot;, &quot;parse-names&quot;: false, &quot;suffix&quot;: &quot;&quot;}, {&quot;dropping-particle&quot;: &quot;&quot;, &quot;given&quot;: &quot;Aym\u00e9&quot;, &quot;family&quot;: &quot;Spor&quot;, &quot;non-dropping-particle&quot;: &quot;&quot;, &quot;parse-names&quot;: false, &quot;suffix&quot;: &quot;&quot;}, {&quot;dropping-particle&quot;: &quot;&quot;, &quot;given&quot;: &quot;Nicholas&quot;, &quot;family&quot;: &quot;Scalfone&quot;, &quot;non-dropping-particle&quot;: &quot;&quot;, &quot;parse-names&quot;: false, &quot;suffix&quot;: &quot;&quot;}, {&quot;dropping-particle&quot;: &quot;&quot;, &quot;given&quot;: &quot;Ashwana D&quot;, &quot;family&quot;: &quot;Fricker&quot;, &quot;non-dropping-particle&quot;: &quot;&quot;, &quot;parse-names&quot;: false, &quot;suffix&quot;: &quot;&quot;}, {&quot;dropping-particle&quot;: &quot;&quot;, &quot;given&quot;: &quot;Jesse&quot;, &quot;family&quot;: &quot;Stombaugh&quot;, &quot;non-dropping-particle&quot;: &quot;&quot;, &quot;parse-names&quot;: false, &quot;suffix&quot;: &quot;&quot;}, {&quot;dropping-particle&quot;: &quot;&quot;, &quot;given&quot;: &quot;Rob&quot;, &quot;family&quot;: &quot;Knight&quot;, &quot;non-dropping-particle&quot;: &quot;&quot;, &quot;parse-names&quot;: false, &quot;suffix&quot;: &quot;&quot;}, {&quot;dropping-particle&quot;: &quot;&quot;, &quot;given&quot;: &quot;Largus T&quot;, &quot;family&quot;: &quot;Angenent&quot;, &quot;non-dropping-particle&quot;: &quot;&quot;, &quot;parse-names&quot;: false, &quot;suffix&quot;: &quot;&quot;}, {&quot;dropping-particle&quot;: &quot;&quot;, &quot;given&quot;: &quot;Ruth E&quot;, &quot;family&quot;: &quot;Ley&quot;, &quot;non-dropping-particle&quot;: &quot;&quot;, &quot;parse-names&quot;: false, &quot;suffix&quot;: &quot;&quot;}], &quot;id&quot;: &quot;ITEM-2&quot;, &quot;DOI&quot;: &quot;10.1073/pnas.1000081107&quot;, &quot;issued&quot;: {&quot;date-parts&quot;: [[&quot;2011&quot;, &quot;3&quot;, &quot;15&quot;]]}, &quot;type&quot;: &quot;article-journal&quot;, &quot;title&quot;: &quot;Succession of microbial consortia in the developing infant gut microbiome.&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PMID&quot;: &quot;20668239&quot;, &quot;volume&quot;: &quot;108 Suppl&quot;, &quot;issue&quot;: &quot;Supplement_1&quot;, &quot;page&quot;: &quot;4578-85&quot;, &quot;ISSN&quot;: &quot;1091-6490&quot;, &quot;container-title&quot;: &quot;Proceedings of the National Academy of Sciences of the United States of America&quot;}, &quot;id&quot;: &quot;ITEM-2&quot;, &quot;uris&quot;: [&quot;http://www.mendeley.com/documents/?uuid=53eb5512-7664-49e8-9091-aa39872934cb&quot;]}, {&quot;itemData&quot;: {&quot;author&quot;: [{&quot;dropping-particle&quot;: &quot;&quot;, &quot;given&quot;: &quot;Rebekah C&quot;, &quot;family&quot;: &quot;Kennedy&quot;, &quot;non-dropping-particle&quot;: &quot;&quot;, &quot;parse-names&quot;: false, &quot;suffix&quot;: &quot;&quot;}, {&quot;dropping-particle&quot;: &quot;&quot;, &quot;given&quot;: &quot;Russell R&quot;, &quot;family&quot;: &quot;Fling&quot;, &quot;non-dropping-particle&quot;: &quot;&quot;, &quot;parse-names&quot;: false, &quot;suffix&quot;: &quot;&quot;}, {&quot;dropping-particle&quot;: &quot;&quot;, &quot;given&quot;: &quot;Michael S&quot;, &quot;family&quot;: &quot;Robeson&quot;, &quot;non-dropping-particle&quot;: &quot;&quot;, &quot;parse-names&quot;: false, &quot;suffix&quot;: &quot;&quot;}, {&quot;dropping-particle&quot;: &quot;&quot;, &quot;given&quot;: &quot;Arnold M&quot;, &quot;family&quot;: &quot;Saxton&quot;, &quot;non-dropping-particle&quot;: &quot;&quot;, &quot;parse-names&quot;: false, &quot;suffix&quot;: &quot;&quot;}, {&quot;dropping-particle&quot;: &quot;&quot;, &quot;given&quot;: &quot;Robert L&quot;, &quot;family&quot;: &quot;Donnell&quot;, &quot;non-dropping-particle&quot;: &quot;&quot;, &quot;parse-names&quot;: false, &quot;suffix&quot;: &quot;&quot;}, {&quot;dropping-particle&quot;: &quot;&quot;, &quot;given&quot;: &quot;John L&quot;, &quot;family&quot;: &quot;Darcy&quot;, &quot;non-dropping-particle&quot;: &quot;&quot;, &quot;parse-names&quot;: false, &quot;suffix&quot;: &quot;&quot;}, {&quot;dropping-particle&quot;: &quot;&quot;, &quot;given&quot;: &quot;David A&quot;, &quot;family&quot;: &quot;Bemis&quot;, &quot;non-dropping-particle&quot;: &quot;&quot;, &quot;parse-names&quot;: false, &quot;suffix&quot;: &quot;&quot;}, {&quot;dropping-particle&quot;: &quot;&quot;, &quot;given&quot;: &quot;Jiang&quot;, &quot;family&quot;: &quot;Liu&quot;, &quot;non-dropping-particle&quot;: &quot;&quot;, &quot;parse-names&quot;: false, &quot;suffix&quot;: &quot;&quot;}, {&quot;dropping-particle&quot;: &quot;&quot;, &quot;given&quot;: &quot;Ling&quot;, &quot;family&quot;: &quot;Zhao&quot;, &quot;non-dropping-particle&quot;: &quot;&quot;, &quot;parse-names&quot;: false, &quot;suffix&quot;: &quot;&quot;}, {&quot;dropping-particle&quot;: &quot;&quot;, &quot;given&quot;: &quot;Jiangang&quot;, &quot;family&quot;: &quot;Chen&quot;, &quot;non-dropping-particle&quot;: &quot;&quot;, &quot;parse-names&quot;: false, &quot;suffix&quot;: &quot;&quot;}], &quot;id&quot;: &quot;ITEM-3&quot;, &quot;DOI&quot;: &quot;10.1038/srep33430&quot;, &quot;issued&quot;: {&quot;date-parts&quot;: [[&quot;2016&quot;]]}, &quot;type&quot;: &quot;article-journal&quot;, &quot;title&quot;: &quot;Temporal Development of Gut Microbiota in Triclocarban Exposed Pregnant and Neonatal Rats.&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PMID&quot;: &quot;27646684&quot;, &quot;volume&quot;: &quot;6&quot;, &quot;publisher&quot;: &quot;Nature Publishing Group&quot;, &quot;page&quot;: &quot;33430&quot;, &quot;ISSN&quot;: &quot;2045-2322&quot;, &quot;container-title&quot;: &quot;Scientific reports&quot;}, &quot;id&quot;: &quot;ITEM-3&quot;, &quot;uris&quot;: [&quot;http://www.mendeley.com/documents/?uuid=457e9bc5-711b-3c5c-9655-0178cd75eaac&quot;]}, {&quot;itemData&quot;: {&quot;author&quot;: [{&quot;dropping-particle&quot;: &quot;&quot;, &quot;given&quot;: &quot;Diana R&quot;, &quot;family&quot;: &quot;Nemergut&quot;, &quot;non-dropping-particle&quot;: &quot;&quot;, &quot;parse-names&quot;: false, &quot;suffix&quot;: &quot;&quot;}, {&quot;dropping-particle&quot;: &quot;&quot;, &quot;given&quot;: &quot;Joseph E&quot;, &quot;family&quot;: &quot;Knelman&quot;, &quot;non-dropping-particle&quot;: &quot;&quot;, &quot;parse-names&quot;: false, &quot;suffix&quot;: &quot;&quot;}, {&quot;dropping-particle&quot;: &quot;&quot;, &quot;given&quot;: &quot;Scott&quot;, &quot;family&quot;: &quot;Ferrenberg&quot;, &quot;non-dropping-particle&quot;: &quot;&quot;, &quot;parse-names&quot;: false, &quot;suffix&quot;: &quot;&quot;}, {&quot;dropping-particle&quot;: &quot;&quot;, &quot;given&quot;: &quot;Teresa&quot;, &quot;family&quot;: &quot;Bilinski&quot;, &quot;non-dropping-particle&quot;: &quot;&quot;, &quot;parse-names&quot;: false, &quot;suffix&quot;: &quot;&quot;}, {&quot;dropping-particle&quot;: &quot;&quot;, &quot;given&quot;: &quot;Brett&quot;, &quot;family&quot;: &quot;Melbourne&quot;, &quot;non-dropping-particle&quot;: &quot;&quot;, &quot;parse-names&quot;: false, &quot;suffix&quot;: &quot;&quot;}, {&quot;dropping-particle&quot;: &quot;&quot;, &quot;given&quot;: &quot;Lin&quot;, &quot;family&quot;: &quot;Jiang&quot;, &quot;non-dropping-particle&quot;: &quot;&quot;, &quot;parse-names&quot;: false, &quot;suffix&quot;: &quot;&quot;}, {&quot;dropping-particle&quot;: &quot;&quot;, &quot;given&quot;: &quot;Cyrille&quot;, &quot;family&quot;: &quot;Violle&quot;, &quot;non-dropping-particle&quot;: &quot;&quot;, &quot;parse-names&quot;: false, &quot;suffix&quot;: &quot;&quot;}, {&quot;dropping-particle&quot;: &quot;&quot;, &quot;given&quot;: &quot;John L&quot;, &quot;family&quot;: &quot;Darcy&quot;, &quot;non-dropping-particle&quot;: &quot;&quot;, &quot;parse-names&quot;: false, &quot;suffix&quot;: &quot;&quot;}, {&quot;dropping-particle&quot;: &quot;&quot;, &quot;given&quot;: &quot;Tiffany&quot;, &quot;family&quot;: &quot;Prest&quot;, &quot;non-dropping-particle&quot;: &quot;&quot;, &quot;parse-names&quot;: false, &quot;suffix&quot;: &quot;&quot;}, {&quot;dropping-particle&quot;: &quot;&quot;, &quot;given&quot;: &quot;Steven K&quot;, &quot;family&quot;: &quot;Schmidt&quot;, &quot;non-dropping-particle&quot;: &quot;&quot;, &quot;parse-names&quot;: false, &quot;suffix&quot;: &quot;&quot;}, {&quot;dropping-particle&quot;: &quot;&quot;, &quot;given&quot;: &quot;Alan R&quot;, &quot;family&quot;: &quot;Townsend&quot;, &quot;non-dropping-particle&quot;: &quot;&quot;, &quot;parse-names&quot;: false, &quot;suffix&quot;: &quot;&quot;}], &quot;id&quot;: &quot;ITEM-4&quot;, &quot;DOI&quot;: &quot;10.1038/ismej.2015.191&quot;, &quot;issued&quot;: {&quot;date-parts&quot;: [[&quot;2016&quot;, &quot;5&quot;, &quot;13&quot;]]}, &quot;type&quot;: &quot;article-journal&quot;, &quot;title&quot;: &quot;Decreases in average bacterial community rRNA operon copy number during succession&quot;, &quot;note&quot;: &quot;NULL&quot;, &quot;volume&quot;: &quot;10&quot;, &quot;publisher&quot;: &quot;Nature Publishing Group&quot;, &quot;issue&quot;: &quot;5&quot;, &quot;page&quot;: &quot;1147-1156&quot;, &quot;ISSN&quot;: &quot;1751-7362&quot;, &quot;container-title&quot;: &quot;The ISME Journal&quot;}, &quot;id&quot;: &quot;ITEM-4&quot;, &quot;uris&quot;: [&quot;http://www.mendeley.com/documents/?uuid=9b725a04-70dc-3877-9d7b-05228327121c&quot;]}, {&quot;itemData&quot;: {&quot;author&quot;: [{&quot;dropping-particle&quot;: &quot;&quot;, &quot;given&quot;: &quot;John L.&quot;, &quot;family&quot;: &quot;Darcy&quot;, &quot;non-dropping-particle&quot;: &quot;&quot;, &quot;parse-names&quot;: false, &quot;suffix&quot;: &quot;&quot;}, {&quot;dropping-particle&quot;: &quot;&quot;, &quot;given&quot;: &quot;Andrew J.&quot;, &quot;family&quot;: &quot;King&quot;, &quot;non-dropping-particle&quot;: &quot;&quot;, &quot;parse-names&quot;: false, &quot;suffix&quot;: &quot;&quot;}, {&quot;dropping-particle&quot;: &quot;&quot;, &quot;given&quot;: &quot;Eli M.S.&quot;, &quot;family&quot;: &quot;Gendron&quot;, &quot;non-dropping-particle&quot;: &quot;&quot;, &quot;parse-names&quot;: false, &quot;suffix&quot;: &quot;&quot;}, {&quot;dropping-particle&quot;: &quot;&quot;, &quot;given&quot;: &quot;Steven K.&quot;, &quot;family&quot;: &quot;Schmidt&quot;, &quot;non-dropping-particle&quot;: &quot;&quot;, &quot;parse-names&quot;: false, &quot;suffix&quot;: &quot;&quot;}], &quot;id&quot;: &quot;ITEM-5&quot;, &quot;DOI&quot;: &quot;10.1093/femsec/fix095&quot;, &quot;issued&quot;: {&quot;date-parts&quot;: [[&quot;2017&quot;, &quot;8&quot;, &quot;1&quot;]]}, &quot;type&quot;: &quot;article-journal&quot;, &quot;title&quot;: &quot;Spatial autocorrelation of microbial communities atop a debris-covered glacier is evidence of a supraglacial chronosequence&quot;, &quot;volume&quot;: &quot;93&quot;, &quot;publisher&quot;: &quot;Princeton University Press, Princeton&quot;, &quot;issue&quot;: &quot;8&quot;, &quot;page&quot;: &quot;7287-90&quot;, &quot;ISSN&quot;: &quot;1574-6941&quot;, &quot;container-title&quot;: &quot;FEMS Microbiology Ecology&quot;}, &quot;id&quot;: &quot;ITEM-5&quot;, &quot;uris&quot;: [&quot;http://www.mendeley.com/documents/?uuid=f58f14b1-b659-353d-879e-a962bd69116d&quot;]}]} RNDTrtNDuHO7q"/><text:span text:style-name="T3">(Caporaso </text:span><text:span text:style-name="T10">et al.</text:span><text:span text:style-name="T3">, 2011; Koenig </text:span><text:span text:style-name="T10">et al.</text:span><text:span text:style-name="T3">, 2011; Kennedy </text:span><text:span text:style-name="T10">et al.</text:span><text:span text:style-name="T3">, 2016; Nemergut </text:span><text:span text:style-name="T10">et al.</text:span><text:span text:style-name="T3">, 2016; Darcy </text:span><text:span text:style-name="T10">et al.</text:span><text:span text:style-name="T3">, 2017)</text:span><text:reference-mark-end text:name="ADDIN CSL_CITATION {&quot;mendeley&quot;: {&quot;previouslyFormattedCitation&quot;: &quot;(Caporaso &lt;i&gt;et al.&lt;/i&gt;, 2011; Koenig &lt;i&gt;et al.&lt;/i&gt;, 2011; Kennedy &lt;i&gt;et al.&lt;/i&gt;, 2016; Nemergut &lt;i&gt;et al.&lt;/i&gt;, 2016; Darcy &lt;i&gt;et al.&lt;/i&gt;, 2017)&quot;, &quot;formattedCitation&quot;: &quot;(Caporaso &lt;i&gt;et al.&lt;/i&gt;, 2011; Koenig &lt;i&gt;et al.&lt;/i&gt;, 2011; Kennedy &lt;i&gt;et al.&lt;/i&gt;, 2016; Nemergut &lt;i&gt;et al.&lt;/i&gt;, 2016; Darcy &lt;i&gt;et al.&lt;/i&gt;, 2017)&quot;, &quot;plainTextFormattedCitation&quot;: &quot;(Caporaso et al., 2011; Koenig et al., 2011; Kennedy et al., 2016; Nemergut et al., 2016; Darcy et al., 2017)&quot;}, &quot;schema&quot;: &quot;https://github.com/citation-style-language/schema/raw/master/csl-citation.json&quot;, &quot;properties&quot;: {&quot;noteIndex&quot;: 0}, &quot;citationItems&quot;: [{&quot;itemData&quot;: {&quot;author&quot;: [{&quot;dropping-particle&quot;: &quot;&quot;, &quot;given&quot;: &quot;J Gregory&quot;, &quot;family&quot;: &quot;Caporaso&quot;, &quot;non-dropping-particle&quot;: &quot;&quot;, &quot;parse-names&quot;: false, &quot;suffix&quot;: &quot;&quot;}, {&quot;dropping-particle&quot;: &quot;&quot;, &quot;given&quot;: &quot;Christian L&quot;, &quot;family&quot;: &quot;Lauber&quot;, &quot;non-dropping-particle&quot;: &quot;&quot;, &quot;parse-names&quot;: false, &quot;suffix&quot;: &quot;&quot;}, {&quot;dropping-particle&quot;: &quot;&quot;, &quot;given&quot;: &quot;Elizabeth K&quot;, &quot;family&quot;: &quot;Costello&quot;, &quot;non-dropping-particle&quot;: &quot;&quot;, &quot;parse-names&quot;: false, &quot;suffix&quot;: &quot;&quot;}, {&quot;dropping-particle&quot;: &quot;&quot;, &quot;given&quot;: &quot;Donna&quot;, &quot;family&quot;: &quot;Berg-Lyons&quot;, &quot;non-dropping-particle&quot;: &quot;&quot;, &quot;parse-names&quot;: false, &quot;suffix&quot;: &quot;&quot;}, {&quot;dropping-particle&quot;: &quot;&quot;, &quot;given&quot;: &quot;Antonio&quot;, &quot;family&quot;: &quot;Gonzalez&quot;, &quot;non-dropping-particle&quot;: &quot;&quot;, &quot;parse-names&quot;: false, &quot;suffix&quot;: &quot;&quot;}, {&quot;dropping-particle&quot;: &quot;&quot;, &quot;given&quot;: &quot;Jesse&quot;, &quot;family&quot;: &quot;Stombaugh&quot;, &quot;non-dropping-particle&quot;: &quot;&quot;, &quot;parse-names&quot;: false, &quot;suffix&quot;: &quot;&quot;}, {&quot;dropping-particle&quot;: &quot;&quot;, &quot;given&quot;: &quot;Dan&quot;, &quot;family&quot;: &quot;Knights&quot;, &quot;non-dropping-particle&quot;: &quot;&quot;, &quot;parse-names&quot;: false, &quot;suffix&quot;: &quot;&quot;}, {&quot;dropping-particle&quot;: &quot;&quot;, &quot;given&quot;: &quot;Pawel&quot;, &quot;family&quot;: &quot;Gajer&quot;, &quot;non-dropping-particle&quot;: &quot;&quot;, &quot;parse-names&quot;: false, &quot;suffix&quot;: &quot;&quot;}, {&quot;dropping-particle&quot;: &quot;&quot;, &quot;given&quot;: &quot;Jacques&quot;, &quot;family&quot;: &quot;Ravel&quot;, &quot;non-dropping-particle&quot;: &quot;&quot;, &quot;parse-names&quot;: false, &quot;suffix&quot;: &quot;&quot;}, {&quot;dropping-particle&quot;: &quot;&quot;, &quot;given&quot;: &quot;Noah&quot;, &quot;family&quot;: &quot;Fierer&quot;, &quot;non-dropping-particle&quot;: &quot;&quot;, &quot;parse-names&quot;: false, &quot;suffix&quot;: &quot;&quot;}, {&quot;dropping-particle&quot;: &quot;&quot;, &quot;given&quot;: &quot;Jeffrey I&quot;, &quot;family&quot;: &quot;Gordon&quot;, &quot;non-dropping-particle&quot;: &quot;&quot;, &quot;parse-names&quot;: false, &quot;suffix&quot;: &quot;&quot;}, {&quot;dropping-particle&quot;: &quot;&quot;, &quot;given&quot;: &quot;Rob&quot;, &quot;family&quot;: &quot;Knight&quot;, &quot;non-dropping-particle&quot;: &quot;&quot;, &quot;parse-names&quot;: false, &quot;suffix&quot;: &quot;&quot;}], &quot;id&quot;: &quot;ITEM-1&quot;, &quot;DOI&quot;: &quot;10.1186/gb-2011-12-5-r50&quot;, &quot;issued&quot;: {&quot;date-parts&quot;: [[&quot;2011&quot;, &quot;1&quot;]]}, &quot;type&quot;: &quot;article-journal&quot;, &quot;title&quot;: &quot;Moving pictures of the human microbiome.&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PMID&quot;: &quot;21624126&quot;, &quot;volume&quot;: &quot;12&quot;, &quot;issue&quot;: &quot;5&quot;, &quot;page&quot;: &quot;R50&quot;, &quot;ISSN&quot;: &quot;1474-760X&quot;, &quot;container-title&quot;: &quot;Genome biology&quot;}, &quot;id&quot;: &quot;ITEM-1&quot;, &quot;uris&quot;: [&quot;http://www.mendeley.com/documents/?uuid=a4bf9db3-6d07-421f-93b9-85039631b2b2&quot;]}, {&quot;itemData&quot;: {&quot;author&quot;: [{&quot;dropping-particle&quot;: &quot;&quot;, &quot;given&quot;: &quot;Jeremy E&quot;, &quot;family&quot;: &quot;Koenig&quot;, &quot;non-dropping-particle&quot;: &quot;&quot;, &quot;parse-names&quot;: false, &quot;suffix&quot;: &quot;&quot;}, {&quot;dropping-particle&quot;: &quot;&quot;, &quot;given&quot;: &quot;Aym\u00e9&quot;, &quot;family&quot;: &quot;Spor&quot;, &quot;non-dropping-particle&quot;: &quot;&quot;, &quot;parse-names&quot;: false, &quot;suffix&quot;: &quot;&quot;}, {&quot;dropping-particle&quot;: &quot;&quot;, &quot;given&quot;: &quot;Nicholas&quot;, &quot;family&quot;: &quot;Scalfone&quot;, &quot;non-dropping-particle&quot;: &quot;&quot;, &quot;parse-names&quot;: false, &quot;suffix&quot;: &quot;&quot;}, {&quot;dropping-particle&quot;: &quot;&quot;, &quot;given&quot;: &quot;Ashwana D&quot;, &quot;family&quot;: &quot;Fricker&quot;, &quot;non-dropping-particle&quot;: &quot;&quot;, &quot;parse-names&quot;: false, &quot;suffix&quot;: &quot;&quot;}, {&quot;dropping-particle&quot;: &quot;&quot;, &quot;given&quot;: &quot;Jesse&quot;, &quot;family&quot;: &quot;Stombaugh&quot;, &quot;non-dropping-particle&quot;: &quot;&quot;, &quot;parse-names&quot;: false, &quot;suffix&quot;: &quot;&quot;}, {&quot;dropping-particle&quot;: &quot;&quot;, &quot;given&quot;: &quot;Rob&quot;, &quot;family&quot;: &quot;Knight&quot;, &quot;non-dropping-particle&quot;: &quot;&quot;, &quot;parse-names&quot;: false, &quot;suffix&quot;: &quot;&quot;}, {&quot;dropping-particle&quot;: &quot;&quot;, &quot;given&quot;: &quot;Largus T&quot;, &quot;family&quot;: &quot;Angenent&quot;, &quot;non-dropping-particle&quot;: &quot;&quot;, &quot;parse-names&quot;: false, &quot;suffix&quot;: &quot;&quot;}, {&quot;dropping-particle&quot;: &quot;&quot;, &quot;given&quot;: &quot;Ruth E&quot;, &quot;family&quot;: &quot;Ley&quot;, &quot;non-dropping-particle&quot;: &quot;&quot;, &quot;parse-names&quot;: false, &quot;suffix&quot;: &quot;&quot;}], &quot;id&quot;: &quot;ITEM-2&quot;, &quot;DOI&quot;: &quot;10.1073/pnas.1000081107&quot;, &quot;issued&quot;: {&quot;date-parts&quot;: [[&quot;2011&quot;, &quot;3&quot;, &quot;15&quot;]]}, &quot;type&quot;: &quot;article-journal&quot;, &quot;title&quot;: &quot;Succession of microbial consortia in the developing infant gut microbiome.&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PMID&quot;: &quot;20668239&quot;, &quot;volume&quot;: &quot;108 Suppl&quot;, &quot;issue&quot;: &quot;Supplement_1&quot;, &quot;page&quot;: &quot;4578-85&quot;, &quot;ISSN&quot;: &quot;1091-6490&quot;, &quot;container-title&quot;: &quot;Proceedings of the National Academy of Sciences of the United States of America&quot;}, &quot;id&quot;: &quot;ITEM-2&quot;, &quot;uris&quot;: [&quot;http://www.mendeley.com/documents/?uuid=53eb5512-7664-49e8-9091-aa39872934cb&quot;]}, {&quot;itemData&quot;: {&quot;author&quot;: [{&quot;dropping-particle&quot;: &quot;&quot;, &quot;given&quot;: &quot;Rebekah C&quot;, &quot;family&quot;: &quot;Kennedy&quot;, &quot;non-dropping-particle&quot;: &quot;&quot;, &quot;parse-names&quot;: false, &quot;suffix&quot;: &quot;&quot;}, {&quot;dropping-particle&quot;: &quot;&quot;, &quot;given&quot;: &quot;Russell R&quot;, &quot;family&quot;: &quot;Fling&quot;, &quot;non-dropping-particle&quot;: &quot;&quot;, &quot;parse-names&quot;: false, &quot;suffix&quot;: &quot;&quot;}, {&quot;dropping-particle&quot;: &quot;&quot;, &quot;given&quot;: &quot;Michael S&quot;, &quot;family&quot;: &quot;Robeson&quot;, &quot;non-dropping-particle&quot;: &quot;&quot;, &quot;parse-names&quot;: false, &quot;suffix&quot;: &quot;&quot;}, {&quot;dropping-particle&quot;: &quot;&quot;, &quot;given&quot;: &quot;Arnold M&quot;, &quot;family&quot;: &quot;Saxton&quot;, &quot;non-dropping-particle&quot;: &quot;&quot;, &quot;parse-names&quot;: false, &quot;suffix&quot;: &quot;&quot;}, {&quot;dropping-particle&quot;: &quot;&quot;, &quot;given&quot;: &quot;Robert L&quot;, &quot;family&quot;: &quot;Donnell&quot;, &quot;non-dropping-particle&quot;: &quot;&quot;, &quot;parse-names&quot;: false, &quot;suffix&quot;: &quot;&quot;}, {&quot;dropping-particle&quot;: &quot;&quot;, &quot;given&quot;: &quot;John L&quot;, &quot;family&quot;: &quot;Darcy&quot;, &quot;non-dropping-particle&quot;: &quot;&quot;, &quot;parse-names&quot;: false, &quot;suffix&quot;: &quot;&quot;}, {&quot;dropping-particle&quot;: &quot;&quot;, &quot;given&quot;: &quot;David A&quot;, &quot;family&quot;: &quot;Bemis&quot;, &quot;non-dropping-particle&quot;: &quot;&quot;, &quot;parse-names&quot;: false, &quot;suffix&quot;: &quot;&quot;}, {&quot;dropping-particle&quot;: &quot;&quot;, &quot;given&quot;: &quot;Jiang&quot;, &quot;family&quot;: &quot;Liu&quot;, &quot;non-dropping-particle&quot;: &quot;&quot;, &quot;parse-names&quot;: false, &quot;suffix&quot;: &quot;&quot;}, {&quot;dropping-particle&quot;: &quot;&quot;, &quot;given&quot;: &quot;Ling&quot;, &quot;family&quot;: &quot;Zhao&quot;, &quot;non-dropping-particle&quot;: &quot;&quot;, &quot;parse-names&quot;: false, &quot;suffix&quot;: &quot;&quot;}, {&quot;dropping-particle&quot;: &quot;&quot;, &quot;given&quot;: &quot;Jiangang&quot;, &quot;family&quot;: &quot;Chen&quot;, &quot;non-dropping-particle&quot;: &quot;&quot;, &quot;parse-names&quot;: false, &quot;suffix&quot;: &quot;&quot;}], &quot;id&quot;: &quot;ITEM-3&quot;, &quot;DOI&quot;: &quot;10.1038/srep33430&quot;, &quot;issued&quot;: {&quot;date-parts&quot;: [[&quot;2016&quot;]]}, &quot;type&quot;: &quot;article-journal&quot;, &quot;title&quot;: &quot;Temporal Development of Gut Microbiota in Triclocarban Exposed Pregnant and Neonatal Rats.&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PMID&quot;: &quot;27646684&quot;, &quot;volume&quot;: &quot;6&quot;, &quot;publisher&quot;: &quot;Nature Publishing Group&quot;, &quot;page&quot;: &quot;33430&quot;, &quot;ISSN&quot;: &quot;2045-2322&quot;, &quot;container-title&quot;: &quot;Scientific reports&quot;}, &quot;id&quot;: &quot;ITEM-3&quot;, &quot;uris&quot;: [&quot;http://www.mendeley.com/documents/?uuid=457e9bc5-711b-3c5c-9655-0178cd75eaac&quot;]}, {&quot;itemData&quot;: {&quot;author&quot;: [{&quot;dropping-particle&quot;: &quot;&quot;, &quot;given&quot;: &quot;Diana R&quot;, &quot;family&quot;: &quot;Nemergut&quot;, &quot;non-dropping-particle&quot;: &quot;&quot;, &quot;parse-names&quot;: false, &quot;suffix&quot;: &quot;&quot;}, {&quot;dropping-particle&quot;: &quot;&quot;, &quot;given&quot;: &quot;Joseph E&quot;, &quot;family&quot;: &quot;Knelman&quot;, &quot;non-dropping-particle&quot;: &quot;&quot;, &quot;parse-names&quot;: false, &quot;suffix&quot;: &quot;&quot;}, {&quot;dropping-particle&quot;: &quot;&quot;, &quot;given&quot;: &quot;Scott&quot;, &quot;family&quot;: &quot;Ferrenberg&quot;, &quot;non-dropping-particle&quot;: &quot;&quot;, &quot;parse-names&quot;: false, &quot;suffix&quot;: &quot;&quot;}, {&quot;dropping-particle&quot;: &quot;&quot;, &quot;given&quot;: &quot;Teresa&quot;, &quot;family&quot;: &quot;Bilinski&quot;, &quot;non-dropping-particle&quot;: &quot;&quot;, &quot;parse-names&quot;: false, &quot;suffix&quot;: &quot;&quot;}, {&quot;dropping-particle&quot;: &quot;&quot;, &quot;given&quot;: &quot;Brett&quot;, &quot;family&quot;: &quot;Melbourne&quot;, &quot;non-dropping-particle&quot;: &quot;&quot;, &quot;parse-names&quot;: false, &quot;suffix&quot;: &quot;&quot;}, {&quot;dropping-particle&quot;: &quot;&quot;, &quot;given&quot;: &quot;Lin&quot;, &quot;family&quot;: &quot;Jiang&quot;, &quot;non-dropping-particle&quot;: &quot;&quot;, &quot;parse-names&quot;: false, &quot;suffix&quot;: &quot;&quot;}, {&quot;dropping-particle&quot;: &quot;&quot;, &quot;given&quot;: &quot;Cyrille&quot;, &quot;family&quot;: &quot;Violle&quot;, &quot;non-dropping-particle&quot;: &quot;&quot;, &quot;parse-names&quot;: false, &quot;suffix&quot;: &quot;&quot;}, {&quot;dropping-particle&quot;: &quot;&quot;, &quot;given&quot;: &quot;John L&quot;, &quot;family&quot;: &quot;Darcy&quot;, &quot;non-dropping-particle&quot;: &quot;&quot;, &quot;parse-names&quot;: false, &quot;suffix&quot;: &quot;&quot;}, {&quot;dropping-particle&quot;: &quot;&quot;, &quot;given&quot;: &quot;Tiffany&quot;, &quot;family&quot;: &quot;Prest&quot;, &quot;non-dropping-particle&quot;: &quot;&quot;, &quot;parse-names&quot;: false, &quot;suffix&quot;: &quot;&quot;}, {&quot;dropping-particle&quot;: &quot;&quot;, &quot;given&quot;: &quot;Steven K&quot;, &quot;family&quot;: &quot;Schmidt&quot;, &quot;non-dropping-particle&quot;: &quot;&quot;, &quot;parse-names&quot;: false, &quot;suffix&quot;: &quot;&quot;}, {&quot;dropping-particle&quot;: &quot;&quot;, &quot;given&quot;: &quot;Alan R&quot;, &quot;family&quot;: &quot;Townsend&quot;, &quot;non-dropping-particle&quot;: &quot;&quot;, &quot;parse-names&quot;: false, &quot;suffix&quot;: &quot;&quot;}], &quot;id&quot;: &quot;ITEM-4&quot;, &quot;DOI&quot;: &quot;10.1038/ismej.2015.191&quot;, &quot;issued&quot;: {&quot;date-parts&quot;: [[&quot;2016&quot;, &quot;5&quot;, &quot;13&quot;]]}, &quot;type&quot;: &quot;article-journal&quot;, &quot;title&quot;: &quot;Decreases in average bacterial community rRNA operon copy number during succession&quot;, &quot;note&quot;: &quot;NULL&quot;, &quot;volume&quot;: &quot;10&quot;, &quot;publisher&quot;: &quot;Nature Publishing Group&quot;, &quot;issue&quot;: &quot;5&quot;, &quot;page&quot;: &quot;1147-1156&quot;, &quot;ISSN&quot;: &quot;1751-7362&quot;, &quot;container-title&quot;: &quot;The ISME Journal&quot;}, &quot;id&quot;: &quot;ITEM-4&quot;, &quot;uris&quot;: [&quot;http://www.mendeley.com/documents/?uuid=9b725a04-70dc-3877-9d7b-05228327121c&quot;]}, {&quot;itemData&quot;: {&quot;author&quot;: [{&quot;dropping-particle&quot;: &quot;&quot;, &quot;given&quot;: &quot;John L.&quot;, &quot;family&quot;: &quot;Darcy&quot;, &quot;non-dropping-particle&quot;: &quot;&quot;, &quot;parse-names&quot;: false, &quot;suffix&quot;: &quot;&quot;}, {&quot;dropping-particle&quot;: &quot;&quot;, &quot;given&quot;: &quot;Andrew J.&quot;, &quot;family&quot;: &quot;King&quot;, &quot;non-dropping-particle&quot;: &quot;&quot;, &quot;parse-names&quot;: false, &quot;suffix&quot;: &quot;&quot;}, {&quot;dropping-particle&quot;: &quot;&quot;, &quot;given&quot;: &quot;Eli M.S.&quot;, &quot;family&quot;: &quot;Gendron&quot;, &quot;non-dropping-particle&quot;: &quot;&quot;, &quot;parse-names&quot;: false, &quot;suffix&quot;: &quot;&quot;}, {&quot;dropping-particle&quot;: &quot;&quot;, &quot;given&quot;: &quot;Steven K.&quot;, &quot;family&quot;: &quot;Schmidt&quot;, &quot;non-dropping-particle&quot;: &quot;&quot;, &quot;parse-names&quot;: false, &quot;suffix&quot;: &quot;&quot;}], &quot;id&quot;: &quot;ITEM-5&quot;, &quot;DOI&quot;: &quot;10.1093/femsec/fix095&quot;, &quot;issued&quot;: {&quot;date-parts&quot;: [[&quot;2017&quot;, &quot;8&quot;, &quot;1&quot;]]}, &quot;type&quot;: &quot;article-journal&quot;, &quot;title&quot;: &quot;Spatial autocorrelation of microbial communities atop a debris-covered glacier is evidence of a supraglacial chronosequence&quot;, &quot;volume&quot;: &quot;93&quot;, &quot;publisher&quot;: &quot;Princeton University Press, Princeton&quot;, &quot;issue&quot;: &quot;8&quot;, &quot;page&quot;: &quot;7287-90&quot;, &quot;ISSN&quot;: &quot;1574-6941&quot;, &quot;container-title&quot;: &quot;FEMS Microbiology Ecology&quot;}, &quot;id&quot;: &quot;ITEM-5&quot;, &quot;uris&quot;: [&quot;http://www.mendeley.com/documents/?uuid=f58f14b1-b659-353d-879e-a962bd69116d&quot;]}]} RNDTrtNDuHO7q"/><text:span text:style-name="T16">⁠. But one major drawback of culture-independent sequencing studies is that it is difficult to link species with their traits </text:span><text:reference-mark-start text:name="ADDIN CSL_CITATION {&quot;mendeley&quot;: {&quot;previouslyFormattedCitation&quot;: &quot;(Martiny &lt;i&gt;et al.&lt;/i&gt;, 2015)&quot;, &quot;formattedCitation&quot;: &quot;(Martiny &lt;i&gt;et al.&lt;/i&gt;, 2015)&quot;, &quot;plainTextFormattedCitation&quot;: &quot;(Martiny et al., 2015)&quot;}, &quot;schema&quot;: &quot;https://github.com/citation-style-language/schema/raw/master/csl-citation.json&quot;, &quot;properties&quot;: {&quot;noteIndex&quot;: 0}, &quot;citationItems&quot;: [{&quot;itemData&quot;: {&quot;language&quot;: &quot;en&quot;, &quot;author&quot;: [{&quot;dropping-particle&quot;: &quot;&quot;, &quot;given&quot;: &quot;J. B. H.&quot;, &quot;family&quot;: &quot;Martiny&quot;, &quot;non-dropping-particle&quot;: &quot;&quot;, &quot;parse-names&quot;: false, &quot;suffix&quot;: &quot;&quot;}, {&quot;dropping-particle&quot;: &quot;&quot;, &quot;given&quot;: &quot;S. E.&quot;, &quot;family&quot;: &quot;Jones&quot;, &quot;non-dropping-particle&quot;: &quot;&quot;, &quot;parse-names&quot;: false, &quot;suffix&quot;: &quot;&quot;}, {&quot;dropping-particle&quot;: &quot;&quot;, &quot;given&quot;: &quot;J. T.&quot;, &quot;family&quot;: &quot;Lennon&quot;, &quot;non-dropping-particle&quot;: &quot;&quot;, &quot;parse-names&quot;: false, &quot;suffix&quot;: &quot;&quot;}, {&quot;dropping-particle&quot;: &quot;&quot;, &quot;given&quot;: &quot;A. C.&quot;, &quot;family&quot;: &quot;Martiny&quot;, &quot;non-dropping-particle&quot;: &quot;&quot;, &quot;parse-names&quot;: false, &quot;suffix&quot;: &quot;&quot;}], &quot;id&quot;: &quot;ITEM-1&quot;, &quot;DOI&quot;: &quot;10.1126/science.aac9323&quot;, &quot;issued&quot;: {&quot;date-parts&quot;: [[&quot;2015&quot;, &quot;11&quot;, &quot;5&quot;]]}, &quot;type&quot;: &quot;article-journal&quot;, &quot;title&quot;: &quot;Microbiomes in light of traits: A phylogenetic perspective&quot;, &quot;abstract&quot;: &quot;A focus on the phenotypic characteristics of microorganisms-their traits-offers a path for interpreting the growing amount of microbiome data. We review key aspects of microbial traits, as well as approaches used to assay their phylogenetic distribution. Recent studies reveal that microbial traits are differentially conserved across the tree of life and appear to be conserved in a hierarchical fashion, possibly linked to their biochemical complexity. These results suggest a predictive framework whereby the genetic (or taxonomic) resolution of microbiome variation among samples provides information about the traits under selection. The organizational parallels seen among human and free-living microbiomes seem to support this idea. Developments in this framework may offer predictions not only for how microbial composition responds to changing environmental conditions, but also for how these changes may alter the health or functioning in human, engineered, and environmental systems.&quot;, &quot;PMID&quot;: &quot;26542581&quot;, &quot;volume&quot;: &quot;350&quot;, &quot;publisher&quot;: &quot;American Association for the Advancement of Science&quot;, &quot;issue&quot;: &quot;6261&quot;, &quot;page&quot;: &quot;aac9323-aac9323&quot;, &quot;ISSN&quot;: &quot;0036-8075&quot;, &quot;container-title&quot;: &quot;Science&quot;}, &quot;id&quot;: &quot;ITEM-1&quot;, &quot;uris&quot;: [&quot;http://www.mendeley.com/documents/?uuid=44a7e668-d101-4d72-9a99-b4147091a0a6&quot;]}]} RNDQFSQzNL3D0"/><text:span text:style-name="T3">(Martiny </text:span><text:span text:style-name="T10">et al.</text:span><text:span text:style-name="T3">, 2015)</text:span><text:reference-mark-end text:name="ADDIN CSL_CITATION {&quot;mendeley&quot;: {&quot;previouslyFormattedCitation&quot;: &quot;(Martiny &lt;i&gt;et al.&lt;/i&gt;, 2015)&quot;, &quot;formattedCitation&quot;: &quot;(Martiny &lt;i&gt;et al.&lt;/i&gt;, 2015)&quot;, &quot;plainTextFormattedCitation&quot;: &quot;(Martiny et al., 2015)&quot;}, &quot;schema&quot;: &quot;https://github.com/citation-style-language/schema/raw/master/csl-citation.json&quot;, &quot;properties&quot;: {&quot;noteIndex&quot;: 0}, &quot;citationItems&quot;: [{&quot;itemData&quot;: {&quot;language&quot;: &quot;en&quot;, &quot;author&quot;: [{&quot;dropping-particle&quot;: &quot;&quot;, &quot;given&quot;: &quot;J. B. H.&quot;, &quot;family&quot;: &quot;Martiny&quot;, &quot;non-dropping-particle&quot;: &quot;&quot;, &quot;parse-names&quot;: false, &quot;suffix&quot;: &quot;&quot;}, {&quot;dropping-particle&quot;: &quot;&quot;, &quot;given&quot;: &quot;S. E.&quot;, &quot;family&quot;: &quot;Jones&quot;, &quot;non-dropping-particle&quot;: &quot;&quot;, &quot;parse-names&quot;: false, &quot;suffix&quot;: &quot;&quot;}, {&quot;dropping-particle&quot;: &quot;&quot;, &quot;given&quot;: &quot;J. T.&quot;, &quot;family&quot;: &quot;Lennon&quot;, &quot;non-dropping-particle&quot;: &quot;&quot;, &quot;parse-names&quot;: false, &quot;suffix&quot;: &quot;&quot;}, {&quot;dropping-particle&quot;: &quot;&quot;, &quot;given&quot;: &quot;A. C.&quot;, &quot;family&quot;: &quot;Martiny&quot;, &quot;non-dropping-particle&quot;: &quot;&quot;, &quot;parse-names&quot;: false, &quot;suffix&quot;: &quot;&quot;}], &quot;id&quot;: &quot;ITEM-1&quot;, &quot;DOI&quot;: &quot;10.1126/science.aac9323&quot;, &quot;issued&quot;: {&quot;date-parts&quot;: [[&quot;2015&quot;, &quot;11&quot;, &quot;5&quot;]]}, &quot;type&quot;: &quot;article-journal&quot;, &quot;title&quot;: &quot;Microbiomes in light of traits: A phylogenetic perspective&quot;, &quot;abstract&quot;: &quot;A focus on the phenotypic characteristics of microorganisms-their traits-offers a path for interpreting the growing amount of microbiome data. We review key aspects of microbial traits, as well as approaches used to assay their phylogenetic distribution. Recent studies reveal that microbial traits are differentially conserved across the tree of life and appear to be conserved in a hierarchical fashion, possibly linked to their biochemical complexity. These results suggest a predictive framework whereby the genetic (or taxonomic) resolution of microbiome variation among samples provides information about the traits under selection. The organizational parallels seen among human and free-living microbiomes seem to support this idea. Developments in this framework may offer predictions not only for how microbial composition responds to changing environmental conditions, but also for how these changes may alter the health or functioning in human, engineered, and environmental systems.&quot;, &quot;PMID&quot;: &quot;26542581&quot;, &quot;volume&quot;: &quot;350&quot;, &quot;publisher&quot;: &quot;American Association for the Advancement of Science&quot;, &quot;issue&quot;: &quot;6261&quot;, &quot;page&quot;: &quot;aac9323-aac9323&quot;, &quot;ISSN&quot;: &quot;0036-8075&quot;, &quot;container-title&quot;: &quot;Science&quot;}, &quot;id&quot;: &quot;ITEM-1&quot;, &quot;uris&quot;: [&quot;http://www.mendeley.com/documents/?uuid=44a7e668-d101-4d72-9a99-b4147091a0a6&quot;]}]} RNDQFSQzNL3D0"/><text:span text:style-name="T16">⁠. Phylogenetic approaches can compensate for this drawback somewhat, by using the shared evolutionary history of species as a proxy for their ecological (trait-based) similarity </text:span><text:reference-mark-start text:name="ADDIN CSL_CITATION {&quot;mendeley&quot;: {&quot;previouslyFormattedCitation&quot;: &quot;(Webb &lt;i&gt;et al.&lt;/i&gt;, 2002; Wiens &lt;i&gt;et al.&lt;/i&gt;, 2010)&quot;, &quot;formattedCitation&quot;: &quot;(Webb &lt;i&gt;et al.&lt;/i&gt;, 2002; Wiens &lt;i&gt;et al.&lt;/i&gt;, 2010)&quot;, &quot;plainTextFormattedCitation&quot;: &quot;(Webb et al., 2002; Wiens et al., 2010)&quot;}, &quot;schema&quot;: &quot;https://github.com/citation-style-language/schema/raw/master/csl-citation.json&quot;, &quot;properties&quot;: {&quot;noteIndex&quot;: 0}, &quot;citationItems&quot;: [{&quot;itemData&quot;: {&quot;language&quot;: &quot;en&quot;, &quot;author&quot;: [{&quot;dropping-particle&quot;: &quot;&quot;, &quot;given&quot;: &quot;Campbell O.&quot;, &quot;family&quot;: &quot;Webb&quot;, &quot;non-dropping-particle&quot;: &quot;&quot;, &quot;parse-names&quot;: false, &quot;suffix&quot;: &quot;&quot;}, {&quot;dropping-particle&quot;: &quot;&quot;, &quot;given&quot;: &quot;David D.&quot;, &quot;family&quot;: &quot;Ackerly&quot;, &quot;non-dropping-particle&quot;: &quot;&quot;, &quot;parse-names&quot;: false, &quot;suffix&quot;: &quot;&quot;}, {&quot;dropping-particle&quot;: &quot;&quot;, &quot;given&quot;: &quot;Mark A.&quot;, &quot;family&quot;: &quot;McPeek&quot;, &quot;non-dropping-particle&quot;: &quot;&quot;, &quot;parse-names&quot;: false, &quot;suffix&quot;: &quot;&quot;}, {&quot;dropping-particle&quot;: &quot;&quot;, &quot;given&quot;: &quot;Michael J.&quot;, &quot;family&quot;: &quot;Donoghue&quot;, &quot;non-dropping-particle&quot;: &quot;&quot;, &quot;parse-names&quot;: false, &quot;suffix&quot;: &quot;&quot;}], &quot;id&quot;: &quot;ITEM-1&quot;, &quot;DOI&quot;: &quot;10.1146/annurev.ecolsys.33.010802.150448&quot;, &quot;issued&quot;: {&quot;date-parts&quot;: [[&quot;2002&quot;, &quot;11&quot;, &quot;28&quot;]]}, &quot;type&quot;: &quot;article-journal&quot;, &quot;abstract&quot;: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title&quot;: &quot;Phylogenies and Community Ecology&quot;, &quot;volume&quot;: &quot;33&quot;, &quot;publisher&quot;: &quot;Annual Reviews  4139 El Camino Way, P.O. Box 10139, Palo Alto, CA 94303-0139, USA&quot;, &quot;issue&quot;: &quot;1&quot;, &quot;page&quot;: &quot;475-505&quot;, &quot;ISSN&quot;: &quot;0066-4162&quot;, &quot;container-title&quot;: &quot;Annual Review of Ecology and Systematics&quot;}, &quot;id&quot;: &quot;ITEM-1&quot;, &quot;uris&quot;: [&quot;http://www.mendeley.com/documents/?uuid=12375bae-1b0a-4389-89b9-37b77170fa2f&quot;]}, {&quot;itemData&quot;: {&quot;author&quot;: [{&quot;dropping-particle&quot;: &quot;&quot;, &quot;given&quot;: &quot;John J.&quot;, &quot;family&quot;: &quot;Wiens&quot;, &quot;non-dropping-particle&quot;: &quot;&quot;, &quot;parse-names&quot;: false, &quot;suffix&quot;: &quot;&quot;}, {&quot;dropping-particle&quot;: &quot;&quot;, &quot;given&quot;: &quot;David D.&quot;, &quot;family&quot;: &quot;Ackerly&quot;, &quot;non-dropping-particle&quot;: &quot;&quot;, &quot;parse-names&quot;: false, &quot;suffix&quot;: &quot;&quot;}, {&quot;dropping-particle&quot;: &quot;&quot;, &quot;given&quot;: &quot;Andrew P.&quot;, &quot;family&quot;: &quot;Allen&quot;, &quot;non-dropping-particle&quot;: &quot;&quot;, &quot;parse-names&quot;: false, &quot;suffix&quot;: &quot;&quot;}, {&quot;dropping-particle&quot;: &quot;&quot;, &quot;given&quot;: &quot;Brian L.&quot;, &quot;family&quot;: &quot;Anacker&quot;, &quot;non-dropping-particle&quot;: &quot;&quot;, &quot;parse-names&quot;: false, &quot;suffix&quot;: &quot;&quot;}, {&quot;dropping-particle&quot;: &quot;&quot;, &quot;given&quot;: &quot;Lauren B.&quot;, &quot;family&quot;: &quot;Buckley&quot;, &quot;non-dropping-particle&quot;: &quot;&quot;, &quot;parse-names&quot;: false, &quot;suffix&quot;: &quot;&quot;}, {&quot;dropping-particle&quot;: &quot;V.&quot;, &quot;given&quot;: &quot;Howard&quot;, &quot;family&quot;: &quot;Cornell&quot;, &quot;non-dropping-particle&quot;: &quot;&quot;, &quot;parse-names&quot;: false, &quot;suffix&quot;: &quot;&quot;}, {&quot;dropping-particle&quot;: &quot;&quot;, &quot;given&quot;: &quot;Ellen I.&quot;, &quot;family&quot;: &quot;Damschen&quot;, &quot;non-dropping-particle&quot;: &quot;&quot;, &quot;parse-names&quot;: false, &quot;suffix&quot;: &quot;&quot;}, {&quot;dropping-particle&quot;: &quot;&quot;, &quot;given&quot;: &quot;T.&quot;, &quot;family&quot;: &quot;Jonathan Davies&quot;, &quot;non-dropping-particle&quot;: &quot;&quot;, &quot;parse-names&quot;: false, &quot;suffix&quot;: &quot;&quot;}, {&quot;dropping-particle&quot;: &quot;&quot;, &quot;given&quot;: &quot;John-Arvid&quot;, &quot;family&quot;: &quot;Grytnes&quot;, &quot;non-dropping-particle&quot;: &quot;&quot;, &quot;parse-names&quot;: false, &quot;suffix&quot;: &quot;&quot;}, {&quot;dropping-particle&quot;: &quot;&quot;, &quot;given&quot;: &quot;Susan P.&quot;, &quot;family&quot;: &quot;Harrison&quot;, &quot;non-dropping-particle&quot;: &quot;&quot;, &quot;parse-names&quot;: false, &quot;suffix&quot;: &quot;&quot;}, {&quot;dropping-particle&quot;: &quot;&quot;, &quot;given&quot;: &quot;Bradford A.&quot;, &quot;family&quot;: &quot;Hawkins&quot;, &quot;non-dropping-particle&quot;: &quot;&quot;, &quot;parse-names&quot;: false, &quot;suffix&quot;: &quot;&quot;}, {&quot;dropping-particle&quot;: &quot;&quot;, &quot;given&quot;: &quot;Robert D.&quot;, &quot;family&quot;: &quot;Holt&quot;, &quot;non-dropping-particle&quot;: &quot;&quot;, &quot;parse-names&quot;: false, &quot;suffix&quot;: &quot;&quot;}, {&quot;dropping-particle&quot;: &quot;&quot;, &quot;given&quot;: &quot;Christy M.&quot;, &quot;family&quot;: &quot;McCain&quot;, &quot;non-dropping-particle&quot;: &quot;&quot;, &quot;parse-names&quot;: false, &quot;suffix&quot;: &quot;&quot;}, {&quot;dropping-particle&quot;: &quot;&quot;, &quot;given&quot;: &quot;Patrick R.&quot;, &quot;family&quot;: &quot;Stephens&quot;, &quot;non-dropping-particle&quot;: &quot;&quot;, &quot;parse-names&quot;: false, &quot;suffix&quot;: &quot;&quot;}], &quot;id&quot;: &quot;ITEM-2&quot;, &quot;DOI&quot;: &quot;10.1111/j.1461-0248.2010.01515.x&quot;, &quot;issued&quot;: {&quot;date-parts&quot;: [[&quot;2010&quot;, &quot;10&quot;]]}, &quot;type&quot;: &quot;article-journal&quot;, &quot;title&quot;: &quot;Niche conservatism as an emerging principle in ecology and conservation biology&quot;, &quot;volume&quot;: &quot;13&quot;, &quot;publisher&quot;: &quot;Blackwell Publishing Ltd&quot;, &quot;issue&quot;: &quot;10&quot;, &quot;page&quot;: &quot;1310-1324&quot;, &quot;ISSN&quot;: &quot;1461023X&quot;, &quot;container-title&quot;: &quot;Ecology Letters&quot;}, &quot;id&quot;: &quot;ITEM-2&quot;, &quot;uris&quot;: [&quot;http://www.mendeley.com/documents/?uuid=bebd9149-f640-3e24-b2e7-e9e759ea861f&quot;]}]} RNDojTUtp1UAo"/><text:span text:style-name="T3">(Webb </text:span><text:span text:style-name="T10">et al.</text:span><text:span text:style-name="T3">, 2002; Wiens </text:span><text:span text:style-name="T10">et al.</text:span><text:span text:style-name="T3">, 2010)</text:span><text:reference-mark-end text:name="ADDIN CSL_CITATION {&quot;mendeley&quot;: {&quot;previouslyFormattedCitation&quot;: &quot;(Webb &lt;i&gt;et al.&lt;/i&gt;, 2002; Wiens &lt;i&gt;et al.&lt;/i&gt;, 2010)&quot;, &quot;formattedCitation&quot;: &quot;(Webb &lt;i&gt;et al.&lt;/i&gt;, 2002; Wiens &lt;i&gt;et al.&lt;/i&gt;, 2010)&quot;, &quot;plainTextFormattedCitation&quot;: &quot;(Webb et al., 2002; Wiens et al., 2010)&quot;}, &quot;schema&quot;: &quot;https://github.com/citation-style-language/schema/raw/master/csl-citation.json&quot;, &quot;properties&quot;: {&quot;noteIndex&quot;: 0}, &quot;citationItems&quot;: [{&quot;itemData&quot;: {&quot;language&quot;: &quot;en&quot;, &quot;author&quot;: [{&quot;dropping-particle&quot;: &quot;&quot;, &quot;given&quot;: &quot;Campbell O.&quot;, &quot;family&quot;: &quot;Webb&quot;, &quot;non-dropping-particle&quot;: &quot;&quot;, &quot;parse-names&quot;: false, &quot;suffix&quot;: &quot;&quot;}, {&quot;dropping-particle&quot;: &quot;&quot;, &quot;given&quot;: &quot;David D.&quot;, &quot;family&quot;: &quot;Ackerly&quot;, &quot;non-dropping-particle&quot;: &quot;&quot;, &quot;parse-names&quot;: false, &quot;suffix&quot;: &quot;&quot;}, {&quot;dropping-particle&quot;: &quot;&quot;, &quot;given&quot;: &quot;Mark A.&quot;, &quot;family&quot;: &quot;McPeek&quot;, &quot;non-dropping-particle&quot;: &quot;&quot;, &quot;parse-names&quot;: false, &quot;suffix&quot;: &quot;&quot;}, {&quot;dropping-particle&quot;: &quot;&quot;, &quot;given&quot;: &quot;Michael J.&quot;, &quot;family&quot;: &quot;Donoghue&quot;, &quot;non-dropping-particle&quot;: &quot;&quot;, &quot;parse-names&quot;: false, &quot;suffix&quot;: &quot;&quot;}], &quot;id&quot;: &quot;ITEM-1&quot;, &quot;DOI&quot;: &quot;10.1146/annurev.ecolsys.33.010802.150448&quot;, &quot;issued&quot;: {&quot;date-parts&quot;: [[&quot;2002&quot;, &quot;11&quot;, &quot;28&quot;]]}, &quot;type&quot;: &quot;article-journal&quot;, &quot;abstract&quot;: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title&quot;: &quot;Phylogenies and Community Ecology&quot;, &quot;volume&quot;: &quot;33&quot;, &quot;publisher&quot;: &quot;Annual Reviews  4139 El Camino Way, P.O. Box 10139, Palo Alto, CA 94303-0139, USA&quot;, &quot;issue&quot;: &quot;1&quot;, &quot;page&quot;: &quot;475-505&quot;, &quot;ISSN&quot;: &quot;0066-4162&quot;, &quot;container-title&quot;: &quot;Annual Review of Ecology and Systematics&quot;}, &quot;id&quot;: &quot;ITEM-1&quot;, &quot;uris&quot;: [&quot;http://www.mendeley.com/documents/?uuid=12375bae-1b0a-4389-89b9-37b77170fa2f&quot;]}, {&quot;itemData&quot;: {&quot;author&quot;: [{&quot;dropping-particle&quot;: &quot;&quot;, &quot;given&quot;: &quot;John J.&quot;, &quot;family&quot;: &quot;Wiens&quot;, &quot;non-dropping-particle&quot;: &quot;&quot;, &quot;parse-names&quot;: false, &quot;suffix&quot;: &quot;&quot;}, {&quot;dropping-particle&quot;: &quot;&quot;, &quot;given&quot;: &quot;David D.&quot;, &quot;family&quot;: &quot;Ackerly&quot;, &quot;non-dropping-particle&quot;: &quot;&quot;, &quot;parse-names&quot;: false, &quot;suffix&quot;: &quot;&quot;}, {&quot;dropping-particle&quot;: &quot;&quot;, &quot;given&quot;: &quot;Andrew P.&quot;, &quot;family&quot;: &quot;Allen&quot;, &quot;non-dropping-particle&quot;: &quot;&quot;, &quot;parse-names&quot;: false, &quot;suffix&quot;: &quot;&quot;}, {&quot;dropping-particle&quot;: &quot;&quot;, &quot;given&quot;: &quot;Brian L.&quot;, &quot;family&quot;: &quot;Anacker&quot;, &quot;non-dropping-particle&quot;: &quot;&quot;, &quot;parse-names&quot;: false, &quot;suffix&quot;: &quot;&quot;}, {&quot;dropping-particle&quot;: &quot;&quot;, &quot;given&quot;: &quot;Lauren B.&quot;, &quot;family&quot;: &quot;Buckley&quot;, &quot;non-dropping-particle&quot;: &quot;&quot;, &quot;parse-names&quot;: false, &quot;suffix&quot;: &quot;&quot;}, {&quot;dropping-particle&quot;: &quot;V.&quot;, &quot;given&quot;: &quot;Howard&quot;, &quot;family&quot;: &quot;Cornell&quot;, &quot;non-dropping-particle&quot;: &quot;&quot;, &quot;parse-names&quot;: false, &quot;suffix&quot;: &quot;&quot;}, {&quot;dropping-particle&quot;: &quot;&quot;, &quot;given&quot;: &quot;Ellen I.&quot;, &quot;family&quot;: &quot;Damschen&quot;, &quot;non-dropping-particle&quot;: &quot;&quot;, &quot;parse-names&quot;: false, &quot;suffix&quot;: &quot;&quot;}, {&quot;dropping-particle&quot;: &quot;&quot;, &quot;given&quot;: &quot;T.&quot;, &quot;family&quot;: &quot;Jonathan Davies&quot;, &quot;non-dropping-particle&quot;: &quot;&quot;, &quot;parse-names&quot;: false, &quot;suffix&quot;: &quot;&quot;}, {&quot;dropping-particle&quot;: &quot;&quot;, &quot;given&quot;: &quot;John-Arvid&quot;, &quot;family&quot;: &quot;Grytnes&quot;, &quot;non-dropping-particle&quot;: &quot;&quot;, &quot;parse-names&quot;: false, &quot;suffix&quot;: &quot;&quot;}, {&quot;dropping-particle&quot;: &quot;&quot;, &quot;given&quot;: &quot;Susan P.&quot;, &quot;family&quot;: &quot;Harrison&quot;, &quot;non-dropping-particle&quot;: &quot;&quot;, &quot;parse-names&quot;: false, &quot;suffix&quot;: &quot;&quot;}, {&quot;dropping-particle&quot;: &quot;&quot;, &quot;given&quot;: &quot;Bradford A.&quot;, &quot;family&quot;: &quot;Hawkins&quot;, &quot;non-dropping-particle&quot;: &quot;&quot;, &quot;parse-names&quot;: false, &quot;suffix&quot;: &quot;&quot;}, {&quot;dropping-particle&quot;: &quot;&quot;, &quot;given&quot;: &quot;Robert D.&quot;, &quot;family&quot;: &quot;Holt&quot;, &quot;non-dropping-particle&quot;: &quot;&quot;, &quot;parse-names&quot;: false, &quot;suffix&quot;: &quot;&quot;}, {&quot;dropping-particle&quot;: &quot;&quot;, &quot;given&quot;: &quot;Christy M.&quot;, &quot;family&quot;: &quot;McCain&quot;, &quot;non-dropping-particle&quot;: &quot;&quot;, &quot;parse-names&quot;: false, &quot;suffix&quot;: &quot;&quot;}, {&quot;dropping-particle&quot;: &quot;&quot;, &quot;given&quot;: &quot;Patrick R.&quot;, &quot;family&quot;: &quot;Stephens&quot;, &quot;non-dropping-particle&quot;: &quot;&quot;, &quot;parse-names&quot;: false, &quot;suffix&quot;: &quot;&quot;}], &quot;id&quot;: &quot;ITEM-2&quot;, &quot;DOI&quot;: &quot;10.1111/j.1461-0248.2010.01515.x&quot;, &quot;issued&quot;: {&quot;date-parts&quot;: [[&quot;2010&quot;, &quot;10&quot;]]}, &quot;type&quot;: &quot;article-journal&quot;, &quot;title&quot;: &quot;Niche conservatism as an emerging principle in ecology and conservation biology&quot;, &quot;volume&quot;: &quot;13&quot;, &quot;publisher&quot;: &quot;Blackwell Publishing Ltd&quot;, &quot;issue&quot;: &quot;10&quot;, &quot;page&quot;: &quot;1310-1324&quot;, &quot;ISSN&quot;: &quot;1461023X&quot;, &quot;container-title&quot;: &quot;Ecology Letters&quot;}, &quot;id&quot;: &quot;ITEM-2&quot;, &quot;uris&quot;: [&quot;http://www.mendeley.com/documents/?uuid=bebd9149-f640-3e24-b2e7-e9e759ea861f&quot;]}]} RNDojTUtp1UAo"/><text:span text:style-name="T16">⁠. Indeed, phylogenies constructed using 16S rDNA recapitulate core-genome differences among bacteria </text:span><text:reference-mark-start text:name="ADDIN CSL_CITATION {&quot;mendeley&quot;: {&quot;previouslyFormattedCitation&quot;: &quot;(Langille &lt;i&gt;et al.&lt;/i&gt;, 2013)&quot;, &quot;formattedCitation&quot;: &quot;(Langille &lt;i&gt;et al.&lt;/i&gt;, 2013)&quot;, &quot;plainTextFormattedCitation&quot;: &quot;(Langille et al., 2013)&quot;}, &quot;schema&quot;: &quot;https://github.com/citation-style-language/schema/raw/master/csl-citation.json&quot;, &quot;properties&quot;: {&quot;noteIndex&quot;: 0}, &quot;citationItems&quot;: [{&quot;itemData&quot;: {&quot;author&quot;: [{&quot;dropping-particle&quot;: &quot;&quot;, &quot;given&quot;: &quot;Morgan G I&quot;, &quot;family&quot;: &quot;Langille&quot;, &quot;non-dropping-particle&quot;: &quot;&quot;, &quot;parse-names&quot;: false, &quot;suffix&quot;: &quot;&quot;}, {&quot;dropping-particle&quot;: &quot;&quot;, &quot;given&quot;: &quot;Jesse&quot;, &quot;family&quot;: &quot;Zaneveld&quot;, &quot;non-dropping-particle&quot;: &quot;&quot;, &quot;parse-names&quot;: false, &quot;suffix&quot;: &quot;&quot;}, {&quot;dropping-particle&quot;: &quot;&quot;, &quot;given&quot;: &quot;J Gregory&quot;, &quot;family&quot;: &quot;Caporaso&quot;, &quot;non-dropping-particle&quot;: &quot;&quot;, &quot;parse-names&quot;: false, &quot;suffix&quot;: &quot;&quot;}, {&quot;dropping-particle&quot;: &quot;&quot;, &quot;given&quot;: &quot;Daniel&quot;, &quot;family&quot;: &quot;McDonald&quot;, &quot;non-dropping-particle&quot;: &quot;&quot;, &quot;parse-names&quot;: false, &quot;suffix&quot;: &quot;&quot;}, {&quot;dropping-particle&quot;: &quot;&quot;, &quot;given&quot;: &quot;Dan&quot;, &quot;family&quot;: &quot;Knights&quot;, &quot;non-dropping-particle&quot;: &quot;&quot;, &quot;parse-names&quot;: false, &quot;suffix&quot;: &quot;&quot;}, {&quot;dropping-particle&quot;: &quot;&quot;, &quot;given&quot;: &quot;Joshua A&quot;, &quot;family&quot;: &quot;Reyes&quot;, &quot;non-dropping-particle&quot;: &quot;&quot;, &quot;parse-names&quot;: false, &quot;suffix&quot;: &quot;&quot;}, {&quot;dropping-particle&quot;: &quot;&quot;, &quot;given&quot;: &quot;Jose C&quot;, &quot;family&quot;: &quot;Clemente&quot;, &quot;non-dropping-particle&quot;: &quot;&quot;, &quot;parse-names&quot;: false, &quot;suffix&quot;: &quot;&quot;}, {&quot;dropping-particle&quot;: &quot;&quot;, &quot;given&quot;: &quot;Deron E&quot;, &quot;family&quot;: &quot;Burkepile&quot;, &quot;non-dropping-particle&quot;: &quot;&quot;, &quot;parse-names&quot;: false, &quot;suffix&quot;: &quot;&quot;}, {&quot;dropping-particle&quot;: &quot;&quot;, &quot;given&quot;: &quot;Rebecca L&quot;, &quot;family&quot;: &quot;Vega Thurber&quot;, &quot;non-dropping-particle&quot;: &quot;&quot;, &quot;parse-names&quot;: false, &quot;suffix&quot;: &quot;&quot;}, {&quot;dropping-particle&quot;: &quot;&quot;, &quot;given&quot;: &quot;Rob&quot;, &quot;family&quot;: &quot;Knight&quot;, &quot;non-dropping-particle&quot;: &quot;&quot;, &quot;parse-names&quot;: false, &quot;suffix&quot;: &quot;&quot;}, {&quot;dropping-particle&quot;: &quot;&quot;, &quot;given&quot;: &quot;Robert G&quot;, &quot;family&quot;: &quot;Beiko&quot;, &quot;non-dropping-particle&quot;: &quot;&quot;, &quot;parse-names&quot;: false, &quot;suffix&quot;: &quot;&quot;}, {&quot;dropping-particle&quot;: &quot;&quot;, &quot;given&quot;: &quot;Curtis&quot;, &quot;family&quot;: &quot;Huttenhower&quot;, &quot;non-dropping-particle&quot;: &quot;&quot;, &quot;parse-names&quot;: false, &quot;suffix&quot;: &quot;&quot;}], &quot;id&quot;: &quot;ITEM-1&quot;, &quot;DOI&quot;: &quot;10.1038/nbt.2676&quot;, &quot;issued&quot;: {&quot;date-parts&quot;: [[&quot;2013&quot;, &quot;8&quot;, &quot;25&quot;]]}, &quot;type&quot;: &quot;article-journal&quot;, &quot;title&quot;: &quot;Predictive functional profiling of microbial communities using 16S rRNA marker gene sequences&quot;, &quot;volume&quot;: &quot;31&quot;, &quot;publisher&quot;: &quot;Nature Publishing Group&quot;, &quot;issue&quot;: &quot;9&quot;, &quot;page&quot;: &quot;814-821&quot;, &quot;ISSN&quot;: &quot;1087-0156&quot;, &quot;container-title&quot;: &quot;Nature Biotechnology&quot;}, &quot;id&quot;: &quot;ITEM-1&quot;, &quot;uris&quot;: [&quot;http://www.mendeley.com/documents/?uuid=84fd1904-a930-3619-8dc3-316904134fd0&quot;]}]} RNDzwcgscwuq9"/><text:span text:style-name="T3">(Langille </text:span><text:span text:style-name="T10">et al.</text:span><text:span text:style-name="T3">, 2013)</text:span><text:reference-mark-end text:name="ADDIN CSL_CITATION {&quot;mendeley&quot;: {&quot;previouslyFormattedCitation&quot;: &quot;(Langille &lt;i&gt;et al.&lt;/i&gt;, 2013)&quot;, &quot;formattedCitation&quot;: &quot;(Langille &lt;i&gt;et al.&lt;/i&gt;, 2013)&quot;, &quot;plainTextFormattedCitation&quot;: &quot;(Langille et al., 2013)&quot;}, &quot;schema&quot;: &quot;https://github.com/citation-style-language/schema/raw/master/csl-citation.json&quot;, &quot;properties&quot;: {&quot;noteIndex&quot;: 0}, &quot;citationItems&quot;: [{&quot;itemData&quot;: {&quot;author&quot;: [{&quot;dropping-particle&quot;: &quot;&quot;, &quot;given&quot;: &quot;Morgan G I&quot;, &quot;family&quot;: &quot;Langille&quot;, &quot;non-dropping-particle&quot;: &quot;&quot;, &quot;parse-names&quot;: false, &quot;suffix&quot;: &quot;&quot;}, {&quot;dropping-particle&quot;: &quot;&quot;, &quot;given&quot;: &quot;Jesse&quot;, &quot;family&quot;: &quot;Zaneveld&quot;, &quot;non-dropping-particle&quot;: &quot;&quot;, &quot;parse-names&quot;: false, &quot;suffix&quot;: &quot;&quot;}, {&quot;dropping-particle&quot;: &quot;&quot;, &quot;given&quot;: &quot;J Gregory&quot;, &quot;family&quot;: &quot;Caporaso&quot;, &quot;non-dropping-particle&quot;: &quot;&quot;, &quot;parse-names&quot;: false, &quot;suffix&quot;: &quot;&quot;}, {&quot;dropping-particle&quot;: &quot;&quot;, &quot;given&quot;: &quot;Daniel&quot;, &quot;family&quot;: &quot;McDonald&quot;, &quot;non-dropping-particle&quot;: &quot;&quot;, &quot;parse-names&quot;: false, &quot;suffix&quot;: &quot;&quot;}, {&quot;dropping-particle&quot;: &quot;&quot;, &quot;given&quot;: &quot;Dan&quot;, &quot;family&quot;: &quot;Knights&quot;, &quot;non-dropping-particle&quot;: &quot;&quot;, &quot;parse-names&quot;: false, &quot;suffix&quot;: &quot;&quot;}, {&quot;dropping-particle&quot;: &quot;&quot;, &quot;given&quot;: &quot;Joshua A&quot;, &quot;family&quot;: &quot;Reyes&quot;, &quot;non-dropping-particle&quot;: &quot;&quot;, &quot;parse-names&quot;: false, &quot;suffix&quot;: &quot;&quot;}, {&quot;dropping-particle&quot;: &quot;&quot;, &quot;given&quot;: &quot;Jose C&quot;, &quot;family&quot;: &quot;Clemente&quot;, &quot;non-dropping-particle&quot;: &quot;&quot;, &quot;parse-names&quot;: false, &quot;suffix&quot;: &quot;&quot;}, {&quot;dropping-particle&quot;: &quot;&quot;, &quot;given&quot;: &quot;Deron E&quot;, &quot;family&quot;: &quot;Burkepile&quot;, &quot;non-dropping-particle&quot;: &quot;&quot;, &quot;parse-names&quot;: false, &quot;suffix&quot;: &quot;&quot;}, {&quot;dropping-particle&quot;: &quot;&quot;, &quot;given&quot;: &quot;Rebecca L&quot;, &quot;family&quot;: &quot;Vega Thurber&quot;, &quot;non-dropping-particle&quot;: &quot;&quot;, &quot;parse-names&quot;: false, &quot;suffix&quot;: &quot;&quot;}, {&quot;dropping-particle&quot;: &quot;&quot;, &quot;given&quot;: &quot;Rob&quot;, &quot;family&quot;: &quot;Knight&quot;, &quot;non-dropping-particle&quot;: &quot;&quot;, &quot;parse-names&quot;: false, &quot;suffix&quot;: &quot;&quot;}, {&quot;dropping-particle&quot;: &quot;&quot;, &quot;given&quot;: &quot;Robert G&quot;, &quot;family&quot;: &quot;Beiko&quot;, &quot;non-dropping-particle&quot;: &quot;&quot;, &quot;parse-names&quot;: false, &quot;suffix&quot;: &quot;&quot;}, {&quot;dropping-particle&quot;: &quot;&quot;, &quot;given&quot;: &quot;Curtis&quot;, &quot;family&quot;: &quot;Huttenhower&quot;, &quot;non-dropping-particle&quot;: &quot;&quot;, &quot;parse-names&quot;: false, &quot;suffix&quot;: &quot;&quot;}], &quot;id&quot;: &quot;ITEM-1&quot;, &quot;DOI&quot;: &quot;10.1038/nbt.2676&quot;, &quot;issued&quot;: {&quot;date-parts&quot;: [[&quot;2013&quot;, &quot;8&quot;, &quot;25&quot;]]}, &quot;type&quot;: &quot;article-journal&quot;, &quot;title&quot;: &quot;Predictive functional profiling of microbial communities using 16S rRNA marker gene sequences&quot;, &quot;volume&quot;: &quot;31&quot;, &quot;publisher&quot;: &quot;Nature Publishing Group&quot;, &quot;issue&quot;: &quot;9&quot;, &quot;page&quot;: &quot;814-821&quot;, &quot;ISSN&quot;: &quot;1087-0156&quot;, &quot;container-title&quot;: &quot;Nature Biotechnology&quot;}, &quot;id&quot;: &quot;ITEM-1&quot;, &quot;uris&quot;: [&quot;http://www.mendeley.com/documents/?uuid=84fd1904-a930-3619-8dc3-316904134fd0&quot;]}]} RNDzwcgscwuq9"/><text:span text:style-name="T16">⁠. Within this framework of phylogenetic niche conservatism </text:span><text:reference-mark-start text:name="ADDIN CSL_CITATION {&quot;mendeley&quot;: {&quot;previouslyFormattedCitation&quot;: &quot;(Wiens &lt;i&gt;et al.&lt;/i&gt;, 2010)&quot;, &quot;formattedCitation&quot;: &quot;(Wiens &lt;i&gt;et al.&lt;/i&gt;, 2010)&quot;, &quot;plainTextFormattedCitation&quot;: &quot;(Wiens et al., 2010)&quot;}, &quot;schema&quot;: &quot;https://github.com/citation-style-language/schema/raw/master/csl-citation.json&quot;, &quot;properties&quot;: {&quot;noteIndex&quot;: 0}, &quot;citationItems&quot;: [{&quot;itemData&quot;: {&quot;author&quot;: [{&quot;dropping-particle&quot;: &quot;&quot;, &quot;given&quot;: &quot;John J.&quot;, &quot;family&quot;: &quot;Wiens&quot;, &quot;non-dropping-particle&quot;: &quot;&quot;, &quot;parse-names&quot;: false, &quot;suffix&quot;: &quot;&quot;}, {&quot;dropping-particle&quot;: &quot;&quot;, &quot;given&quot;: &quot;David D.&quot;, &quot;family&quot;: &quot;Ackerly&quot;, &quot;non-dropping-particle&quot;: &quot;&quot;, &quot;parse-names&quot;: false, &quot;suffix&quot;: &quot;&quot;}, {&quot;dropping-particle&quot;: &quot;&quot;, &quot;given&quot;: &quot;Andrew P.&quot;, &quot;family&quot;: &quot;Allen&quot;, &quot;non-dropping-particle&quot;: &quot;&quot;, &quot;parse-names&quot;: false, &quot;suffix&quot;: &quot;&quot;}, {&quot;dropping-particle&quot;: &quot;&quot;, &quot;given&quot;: &quot;Brian L.&quot;, &quot;family&quot;: &quot;Anacker&quot;, &quot;non-dropping-particle&quot;: &quot;&quot;, &quot;parse-names&quot;: false, &quot;suffix&quot;: &quot;&quot;}, {&quot;dropping-particle&quot;: &quot;&quot;, &quot;given&quot;: &quot;Lauren B.&quot;, &quot;family&quot;: &quot;Buckley&quot;, &quot;non-dropping-particle&quot;: &quot;&quot;, &quot;parse-names&quot;: false, &quot;suffix&quot;: &quot;&quot;}, {&quot;dropping-particle&quot;: &quot;V.&quot;, &quot;given&quot;: &quot;Howard&quot;, &quot;family&quot;: &quot;Cornell&quot;, &quot;non-dropping-particle&quot;: &quot;&quot;, &quot;parse-names&quot;: false, &quot;suffix&quot;: &quot;&quot;}, {&quot;dropping-particle&quot;: &quot;&quot;, &quot;given&quot;: &quot;Ellen I.&quot;, &quot;family&quot;: &quot;Damschen&quot;, &quot;non-dropping-particle&quot;: &quot;&quot;, &quot;parse-names&quot;: false, &quot;suffix&quot;: &quot;&quot;}, {&quot;dropping-particle&quot;: &quot;&quot;, &quot;given&quot;: &quot;T.&quot;, &quot;family&quot;: &quot;Jonathan Davies&quot;, &quot;non-dropping-particle&quot;: &quot;&quot;, &quot;parse-names&quot;: false, &quot;suffix&quot;: &quot;&quot;}, {&quot;dropping-particle&quot;: &quot;&quot;, &quot;given&quot;: &quot;John-Arvid&quot;, &quot;family&quot;: &quot;Grytnes&quot;, &quot;non-dropping-particle&quot;: &quot;&quot;, &quot;parse-names&quot;: false, &quot;suffix&quot;: &quot;&quot;}, {&quot;dropping-particle&quot;: &quot;&quot;, &quot;given&quot;: &quot;Susan P.&quot;, &quot;family&quot;: &quot;Harrison&quot;, &quot;non-dropping-particle&quot;: &quot;&quot;, &quot;parse-names&quot;: false, &quot;suffix&quot;: &quot;&quot;}, {&quot;dropping-particle&quot;: &quot;&quot;, &quot;given&quot;: &quot;Bradford A.&quot;, &quot;family&quot;: &quot;Hawkins&quot;, &quot;non-dropping-particle&quot;: &quot;&quot;, &quot;parse-names&quot;: false, &quot;suffix&quot;: &quot;&quot;}, {&quot;dropping-particle&quot;: &quot;&quot;, &quot;given&quot;: &quot;Robert D.&quot;, &quot;family&quot;: &quot;Holt&quot;, &quot;non-dropping-particle&quot;: &quot;&quot;, &quot;parse-names&quot;: false, &quot;suffix&quot;: &quot;&quot;}, {&quot;dropping-particle&quot;: &quot;&quot;, &quot;given&quot;: &quot;Christy M.&quot;, &quot;family&quot;: &quot;McCain&quot;, &quot;non-dropping-particle&quot;: &quot;&quot;, &quot;parse-names&quot;: false, &quot;suffix&quot;: &quot;&quot;}, {&quot;dropping-particle&quot;: &quot;&quot;, &quot;given&quot;: &quot;Patrick R.&quot;, &quot;family&quot;: &quot;Stephens&quot;, &quot;non-dropping-particle&quot;: &quot;&quot;, &quot;parse-names&quot;: false, &quot;suffix&quot;: &quot;&quot;}], &quot;id&quot;: &quot;ITEM-1&quot;, &quot;DOI&quot;: &quot;10.1111/j.1461-0248.2010.01515.x&quot;, &quot;issued&quot;: {&quot;date-parts&quot;: [[&quot;2010&quot;, &quot;10&quot;]]}, &quot;type&quot;: &quot;article-journal&quot;, &quot;title&quot;: &quot;Niche conservatism as an emerging principle in ecology and conservation biology&quot;, &quot;volume&quot;: &quot;13&quot;, &quot;publisher&quot;: &quot;Blackwell Publishing Ltd&quot;, &quot;issue&quot;: &quot;10&quot;, &quot;page&quot;: &quot;1310-1324&quot;, &quot;ISSN&quot;: &quot;1461023X&quot;, &quot;container-title&quot;: &quot;Ecology Letters&quot;}, &quot;id&quot;: &quot;ITEM-1&quot;, &quot;uris&quot;: [&quot;http://www.mendeley.com/documents/?uuid=bebd9149-f640-3e24-b2e7-e9e759ea861f&quot;]}]} RNDMtgBsFBBq8"/><text:span text:style-name="T3">(Wiens </text:span><text:span text:style-name="T10">et al.</text:span><text:span text:style-name="T3">, 2010)</text:span><text:reference-mark-end text:name="ADDIN CSL_CITATION {&quot;mendeley&quot;: {&quot;previouslyFormattedCitation&quot;: &quot;(Wiens &lt;i&gt;et al.&lt;/i&gt;, 2010)&quot;, &quot;formattedCitation&quot;: &quot;(Wiens &lt;i&gt;et al.&lt;/i&gt;, 2010)&quot;, &quot;plainTextFormattedCitation&quot;: &quot;(Wiens et al., 2010)&quot;}, &quot;schema&quot;: &quot;https://github.com/citation-style-language/schema/raw/master/csl-citation.json&quot;, &quot;properties&quot;: {&quot;noteIndex&quot;: 0}, &quot;citationItems&quot;: [{&quot;itemData&quot;: {&quot;author&quot;: [{&quot;dropping-particle&quot;: &quot;&quot;, &quot;given&quot;: &quot;John J.&quot;, &quot;family&quot;: &quot;Wiens&quot;, &quot;non-dropping-particle&quot;: &quot;&quot;, &quot;parse-names&quot;: false, &quot;suffix&quot;: &quot;&quot;}, {&quot;dropping-particle&quot;: &quot;&quot;, &quot;given&quot;: &quot;David D.&quot;, &quot;family&quot;: &quot;Ackerly&quot;, &quot;non-dropping-particle&quot;: &quot;&quot;, &quot;parse-names&quot;: false, &quot;suffix&quot;: &quot;&quot;}, {&quot;dropping-particle&quot;: &quot;&quot;, &quot;given&quot;: &quot;Andrew P.&quot;, &quot;family&quot;: &quot;Allen&quot;, &quot;non-dropping-particle&quot;: &quot;&quot;, &quot;parse-names&quot;: false, &quot;suffix&quot;: &quot;&quot;}, {&quot;dropping-particle&quot;: &quot;&quot;, &quot;given&quot;: &quot;Brian L.&quot;, &quot;family&quot;: &quot;Anacker&quot;, &quot;non-dropping-particle&quot;: &quot;&quot;, &quot;parse-names&quot;: false, &quot;suffix&quot;: &quot;&quot;}, {&quot;dropping-particle&quot;: &quot;&quot;, &quot;given&quot;: &quot;Lauren B.&quot;, &quot;family&quot;: &quot;Buckley&quot;, &quot;non-dropping-particle&quot;: &quot;&quot;, &quot;parse-names&quot;: false, &quot;suffix&quot;: &quot;&quot;}, {&quot;dropping-particle&quot;: &quot;V.&quot;, &quot;given&quot;: &quot;Howard&quot;, &quot;family&quot;: &quot;Cornell&quot;, &quot;non-dropping-particle&quot;: &quot;&quot;, &quot;parse-names&quot;: false, &quot;suffix&quot;: &quot;&quot;}, {&quot;dropping-particle&quot;: &quot;&quot;, &quot;given&quot;: &quot;Ellen I.&quot;, &quot;family&quot;: &quot;Damschen&quot;, &quot;non-dropping-particle&quot;: &quot;&quot;, &quot;parse-names&quot;: false, &quot;suffix&quot;: &quot;&quot;}, {&quot;dropping-particle&quot;: &quot;&quot;, &quot;given&quot;: &quot;T.&quot;, &quot;family&quot;: &quot;Jonathan Davies&quot;, &quot;non-dropping-particle&quot;: &quot;&quot;, &quot;parse-names&quot;: false, &quot;suffix&quot;: &quot;&quot;}, {&quot;dropping-particle&quot;: &quot;&quot;, &quot;given&quot;: &quot;John-Arvid&quot;, &quot;family&quot;: &quot;Grytnes&quot;, &quot;non-dropping-particle&quot;: &quot;&quot;, &quot;parse-names&quot;: false, &quot;suffix&quot;: &quot;&quot;}, {&quot;dropping-particle&quot;: &quot;&quot;, &quot;given&quot;: &quot;Susan P.&quot;, &quot;family&quot;: &quot;Harrison&quot;, &quot;non-dropping-particle&quot;: &quot;&quot;, &quot;parse-names&quot;: false, &quot;suffix&quot;: &quot;&quot;}, {&quot;dropping-particle&quot;: &quot;&quot;, &quot;given&quot;: &quot;Bradford A.&quot;, &quot;family&quot;: &quot;Hawkins&quot;, &quot;non-dropping-particle&quot;: &quot;&quot;, &quot;parse-names&quot;: false, &quot;suffix&quot;: &quot;&quot;}, {&quot;dropping-particle&quot;: &quot;&quot;, &quot;given&quot;: &quot;Robert D.&quot;, &quot;family&quot;: &quot;Holt&quot;, &quot;non-dropping-particle&quot;: &quot;&quot;, &quot;parse-names&quot;: false, &quot;suffix&quot;: &quot;&quot;}, {&quot;dropping-particle&quot;: &quot;&quot;, &quot;given&quot;: &quot;Christy M.&quot;, &quot;family&quot;: &quot;McCain&quot;, &quot;non-dropping-particle&quot;: &quot;&quot;, &quot;parse-names&quot;: false, &quot;suffix&quot;: &quot;&quot;}, {&quot;dropping-particle&quot;: &quot;&quot;, &quot;given&quot;: &quot;Patrick R.&quot;, &quot;family&quot;: &quot;Stephens&quot;, &quot;non-dropping-particle&quot;: &quot;&quot;, &quot;parse-names&quot;: false, &quot;suffix&quot;: &quot;&quot;}], &quot;id&quot;: &quot;ITEM-1&quot;, &quot;DOI&quot;: &quot;10.1111/j.1461-0248.2010.01515.x&quot;, &quot;issued&quot;: {&quot;date-parts&quot;: [[&quot;2010&quot;, &quot;10&quot;]]}, &quot;type&quot;: &quot;article-journal&quot;, &quot;title&quot;: &quot;Niche conservatism as an emerging principle in ecology and conservation biology&quot;, &quot;volume&quot;: &quot;13&quot;, &quot;publisher&quot;: &quot;Blackwell Publishing Ltd&quot;, &quot;issue&quot;: &quot;10&quot;, &quot;page&quot;: &quot;1310-1324&quot;, &quot;ISSN&quot;: &quot;1461023X&quot;, &quot;container-title&quot;: &quot;Ecology Letters&quot;}, &quot;id&quot;: &quot;ITEM-1&quot;, &quot;uris&quot;: [&quot;http://www.mendeley.com/documents/?uuid=bebd9149-f640-3e24-b2e7-e9e759ea861f&quot;]}]} RNDMtgBsFBBq8"/><text:span text:style-name="T16">⁠, microbial communities can be phylogenetically over- or underdispersed, referring to communities that are phylogenetically diverse or phylogenetically constrained, as compared to a neutral model </text:span><text:reference-mark-start text:name="ADDIN CSL_CITATION {&quot;mendeley&quot;: {&quot;previouslyFormattedCitation&quot;: &quot;(Webb, 2000; Webb &lt;i&gt;et al.&lt;/i&gt;, 2002; Letcher and Chazdon, 2012; Gerhold &lt;i&gt;et al.&lt;/i&gt;, 2015)&quot;, &quot;formattedCitation&quot;: &quot;(Webb, 2000; Webb &lt;i&gt;et al.&lt;/i&gt;, 2002; Letcher and Chazdon, 2012; Gerhold &lt;i&gt;et al.&lt;/i&gt;, 2015)&quot;, &quot;plainTextFormattedCitation&quot;: &quot;(Webb, 2000; Webb et al., 2002; Letcher and Chazdon, 2012; Gerhold et al., 2015)&quot;}, &quot;schema&quot;: &quot;https://github.com/citation-style-language/schema/raw/master/csl-citation.json&quot;, &quot;properties&quot;: {&quot;noteIndex&quot;: 0}, &quot;citationItems&quot;: [{&quot;itemData&quot;: {&quot;language&quot;: &quot;en&quot;, &quot;author&quot;: [{&quot;dropping-particle&quot;: &quot;&quot;, &quot;given&quot;: &quot;C. O.&quot;, &quot;family&quot;: &quot;Webb&quot;, &quot;non-dropping-particle&quot;: &quot;&quot;, &quot;parse-names&quot;: false, &quot;suffix&quot;: &quot;&quot;}], &quot;id&quot;: &quot;ITEM-1&quot;, &quot;DOI&quot;: &quot;10.1086/303378&quot;, &quot;issued&quot;: {&quot;date-parts&quot;: [[&quot;2000&quot;, &quot;8&quot;, &quot;17&quot;]]}, &quot;type&quot;: &quot;article-journal&quot;, &quot;title&quot;: &quot;Exploring the Phylogenetic Structure of Ecological Communities: An Example for Rain Forest Trees.&quot;, &quot;abstract&quot;: &quot;Because of the correlation expected between the phylogenetic relatedness of two taxa and their net ecological similarity, a measure of the overall phylogenetic relatedness of a community of interacting organisms can be used to investigate the contemporary ecological processes that structure community composition. I describe two indices that use the number of nodes that separate taxa on a phylogeny as a measure of their phylogenetic relatedness. As an example of the use of these indices in community analysis, I compared the mean observed net relatedness of trees (&gt;/=10 cm diameter at breast height) in each of 28 plots (each 0.16 ha) in a Bornean rain forest with the net relatedness expected if species were drawn randomly from the species pool (of the 324 species in the 28 plots), using a supertree that I assembled from published sources. I found that the species in plots were more phylogenetically related than expected by chance, a result that was insensitive to various modifications to the basic methodology. I tentatively infer that variation in habitat among plots causes ecologically more similar species to co-occur within plots. Finally, I suggest a range of applications for phylogenetic relatedness measures in community analysis.&quot;, &quot;PMID&quot;: &quot;10856198&quot;, &quot;volume&quot;: &quot;156&quot;, &quot;publisher&quot;: &quot;The University of Chicago Press&quot;, &quot;issue&quot;: &quot;2&quot;, &quot;page&quot;: &quot;145-155&quot;, &quot;ISSN&quot;: &quot;1537-5323&quot;, &quot;container-title&quot;: &quot;The American naturalist&quot;}, &quot;id&quot;: &quot;ITEM-1&quot;, &quot;uris&quot;: [&quot;http://www.mendeley.com/documents/?uuid=be8b2885-9a9a-495c-882a-0ab5091b2a3c&quot;]}, {&quot;itemData&quot;: {&quot;language&quot;: &quot;en&quot;, &quot;author&quot;: [{&quot;dropping-particle&quot;: &quot;&quot;, &quot;given&quot;: &quot;Campbell O.&quot;, &quot;family&quot;: &quot;Webb&quot;, &quot;non-dropping-particle&quot;: &quot;&quot;, &quot;parse-names&quot;: false, &quot;suffix&quot;: &quot;&quot;}, {&quot;dropping-particle&quot;: &quot;&quot;, &quot;given&quot;: &quot;David D.&quot;, &quot;family&quot;: &quot;Ackerly&quot;, &quot;non-dropping-particle&quot;: &quot;&quot;, &quot;parse-names&quot;: false, &quot;suffix&quot;: &quot;&quot;}, {&quot;dropping-particle&quot;: &quot;&quot;, &quot;given&quot;: &quot;Mark A.&quot;, &quot;family&quot;: &quot;McPeek&quot;, &quot;non-dropping-particle&quot;: &quot;&quot;, &quot;parse-names&quot;: false, &quot;suffix&quot;: &quot;&quot;}, {&quot;dropping-particle&quot;: &quot;&quot;, &quot;given&quot;: &quot;Michael J.&quot;, &quot;family&quot;: &quot;Donoghue&quot;, &quot;non-dropping-particle&quot;: &quot;&quot;, &quot;parse-names&quot;: false, &quot;suffix&quot;: &quot;&quot;}], &quot;id&quot;: &quot;ITEM-2&quot;, &quot;DOI&quot;: &quot;10.1146/annurev.ecolsys.33.010802.150448&quot;, &quot;issued&quot;: {&quot;date-parts&quot;: [[&quot;2002&quot;, &quot;11&quot;, &quot;28&quot;]]}, &quot;type&quot;: &quot;article-journal&quot;, &quot;abstract&quot;: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title&quot;: &quot;Phylogenies and Community Ecology&quot;, &quot;volume&quot;: &quot;33&quot;, &quot;publisher&quot;: &quot;Annual Reviews  4139 El Camino Way, P.O. Box 10139, Palo Alto, CA 94303-0139, USA&quot;, &quot;issue&quot;: &quot;1&quot;, &quot;page&quot;: &quot;475-505&quot;, &quot;ISSN&quot;: &quot;0066-4162&quot;, &quot;container-title&quot;: &quot;Annual Review of Ecology and Systematics&quot;}, &quot;id&quot;: &quot;ITEM-2&quot;, &quot;uris&quot;: [&quot;http://www.mendeley.com/documents/?uuid=12375bae-1b0a-4389-89b9-37b77170fa2f&quot;]}, {&quot;itemData&quot;: {&quot;author&quot;: [{&quot;dropping-particle&quot;: &quot;&quot;, &quot;given&quot;: &quot;Susan G.&quot;, &quot;family&quot;: &quot;Letcher&quot;, &quot;non-dropping-particle&quot;: &quot;&quot;, &quot;parse-names&quot;: false, &quot;suffix&quot;: &quot;&quot;}, {&quot;dropping-particle&quot;: &quot;&quot;, &quot;given&quot;: &quot;Robin L.&quot;, &quot;family&quot;: &quot;Chazdon&quot;, &quot;non-dropping-particle&quot;: &quot;&quot;, &quot;parse-names&quot;: false, &quot;suffix&quot;: &quot;&quot;}], &quot;title&quot;: &quot;Life History Traits of Lianas During Tropical Forest Succession&quot;, &quot;id&quot;: &quot;ITEM-3&quot;, &quot;DOI&quot;: &quot;10.1111/j.1744-7429.2012.00865.x&quot;, &quot;issued&quot;: {&quot;date-parts&quot;: [[&quot;2012&quot;, &quot;11&quot;, &quot;26&quot;]]}, &quot;volume&quot;: &quot;44&quot;, &quot;issue&quot;: &quot;6&quot;, &quot;page&quot;: &quot;720-727&quot;, &quot;ISSN&quot;: &quot;00063606&quot;, &quot;type&quot;: &quot;article-journal&quot;, &quot;container-title&quot;: &quot;Biotropica&quot;}, &quot;id&quot;: &quot;ITEM-3&quot;, &quot;uris&quot;: [&quot;http://www.mendeley.com/documents/?uuid=73df41c5-d8b3-4b4a-aa11-7675c51f07d0&quot;]}, {&quot;itemData&quot;: {&quot;author&quot;: [{&quot;dropping-particle&quot;: &quot;&quot;, &quot;given&quot;: &quot;Pille&quot;, &quot;family&quot;: &quot;Gerhold&quot;, &quot;non-dropping-particle&quot;: &quot;&quot;, &quot;parse-names&quot;: false, &quot;suffix&quot;: &quot;&quot;}, {&quot;dropping-particle&quot;: &quot;&quot;, &quot;given&quot;: &quot;James F.&quot;, &quot;family&quot;: &quot;Cahill&quot;, &quot;non-dropping-particle&quot;: &quot;&quot;, &quot;parse-names&quot;: false, &quot;suffix&quot;: &quot;&quot;}, {&quot;dropping-particle&quot;: &quot;&quot;, &quot;given&quot;: &quot;Marten&quot;, &quot;family&quot;: &quot;Winter&quot;, &quot;non-dropping-particle&quot;: &quot;&quot;, &quot;parse-names&quot;: false, &quot;suffix&quot;: &quot;&quot;}, {&quot;dropping-particle&quot;: &quot;V.&quot;, &quot;given&quot;: &quot;Igor&quot;, &quot;family&quot;: &quot;Bartish&quot;, &quot;non-dropping-particle&quot;: &quot;&quot;, &quot;parse-names&quot;: false, &quot;suffix&quot;: &quot;&quot;}, {&quot;dropping-particle&quot;: &quot;&quot;, &quot;given&quot;: &quot;Andreas&quot;, &quot;family&quot;: &quot;Prinzing&quot;, &quot;non-dropping-particle&quot;: &quot;&quot;, &quot;parse-names&quot;: false, &quot;suffix&quot;: &quot;&quot;}], &quot;id&quot;: &quot;ITEM-4&quot;, &quot;DOI&quot;: &quot;10.1111/1365-2435.12425&quot;, &quot;issued&quot;: {&quot;date-parts&quot;: [[&quot;2015&quot;, &quot;5&quot;]]}, &quot;type&quot;: &quot;article-journal&quot;, &quot;editor&quot;: [{&quot;dropping-particle&quot;: &quot;&quot;, &quot;given&quot;: &quot;Patrick&quot;, &quot;family&quot;: &quot;Venail&quot;, &quot;non-dropping-particle&quot;: &quot;&quot;, &quot;parse-names&quot;: false, &quot;suffix&quot;: &quot;&quot;}], &quot;title&quot;: &quot;Phylogenetic patterns are not proxies of community assembly mechanisms (they are far better)&quot;, &quot;volume&quot;: &quot;29&quot;, &quot;issue&quot;: &quot;5&quot;, &quot;page&quot;: &quot;600-614&quot;, &quot;ISSN&quot;: &quot;02698463&quot;, &quot;container-title&quot;: &quot;Functional Ecology&quot;}, &quot;id&quot;: &quot;ITEM-4&quot;, &quot;uris&quot;: [&quot;http://www.mendeley.com/documents/?uuid=119063bc-7805-3fbc-b11e-21ce47eaba4f&quot;]}]} RNDH8U8pRSvcI"/><text:span text:style-name="T3">(Webb, 2000; Webb </text:span><text:span text:style-name="T10">et al.</text:span><text:span text:style-name="T3">, 2002; Letcher and Chazdon, 2012; Gerhold </text:span><text:span text:style-name="T10">et al.</text:span><text:span text:style-name="T3">, 2015)</text:span><text:reference-mark-end text:name="ADDIN CSL_CITATION {&quot;mendeley&quot;: {&quot;previouslyFormattedCitation&quot;: &quot;(Webb, 2000; Webb &lt;i&gt;et al.&lt;/i&gt;, 2002; Letcher and Chazdon, 2012; Gerhold &lt;i&gt;et al.&lt;/i&gt;, 2015)&quot;, &quot;formattedCitation&quot;: &quot;(Webb, 2000; Webb &lt;i&gt;et al.&lt;/i&gt;, 2002; Letcher and Chazdon, 2012; Gerhold &lt;i&gt;et al.&lt;/i&gt;, 2015)&quot;, &quot;plainTextFormattedCitation&quot;: &quot;(Webb, 2000; Webb et al., 2002; Letcher and Chazdon, 2012; Gerhold et al., 2015)&quot;}, &quot;schema&quot;: &quot;https://github.com/citation-style-language/schema/raw/master/csl-citation.json&quot;, &quot;properties&quot;: {&quot;noteIndex&quot;: 0}, &quot;citationItems&quot;: [{&quot;itemData&quot;: {&quot;language&quot;: &quot;en&quot;, &quot;author&quot;: [{&quot;dropping-particle&quot;: &quot;&quot;, &quot;given&quot;: &quot;C. O.&quot;, &quot;family&quot;: &quot;Webb&quot;, &quot;non-dropping-particle&quot;: &quot;&quot;, &quot;parse-names&quot;: false, &quot;suffix&quot;: &quot;&quot;}], &quot;id&quot;: &quot;ITEM-1&quot;, &quot;DOI&quot;: &quot;10.1086/303378&quot;, &quot;issued&quot;: {&quot;date-parts&quot;: [[&quot;2000&quot;, &quot;8&quot;, &quot;17&quot;]]}, &quot;type&quot;: &quot;article-journal&quot;, &quot;title&quot;: &quot;Exploring the Phylogenetic Structure of Ecological Communities: An Example for Rain Forest Trees.&quot;, &quot;abstract&quot;: &quot;Because of the correlation expected between the phylogenetic relatedness of two taxa and their net ecological similarity, a measure of the overall phylogenetic relatedness of a community of interacting organisms can be used to investigate the contemporary ecological processes that structure community composition. I describe two indices that use the number of nodes that separate taxa on a phylogeny as a measure of their phylogenetic relatedness. As an example of the use of these indices in community analysis, I compared the mean observed net relatedness of trees (&gt;/=10 cm diameter at breast height) in each of 28 plots (each 0.16 ha) in a Bornean rain forest with the net relatedness expected if species were drawn randomly from the species pool (of the 324 species in the 28 plots), using a supertree that I assembled from published sources. I found that the species in plots were more phylogenetically related than expected by chance, a result that was insensitive to various modifications to the basic methodology. I tentatively infer that variation in habitat among plots causes ecologically more similar species to co-occur within plots. Finally, I suggest a range of applications for phylogenetic relatedness measures in community analysis.&quot;, &quot;PMID&quot;: &quot;10856198&quot;, &quot;volume&quot;: &quot;156&quot;, &quot;publisher&quot;: &quot;The University of Chicago Press&quot;, &quot;issue&quot;: &quot;2&quot;, &quot;page&quot;: &quot;145-155&quot;, &quot;ISSN&quot;: &quot;1537-5323&quot;, &quot;container-title&quot;: &quot;The American naturalist&quot;}, &quot;id&quot;: &quot;ITEM-1&quot;, &quot;uris&quot;: [&quot;http://www.mendeley.com/documents/?uuid=be8b2885-9a9a-495c-882a-0ab5091b2a3c&quot;]}, {&quot;itemData&quot;: {&quot;language&quot;: &quot;en&quot;, &quot;author&quot;: [{&quot;dropping-particle&quot;: &quot;&quot;, &quot;given&quot;: &quot;Campbell O.&quot;, &quot;family&quot;: &quot;Webb&quot;, &quot;non-dropping-particle&quot;: &quot;&quot;, &quot;parse-names&quot;: false, &quot;suffix&quot;: &quot;&quot;}, {&quot;dropping-particle&quot;: &quot;&quot;, &quot;given&quot;: &quot;David D.&quot;, &quot;family&quot;: &quot;Ackerly&quot;, &quot;non-dropping-particle&quot;: &quot;&quot;, &quot;parse-names&quot;: false, &quot;suffix&quot;: &quot;&quot;}, {&quot;dropping-particle&quot;: &quot;&quot;, &quot;given&quot;: &quot;Mark A.&quot;, &quot;family&quot;: &quot;McPeek&quot;, &quot;non-dropping-particle&quot;: &quot;&quot;, &quot;parse-names&quot;: false, &quot;suffix&quot;: &quot;&quot;}, {&quot;dropping-particle&quot;: &quot;&quot;, &quot;given&quot;: &quot;Michael J.&quot;, &quot;family&quot;: &quot;Donoghue&quot;, &quot;non-dropping-particle&quot;: &quot;&quot;, &quot;parse-names&quot;: false, &quot;suffix&quot;: &quot;&quot;}], &quot;id&quot;: &quot;ITEM-2&quot;, &quot;DOI&quot;: &quot;10.1146/annurev.ecolsys.33.010802.150448&quot;, &quot;issued&quot;: {&quot;date-parts&quot;: [[&quot;2002&quot;, &quot;11&quot;, &quot;28&quot;]]}, &quot;type&quot;: &quot;article-journal&quot;, &quot;abstract&quot;: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title&quot;: &quot;Phylogenies and Community Ecology&quot;, &quot;volume&quot;: &quot;33&quot;, &quot;publisher&quot;: &quot;Annual Reviews  4139 El Camino Way, P.O. Box 10139, Palo Alto, CA 94303-0139, USA&quot;, &quot;issue&quot;: &quot;1&quot;, &quot;page&quot;: &quot;475-505&quot;, &quot;ISSN&quot;: &quot;0066-4162&quot;, &quot;container-title&quot;: &quot;Annual Review of Ecology and Systematics&quot;}, &quot;id&quot;: &quot;ITEM-2&quot;, &quot;uris&quot;: [&quot;http://www.mendeley.com/documents/?uuid=12375bae-1b0a-4389-89b9-37b77170fa2f&quot;]}, {&quot;itemData&quot;: {&quot;author&quot;: [{&quot;dropping-particle&quot;: &quot;&quot;, &quot;given&quot;: &quot;Susan G.&quot;, &quot;family&quot;: &quot;Letcher&quot;, &quot;non-dropping-particle&quot;: &quot;&quot;, &quot;parse-names&quot;: false, &quot;suffix&quot;: &quot;&quot;}, {&quot;dropping-particle&quot;: &quot;&quot;, &quot;given&quot;: &quot;Robin L.&quot;, &quot;family&quot;: &quot;Chazdon&quot;, &quot;non-dropping-particle&quot;: &quot;&quot;, &quot;parse-names&quot;: false, &quot;suffix&quot;: &quot;&quot;}], &quot;title&quot;: &quot;Life History Traits of Lianas During Tropical Forest Succession&quot;, &quot;id&quot;: &quot;ITEM-3&quot;, &quot;DOI&quot;: &quot;10.1111/j.1744-7429.2012.00865.x&quot;, &quot;issued&quot;: {&quot;date-parts&quot;: [[&quot;2012&quot;, &quot;11&quot;, &quot;26&quot;]]}, &quot;volume&quot;: &quot;44&quot;, &quot;issue&quot;: &quot;6&quot;, &quot;page&quot;: &quot;720-727&quot;, &quot;ISSN&quot;: &quot;00063606&quot;, &quot;type&quot;: &quot;article-journal&quot;, &quot;container-title&quot;: &quot;Biotropica&quot;}, &quot;id&quot;: &quot;ITEM-3&quot;, &quot;uris&quot;: [&quot;http://www.mendeley.com/documents/?uuid=73df41c5-d8b3-4b4a-aa11-7675c51f07d0&quot;]}, {&quot;itemData&quot;: {&quot;author&quot;: [{&quot;dropping-particle&quot;: &quot;&quot;, &quot;given&quot;: &quot;Pille&quot;, &quot;family&quot;: &quot;Gerhold&quot;, &quot;non-dropping-particle&quot;: &quot;&quot;, &quot;parse-names&quot;: false, &quot;suffix&quot;: &quot;&quot;}, {&quot;dropping-particle&quot;: &quot;&quot;, &quot;given&quot;: &quot;James F.&quot;, &quot;family&quot;: &quot;Cahill&quot;, &quot;non-dropping-particle&quot;: &quot;&quot;, &quot;parse-names&quot;: false, &quot;suffix&quot;: &quot;&quot;}, {&quot;dropping-particle&quot;: &quot;&quot;, &quot;given&quot;: &quot;Marten&quot;, &quot;family&quot;: &quot;Winter&quot;, &quot;non-dropping-particle&quot;: &quot;&quot;, &quot;parse-names&quot;: false, &quot;suffix&quot;: &quot;&quot;}, {&quot;dropping-particle&quot;: &quot;V.&quot;, &quot;given&quot;: &quot;Igor&quot;, &quot;family&quot;: &quot;Bartish&quot;, &quot;non-dropping-particle&quot;: &quot;&quot;, &quot;parse-names&quot;: false, &quot;suffix&quot;: &quot;&quot;}, {&quot;dropping-particle&quot;: &quot;&quot;, &quot;given&quot;: &quot;Andreas&quot;, &quot;family&quot;: &quot;Prinzing&quot;, &quot;non-dropping-particle&quot;: &quot;&quot;, &quot;parse-names&quot;: false, &quot;suffix&quot;: &quot;&quot;}], &quot;id&quot;: &quot;ITEM-4&quot;, &quot;DOI&quot;: &quot;10.1111/1365-2435.12425&quot;, &quot;issued&quot;: {&quot;date-parts&quot;: [[&quot;2015&quot;, &quot;5&quot;]]}, &quot;type&quot;: &quot;article-journal&quot;, &quot;editor&quot;: [{&quot;dropping-particle&quot;: &quot;&quot;, &quot;given&quot;: &quot;Patrick&quot;, &quot;family&quot;: &quot;Venail&quot;, &quot;non-dropping-particle&quot;: &quot;&quot;, &quot;parse-names&quot;: false, &quot;suffix&quot;: &quot;&quot;}], &quot;title&quot;: &quot;Phylogenetic patterns are not proxies of community assembly mechanisms (they are far better)&quot;, &quot;volume&quot;: &quot;29&quot;, &quot;issue&quot;: &quot;5&quot;, &quot;page&quot;: &quot;600-614&quot;, &quot;ISSN&quot;: &quot;02698463&quot;, &quot;container-title&quot;: &quot;Functional Ecology&quot;}, &quot;id&quot;: &quot;ITEM-4&quot;, &quot;uris&quot;: [&quot;http://www.mendeley.com/documents/?uuid=119063bc-7805-3fbc-b11e-21ce47eaba4f&quot;]}]} RNDH8U8pRSvcI"/><text:span text:style-name="T3">⁠</text:span><text:span text:style-name="T16">⁠.</text:span></text:p>
      <text:p text:style-name="P5"><text:tab/><text:span text:style-name="T17">Here, we use the phylogenetic relationships among species within a time-series to understand the community’s change over time in a new way. Instead of analyzing broad patterns of community change via beta-diversity statistics (UniFrac </text:span><text:reference-mark-start text:name="ADDIN CSL_CITATION {&quot;mendeley&quot;: {&quot;previouslyFormattedCitation&quot;: &quot;(Lozupone and Knight, 2005)&quot;, &quot;formattedCitation&quot;: &quot;(Lozupone and Knight, 2005)&quot;, &quot;plainTextFormattedCitation&quot;: &quot;(Lozupone and Knight, 2005)&quot;}, &quot;schema&quot;: &quot;https://github.com/citation-style-language/schema/raw/master/csl-citation.json&quot;, &quot;properties&quot;: {&quot;noteIndex&quot;: 0}, &quot;citationItems&quot;: [{&quot;itemData&quot;: {&quot;author&quot;: [{&quot;dropping-particle&quot;: &quot;&quot;, &quot;given&quot;: &quot;Catherine&quot;, &quot;family&quot;: &quot;Lozupone&quot;, &quot;non-dropping-particle&quot;: &quot;&quot;, &quot;parse-names&quot;: false, &quot;suffix&quot;: &quot;&quot;}, {&quot;dropping-particle&quot;: &quot;&quot;, &quot;given&quot;: &quot;Rob&quot;, &quot;family&quot;: &quot;Knight&quot;, &quot;non-dropping-particle&quot;: &quot;&quot;, &quot;parse-names&quot;: false, &quot;suffix&quot;: &quot;&quot;}], &quot;id&quot;: &quot;ITEM-1&quot;, &quot;DOI&quot;: &quot;10.1128/AEM.71.12.8228&quot;, &quot;issued&quot;: {&quot;date-parts&quot;: [[&quot;2005&quot;]]}, &quot;type&quot;: &quot;article-journal&quot;, &quot;PMID&quot;: &quot;16332807&quot;, &quot;title&quot;: &quot;UniFrac : a New Phylogenetic Method for Comparing Microbial Communities UniFrac : a New Phylogenetic Method for Comparing Microbial Communities&quot;, &quot;abstract&quot;: &quot;We introduce here a new method for computing differences between microbial communities based on phylogenetic information. This method, UniFrac, measures the phylogenetic distance between sets of taxa in a phylogenetic tree as the fraction of the branch length of the tree that leads to descendants from either one environment or the other, but not both. UniFrac can be used to determine whether communities are signifi- cantly different, to compare many communities simultaneously using clustering and ordination techniques, and to measure the relative contributions of different factors, such as chemistry and geography, to similarities between samples. We demonstrate the utility of UniFrac by applying it to published 16S rRNA gene libraries from cultured isolates and environmental clones of bacteria in marine sediment, water, and ice. Our results reveal that (i) cultured isolates from ice, water, and sediment resemble each other and environmental clone sequences from sea ice, but not environmental clone sequences from sediment and water; (ii) the geographical location does not correlate strongly with bacterial community differences in ice and sediment from the Arctic and Antarctic; and (iii) bacterial communities differ between terrestrially impacted seawater (whether polar or temperate) and warm oligotrophic seawater, whereas those in individual seawater samples are not more similar to each other than to those in sediment or ice samples. These results illustrate that UniFrac provides a new way of characterizing microbial communities, using the wealth of environmental rRNA sequences, and allows quantitative insight into the factors that underlie the distribution of lineages among environments.&quot;, &quot;ISBN&quot;: &quot;0099-2240 (Print)\\n0099-2240 (Linking)&quot;, &quot;volume&quot;: &quot;71&quot;, &quot;issue&quot;: &quot;12&quot;, &quot;page&quot;: &quot;8228-8235&quot;, &quot;ISSN&quot;: &quot;0099-2240&quot;, &quot;container-title&quot;: &quot;Applied and environmental microbiology&quot;}, &quot;id&quot;: &quot;ITEM-1&quot;, &quot;uris&quot;: [&quot;http://www.mendeley.com/documents/?uuid=bdb8c7ea-231f-45bc-8a04-23aceb76454e&quot;]}]} RNDw9gtum4z6J"/><text:span text:style-name="T2">(Lozupone and Knight, 2005)</text:span><text:reference-mark-end text:name="ADDIN CSL_CITATION {&quot;mendeley&quot;: {&quot;previouslyFormattedCitation&quot;: &quot;(Lozupone and Knight, 2005)&quot;, &quot;formattedCitation&quot;: &quot;(Lozupone and Knight, 2005)&quot;, &quot;plainTextFormattedCitation&quot;: &quot;(Lozupone and Knight, 2005)&quot;}, &quot;schema&quot;: &quot;https://github.com/citation-style-language/schema/raw/master/csl-citation.json&quot;, &quot;properties&quot;: {&quot;noteIndex&quot;: 0}, &quot;citationItems&quot;: [{&quot;itemData&quot;: {&quot;author&quot;: [{&quot;dropping-particle&quot;: &quot;&quot;, &quot;given&quot;: &quot;Catherine&quot;, &quot;family&quot;: &quot;Lozupone&quot;, &quot;non-dropping-particle&quot;: &quot;&quot;, &quot;parse-names&quot;: false, &quot;suffix&quot;: &quot;&quot;}, {&quot;dropping-particle&quot;: &quot;&quot;, &quot;given&quot;: &quot;Rob&quot;, &quot;family&quot;: &quot;Knight&quot;, &quot;non-dropping-particle&quot;: &quot;&quot;, &quot;parse-names&quot;: false, &quot;suffix&quot;: &quot;&quot;}], &quot;id&quot;: &quot;ITEM-1&quot;, &quot;DOI&quot;: &quot;10.1128/AEM.71.12.8228&quot;, &quot;issued&quot;: {&quot;date-parts&quot;: [[&quot;2005&quot;]]}, &quot;type&quot;: &quot;article-journal&quot;, &quot;PMID&quot;: &quot;16332807&quot;, &quot;title&quot;: &quot;UniFrac : a New Phylogenetic Method for Comparing Microbial Communities UniFrac : a New Phylogenetic Method for Comparing Microbial Communities&quot;, &quot;abstract&quot;: &quot;We introduce here a new method for computing differences between microbial communities based on phylogenetic information. This method, UniFrac, measures the phylogenetic distance between sets of taxa in a phylogenetic tree as the fraction of the branch length of the tree that leads to descendants from either one environment or the other, but not both. UniFrac can be used to determine whether communities are signifi- cantly different, to compare many communities simultaneously using clustering and ordination techniques, and to measure the relative contributions of different factors, such as chemistry and geography, to similarities between samples. We demonstrate the utility of UniFrac by applying it to published 16S rRNA gene libraries from cultured isolates and environmental clones of bacteria in marine sediment, water, and ice. Our results reveal that (i) cultured isolates from ice, water, and sediment resemble each other and environmental clone sequences from sea ice, but not environmental clone sequences from sediment and water; (ii) the geographical location does not correlate strongly with bacterial community differences in ice and sediment from the Arctic and Antarctic; and (iii) bacterial communities differ between terrestrially impacted seawater (whether polar or temperate) and warm oligotrophic seawater, whereas those in individual seawater samples are not more similar to each other than to those in sediment or ice samples. These results illustrate that UniFrac provides a new way of characterizing microbial communities, using the wealth of environmental rRNA sequences, and allows quantitative insight into the factors that underlie the distribution of lineages among environments.&quot;, &quot;ISBN&quot;: &quot;0099-2240 (Print)\\n0099-2240 (Linking)&quot;, &quot;volume&quot;: &quot;71&quot;, &quot;issue&quot;: &quot;12&quot;, &quot;page&quot;: &quot;8228-8235&quot;, &quot;ISSN&quot;: &quot;0099-2240&quot;, &quot;container-title&quot;: &quot;Applied and environmental microbiology&quot;}, &quot;id&quot;: &quot;ITEM-1&quot;, &quot;uris&quot;: [&quot;http://www.mendeley.com/documents/?uuid=bdb8c7ea-231f-45bc-8a04-23aceb76454e&quot;]}]} RNDw9gtum4z6J"/><text:span text:style-name="T17">⁠) or analyzing patterns of select clades within the community (PhyloFactor </text:span><text:reference-mark-start text:name="ADDIN CSL_CITATION {&quot;mendeley&quot;: {&quot;previouslyFormattedCitation&quot;: &quot;(Washburne &lt;i&gt;et al.&lt;/i&gt;, 2017)&quot;, &quot;formattedCitation&quot;: &quot;(Washburne &lt;i&gt;et al.&lt;/i&gt;, 2017)&quot;, &quot;plainTextFormattedCitation&quot;: &quot;(Washburne et al., 2017)&quot;}, &quot;schema&quot;: &quot;https://github.com/citation-style-language/schema/raw/master/csl-citation.json&quot;, &quot;properties&quot;: {&quot;noteIndex&quot;: 0}, &quot;citationItems&quot;: [{&quot;itemData&quot;: {&quot;author&quot;: [{&quot;dropping-particle&quot;: &quot;&quot;, &quot;given&quot;: &quot;Alex D.&quot;, &quot;family&quot;: &quot;Washburne&quot;, &quot;non-dropping-particle&quot;: &quot;&quot;, &quot;parse-names&quot;: false, &quot;suffix&quot;: &quot;&quot;}, {&quot;dropping-particle&quot;: &quot;&quot;, &quot;given&quot;: &quot;Justin D.&quot;, &quot;family&quot;: &quot;Silverman&quot;, &quot;non-dropping-particle&quot;: &quot;&quot;, &quot;parse-names&quot;: false, &quot;suffix&quot;: &quot;&quot;}, {&quot;dropping-particle&quot;: &quot;&quot;, &quot;given&quot;: &quot;Jonathan W.&quot;, &quot;family&quot;: &quot;Leff&quot;, &quot;non-dropping-particle&quot;: &quot;&quot;, &quot;parse-names&quot;: false, &quot;suffix&quot;: &quot;&quot;}, {&quot;dropping-particle&quot;: &quot;&quot;, &quot;given&quot;: &quot;Dominic J.&quot;, &quot;family&quot;: &quot;Bennett&quot;, &quot;non-dropping-particle&quot;: &quot;&quot;, &quot;parse-names&quot;: false, &quot;suffix&quot;: &quot;&quot;}, {&quot;dropping-particle&quot;: &quot;&quot;, &quot;given&quot;: &quot;John L.&quot;, &quot;family&quot;: &quot;Darcy&quot;, &quot;non-dropping-particle&quot;: &quot;&quot;, &quot;parse-names&quot;: false, &quot;suffix&quot;: &quot;&quot;}, {&quot;dropping-particle&quot;: &quot;&quot;, &quot;given&quot;: &quot;Sayan&quot;, &quot;family&quot;: &quot;Mukherjee&quot;, &quot;non-dropping-particle&quot;: &quot;&quot;, &quot;parse-names&quot;: false, &quot;suffix&quot;: &quot;&quot;}, {&quot;dropping-particle&quot;: &quot;&quot;, &quot;given&quot;: &quot;Noah&quot;, &quot;family&quot;: &quot;Fierer&quot;, &quot;non-dropping-particle&quot;: &quot;&quot;, &quot;parse-names&quot;: false, &quot;suffix&quot;: &quot;&quot;}, {&quot;dropping-particle&quot;: &quot;&quot;, &quot;given&quot;: &quot;Lawrence A.&quot;, &quot;family&quot;: &quot;David&quot;, &quot;non-dropping-particle&quot;: &quot;&quot;, &quot;parse-names&quot;: false, &quot;suffix&quot;: &quot;&quot;}], &quot;id&quot;: &quot;ITEM-1&quot;, &quot;DOI&quot;: &quot;10.7717/peerj.2969&quot;, &quot;type&quot;: &quot;article-journal&quot;, &quot;issued&quot;: {&quot;date-parts&quot;: [[&quot;2017&quot;, &quot;2&quot;, &quot;9&quot;]]}, &quot;abstract&quot;: &quot;&lt;p&gt;Marker gene sequencing of microbial communities has generated big datasets of microbial relative abundances varying across environmental conditions, sample sites and treatments. These data often come with putative phylogenies, providing unique opportunities to investigate how shared evolutionary history affects microbial abundance patterns. Here, we present a method to identify the phylogenetic factors driving patterns in microbial community composition. We use the method, \u201cphylofactorization,\u201d to re-analyze datasets from the human body and soil microbial communities, demonstrating how phylofactorization is a dimensionality-reducing tool, an ordination-visualization tool, and an inferential tool for identifying edges in the phylogeny along which putative functional ecological traits may have arisen.&lt;/p&gt;&quot;, &quot;title&quot;: &quot;Phylogenetic factorization of compositional data yields lineage-level associations in microbiome datasets&quot;, &quot;volume&quot;: &quot;5&quot;, &quot;publisher&quot;: &quot;PeerJ Inc.&quot;, &quot;page&quot;: &quot;e2969&quot;, &quot;ISSN&quot;: &quot;2167-8359&quot;, &quot;container-title&quot;: &quot;PeerJ&quot;}, &quot;id&quot;: &quot;ITEM-1&quot;, &quot;uris&quot;: [&quot;http://www.mendeley.com/documents/?uuid=c90aea6d-9e56-3022-b7bd-bbdb69f64b23&quot;]}]} RNDd0KNS99vzC"/><text:span text:style-name="T2">(Washburne </text:span><text:span text:style-name="T11">et al.</text:span><text:span text:style-name="T2">, 2017)</text:span><text:reference-mark-end text:name="ADDIN CSL_CITATION {&quot;mendeley&quot;: {&quot;previouslyFormattedCitation&quot;: &quot;(Washburne &lt;i&gt;et al.&lt;/i&gt;, 2017)&quot;, &quot;formattedCitation&quot;: &quot;(Washburne &lt;i&gt;et al.&lt;/i&gt;, 2017)&quot;, &quot;plainTextFormattedCitation&quot;: &quot;(Washburne et al., 2017)&quot;}, &quot;schema&quot;: &quot;https://github.com/citation-style-language/schema/raw/master/csl-citation.json&quot;, &quot;properties&quot;: {&quot;noteIndex&quot;: 0}, &quot;citationItems&quot;: [{&quot;itemData&quot;: {&quot;author&quot;: [{&quot;dropping-particle&quot;: &quot;&quot;, &quot;given&quot;: &quot;Alex D.&quot;, &quot;family&quot;: &quot;Washburne&quot;, &quot;non-dropping-particle&quot;: &quot;&quot;, &quot;parse-names&quot;: false, &quot;suffix&quot;: &quot;&quot;}, {&quot;dropping-particle&quot;: &quot;&quot;, &quot;given&quot;: &quot;Justin D.&quot;, &quot;family&quot;: &quot;Silverman&quot;, &quot;non-dropping-particle&quot;: &quot;&quot;, &quot;parse-names&quot;: false, &quot;suffix&quot;: &quot;&quot;}, {&quot;dropping-particle&quot;: &quot;&quot;, &quot;given&quot;: &quot;Jonathan W.&quot;, &quot;family&quot;: &quot;Leff&quot;, &quot;non-dropping-particle&quot;: &quot;&quot;, &quot;parse-names&quot;: false, &quot;suffix&quot;: &quot;&quot;}, {&quot;dropping-particle&quot;: &quot;&quot;, &quot;given&quot;: &quot;Dominic J.&quot;, &quot;family&quot;: &quot;Bennett&quot;, &quot;non-dropping-particle&quot;: &quot;&quot;, &quot;parse-names&quot;: false, &quot;suffix&quot;: &quot;&quot;}, {&quot;dropping-particle&quot;: &quot;&quot;, &quot;given&quot;: &quot;John L.&quot;, &quot;family&quot;: &quot;Darcy&quot;, &quot;non-dropping-particle&quot;: &quot;&quot;, &quot;parse-names&quot;: false, &quot;suffix&quot;: &quot;&quot;}, {&quot;dropping-particle&quot;: &quot;&quot;, &quot;given&quot;: &quot;Sayan&quot;, &quot;family&quot;: &quot;Mukherjee&quot;, &quot;non-dropping-particle&quot;: &quot;&quot;, &quot;parse-names&quot;: false, &quot;suffix&quot;: &quot;&quot;}, {&quot;dropping-particle&quot;: &quot;&quot;, &quot;given&quot;: &quot;Noah&quot;, &quot;family&quot;: &quot;Fierer&quot;, &quot;non-dropping-particle&quot;: &quot;&quot;, &quot;parse-names&quot;: false, &quot;suffix&quot;: &quot;&quot;}, {&quot;dropping-particle&quot;: &quot;&quot;, &quot;given&quot;: &quot;Lawrence A.&quot;, &quot;family&quot;: &quot;David&quot;, &quot;non-dropping-particle&quot;: &quot;&quot;, &quot;parse-names&quot;: false, &quot;suffix&quot;: &quot;&quot;}], &quot;id&quot;: &quot;ITEM-1&quot;, &quot;DOI&quot;: &quot;10.7717/peerj.2969&quot;, &quot;type&quot;: &quot;article-journal&quot;, &quot;issued&quot;: {&quot;date-parts&quot;: [[&quot;2017&quot;, &quot;2&quot;, &quot;9&quot;]]}, &quot;abstract&quot;: &quot;&lt;p&gt;Marker gene sequencing of microbial communities has generated big datasets of microbial relative abundances varying across environmental conditions, sample sites and treatments. These data often come with putative phylogenies, providing unique opportunities to investigate how shared evolutionary history affects microbial abundance patterns. Here, we present a method to identify the phylogenetic factors driving patterns in microbial community composition. We use the method, \u201cphylofactorization,\u201d to re-analyze datasets from the human body and soil microbial communities, demonstrating how phylofactorization is a dimensionality-reducing tool, an ordination-visualization tool, and an inferential tool for identifying edges in the phylogeny along which putative functional ecological traits may have arisen.&lt;/p&gt;&quot;, &quot;title&quot;: &quot;Phylogenetic factorization of compositional data yields lineage-level associations in microbiome datasets&quot;, &quot;volume&quot;: &quot;5&quot;, &quot;publisher&quot;: &quot;PeerJ Inc.&quot;, &quot;page&quot;: &quot;e2969&quot;, &quot;ISSN&quot;: &quot;2167-8359&quot;, &quot;container-title&quot;: &quot;PeerJ&quot;}, &quot;id&quot;: &quot;ITEM-1&quot;, &quot;uris&quot;: [&quot;http://www.mendeley.com/documents/?uuid=c90aea6d-9e56-3022-b7bd-bbdb69f64b23&quot;]}]} RNDd0KNS99vzC"/><text:span text:style-name="T17">⁠, Edge PCA </text:span><text:reference-mark-start text:name="ADDIN CSL_CITATION {&quot;mendeley&quot;: {&quot;previouslyFormattedCitation&quot;: &quot;(Matsen IV &lt;i&gt;et al.&lt;/i&gt;, 2013)&quot;, &quot;formattedCitation&quot;: &quot;(Matsen IV &lt;i&gt;et al.&lt;/i&gt;, 2013)&quot;, &quot;plainTextFormattedCitation&quot;: &quot;(Matsen IV et al., 2013)&quot;}, &quot;schema&quot;: &quot;https://github.com/citation-style-language/schema/raw/master/csl-citation.json&quot;, &quot;properties&quot;: {&quot;noteIndex&quot;: 0}, &quot;citationItems&quot;: [{&quot;itemData&quot;: {&quot;author&quot;: [{&quot;dropping-particle&quot;: &quot;&quot;, &quot;given&quot;: &quot;Frederick A.&quot;, &quot;family&quot;: &quot;Matsen IV&quot;, &quot;non-dropping-particle&quot;: &quot;&quot;, &quot;parse-names&quot;: false, &quot;suffix&quot;: &quot;&quot;}, {&quot;dropping-particle&quot;: &quot;&quot;, &quot;given&quot;: &quot;Steven N.&quot;, &quot;family&quot;: &quot;Evans&quot;, &quot;non-dropping-particle&quot;: &quot;&quot;, &quot;parse-names&quot;: false, &quot;suffix&quot;: &quot;&quot;}, {&quot;dropping-particle&quot;: &quot;&quot;, &quot;given&quot;: &quot;WR&quot;, &quot;family&quot;: &quot;Gilks&quot;, &quot;non-dropping-particle&quot;: &quot;&quot;, &quot;parse-names&quot;: false, &quot;suffix&quot;: &quot;&quot;}, {&quot;dropping-particle&quot;: &quot;&quot;, &quot;given&quot;: &quot;MR&quot;, &quot;family&quot;: &quot;Ghodsi&quot;, &quot;non-dropping-particle&quot;: &quot;&quot;, &quot;parse-names&quot;: false, &quot;suffix&quot;: &quot;&quot;}, {&quot;dropping-particle&quot;: &quot;&quot;, &quot;given&quot;: &quot;C&quot;, &quot;family&quot;: &quot;Kingsford&quot;, &quot;non-dropping-particle&quot;: &quot;&quot;, &quot;parse-names&quot;: false, &quot;suffix&quot;: &quot;&quot;}], &quot;id&quot;: &quot;ITEM-1&quot;, &quot;DOI&quot;: &quot;10.1371/journal.pone.0056859&quot;, &quot;issued&quot;: {&quot;date-parts&quot;: [[&quot;2013&quot;, &quot;3&quot;, &quot;11&quot;]]}, &quot;type&quot;: &quot;article-journal&quot;, &quot;editor&quot;: [{&quot;dropping-particle&quot;: &quot;&quot;, &quot;given&quot;: &quot;Ahmed&quot;, &quot;family&quot;: &quot;Moustafa&quot;, &quot;non-dropping-particle&quot;: &quot;&quot;, &quot;parse-names&quot;: false, &quot;suffix&quot;: &quot;&quot;}], &quot;title&quot;: &quot;Edge Principal Components and Squash Clustering: Using the Special Structure of Phylogenetic Placement Data for Sample Comparison&quot;, &quot;volume&quot;: &quot;8&quot;, &quot;publisher&quot;: &quot;Public Library of Science&quot;, &quot;issue&quot;: &quot;3&quot;, &quot;page&quot;: &quot;e56859&quot;, &quot;ISSN&quot;: &quot;1932-6203&quot;, &quot;container-title&quot;: &quot;PLoS ONE&quot;}, &quot;id&quot;: &quot;ITEM-1&quot;, &quot;uris&quot;: [&quot;http://www.mendeley.com/documents/?uuid=fd97b993-8ba3-3609-b1ba-acff46e0b4d0&quot;]}]} RNDcVi0ZPQUbq"/><text:span text:style-name="T2">(Matsen IV </text:span><text:span text:style-name="T11">et al.</text:span><text:span text:style-name="T2">, 2013)</text:span><text:reference-mark-end text:name="ADDIN CSL_CITATION {&quot;mendeley&quot;: {&quot;previouslyFormattedCitation&quot;: &quot;(Matsen IV &lt;i&gt;et al.&lt;/i&gt;, 2013)&quot;, &quot;formattedCitation&quot;: &quot;(Matsen IV &lt;i&gt;et al.&lt;/i&gt;, 2013)&quot;, &quot;plainTextFormattedCitation&quot;: &quot;(Matsen IV et al., 2013)&quot;}, &quot;schema&quot;: &quot;https://github.com/citation-style-language/schema/raw/master/csl-citation.json&quot;, &quot;properties&quot;: {&quot;noteIndex&quot;: 0}, &quot;citationItems&quot;: [{&quot;itemData&quot;: {&quot;author&quot;: [{&quot;dropping-particle&quot;: &quot;&quot;, &quot;given&quot;: &quot;Frederick A.&quot;, &quot;family&quot;: &quot;Matsen IV&quot;, &quot;non-dropping-particle&quot;: &quot;&quot;, &quot;parse-names&quot;: false, &quot;suffix&quot;: &quot;&quot;}, {&quot;dropping-particle&quot;: &quot;&quot;, &quot;given&quot;: &quot;Steven N.&quot;, &quot;family&quot;: &quot;Evans&quot;, &quot;non-dropping-particle&quot;: &quot;&quot;, &quot;parse-names&quot;: false, &quot;suffix&quot;: &quot;&quot;}, {&quot;dropping-particle&quot;: &quot;&quot;, &quot;given&quot;: &quot;WR&quot;, &quot;family&quot;: &quot;Gilks&quot;, &quot;non-dropping-particle&quot;: &quot;&quot;, &quot;parse-names&quot;: false, &quot;suffix&quot;: &quot;&quot;}, {&quot;dropping-particle&quot;: &quot;&quot;, &quot;given&quot;: &quot;MR&quot;, &quot;family&quot;: &quot;Ghodsi&quot;, &quot;non-dropping-particle&quot;: &quot;&quot;, &quot;parse-names&quot;: false, &quot;suffix&quot;: &quot;&quot;}, {&quot;dropping-particle&quot;: &quot;&quot;, &quot;given&quot;: &quot;C&quot;, &quot;family&quot;: &quot;Kingsford&quot;, &quot;non-dropping-particle&quot;: &quot;&quot;, &quot;parse-names&quot;: false, &quot;suffix&quot;: &quot;&quot;}], &quot;id&quot;: &quot;ITEM-1&quot;, &quot;DOI&quot;: &quot;10.1371/journal.pone.0056859&quot;, &quot;issued&quot;: {&quot;date-parts&quot;: [[&quot;2013&quot;, &quot;3&quot;, &quot;11&quot;]]}, &quot;type&quot;: &quot;article-journal&quot;, &quot;editor&quot;: [{&quot;dropping-particle&quot;: &quot;&quot;, &quot;given&quot;: &quot;Ahmed&quot;, &quot;family&quot;: &quot;Moustafa&quot;, &quot;non-dropping-particle&quot;: &quot;&quot;, &quot;parse-names&quot;: false, &quot;suffix&quot;: &quot;&quot;}], &quot;title&quot;: &quot;Edge Principal Components and Squash Clustering: Using the Special Structure of Phylogenetic Placement Data for Sample Comparison&quot;, &quot;volume&quot;: &quot;8&quot;, &quot;publisher&quot;: &quot;Public Library of Science&quot;, &quot;issue&quot;: &quot;3&quot;, &quot;page&quot;: &quot;e56859&quot;, &quot;ISSN&quot;: &quot;1932-6203&quot;, &quot;container-title&quot;: &quot;PLoS ONE&quot;}, &quot;id&quot;: &quot;ITEM-1&quot;, &quot;uris&quot;: [&quot;http://www.mendeley.com/documents/?uuid=fd97b993-8ba3-3609-b1ba-acff46e0b4d0&quot;]}]} RNDcVi0ZPQUbq"/><text:span text:style-name="T17">⁠), we model the probability of each new species’ immigration into the community as a </text:span><text:soft-page-break/><text:span text:style-name="T17">monotonic function of </text:span>its phylogenetic distance to members of the community that have already arrived. Our general model of phylogenetically-mediated arrival ranges from the standard neutral model in which all lineages are added to the community with the same probability, to an underdispersed model where close relatives are more likely to be added to the community than distant relatives, and an opposite, over-dispersed model. <text:span text:style-name="T20">We use the terms over- and underdispersion slightly differently than studies that compare communities on the basis of phylogenetic over- or underdispersion </text:span><text:reference-mark-start text:name="ADDIN CSL_CITATION {&quot;mendeley&quot;: {&quot;previouslyFormattedCitation&quot;: &quot;(Webb, 2000; Webb &lt;i&gt;et al.&lt;/i&gt;, 2002; Letcher and Chazdon, 2012)&quot;, &quot;formattedCitation&quot;: &quot;(Webb, 2000; Webb &lt;i&gt;et al.&lt;/i&gt;, 2002; Letcher and Chazdon, 2012)&quot;, &quot;plainTextFormattedCitation&quot;: &quot;(Webb, 2000; Webb et al., 2002; Letcher and Chazdon, 2012)&quot;}, &quot;schema&quot;: &quot;https://github.com/citation-style-language/schema/raw/master/csl-citation.json&quot;, &quot;properties&quot;: {&quot;noteIndex&quot;: 0}, &quot;citationItems&quot;: [{&quot;itemData&quot;: {&quot;language&quot;: &quot;en&quot;, &quot;author&quot;: [{&quot;dropping-particle&quot;: &quot;&quot;, &quot;given&quot;: &quot;C. O.&quot;, &quot;family&quot;: &quot;Webb&quot;, &quot;non-dropping-particle&quot;: &quot;&quot;, &quot;parse-names&quot;: false, &quot;suffix&quot;: &quot;&quot;}], &quot;id&quot;: &quot;ITEM-1&quot;, &quot;DOI&quot;: &quot;10.1086/303378&quot;, &quot;issued&quot;: {&quot;date-parts&quot;: [[&quot;2000&quot;, &quot;8&quot;, &quot;17&quot;]]}, &quot;type&quot;: &quot;article-journal&quot;, &quot;title&quot;: &quot;Exploring the Phylogenetic Structure of Ecological Communities: An Example for Rain Forest Trees.&quot;, &quot;abstract&quot;: &quot;Because of the correlation expected between the phylogenetic relatedness of two taxa and their net ecological similarity, a measure of the overall phylogenetic relatedness of a community of interacting organisms can be used to investigate the contemporary ecological processes that structure community composition. I describe two indices that use the number of nodes that separate taxa on a phylogeny as a measure of their phylogenetic relatedness. As an example of the use of these indices in community analysis, I compared the mean observed net relatedness of trees (&gt;/=10 cm diameter at breast height) in each of 28 plots (each 0.16 ha) in a Bornean rain forest with the net relatedness expected if species were drawn randomly from the species pool (of the 324 species in the 28 plots), using a supertree that I assembled from published sources. I found that the species in plots were more phylogenetically related than expected by chance, a result that was insensitive to various modifications to the basic methodology. I tentatively infer that variation in habitat among plots causes ecologically more similar species to co-occur within plots. Finally, I suggest a range of applications for phylogenetic relatedness measures in community analysis.&quot;, &quot;PMID&quot;: &quot;10856198&quot;, &quot;volume&quot;: &quot;156&quot;, &quot;publisher&quot;: &quot;The University of Chicago Press&quot;, &quot;issue&quot;: &quot;2&quot;, &quot;page&quot;: &quot;145-155&quot;, &quot;ISSN&quot;: &quot;1537-5323&quot;, &quot;container-title&quot;: &quot;The American naturalist&quot;}, &quot;id&quot;: &quot;ITEM-1&quot;, &quot;uris&quot;: [&quot;http://www.mendeley.com/documents/?uuid=be8b2885-9a9a-495c-882a-0ab5091b2a3c&quot;]}, {&quot;itemData&quot;: {&quot;language&quot;: &quot;en&quot;, &quot;author&quot;: [{&quot;dropping-particle&quot;: &quot;&quot;, &quot;given&quot;: &quot;Campbell O.&quot;, &quot;family&quot;: &quot;Webb&quot;, &quot;non-dropping-particle&quot;: &quot;&quot;, &quot;parse-names&quot;: false, &quot;suffix&quot;: &quot;&quot;}, {&quot;dropping-particle&quot;: &quot;&quot;, &quot;given&quot;: &quot;David D.&quot;, &quot;family&quot;: &quot;Ackerly&quot;, &quot;non-dropping-particle&quot;: &quot;&quot;, &quot;parse-names&quot;: false, &quot;suffix&quot;: &quot;&quot;}, {&quot;dropping-particle&quot;: &quot;&quot;, &quot;given&quot;: &quot;Mark A.&quot;, &quot;family&quot;: &quot;McPeek&quot;, &quot;non-dropping-particle&quot;: &quot;&quot;, &quot;parse-names&quot;: false, &quot;suffix&quot;: &quot;&quot;}, {&quot;dropping-particle&quot;: &quot;&quot;, &quot;given&quot;: &quot;Michael J.&quot;, &quot;family&quot;: &quot;Donoghue&quot;, &quot;non-dropping-particle&quot;: &quot;&quot;, &quot;parse-names&quot;: false, &quot;suffix&quot;: &quot;&quot;}], &quot;id&quot;: &quot;ITEM-2&quot;, &quot;DOI&quot;: &quot;10.1146/annurev.ecolsys.33.010802.150448&quot;, &quot;issued&quot;: {&quot;date-parts&quot;: [[&quot;2002&quot;, &quot;11&quot;, &quot;28&quot;]]}, &quot;type&quot;: &quot;article-journal&quot;, &quot;abstract&quot;: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title&quot;: &quot;Phylogenies and Community Ecology&quot;, &quot;volume&quot;: &quot;33&quot;, &quot;publisher&quot;: &quot;Annual Reviews  4139 El Camino Way, P.O. Box 10139, Palo Alto, CA 94303-0139, USA&quot;, &quot;issue&quot;: &quot;1&quot;, &quot;page&quot;: &quot;475-505&quot;, &quot;ISSN&quot;: &quot;0066-4162&quot;, &quot;container-title&quot;: &quot;Annual Review of Ecology and Systematics&quot;}, &quot;id&quot;: &quot;ITEM-2&quot;, &quot;uris&quot;: [&quot;http://www.mendeley.com/documents/?uuid=12375bae-1b0a-4389-89b9-37b77170fa2f&quot;]}, {&quot;itemData&quot;: {&quot;author&quot;: [{&quot;dropping-particle&quot;: &quot;&quot;, &quot;given&quot;: &quot;Susan G.&quot;, &quot;family&quot;: &quot;Letcher&quot;, &quot;non-dropping-particle&quot;: &quot;&quot;, &quot;parse-names&quot;: false, &quot;suffix&quot;: &quot;&quot;}, {&quot;dropping-particle&quot;: &quot;&quot;, &quot;given&quot;: &quot;Robin L.&quot;, &quot;family&quot;: &quot;Chazdon&quot;, &quot;non-dropping-particle&quot;: &quot;&quot;, &quot;parse-names&quot;: false, &quot;suffix&quot;: &quot;&quot;}], &quot;title&quot;: &quot;Life History Traits of Lianas During Tropical Forest Succession&quot;, &quot;id&quot;: &quot;ITEM-3&quot;, &quot;DOI&quot;: &quot;10.1111/j.1744-7429.2012.00865.x&quot;, &quot;issued&quot;: {&quot;date-parts&quot;: [[&quot;2012&quot;, &quot;11&quot;, &quot;26&quot;]]}, &quot;volume&quot;: &quot;44&quot;, &quot;issue&quot;: &quot;6&quot;, &quot;page&quot;: &quot;720-727&quot;, &quot;ISSN&quot;: &quot;00063606&quot;, &quot;type&quot;: &quot;article-journal&quot;, &quot;container-title&quot;: &quot;Biotropica&quot;}, &quot;id&quot;: &quot;ITEM-3&quot;, &quot;uris&quot;: [&quot;http://www.mendeley.com/documents/?uuid=73df41c5-d8b3-4b4a-aa11-7675c51f07d0&quot;]}]} RND6QLnN7tEp5"/><text:span text:style-name="T4">(Webb, 2000; Webb </text:span><text:span text:style-name="T12">et al.</text:span><text:span text:style-name="T4">, 2002; Letcher and Chazdon, 2012)</text:span><text:reference-mark-end text:name="ADDIN CSL_CITATION {&quot;mendeley&quot;: {&quot;previouslyFormattedCitation&quot;: &quot;(Webb, 2000; Webb &lt;i&gt;et al.&lt;/i&gt;, 2002; Letcher and Chazdon, 2012)&quot;, &quot;formattedCitation&quot;: &quot;(Webb, 2000; Webb &lt;i&gt;et al.&lt;/i&gt;, 2002; Letcher and Chazdon, 2012)&quot;, &quot;plainTextFormattedCitation&quot;: &quot;(Webb, 2000; Webb et al., 2002; Letcher and Chazdon, 2012)&quot;}, &quot;schema&quot;: &quot;https://github.com/citation-style-language/schema/raw/master/csl-citation.json&quot;, &quot;properties&quot;: {&quot;noteIndex&quot;: 0}, &quot;citationItems&quot;: [{&quot;itemData&quot;: {&quot;language&quot;: &quot;en&quot;, &quot;author&quot;: [{&quot;dropping-particle&quot;: &quot;&quot;, &quot;given&quot;: &quot;C. O.&quot;, &quot;family&quot;: &quot;Webb&quot;, &quot;non-dropping-particle&quot;: &quot;&quot;, &quot;parse-names&quot;: false, &quot;suffix&quot;: &quot;&quot;}], &quot;id&quot;: &quot;ITEM-1&quot;, &quot;DOI&quot;: &quot;10.1086/303378&quot;, &quot;issued&quot;: {&quot;date-parts&quot;: [[&quot;2000&quot;, &quot;8&quot;, &quot;17&quot;]]}, &quot;type&quot;: &quot;article-journal&quot;, &quot;title&quot;: &quot;Exploring the Phylogenetic Structure of Ecological Communities: An Example for Rain Forest Trees.&quot;, &quot;abstract&quot;: &quot;Because of the correlation expected between the phylogenetic relatedness of two taxa and their net ecological similarity, a measure of the overall phylogenetic relatedness of a community of interacting organisms can be used to investigate the contemporary ecological processes that structure community composition. I describe two indices that use the number of nodes that separate taxa on a phylogeny as a measure of their phylogenetic relatedness. As an example of the use of these indices in community analysis, I compared the mean observed net relatedness of trees (&gt;/=10 cm diameter at breast height) in each of 28 plots (each 0.16 ha) in a Bornean rain forest with the net relatedness expected if species were drawn randomly from the species pool (of the 324 species in the 28 plots), using a supertree that I assembled from published sources. I found that the species in plots were more phylogenetically related than expected by chance, a result that was insensitive to various modifications to the basic methodology. I tentatively infer that variation in habitat among plots causes ecologically more similar species to co-occur within plots. Finally, I suggest a range of applications for phylogenetic relatedness measures in community analysis.&quot;, &quot;PMID&quot;: &quot;10856198&quot;, &quot;volume&quot;: &quot;156&quot;, &quot;publisher&quot;: &quot;The University of Chicago Press&quot;, &quot;issue&quot;: &quot;2&quot;, &quot;page&quot;: &quot;145-155&quot;, &quot;ISSN&quot;: &quot;1537-5323&quot;, &quot;container-title&quot;: &quot;The American naturalist&quot;}, &quot;id&quot;: &quot;ITEM-1&quot;, &quot;uris&quot;: [&quot;http://www.mendeley.com/documents/?uuid=be8b2885-9a9a-495c-882a-0ab5091b2a3c&quot;]}, {&quot;itemData&quot;: {&quot;language&quot;: &quot;en&quot;, &quot;author&quot;: [{&quot;dropping-particle&quot;: &quot;&quot;, &quot;given&quot;: &quot;Campbell O.&quot;, &quot;family&quot;: &quot;Webb&quot;, &quot;non-dropping-particle&quot;: &quot;&quot;, &quot;parse-names&quot;: false, &quot;suffix&quot;: &quot;&quot;}, {&quot;dropping-particle&quot;: &quot;&quot;, &quot;given&quot;: &quot;David D.&quot;, &quot;family&quot;: &quot;Ackerly&quot;, &quot;non-dropping-particle&quot;: &quot;&quot;, &quot;parse-names&quot;: false, &quot;suffix&quot;: &quot;&quot;}, {&quot;dropping-particle&quot;: &quot;&quot;, &quot;given&quot;: &quot;Mark A.&quot;, &quot;family&quot;: &quot;McPeek&quot;, &quot;non-dropping-particle&quot;: &quot;&quot;, &quot;parse-names&quot;: false, &quot;suffix&quot;: &quot;&quot;}, {&quot;dropping-particle&quot;: &quot;&quot;, &quot;given&quot;: &quot;Michael J.&quot;, &quot;family&quot;: &quot;Donoghue&quot;, &quot;non-dropping-particle&quot;: &quot;&quot;, &quot;parse-names&quot;: false, &quot;suffix&quot;: &quot;&quot;}], &quot;id&quot;: &quot;ITEM-2&quot;, &quot;DOI&quot;: &quot;10.1146/annurev.ecolsys.33.010802.150448&quot;, &quot;issued&quot;: {&quot;date-parts&quot;: [[&quot;2002&quot;, &quot;11&quot;, &quot;28&quot;]]}, &quot;type&quot;: &quot;article-journal&quot;, &quot;abstract&quot;: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title&quot;: &quot;Phylogenies and Community Ecology&quot;, &quot;volume&quot;: &quot;33&quot;, &quot;publisher&quot;: &quot;Annual Reviews  4139 El Camino Way, P.O. Box 10139, Palo Alto, CA 94303-0139, USA&quot;, &quot;issue&quot;: &quot;1&quot;, &quot;page&quot;: &quot;475-505&quot;, &quot;ISSN&quot;: &quot;0066-4162&quot;, &quot;container-title&quot;: &quot;Annual Review of Ecology and Systematics&quot;}, &quot;id&quot;: &quot;ITEM-2&quot;, &quot;uris&quot;: [&quot;http://www.mendeley.com/documents/?uuid=12375bae-1b0a-4389-89b9-37b77170fa2f&quot;]}, {&quot;itemData&quot;: {&quot;author&quot;: [{&quot;dropping-particle&quot;: &quot;&quot;, &quot;given&quot;: &quot;Susan G.&quot;, &quot;family&quot;: &quot;Letcher&quot;, &quot;non-dropping-particle&quot;: &quot;&quot;, &quot;parse-names&quot;: false, &quot;suffix&quot;: &quot;&quot;}, {&quot;dropping-particle&quot;: &quot;&quot;, &quot;given&quot;: &quot;Robin L.&quot;, &quot;family&quot;: &quot;Chazdon&quot;, &quot;non-dropping-particle&quot;: &quot;&quot;, &quot;parse-names&quot;: false, &quot;suffix&quot;: &quot;&quot;}], &quot;title&quot;: &quot;Life History Traits of Lianas During Tropical Forest Succession&quot;, &quot;id&quot;: &quot;ITEM-3&quot;, &quot;DOI&quot;: &quot;10.1111/j.1744-7429.2012.00865.x&quot;, &quot;issued&quot;: {&quot;date-parts&quot;: [[&quot;2012&quot;, &quot;11&quot;, &quot;26&quot;]]}, &quot;volume&quot;: &quot;44&quot;, &quot;issue&quot;: &quot;6&quot;, &quot;page&quot;: &quot;720-727&quot;, &quot;ISSN&quot;: &quot;00063606&quot;, &quot;type&quot;: &quot;article-journal&quot;, &quot;container-title&quot;: &quot;Biotropica&quot;}, &quot;id&quot;: &quot;ITEM-3&quot;, &quot;uris&quot;: [&quot;http://www.mendeley.com/documents/?uuid=73df41c5-d8b3-4b4a-aa11-7675c51f07d0&quot;]}]} RND6QLnN7tEp5"/><text:span text:style-name="T20">⁠. We discuss these terms in the context of species arriving into a community for the first time, where an underdispersed first-time arrival is when an arriving species contributes less phylogenetic diversity to the community than a neutral arrival. Conversely, an overdispersed first-time arrival is when that species contributes more phylogenetic diversity to the community than a neutral arrival. </text:span></text:p>
      <text:p text:style-name="P6"><text:tab/><text:span text:style-name="T18">Since the</text:span> arrival of species in<text:span text:style-name="T18">to</text:span> a community signi<text:span text:style-name="T18">fies</text:span> the arrival of new traits, this paradigm provides a window into the assembly of ecosystem function. In particular, arriving species that have not previously arrived (first-time arrivals) constitute new <text:span text:style-name="T18">phylo</text:span>genetic diversity being added to a community. Any organism of interest in a human microbiome data set, from the pathogenic to the probiotic, will at some point be a first-time arrival, and the order in which these organisms arrive in the community is determined by community assembly processes <text:reference-mark-start text:name="ADDIN CSL_CITATION {&quot;mendeley&quot;: {&quot;previouslyFormattedCitation&quot;: &quot;(Nemergut &lt;i&gt;et al.&lt;/i&gt;, 2013)&quot;, &quot;formattedCitation&quot;: &quot;(Nemergut &lt;i&gt;et al.&lt;/i&gt;, 2013)&quot;, &quot;plainTextFormattedCitation&quot;: &quot;(Nemergut et al., 2013)&quot;}, &quot;schema&quot;: &quot;https://github.com/citation-style-language/schema/raw/master/csl-citation.json&quot;, &quot;properties&quot;: {&quot;noteIndex&quot;: 0}, &quot;citationItems&quot;: [{&quot;itemData&quot;: {&quot;author&quot;: [{&quot;dropping-particle&quot;: &quot;&quot;, &quot;given&quot;: &quot;Diana R&quot;, &quot;family&quot;: &quot;Nemergut&quot;, &quot;non-dropping-particle&quot;: &quot;&quot;, &quot;parse-names&quot;: false, &quot;suffix&quot;: &quot;&quot;}, {&quot;dropping-particle&quot;: &quot;&quot;, &quot;given&quot;: &quot;Steven K&quot;, &quot;family&quot;: &quot;Schmidt&quot;, &quot;non-dropping-particle&quot;: &quot;&quot;, &quot;parse-names&quot;: false, &quot;suffix&quot;: &quot;&quot;}, {&quot;dropping-particle&quot;: &quot;&quot;, &quot;given&quot;: &quot;Tadashi&quot;, &quot;family&quot;: &quot;Fukami&quot;, &quot;non-dropping-particle&quot;: &quot;&quot;, &quot;parse-names&quot;: false, &quot;suffix&quot;: &quot;&quot;}, {&quot;dropping-particle&quot;: &quot;&quot;, &quot;given&quot;: &quot;Sean P&quot;, &quot;family&quot;: &quot;O'Neill&quot;, &quot;non-dropping-particle&quot;: &quot;&quot;, &quot;parse-names&quot;: false, &quot;suffix&quot;: &quot;&quot;}, {&quot;dropping-particle&quot;: &quot;&quot;, &quot;given&quot;: &quot;Teresa M&quot;, &quot;family&quot;: &quot;Bilinski&quot;, &quot;non-dropping-particle&quot;: &quot;&quot;, &quot;parse-names&quot;: false, &quot;suffix&quot;: &quot;&quot;}, {&quot;dropping-particle&quot;: &quot;&quot;, &quot;given&quot;: &quot;Lee F&quot;, &quot;family&quot;: &quot;Stanish&quot;, &quot;non-dropping-particle&quot;: &quot;&quot;, &quot;parse-names&quot;: false, &quot;suffix&quot;: &quot;&quot;}, {&quot;dropping-particle&quot;: &quot;&quot;, &quot;given&quot;: &quot;Joseph E&quot;, &quot;family&quot;: &quot;Knelman&quot;, &quot;non-dropping-particle&quot;: &quot;&quot;, &quot;parse-names&quot;: false, &quot;suffix&quot;: &quot;&quot;}, {&quot;dropping-particle&quot;: &quot;&quot;, &quot;given&quot;: &quot;John L&quot;, &quot;family&quot;: &quot;Darcy&quot;, &quot;non-dropping-particle&quot;: &quot;&quot;, &quot;parse-names&quot;: false, &quot;suffix&quot;: &quot;&quot;}, {&quot;dropping-particle&quot;: &quot;&quot;, &quot;given&quot;: &quot;Ryan C&quot;, &quot;family&quot;: &quot;Lynch&quot;, &quot;non-dropping-particle&quot;: &quot;&quot;, &quot;parse-names&quot;: false, &quot;suffix&quot;: &quot;&quot;}, {&quot;dropping-particle&quot;: &quot;&quot;, &quot;given&quot;: &quot;Phillip&quot;, &quot;family&quot;: &quot;Wickey&quot;, &quot;non-dropping-particle&quot;: &quot;&quot;, &quot;parse-names&quot;: false, &quot;suffix&quot;: &quot;&quot;}, {&quot;dropping-particle&quot;: &quot;&quot;, &quot;given&quot;: &quot;Scott&quot;, &quot;family&quot;: &quot;Ferrenberg&quot;, &quot;non-dropping-particle&quot;: &quot;&quot;, &quot;parse-names&quot;: false, &quot;suffix&quot;: &quot;&quot;}], &quot;id&quot;: &quot;ITEM-1&quot;, &quot;DOI&quot;: &quot;10.1128/MMBR.00051-12&quot;, &quot;issued&quot;: {&quot;date-parts&quot;: [[&quot;2013&quot;, &quot;9&quot;, &quot;1&quot;]]}, &quot;type&quot;: &quot;article-journal&quot;, &quot;title&quot;: &quot;Patterns and processes of microbial community assembly.&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PMID&quot;: &quot;24006468&quot;, &quot;volume&quot;: &quot;77&quot;, &quot;issue&quot;: &quot;3&quot;, &quot;page&quot;: &quot;342-56&quot;, &quot;ISSN&quot;: &quot;1098-5557&quot;, &quot;container-title&quot;: &quot;Microbiology and molecular biology reviews : MMBR&quot;}, &quot;id&quot;: &quot;ITEM-1&quot;, &quot;uris&quot;: [&quot;http://www.mendeley.com/documents/?uuid=09f64fbe-1329-4692-a462-2bf635a5f681&quot;]}]} RNDt00w5SuEne"/><text:span text:style-name="T1">(Nemergut </text:span><text:span text:style-name="T9">et al.</text:span><text:span text:style-name="T1">, 2013)</text:span><text:reference-mark-end text:name="ADDIN CSL_CITATION {&quot;mendeley&quot;: {&quot;previouslyFormattedCitation&quot;: &quot;(Nemergut &lt;i&gt;et al.&lt;/i&gt;, 2013)&quot;, &quot;formattedCitation&quot;: &quot;(Nemergut &lt;i&gt;et al.&lt;/i&gt;, 2013)&quot;, &quot;plainTextFormattedCitation&quot;: &quot;(Nemergut et al., 2013)&quot;}, &quot;schema&quot;: &quot;https://github.com/citation-style-language/schema/raw/master/csl-citation.json&quot;, &quot;properties&quot;: {&quot;noteIndex&quot;: 0}, &quot;citationItems&quot;: [{&quot;itemData&quot;: {&quot;author&quot;: [{&quot;dropping-particle&quot;: &quot;&quot;, &quot;given&quot;: &quot;Diana R&quot;, &quot;family&quot;: &quot;Nemergut&quot;, &quot;non-dropping-particle&quot;: &quot;&quot;, &quot;parse-names&quot;: false, &quot;suffix&quot;: &quot;&quot;}, {&quot;dropping-particle&quot;: &quot;&quot;, &quot;given&quot;: &quot;Steven K&quot;, &quot;family&quot;: &quot;Schmidt&quot;, &quot;non-dropping-particle&quot;: &quot;&quot;, &quot;parse-names&quot;: false, &quot;suffix&quot;: &quot;&quot;}, {&quot;dropping-particle&quot;: &quot;&quot;, &quot;given&quot;: &quot;Tadashi&quot;, &quot;family&quot;: &quot;Fukami&quot;, &quot;non-dropping-particle&quot;: &quot;&quot;, &quot;parse-names&quot;: false, &quot;suffix&quot;: &quot;&quot;}, {&quot;dropping-particle&quot;: &quot;&quot;, &quot;given&quot;: &quot;Sean P&quot;, &quot;family&quot;: &quot;O'Neill&quot;, &quot;non-dropping-particle&quot;: &quot;&quot;, &quot;parse-names&quot;: false, &quot;suffix&quot;: &quot;&quot;}, {&quot;dropping-particle&quot;: &quot;&quot;, &quot;given&quot;: &quot;Teresa M&quot;, &quot;family&quot;: &quot;Bilinski&quot;, &quot;non-dropping-particle&quot;: &quot;&quot;, &quot;parse-names&quot;: false, &quot;suffix&quot;: &quot;&quot;}, {&quot;dropping-particle&quot;: &quot;&quot;, &quot;given&quot;: &quot;Lee F&quot;, &quot;family&quot;: &quot;Stanish&quot;, &quot;non-dropping-particle&quot;: &quot;&quot;, &quot;parse-names&quot;: false, &quot;suffix&quot;: &quot;&quot;}, {&quot;dropping-particle&quot;: &quot;&quot;, &quot;given&quot;: &quot;Joseph E&quot;, &quot;family&quot;: &quot;Knelman&quot;, &quot;non-dropping-particle&quot;: &quot;&quot;, &quot;parse-names&quot;: false, &quot;suffix&quot;: &quot;&quot;}, {&quot;dropping-particle&quot;: &quot;&quot;, &quot;given&quot;: &quot;John L&quot;, &quot;family&quot;: &quot;Darcy&quot;, &quot;non-dropping-particle&quot;: &quot;&quot;, &quot;parse-names&quot;: false, &quot;suffix&quot;: &quot;&quot;}, {&quot;dropping-particle&quot;: &quot;&quot;, &quot;given&quot;: &quot;Ryan C&quot;, &quot;family&quot;: &quot;Lynch&quot;, &quot;non-dropping-particle&quot;: &quot;&quot;, &quot;parse-names&quot;: false, &quot;suffix&quot;: &quot;&quot;}, {&quot;dropping-particle&quot;: &quot;&quot;, &quot;given&quot;: &quot;Phillip&quot;, &quot;family&quot;: &quot;Wickey&quot;, &quot;non-dropping-particle&quot;: &quot;&quot;, &quot;parse-names&quot;: false, &quot;suffix&quot;: &quot;&quot;}, {&quot;dropping-particle&quot;: &quot;&quot;, &quot;given&quot;: &quot;Scott&quot;, &quot;family&quot;: &quot;Ferrenberg&quot;, &quot;non-dropping-particle&quot;: &quot;&quot;, &quot;parse-names&quot;: false, &quot;suffix&quot;: &quot;&quot;}], &quot;id&quot;: &quot;ITEM-1&quot;, &quot;DOI&quot;: &quot;10.1128/MMBR.00051-12&quot;, &quot;issued&quot;: {&quot;date-parts&quot;: [[&quot;2013&quot;, &quot;9&quot;, &quot;1&quot;]]}, &quot;type&quot;: &quot;article-journal&quot;, &quot;title&quot;: &quot;Patterns and processes of microbial community assembly.&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PMID&quot;: &quot;24006468&quot;, &quot;volume&quot;: &quot;77&quot;, &quot;issue&quot;: &quot;3&quot;, &quot;page&quot;: &quot;342-56&quot;, &quot;ISSN&quot;: &quot;1098-5557&quot;, &quot;container-title&quot;: &quot;Microbiology and molecular biology reviews : MMBR&quot;}, &quot;id&quot;: &quot;ITEM-1&quot;, &quot;uris&quot;: [&quot;http://www.mendeley.com/documents/?uuid=09f64fbe-1329-4692-a462-2bf635a5f681&quot;]}]} RNDt00w5SuEne"/>⁠. <text:span text:style-name="T19">P</text:span>redicting which lineages of organisms can arrive and establish in a given environment can have far-reaching implications for ecosystem remediation and management, especially in microbial communities where the functional traits <text:reference-mark-start text:name="ADDIN CSL_CITATION {&quot;mendeley&quot;: {&quot;previouslyFormattedCitation&quot;: &quot;(Violle &lt;i&gt;et al.&lt;/i&gt;, 2007)&quot;, &quot;formattedCitation&quot;: &quot;(Violle &lt;i&gt;et al.&lt;/i&gt;, 2007)&quot;, &quot;plainTextFormattedCitation&quot;: &quot;(Violle et al., 2007)&quot;}, &quot;schema&quot;: &quot;https://github.com/citation-style-language/schema/raw/master/csl-citation.json&quot;, &quot;properties&quot;: {&quot;noteIndex&quot;: 0}, &quot;citationItems&quot;: [{&quot;itemData&quot;: {&quot;author&quot;: [{&quot;dropping-particle&quot;: &quot;&quot;, &quot;given&quot;: &quot;Cyrille&quot;, &quot;family&quot;: &quot;Violle&quot;, &quot;non-dropping-particle&quot;: &quot;&quot;, &quot;parse-names&quot;: false, &quot;suffix&quot;: &quot;&quot;}, {&quot;dropping-particle&quot;: &quot;&quot;, &quot;given&quot;: &quot;Marie Laure&quot;, &quot;family&quot;: &quot;Navas&quot;, &quot;non-dropping-particle&quot;: &quot;&quot;, &quot;parse-names&quot;: false, &quot;suffix&quot;: &quot;&quot;}, {&quot;dropping-particle&quot;: &quot;&quot;, &quot;given&quot;: &quot;Denis&quot;, &quot;family&quot;: &quot;Vile&quot;, &quot;non-dropping-particle&quot;: &quot;&quot;, &quot;parse-names&quot;: false, &quot;suffix&quot;: &quot;&quot;}, {&quot;dropping-particle&quot;: &quot;&quot;, &quot;given&quot;: &quot;Elena&quot;, &quot;family&quot;: &quot;Kazakou&quot;, &quot;non-dropping-particle&quot;: &quot;&quot;, &quot;parse-names&quot;: false, &quot;suffix&quot;: &quot;&quot;}, {&quot;dropping-particle&quot;: &quot;&quot;, &quot;given&quot;: &quot;Claire&quot;, &quot;family&quot;: &quot;Fortunel&quot;, &quot;non-dropping-particle&quot;: &quot;&quot;, &quot;parse-names&quot;: false, &quot;suffix&quot;: &quot;&quot;}, {&quot;dropping-particle&quot;: &quot;&quot;, &quot;given&quot;: &quot;Ir\u00e8ne&quot;, &quot;family&quot;: &quot;Hummel&quot;, &quot;non-dropping-particle&quot;: &quot;&quot;, &quot;parse-names&quot;: false, &quot;suffix&quot;: &quot;&quot;}, {&quot;dropping-particle&quot;: &quot;&quot;, &quot;given&quot;: &quot;Eric&quot;, &quot;family&quot;: &quot;Garnier&quot;, &quot;non-dropping-particle&quot;: &quot;&quot;, &quot;parse-names&quot;: false, &quot;suffix&quot;: &quot;&quot;}], &quot;id&quot;: &quot;ITEM-1&quot;, &quot;DOI&quot;: &quot;10.1111/j.2007.0030-1299.15559.x&quot;, &quot;issued&quot;: {&quot;date-parts&quot;: [[&quot;2007&quot;]]}, &quot;type&quot;: &quot;article&quot;, &quot;PMID&quot;: &quot;245814500017&quot;, &quot;title&quot;: &quot;Let the concept of trait be functional!&quot;, &quot;abstract&quot;: &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u201ctrait\u201d itself, but also in the underlying concepts it refers to. We therefore give an unambiguous definition of plant trait, with a particular emphasis on functional trait. A hierarchical perspective is proposed, extending the \u201cperformance paradigm\u201d to plant ecology. \u201cFunctional traits\u201d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u201cintegration functions\u201d which can be grouped into functional response (community level) and effect (ecosystem level) algorithms.&quot;, &quot;ISBN&quot;: &quot;0030-1299&quot;, &quot;volume&quot;: &quot;116&quot;, &quot;issue&quot;: &quot;5&quot;, &quot;page&quot;: &quot;882-892&quot;, &quot;ISSN&quot;: &quot;00301299&quot;, &quot;container-title&quot;: &quot;Oikos&quot;}, &quot;id&quot;: &quot;ITEM-1&quot;, &quot;uris&quot;: [&quot;http://www.mendeley.com/documents/?uuid=d2317468-b689-4aa9-a0ed-f1bb38ed11ca&quot;]}]} RNDY888vGlaHA"/><text:span text:style-name="T1">(Violle </text:span><text:span text:style-name="T9">et al.</text:span><text:span text:style-name="T1">, 2007)</text:span><text:reference-mark-end text:name="ADDIN CSL_CITATION {&quot;mendeley&quot;: {&quot;previouslyFormattedCitation&quot;: &quot;(Violle &lt;i&gt;et al.&lt;/i&gt;, 2007)&quot;, &quot;formattedCitation&quot;: &quot;(Violle &lt;i&gt;et al.&lt;/i&gt;, 2007)&quot;, &quot;plainTextFormattedCitation&quot;: &quot;(Violle et al., 2007)&quot;}, &quot;schema&quot;: &quot;https://github.com/citation-style-language/schema/raw/master/csl-citation.json&quot;, &quot;properties&quot;: {&quot;noteIndex&quot;: 0}, &quot;citationItems&quot;: [{&quot;itemData&quot;: {&quot;author&quot;: [{&quot;dropping-particle&quot;: &quot;&quot;, &quot;given&quot;: &quot;Cyrille&quot;, &quot;family&quot;: &quot;Violle&quot;, &quot;non-dropping-particle&quot;: &quot;&quot;, &quot;parse-names&quot;: false, &quot;suffix&quot;: &quot;&quot;}, {&quot;dropping-particle&quot;: &quot;&quot;, &quot;given&quot;: &quot;Marie Laure&quot;, &quot;family&quot;: &quot;Navas&quot;, &quot;non-dropping-particle&quot;: &quot;&quot;, &quot;parse-names&quot;: false, &quot;suffix&quot;: &quot;&quot;}, {&quot;dropping-particle&quot;: &quot;&quot;, &quot;given&quot;: &quot;Denis&quot;, &quot;family&quot;: &quot;Vile&quot;, &quot;non-dropping-particle&quot;: &quot;&quot;, &quot;parse-names&quot;: false, &quot;suffix&quot;: &quot;&quot;}, {&quot;dropping-particle&quot;: &quot;&quot;, &quot;given&quot;: &quot;Elena&quot;, &quot;family&quot;: &quot;Kazakou&quot;, &quot;non-dropping-particle&quot;: &quot;&quot;, &quot;parse-names&quot;: false, &quot;suffix&quot;: &quot;&quot;}, {&quot;dropping-particle&quot;: &quot;&quot;, &quot;given&quot;: &quot;Claire&quot;, &quot;family&quot;: &quot;Fortunel&quot;, &quot;non-dropping-particle&quot;: &quot;&quot;, &quot;parse-names&quot;: false, &quot;suffix&quot;: &quot;&quot;}, {&quot;dropping-particle&quot;: &quot;&quot;, &quot;given&quot;: &quot;Ir\u00e8ne&quot;, &quot;family&quot;: &quot;Hummel&quot;, &quot;non-dropping-particle&quot;: &quot;&quot;, &quot;parse-names&quot;: false, &quot;suffix&quot;: &quot;&quot;}, {&quot;dropping-particle&quot;: &quot;&quot;, &quot;given&quot;: &quot;Eric&quot;, &quot;family&quot;: &quot;Garnier&quot;, &quot;non-dropping-particle&quot;: &quot;&quot;, &quot;parse-names&quot;: false, &quot;suffix&quot;: &quot;&quot;}], &quot;id&quot;: &quot;ITEM-1&quot;, &quot;DOI&quot;: &quot;10.1111/j.2007.0030-1299.15559.x&quot;, &quot;issued&quot;: {&quot;date-parts&quot;: [[&quot;2007&quot;]]}, &quot;type&quot;: &quot;article&quot;, &quot;PMID&quot;: &quot;245814500017&quot;, &quot;title&quot;: &quot;Let the concept of trait be functional!&quot;, &quot;abstract&quot;: &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u201ctrait\u201d itself, but also in the underlying concepts it refers to. We therefore give an unambiguous definition of plant trait, with a particular emphasis on functional trait. A hierarchical perspective is proposed, extending the \u201cperformance paradigm\u201d to plant ecology. \u201cFunctional traits\u201d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u201cintegration functions\u201d which can be grouped into functional response (community level) and effect (ecosystem level) algorithms.&quot;, &quot;ISBN&quot;: &quot;0030-1299&quot;, &quot;volume&quot;: &quot;116&quot;, &quot;issue&quot;: &quot;5&quot;, &quot;page&quot;: &quot;882-892&quot;, &quot;ISSN&quot;: &quot;00301299&quot;, &quot;container-title&quot;: &quot;Oikos&quot;}, &quot;id&quot;: &quot;ITEM-1&quot;, &quot;uris&quot;: [&quot;http://www.mendeley.com/documents/?uuid=d2317468-b689-4aa9-a0ed-f1bb38ed11ca&quot;]}]} RNDY888vGlaHA"/>⁠ of many microbes are still largely unknown <text:reference-mark-start text:name="ADDIN CSL_CITATION {&quot;mendeley&quot;: {&quot;previouslyFormattedCitation&quot;: &quot;(Martiny &lt;i&gt;et al.&lt;/i&gt;, 2015)&quot;, &quot;formattedCitation&quot;: &quot;(Martiny &lt;i&gt;et al.&lt;/i&gt;, 2015)&quot;, &quot;plainTextFormattedCitation&quot;: &quot;(Martiny et al., 2015)&quot;}, &quot;schema&quot;: &quot;https://github.com/citation-style-language/schema/raw/master/csl-citation.json&quot;, &quot;properties&quot;: {&quot;noteIndex&quot;: 0}, &quot;citationItems&quot;: [{&quot;itemData&quot;: {&quot;language&quot;: &quot;en&quot;, &quot;author&quot;: [{&quot;dropping-particle&quot;: &quot;&quot;, &quot;given&quot;: &quot;J. B. H.&quot;, &quot;family&quot;: &quot;Martiny&quot;, &quot;non-dropping-particle&quot;: &quot;&quot;, &quot;parse-names&quot;: false, &quot;suffix&quot;: &quot;&quot;}, {&quot;dropping-particle&quot;: &quot;&quot;, &quot;given&quot;: &quot;S. E.&quot;, &quot;family&quot;: &quot;Jones&quot;, &quot;non-dropping-particle&quot;: &quot;&quot;, &quot;parse-names&quot;: false, &quot;suffix&quot;: &quot;&quot;}, {&quot;dropping-particle&quot;: &quot;&quot;, &quot;given&quot;: &quot;J. T.&quot;, &quot;family&quot;: &quot;Lennon&quot;, &quot;non-dropping-particle&quot;: &quot;&quot;, &quot;parse-names&quot;: false, &quot;suffix&quot;: &quot;&quot;}, {&quot;dropping-particle&quot;: &quot;&quot;, &quot;given&quot;: &quot;A. C.&quot;, &quot;family&quot;: &quot;Martiny&quot;, &quot;non-dropping-particle&quot;: &quot;&quot;, &quot;parse-names&quot;: false, &quot;suffix&quot;: &quot;&quot;}], &quot;id&quot;: &quot;ITEM-1&quot;, &quot;DOI&quot;: &quot;10.1126/science.aac9323&quot;, &quot;issued&quot;: {&quot;date-parts&quot;: [[&quot;2015&quot;, &quot;11&quot;, &quot;5&quot;]]}, &quot;type&quot;: &quot;article-journal&quot;, &quot;title&quot;: &quot;Microbiomes in light of traits: A phylogenetic perspective&quot;, &quot;abstract&quot;: &quot;A focus on the phenotypic characteristics of microorganisms-their traits-offers a path for interpreting the growing amount of microbiome data. We review key aspects of microbial traits, as well as approaches used to assay their phylogenetic distribution. Recent studies reveal that microbial traits are differentially conserved across the tree of life and appear to be conserved in a hierarchical fashion, possibly linked to their biochemical complexity. These results suggest a predictive framework whereby the genetic (or taxonomic) resolution of microbiome variation among samples provides information about the traits under selection. The organizational parallels seen among human and free-living microbiomes seem to support this idea. Developments in this framework may offer predictions not only for how microbial composition responds to changing environmental conditions, but also for how these changes may alter the health or functioning in human, engineered, and environmental systems.&quot;, &quot;PMID&quot;: &quot;26542581&quot;, &quot;volume&quot;: &quot;350&quot;, &quot;publisher&quot;: &quot;American Association for the Advancement of Science&quot;, &quot;issue&quot;: &quot;6261&quot;, &quot;page&quot;: &quot;aac9323-aac9323&quot;, &quot;ISSN&quot;: &quot;0036-8075&quot;, &quot;container-title&quot;: &quot;Science&quot;}, &quot;id&quot;: &quot;ITEM-1&quot;, &quot;uris&quot;: [&quot;http://www.mendeley.com/documents/?uuid=44a7e668-d101-4d72-9a99-b4147091a0a6&quot;]}]} RNDHoX9iDEuu2"/><text:span text:style-name="T1">(Martiny </text:span><text:span text:style-name="T9">et al.</text:span><text:span text:style-name="T1">, 2015)</text:span><text:reference-mark-end text:name="ADDIN CSL_CITATION {&quot;mendeley&quot;: {&quot;previouslyFormattedCitation&quot;: &quot;(Martiny &lt;i&gt;et al.&lt;/i&gt;, 2015)&quot;, &quot;formattedCitation&quot;: &quot;(Martiny &lt;i&gt;et al.&lt;/i&gt;, 2015)&quot;, &quot;plainTextFormattedCitation&quot;: &quot;(Martiny et al., 2015)&quot;}, &quot;schema&quot;: &quot;https://github.com/citation-style-language/schema/raw/master/csl-citation.json&quot;, &quot;properties&quot;: {&quot;noteIndex&quot;: 0}, &quot;citationItems&quot;: [{&quot;itemData&quot;: {&quot;language&quot;: &quot;en&quot;, &quot;author&quot;: [{&quot;dropping-particle&quot;: &quot;&quot;, &quot;given&quot;: &quot;J. B. H.&quot;, &quot;family&quot;: &quot;Martiny&quot;, &quot;non-dropping-particle&quot;: &quot;&quot;, &quot;parse-names&quot;: false, &quot;suffix&quot;: &quot;&quot;}, {&quot;dropping-particle&quot;: &quot;&quot;, &quot;given&quot;: &quot;S. E.&quot;, &quot;family&quot;: &quot;Jones&quot;, &quot;non-dropping-particle&quot;: &quot;&quot;, &quot;parse-names&quot;: false, &quot;suffix&quot;: &quot;&quot;}, {&quot;dropping-particle&quot;: &quot;&quot;, &quot;given&quot;: &quot;J. T.&quot;, &quot;family&quot;: &quot;Lennon&quot;, &quot;non-dropping-particle&quot;: &quot;&quot;, &quot;parse-names&quot;: false, &quot;suffix&quot;: &quot;&quot;}, {&quot;dropping-particle&quot;: &quot;&quot;, &quot;given&quot;: &quot;A. C.&quot;, &quot;family&quot;: &quot;Martiny&quot;, &quot;non-dropping-particle&quot;: &quot;&quot;, &quot;parse-names&quot;: false, &quot;suffix&quot;: &quot;&quot;}], &quot;id&quot;: &quot;ITEM-1&quot;, &quot;DOI&quot;: &quot;10.1126/science.aac9323&quot;, &quot;issued&quot;: {&quot;date-parts&quot;: [[&quot;2015&quot;, &quot;11&quot;, &quot;5&quot;]]}, &quot;type&quot;: &quot;article-journal&quot;, &quot;title&quot;: &quot;Microbiomes in light of traits: A phylogenetic perspective&quot;, &quot;abstract&quot;: &quot;A focus on the phenotypic characteristics of microorganisms-their traits-offers a path for interpreting the growing amount of microbiome data. We review key aspects of microbial traits, as well as approaches used to assay their phylogenetic distribution. Recent studies reveal that microbial traits are differentially conserved across the tree of life and appear to be conserved in a hierarchical fashion, possibly linked to their biochemical complexity. These results suggest a predictive framework whereby the genetic (or taxonomic) resolution of microbiome variation among samples provides information about the traits under selection. The organizational parallels seen among human and free-living microbiomes seem to support this idea. Developments in this framework may offer predictions not only for how microbial composition responds to changing environmental conditions, but also for how these changes may alter the health or functioning in human, engineered, and environmental systems.&quot;, &quot;PMID&quot;: &quot;26542581&quot;, &quot;volume&quot;: &quot;350&quot;, &quot;publisher&quot;: &quot;American Association for the Advancement of Science&quot;, &quot;issue&quot;: &quot;6261&quot;, &quot;page&quot;: &quot;aac9323-aac9323&quot;, &quot;ISSN&quot;: &quot;0036-8075&quot;, &quot;container-title&quot;: &quot;Science&quot;}, &quot;id&quot;: &quot;ITEM-1&quot;, &quot;uris&quot;: [&quot;http://www.mendeley.com/documents/?uuid=44a7e668-d101-4d72-9a99-b4147091a0a6&quot;]}]} RNDHoX9iDEuu2"/>⁠.</text:p>
      <text:p text:style-name="P6"><text:tab/><text:span text:style-name="T21">The model we present here can be used to estimate the extent to which first-time arrivals are phylogenetically over- or underdispersed during a time-series microbiome dataset. Said another way, we estimate the extent to which first-time arrivals are “nepotistic”, meaning they are more likely to arrive when a close relative is already present (phylogenetic underdispersion). We fit our model </text:span><text:soft-page-break/><text:span text:style-name="T21">(described in our methods section, below) to several time-series human microbiome data sets </text:span><text:reference-mark-start text:name="ADDIN CSL_CITATION {&quot;mendeley&quot;: {&quot;previouslyFormattedCitation&quot;: &quot;(Caporaso &lt;i&gt;et al.&lt;/i&gt;, 2011; Koenig &lt;i&gt;et al.&lt;/i&gt;, 2011)&quot;, &quot;formattedCitation&quot;: &quot;(Caporaso &lt;i&gt;et al.&lt;/i&gt;, 2011; Koenig &lt;i&gt;et al.&lt;/i&gt;, 2011)&quot;, &quot;plainTextFormattedCitation&quot;: &quot;(Caporaso et al., 2011; Koenig et al., 2011)&quot;}, &quot;schema&quot;: &quot;https://github.com/citation-style-language/schema/raw/master/csl-citation.json&quot;, &quot;properties&quot;: {&quot;noteIndex&quot;: 0}, &quot;citationItems&quot;: [{&quot;itemData&quot;: {&quot;author&quot;: [{&quot;dropping-particle&quot;: &quot;&quot;, &quot;given&quot;: &quot;J Gregory&quot;, &quot;family&quot;: &quot;Caporaso&quot;, &quot;non-dropping-particle&quot;: &quot;&quot;, &quot;parse-names&quot;: false, &quot;suffix&quot;: &quot;&quot;}, {&quot;dropping-particle&quot;: &quot;&quot;, &quot;given&quot;: &quot;Christian L&quot;, &quot;family&quot;: &quot;Lauber&quot;, &quot;non-dropping-particle&quot;: &quot;&quot;, &quot;parse-names&quot;: false, &quot;suffix&quot;: &quot;&quot;}, {&quot;dropping-particle&quot;: &quot;&quot;, &quot;given&quot;: &quot;Elizabeth K&quot;, &quot;family&quot;: &quot;Costello&quot;, &quot;non-dropping-particle&quot;: &quot;&quot;, &quot;parse-names&quot;: false, &quot;suffix&quot;: &quot;&quot;}, {&quot;dropping-particle&quot;: &quot;&quot;, &quot;given&quot;: &quot;Donna&quot;, &quot;family&quot;: &quot;Berg-Lyons&quot;, &quot;non-dropping-particle&quot;: &quot;&quot;, &quot;parse-names&quot;: false, &quot;suffix&quot;: &quot;&quot;}, {&quot;dropping-particle&quot;: &quot;&quot;, &quot;given&quot;: &quot;Antonio&quot;, &quot;family&quot;: &quot;Gonzalez&quot;, &quot;non-dropping-particle&quot;: &quot;&quot;, &quot;parse-names&quot;: false, &quot;suffix&quot;: &quot;&quot;}, {&quot;dropping-particle&quot;: &quot;&quot;, &quot;given&quot;: &quot;Jesse&quot;, &quot;family&quot;: &quot;Stombaugh&quot;, &quot;non-dropping-particle&quot;: &quot;&quot;, &quot;parse-names&quot;: false, &quot;suffix&quot;: &quot;&quot;}, {&quot;dropping-particle&quot;: &quot;&quot;, &quot;given&quot;: &quot;Dan&quot;, &quot;family&quot;: &quot;Knights&quot;, &quot;non-dropping-particle&quot;: &quot;&quot;, &quot;parse-names&quot;: false, &quot;suffix&quot;: &quot;&quot;}, {&quot;dropping-particle&quot;: &quot;&quot;, &quot;given&quot;: &quot;Pawel&quot;, &quot;family&quot;: &quot;Gajer&quot;, &quot;non-dropping-particle&quot;: &quot;&quot;, &quot;parse-names&quot;: false, &quot;suffix&quot;: &quot;&quot;}, {&quot;dropping-particle&quot;: &quot;&quot;, &quot;given&quot;: &quot;Jacques&quot;, &quot;family&quot;: &quot;Ravel&quot;, &quot;non-dropping-particle&quot;: &quot;&quot;, &quot;parse-names&quot;: false, &quot;suffix&quot;: &quot;&quot;}, {&quot;dropping-particle&quot;: &quot;&quot;, &quot;given&quot;: &quot;Noah&quot;, &quot;family&quot;: &quot;Fierer&quot;, &quot;non-dropping-particle&quot;: &quot;&quot;, &quot;parse-names&quot;: false, &quot;suffix&quot;: &quot;&quot;}, {&quot;dropping-particle&quot;: &quot;&quot;, &quot;given&quot;: &quot;Jeffrey I&quot;, &quot;family&quot;: &quot;Gordon&quot;, &quot;non-dropping-particle&quot;: &quot;&quot;, &quot;parse-names&quot;: false, &quot;suffix&quot;: &quot;&quot;}, {&quot;dropping-particle&quot;: &quot;&quot;, &quot;given&quot;: &quot;Rob&quot;, &quot;family&quot;: &quot;Knight&quot;, &quot;non-dropping-particle&quot;: &quot;&quot;, &quot;parse-names&quot;: false, &quot;suffix&quot;: &quot;&quot;}], &quot;id&quot;: &quot;ITEM-1&quot;, &quot;DOI&quot;: &quot;10.1186/gb-2011-12-5-r50&quot;, &quot;issued&quot;: {&quot;date-parts&quot;: [[&quot;2011&quot;, &quot;1&quot;]]}, &quot;type&quot;: &quot;article-journal&quot;, &quot;title&quot;: &quot;Moving pictures of the human microbiome.&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PMID&quot;: &quot;21624126&quot;, &quot;volume&quot;: &quot;12&quot;, &quot;issue&quot;: &quot;5&quot;, &quot;page&quot;: &quot;R50&quot;, &quot;ISSN&quot;: &quot;1474-760X&quot;, &quot;container-title&quot;: &quot;Genome biology&quot;}, &quot;id&quot;: &quot;ITEM-1&quot;, &quot;uris&quot;: [&quot;http://www.mendeley.com/documents/?uuid=a4bf9db3-6d07-421f-93b9-85039631b2b2&quot;]}, {&quot;itemData&quot;: {&quot;author&quot;: [{&quot;dropping-particle&quot;: &quot;&quot;, &quot;given&quot;: &quot;Jeremy E&quot;, &quot;family&quot;: &quot;Koenig&quot;, &quot;non-dropping-particle&quot;: &quot;&quot;, &quot;parse-names&quot;: false, &quot;suffix&quot;: &quot;&quot;}, {&quot;dropping-particle&quot;: &quot;&quot;, &quot;given&quot;: &quot;Aym\u00e9&quot;, &quot;family&quot;: &quot;Spor&quot;, &quot;non-dropping-particle&quot;: &quot;&quot;, &quot;parse-names&quot;: false, &quot;suffix&quot;: &quot;&quot;}, {&quot;dropping-particle&quot;: &quot;&quot;, &quot;given&quot;: &quot;Nicholas&quot;, &quot;family&quot;: &quot;Scalfone&quot;, &quot;non-dropping-particle&quot;: &quot;&quot;, &quot;parse-names&quot;: false, &quot;suffix&quot;: &quot;&quot;}, {&quot;dropping-particle&quot;: &quot;&quot;, &quot;given&quot;: &quot;Ashwana D&quot;, &quot;family&quot;: &quot;Fricker&quot;, &quot;non-dropping-particle&quot;: &quot;&quot;, &quot;parse-names&quot;: false, &quot;suffix&quot;: &quot;&quot;}, {&quot;dropping-particle&quot;: &quot;&quot;, &quot;given&quot;: &quot;Jesse&quot;, &quot;family&quot;: &quot;Stombaugh&quot;, &quot;non-dropping-particle&quot;: &quot;&quot;, &quot;parse-names&quot;: false, &quot;suffix&quot;: &quot;&quot;}, {&quot;dropping-particle&quot;: &quot;&quot;, &quot;given&quot;: &quot;Rob&quot;, &quot;family&quot;: &quot;Knight&quot;, &quot;non-dropping-particle&quot;: &quot;&quot;, &quot;parse-names&quot;: false, &quot;suffix&quot;: &quot;&quot;}, {&quot;dropping-particle&quot;: &quot;&quot;, &quot;given&quot;: &quot;Largus T&quot;, &quot;family&quot;: &quot;Angenent&quot;, &quot;non-dropping-particle&quot;: &quot;&quot;, &quot;parse-names&quot;: false, &quot;suffix&quot;: &quot;&quot;}, {&quot;dropping-particle&quot;: &quot;&quot;, &quot;given&quot;: &quot;Ruth E&quot;, &quot;family&quot;: &quot;Ley&quot;, &quot;non-dropping-particle&quot;: &quot;&quot;, &quot;parse-names&quot;: false, &quot;suffix&quot;: &quot;&quot;}], &quot;id&quot;: &quot;ITEM-2&quot;, &quot;DOI&quot;: &quot;10.1073/pnas.1000081107&quot;, &quot;issued&quot;: {&quot;date-parts&quot;: [[&quot;2011&quot;, &quot;3&quot;, &quot;15&quot;]]}, &quot;type&quot;: &quot;article-journal&quot;, &quot;title&quot;: &quot;Succession of microbial consortia in the developing infant gut microbiome.&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PMID&quot;: &quot;20668239&quot;, &quot;volume&quot;: &quot;108 Suppl&quot;, &quot;issue&quot;: &quot;Supplement_1&quot;, &quot;page&quot;: &quot;4578-85&quot;, &quot;ISSN&quot;: &quot;1091-6490&quot;, &quot;container-title&quot;: &quot;Proceedings of the National Academy of Sciences of the United States of America&quot;}, &quot;id&quot;: &quot;ITEM-2&quot;, &quot;uris&quot;: [&quot;http://www.mendeley.com/documents/?uuid=53eb5512-7664-49e8-9091-aa39872934cb&quot;]}]} RNDUGZmoRSYfX"/><text:span text:style-name="T5">(Caporaso </text:span><text:span text:style-name="T13">et al.</text:span><text:span text:style-name="T5">, 2011; Koenig </text:span><text:span text:style-name="T13">et al.</text:span><text:span text:style-name="T5">, 2011)</text:span><text:reference-mark-end text:name="ADDIN CSL_CITATION {&quot;mendeley&quot;: {&quot;previouslyFormattedCitation&quot;: &quot;(Caporaso &lt;i&gt;et al.&lt;/i&gt;, 2011; Koenig &lt;i&gt;et al.&lt;/i&gt;, 2011)&quot;, &quot;formattedCitation&quot;: &quot;(Caporaso &lt;i&gt;et al.&lt;/i&gt;, 2011; Koenig &lt;i&gt;et al.&lt;/i&gt;, 2011)&quot;, &quot;plainTextFormattedCitation&quot;: &quot;(Caporaso et al., 2011; Koenig et al., 2011)&quot;}, &quot;schema&quot;: &quot;https://github.com/citation-style-language/schema/raw/master/csl-citation.json&quot;, &quot;properties&quot;: {&quot;noteIndex&quot;: 0}, &quot;citationItems&quot;: [{&quot;itemData&quot;: {&quot;author&quot;: [{&quot;dropping-particle&quot;: &quot;&quot;, &quot;given&quot;: &quot;J Gregory&quot;, &quot;family&quot;: &quot;Caporaso&quot;, &quot;non-dropping-particle&quot;: &quot;&quot;, &quot;parse-names&quot;: false, &quot;suffix&quot;: &quot;&quot;}, {&quot;dropping-particle&quot;: &quot;&quot;, &quot;given&quot;: &quot;Christian L&quot;, &quot;family&quot;: &quot;Lauber&quot;, &quot;non-dropping-particle&quot;: &quot;&quot;, &quot;parse-names&quot;: false, &quot;suffix&quot;: &quot;&quot;}, {&quot;dropping-particle&quot;: &quot;&quot;, &quot;given&quot;: &quot;Elizabeth K&quot;, &quot;family&quot;: &quot;Costello&quot;, &quot;non-dropping-particle&quot;: &quot;&quot;, &quot;parse-names&quot;: false, &quot;suffix&quot;: &quot;&quot;}, {&quot;dropping-particle&quot;: &quot;&quot;, &quot;given&quot;: &quot;Donna&quot;, &quot;family&quot;: &quot;Berg-Lyons&quot;, &quot;non-dropping-particle&quot;: &quot;&quot;, &quot;parse-names&quot;: false, &quot;suffix&quot;: &quot;&quot;}, {&quot;dropping-particle&quot;: &quot;&quot;, &quot;given&quot;: &quot;Antonio&quot;, &quot;family&quot;: &quot;Gonzalez&quot;, &quot;non-dropping-particle&quot;: &quot;&quot;, &quot;parse-names&quot;: false, &quot;suffix&quot;: &quot;&quot;}, {&quot;dropping-particle&quot;: &quot;&quot;, &quot;given&quot;: &quot;Jesse&quot;, &quot;family&quot;: &quot;Stombaugh&quot;, &quot;non-dropping-particle&quot;: &quot;&quot;, &quot;parse-names&quot;: false, &quot;suffix&quot;: &quot;&quot;}, {&quot;dropping-particle&quot;: &quot;&quot;, &quot;given&quot;: &quot;Dan&quot;, &quot;family&quot;: &quot;Knights&quot;, &quot;non-dropping-particle&quot;: &quot;&quot;, &quot;parse-names&quot;: false, &quot;suffix&quot;: &quot;&quot;}, {&quot;dropping-particle&quot;: &quot;&quot;, &quot;given&quot;: &quot;Pawel&quot;, &quot;family&quot;: &quot;Gajer&quot;, &quot;non-dropping-particle&quot;: &quot;&quot;, &quot;parse-names&quot;: false, &quot;suffix&quot;: &quot;&quot;}, {&quot;dropping-particle&quot;: &quot;&quot;, &quot;given&quot;: &quot;Jacques&quot;, &quot;family&quot;: &quot;Ravel&quot;, &quot;non-dropping-particle&quot;: &quot;&quot;, &quot;parse-names&quot;: false, &quot;suffix&quot;: &quot;&quot;}, {&quot;dropping-particle&quot;: &quot;&quot;, &quot;given&quot;: &quot;Noah&quot;, &quot;family&quot;: &quot;Fierer&quot;, &quot;non-dropping-particle&quot;: &quot;&quot;, &quot;parse-names&quot;: false, &quot;suffix&quot;: &quot;&quot;}, {&quot;dropping-particle&quot;: &quot;&quot;, &quot;given&quot;: &quot;Jeffrey I&quot;, &quot;family&quot;: &quot;Gordon&quot;, &quot;non-dropping-particle&quot;: &quot;&quot;, &quot;parse-names&quot;: false, &quot;suffix&quot;: &quot;&quot;}, {&quot;dropping-particle&quot;: &quot;&quot;, &quot;given&quot;: &quot;Rob&quot;, &quot;family&quot;: &quot;Knight&quot;, &quot;non-dropping-particle&quot;: &quot;&quot;, &quot;parse-names&quot;: false, &quot;suffix&quot;: &quot;&quot;}], &quot;id&quot;: &quot;ITEM-1&quot;, &quot;DOI&quot;: &quot;10.1186/gb-2011-12-5-r50&quot;, &quot;issued&quot;: {&quot;date-parts&quot;: [[&quot;2011&quot;, &quot;1&quot;]]}, &quot;type&quot;: &quot;article-journal&quot;, &quot;title&quot;: &quot;Moving pictures of the human microbiome.&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PMID&quot;: &quot;21624126&quot;, &quot;volume&quot;: &quot;12&quot;, &quot;issue&quot;: &quot;5&quot;, &quot;page&quot;: &quot;R50&quot;, &quot;ISSN&quot;: &quot;1474-760X&quot;, &quot;container-title&quot;: &quot;Genome biology&quot;}, &quot;id&quot;: &quot;ITEM-1&quot;, &quot;uris&quot;: [&quot;http://www.mendeley.com/documents/?uuid=a4bf9db3-6d07-421f-93b9-85039631b2b2&quot;]}, {&quot;itemData&quot;: {&quot;author&quot;: [{&quot;dropping-particle&quot;: &quot;&quot;, &quot;given&quot;: &quot;Jeremy E&quot;, &quot;family&quot;: &quot;Koenig&quot;, &quot;non-dropping-particle&quot;: &quot;&quot;, &quot;parse-names&quot;: false, &quot;suffix&quot;: &quot;&quot;}, {&quot;dropping-particle&quot;: &quot;&quot;, &quot;given&quot;: &quot;Aym\u00e9&quot;, &quot;family&quot;: &quot;Spor&quot;, &quot;non-dropping-particle&quot;: &quot;&quot;, &quot;parse-names&quot;: false, &quot;suffix&quot;: &quot;&quot;}, {&quot;dropping-particle&quot;: &quot;&quot;, &quot;given&quot;: &quot;Nicholas&quot;, &quot;family&quot;: &quot;Scalfone&quot;, &quot;non-dropping-particle&quot;: &quot;&quot;, &quot;parse-names&quot;: false, &quot;suffix&quot;: &quot;&quot;}, {&quot;dropping-particle&quot;: &quot;&quot;, &quot;given&quot;: &quot;Ashwana D&quot;, &quot;family&quot;: &quot;Fricker&quot;, &quot;non-dropping-particle&quot;: &quot;&quot;, &quot;parse-names&quot;: false, &quot;suffix&quot;: &quot;&quot;}, {&quot;dropping-particle&quot;: &quot;&quot;, &quot;given&quot;: &quot;Jesse&quot;, &quot;family&quot;: &quot;Stombaugh&quot;, &quot;non-dropping-particle&quot;: &quot;&quot;, &quot;parse-names&quot;: false, &quot;suffix&quot;: &quot;&quot;}, {&quot;dropping-particle&quot;: &quot;&quot;, &quot;given&quot;: &quot;Rob&quot;, &quot;family&quot;: &quot;Knight&quot;, &quot;non-dropping-particle&quot;: &quot;&quot;, &quot;parse-names&quot;: false, &quot;suffix&quot;: &quot;&quot;}, {&quot;dropping-particle&quot;: &quot;&quot;, &quot;given&quot;: &quot;Largus T&quot;, &quot;family&quot;: &quot;Angenent&quot;, &quot;non-dropping-particle&quot;: &quot;&quot;, &quot;parse-names&quot;: false, &quot;suffix&quot;: &quot;&quot;}, {&quot;dropping-particle&quot;: &quot;&quot;, &quot;given&quot;: &quot;Ruth E&quot;, &quot;family&quot;: &quot;Ley&quot;, &quot;non-dropping-particle&quot;: &quot;&quot;, &quot;parse-names&quot;: false, &quot;suffix&quot;: &quot;&quot;}], &quot;id&quot;: &quot;ITEM-2&quot;, &quot;DOI&quot;: &quot;10.1073/pnas.1000081107&quot;, &quot;issued&quot;: {&quot;date-parts&quot;: [[&quot;2011&quot;, &quot;3&quot;, &quot;15&quot;]]}, &quot;type&quot;: &quot;article-journal&quot;, &quot;title&quot;: &quot;Succession of microbial consortia in the developing infant gut microbiome.&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PMID&quot;: &quot;20668239&quot;, &quot;volume&quot;: &quot;108 Suppl&quot;, &quot;issue&quot;: &quot;Supplement_1&quot;, &quot;page&quot;: &quot;4578-85&quot;, &quot;ISSN&quot;: &quot;1091-6490&quot;, &quot;container-title&quot;: &quot;Proceedings of the National Academy of Sciences of the United States of America&quot;}, &quot;id&quot;: &quot;ITEM-2&quot;, &quot;uris&quot;: [&quot;http://www.mendeley.com/documents/?uuid=53eb5512-7664-49e8-9091-aa39872934cb&quot;]}]} RNDUGZmoRSYfX"/><text:span text:style-name="T21">⁠, to compare patterns of microbial community assembly between subjects, sample sites, or time periods. </text:span></text:p>
      <text:p text:style-name="P6"/>
      <text:p text:style-name="P23">METHODS</text:p>
      <text:p text:style-name="P11"><text:tab/>Our modeling approach determines to what extent the arrival <text:span text:style-name="T45">of previously-unobserved</text:span> species into a community can be predicted by the phylogenetic distance of the arriving species compared to the set of all species that have already arrived. Thus, our methods section is divided into five parts. First, we discuss our statistical model of phylogenetically-mediated first-time arrival. Second, we describe our simulations, where we use the statistical model to resample communities using fixed parameter values. Third, we describe the parameter estimation approach we use, where we compare empirical data to the resampled communities (which have known parameter values) in order to estimate the degree to which first-time arrivals in the empirical data set are over- or underdispersed. Fourth, we describe our hypothesis testing, where we test these patterns against the null hypothesis of no phylogenetic signal in first-time arrivals. Fifth, we apply our statistical model to real data sets and explain the bioinformatic and technical details of our analysis, and then in the sixth section we make our code available for others to replicate our analysis or perform similar analyses.</text:p>
      <text:p text:style-name="P11"/>
      <text:p text:style-name="P31">Statistical model</text:p>
      <text:p text:style-name="P11"><text:tab/>At any point in time, a local community is composed of many species, and other species are not present but are available to be added. Species not yet added (“species pool”) represent organisms present within the metacommunity but not the local community. Our model parameterizes the probability of species arriving in a local community for the first time, based on their phylogenetic distances from species that have already arrived. </text:p>
      <text:p text:style-name="P11"><text:soft-page-break/><text:tab/>In a species-neutral model of community assembly, each species <text:span text:style-name="T24">i</text:span> in the species pool has the same probability of arrival at time <text:span text:style-name="T24">t</text:span>, irrespective of how different it is from species that are already present at time <text:span text:style-name="T24">t</text:span>. Thus, the neutral model for first-time arrivals is a random draw without replacement of species from the species pool. We extend the species-neutral model by modeling the probability <text:bookmark-start text:name="__DdeLink__1568_1186360433"/><text:span text:style-name="T24">p</text:span><text:span text:style-name="T30">i,t</text:span><text:bookmark-end text:name="__DdeLink__1568_1186360433"/> of species <text:span text:style-name="T25">i</text:span><text:span text:style-name="T33"> </text:span>being observed for the first time at time <text:span text:style-name="T24">t</text:span> as </text:p>
      <text:p text:style-name="P10"/>
      <text:p text:style-name="P31">Equation 1</text:p>
      <text:p text:style-name="P31"/>
      <text:p text:style-name="P31"><draw:frame draw:style-name="fr1" draw:name="2" text:anchor-type="as-char" svg:y="-0.2937in" svg:width="1.3528in" style:rel-width="scale" svg:height="0.8484in" style:rel-height="scale" draw:z-index="0"><draw:object xlink:href="./Object 1" xlink:type="simple" xlink:show="embed" xlink:actuate="onLoad"/><draw:image xlink:href="./ObjectReplacements/Object 1" xlink:type="simple" xlink:show="embed" xlink:actuate="onLoad"/><svg:desc>formula</svg:desc></draw:frame></text:p>
      <text:p text:style-name="P31"/>
      <text:p text:style-name="P11">where <text:span text:style-name="T24">d</text:span><text:span text:style-name="T30">i,t</text:span><text:span text:style-name="T24"> </text:span>is the phylogenetic distance from species <text:span text:style-name="T24">i</text:span> to its closest relative that has already been observed prior to time point <text:span text:style-name="T24">t</text:span>, and <text:span text:style-name="T24">D</text:span> is a dispersion parameter. </text:p>
      <text:p text:style-name="P11"><text:tab/>When <text:span text:style-name="T24">D</text:span> = 0, our model functions as a neutral model; all species have the same probability of arriving in the community for the first time, since pi,t is the same for every species. When <text:span text:style-name="T24">D</text:span> &lt; 0, <text:span text:style-name="T24">p</text:span><text:span text:style-name="T30">i,t</text:span> decreases with <text:span text:style-name="T24">d</text:span><text:span text:style-name="T30">i,t</text:span><text:span text:style-name="T24"> </text:span>meaning that species from the species pool have higher probabilities of arriving when they are more closely related to species that have already been observed in the local community (underdispersion; phylogenetically constrained). When <text:span text:style-name="T24">D</text:span> &gt; 0, the opposite is true (overdispersion; phylogenetically divergent). Our hypothesis testing and parameter estimation focus on the dispersion parameter, <text:span text:style-name="T24">D</text:span>.</text:p>
      <text:p text:style-name="P11"/>
      <text:p text:style-name="P31">Simulations</text:p>
      <text:p text:style-name="P11"><text:tab/>Our analysis of a data set relies on re-constructing that data set via simulation of our statistical model using known values of <text:span text:style-name="T24">D</text:span>, allowing for hypothesis testing and parameter estimation. Using the <text:soft-page-break/>empirical data as a starting point, we simulate many surrogate data sets with <text:span text:style-name="T24">D</text:span> values ranging from <text:span text:style-name="T24">D</text:span> &lt; 0 (underdispersed) to <text:span text:style-name="T24">D</text:span> = 0 (neutral) to <text:span text:style-name="T24">D</text:span> &gt; 0 (overdispersed). This is done so that the empirical data can later be compared to the surrogate data sets, to estimate <text:span text:style-name="T33">the empirical value of </text:span><text:span text:style-name="T25">D.</text:span></text:p>
      <text:p text:style-name="P11"><text:tab/>We start each surrogate data set with the same species present in the first sample of its corresponding empirical data set. Then, surrogate data sets are constructed forward in time by randomly drawing <text:span text:style-name="T24">M</text:span><text:span text:style-name="T30">t</text:span> new arrivals from the species pool, where the probabilities of species arriving at any given time are given by Equation 1, and <text:span text:style-name="T24">M</text:span><text:span text:style-name="T30">t</text:span> is the number of new arrivals in the empirical dataset from times <text:span text:style-name="T24">t</text:span><text:span text:style-name="T34">-1</text:span> to <text:span text:style-name="T24">t</text:span>. <text:span text:style-name="T33">The number of arrivals from the empirical data set is used so that species richness is kept constant. </text:span>The species pool is updated to exclude those species drawn at previous time points, and the newly sampled species are recorded. This process is repeated for all time points. <text:s/>Surrogate data sets are produced for many different <text:span text:style-name="T24">D</text:span> values, ranging from underdispersed to overdispersed models. In the analyses we present here, we performed 500 simulations (as described above) for each data set analyzed. </text:p>
      <text:p text:style-name="P11"/>
      <text:p text:style-name="P31"><text:span text:style-name="T39">Parameter </text:span><text:span text:style-name="T40">Estimation</text:span></text:p>
      <text:p text:style-name="P11"><text:span text:style-name="T39"><text:tab/>Our main goal is to estimate the empirical dispersion parameter D (Equation 1), which quantifies the degree to which </text:span><text:span text:style-name="T40">first</text:span><text:span text:style-name="T39">-time arrivals are phylogenetically underdispersed (D&gt;0), neutral (D=0), or overdispersed (D&gt;0). To this end, we use Faith's phylodiversity </text:span><text:reference-mark-start text:name="ADDIN CSL_CITATION {&quot;mendeley&quot;: {&quot;previouslyFormattedCitation&quot;: &quot;(Faith, 1992)&quot;, &quot;formattedCitation&quot;: &quot;(Faith, 1992)&quot;, &quot;plainTextFormattedCitation&quot;: &quot;(Faith, 1992)&quot;}, &quot;schema&quot;: &quot;https://github.com/citation-style-language/schema/raw/master/csl-citation.json&quot;, &quot;properties&quot;: {&quot;noteIndex&quot;: 0}, &quot;citationItems&quot;: [{&quot;itemData&quot;: {&quot;author&quot;: [{&quot;dropping-particle&quot;: &quot;&quot;, &quot;given&quot;: &quot;Daniel P.&quot;, &quot;family&quot;: &quot;Faith&quot;, &quot;non-dropping-particle&quot;: &quot;&quot;, &quot;parse-names&quot;: false, &quot;suffix&quot;: &quot;&quot;}], &quot;id&quot;: &quot;ITEM-1&quot;, &quot;DOI&quot;: &quot;10.1016/0006-3207(92)91201-3&quot;, &quot;type&quot;: &quot;article-journal&quot;, &quot;issued&quot;: {&quot;date-parts&quot;: [[&quot;1992&quot;, &quot;1&quot;]]}, &quot;abstract&quot;: &quot;Protecting biological diversity with limited resources may require placing conservation priorities on different taxa. A system of priorities that reflects the value of taxonomic diversity can be achieved by setting priorities such that the subset of taxa that is protected has maximum underlying feature diversity. Such feature diversity of taxon subsets is difficult to estimate directly, but can be predicted by the cladistic/phylogenetic relationships among the taxa. In this study, a simple measure of phylogenetic diversity is defined based on cladistic information. The measure of phylogenetic diversity, PD, is contrasted with a measure of taxic diversity recently developed by Vane-Wright et al. (Biol. Conserv., 55, 1991). In re-examining reserve-selection scenarios based on a phylogeny of bumble bees (Apidae), PD produces quite different priorities for species conservation, relative to taxic diversity. The potential application of PD at levels below that of the species is then illustrated using a mtDNA phylogeny for populations of crested newts Triturus cristatus. Calculation of PD for different population subsets shows that protection of populations at either of two extremes of the geographic range of the group can significantly increase the phylogenetic diversity that is protected.&quot;, &quot;title&quot;: &quot;Conservation evaluation and phylogenetic diversity&quot;, &quot;volume&quot;: &quot;61&quot;, &quot;issue&quot;: &quot;1&quot;, &quot;page&quot;: &quot;1-10&quot;, &quot;ISSN&quot;: &quot;00063207&quot;, &quot;container-title&quot;: &quot;Biological Conservation&quot;}, &quot;id&quot;: &quot;ITEM-1&quot;, &quot;uris&quot;: [&quot;http://www.mendeley.com/documents/?uuid=de0c95c7-cca0-4992-8330-62900e1514e6&quot;]}]} RND6uyIB9Rnwr"/><text:span text:style-name="T6">(Faith, 1992)</text:span><text:reference-mark-end text:name="ADDIN CSL_CITATION {&quot;mendeley&quot;: {&quot;previouslyFormattedCitation&quot;: &quot;(Faith, 1992)&quot;, &quot;formattedCitation&quot;: &quot;(Faith, 1992)&quot;, &quot;plainTextFormattedCitation&quot;: &quot;(Faith, 1992)&quot;}, &quot;schema&quot;: &quot;https://github.com/citation-style-language/schema/raw/master/csl-citation.json&quot;, &quot;properties&quot;: {&quot;noteIndex&quot;: 0}, &quot;citationItems&quot;: [{&quot;itemData&quot;: {&quot;author&quot;: [{&quot;dropping-particle&quot;: &quot;&quot;, &quot;given&quot;: &quot;Daniel P.&quot;, &quot;family&quot;: &quot;Faith&quot;, &quot;non-dropping-particle&quot;: &quot;&quot;, &quot;parse-names&quot;: false, &quot;suffix&quot;: &quot;&quot;}], &quot;id&quot;: &quot;ITEM-1&quot;, &quot;DOI&quot;: &quot;10.1016/0006-3207(92)91201-3&quot;, &quot;type&quot;: &quot;article-journal&quot;, &quot;issued&quot;: {&quot;date-parts&quot;: [[&quot;1992&quot;, &quot;1&quot;]]}, &quot;abstract&quot;: &quot;Protecting biological diversity with limited resources may require placing conservation priorities on different taxa. A system of priorities that reflects the value of taxonomic diversity can be achieved by setting priorities such that the subset of taxa that is protected has maximum underlying feature diversity. Such feature diversity of taxon subsets is difficult to estimate directly, but can be predicted by the cladistic/phylogenetic relationships among the taxa. In this study, a simple measure of phylogenetic diversity is defined based on cladistic information. The measure of phylogenetic diversity, PD, is contrasted with a measure of taxic diversity recently developed by Vane-Wright et al. (Biol. Conserv., 55, 1991). In re-examining reserve-selection scenarios based on a phylogeny of bumble bees (Apidae), PD produces quite different priorities for species conservation, relative to taxic diversity. The potential application of PD at levels below that of the species is then illustrated using a mtDNA phylogeny for populations of crested newts Triturus cristatus. Calculation of PD for different population subsets shows that protection of populations at either of two extremes of the geographic range of the group can significantly increase the phylogenetic diversity that is protected.&quot;, &quot;title&quot;: &quot;Conservation evaluation and phylogenetic diversity&quot;, &quot;volume&quot;: &quot;61&quot;, &quot;issue&quot;: &quot;1&quot;, &quot;page&quot;: &quot;1-10&quot;, &quot;ISSN&quot;: &quot;00063207&quot;, &quot;container-title&quot;: &quot;Biological Conservation&quot;}, &quot;id&quot;: &quot;ITEM-1&quot;, &quot;uris&quot;: [&quot;http://www.mendeley.com/documents/?uuid=de0c95c7-cca0-4992-8330-62900e1514e6&quot;]}]} RND6uyIB9Rnwr"/><text:span text:style-name="T39">⁠ to compare each of the 500 surrogate data sets (described above) to the empirical data set. Phylodiversity is the sum of branch-lengths on a phylogenetic tree for a set of species, so phylodiversity of a set of highly related species is low (</text:span><text:span text:style-name="T27">i.e</text:span><text:span text:style-name="T39">. phylogenetically constrained) because there are no long branch lengths in the tree, but phylodiversity is higher (phylogenetically divergent) for a set of more distantly related species </text:span><text:reference-mark-start text:name="ADDIN CSL_CITATION {&quot;mendeley&quot;: {&quot;previouslyFormattedCitation&quot;: &quot;(Faith, 1992)&quot;, &quot;formattedCitation&quot;: &quot;(Faith, 1992)&quot;, &quot;plainTextFormattedCitation&quot;: &quot;(Faith, 1992)&quot;}, &quot;schema&quot;: &quot;https://github.com/citation-style-language/schema/raw/master/csl-citation.json&quot;, &quot;properties&quot;: {&quot;noteIndex&quot;: 0}, &quot;citationItems&quot;: [{&quot;itemData&quot;: {&quot;author&quot;: [{&quot;dropping-particle&quot;: &quot;&quot;, &quot;given&quot;: &quot;Daniel P.&quot;, &quot;family&quot;: &quot;Faith&quot;, &quot;non-dropping-particle&quot;: &quot;&quot;, &quot;parse-names&quot;: false, &quot;suffix&quot;: &quot;&quot;}], &quot;id&quot;: &quot;ITEM-1&quot;, &quot;DOI&quot;: &quot;10.1016/0006-3207(92)91201-3&quot;, &quot;type&quot;: &quot;article-journal&quot;, &quot;issued&quot;: {&quot;date-parts&quot;: [[&quot;1992&quot;, &quot;1&quot;]]}, &quot;abstract&quot;: &quot;Protecting biological diversity with limited resources may require placing conservation priorities on different taxa. A system of priorities that reflects the value of taxonomic diversity can be achieved by setting priorities such that the subset of taxa that is protected has maximum underlying feature diversity. Such feature diversity of taxon subsets is difficult to estimate directly, but can be predicted by the cladistic/phylogenetic relationships among the taxa. In this study, a simple measure of phylogenetic diversity is defined based on cladistic information. The measure of phylogenetic diversity, PD, is contrasted with a measure of taxic diversity recently developed by Vane-Wright et al. (Biol. Conserv., 55, 1991). In re-examining reserve-selection scenarios based on a phylogeny of bumble bees (Apidae), PD produces quite different priorities for species conservation, relative to taxic diversity. The potential application of PD at levels below that of the species is then illustrated using a mtDNA phylogeny for populations of crested newts Triturus cristatus. Calculation of PD for different population subsets shows that protection of populations at either of two extremes of the geographic range of the group can significantly increase the phylogenetic diversity that is protected.&quot;, &quot;title&quot;: &quot;Conservation evaluation and phylogenetic diversity&quot;, &quot;volume&quot;: &quot;61&quot;, &quot;issue&quot;: &quot;1&quot;, &quot;page&quot;: &quot;1-10&quot;, &quot;ISSN&quot;: &quot;00063207&quot;, &quot;container-title&quot;: &quot;Biological Conservation&quot;}, &quot;id&quot;: &quot;ITEM-1&quot;, &quot;uris&quot;: [&quot;http://www.mendeley.com/documents/?uuid=de0c95c7-cca0-4992-8330-62900e1514e6&quot;]}]} RNDXik38xC1rf"/><text:span text:style-name="T6">(Faith, 1992)</text:span><text:reference-mark-end text:name="ADDIN CSL_CITATION {&quot;mendeley&quot;: {&quot;previouslyFormattedCitation&quot;: &quot;(Faith, 1992)&quot;, &quot;formattedCitation&quot;: &quot;(Faith, 1992)&quot;, &quot;plainTextFormattedCitation&quot;: &quot;(Faith, 1992)&quot;}, &quot;schema&quot;: &quot;https://github.com/citation-style-language/schema/raw/master/csl-citation.json&quot;, &quot;properties&quot;: {&quot;noteIndex&quot;: 0}, &quot;citationItems&quot;: [{&quot;itemData&quot;: {&quot;author&quot;: [{&quot;dropping-particle&quot;: &quot;&quot;, &quot;given&quot;: &quot;Daniel P.&quot;, &quot;family&quot;: &quot;Faith&quot;, &quot;non-dropping-particle&quot;: &quot;&quot;, &quot;parse-names&quot;: false, &quot;suffix&quot;: &quot;&quot;}], &quot;id&quot;: &quot;ITEM-1&quot;, &quot;DOI&quot;: &quot;10.1016/0006-3207(92)91201-3&quot;, &quot;type&quot;: &quot;article-journal&quot;, &quot;issued&quot;: {&quot;date-parts&quot;: [[&quot;1992&quot;, &quot;1&quot;]]}, &quot;abstract&quot;: &quot;Protecting biological diversity with limited resources may require placing conservation priorities on different taxa. A system of priorities that reflects the value of taxonomic diversity can be achieved by setting priorities such that the subset of taxa that is protected has maximum underlying feature diversity. Such feature diversity of taxon subsets is difficult to estimate directly, but can be predicted by the cladistic/phylogenetic relationships among the taxa. In this study, a simple measure of phylogenetic diversity is defined based on cladistic information. The measure of phylogenetic diversity, PD, is contrasted with a measure of taxic diversity recently developed by Vane-Wright et al. (Biol. Conserv., 55, 1991). In re-examining reserve-selection scenarios based on a phylogeny of bumble bees (Apidae), PD produces quite different priorities for species conservation, relative to taxic diversity. The potential application of PD at levels below that of the species is then illustrated using a mtDNA phylogeny for populations of crested newts Triturus cristatus. Calculation of PD for different population subsets shows that protection of populations at either of two extremes of the geographic range of the group can significantly increase the phylogenetic diversity that is protected.&quot;, &quot;title&quot;: &quot;Conservation evaluation and phylogenetic diversity&quot;, &quot;volume&quot;: &quot;61&quot;, &quot;issue&quot;: &quot;1&quot;, &quot;page&quot;: &quot;1-10&quot;, &quot;ISSN&quot;: &quot;00063207&quot;, &quot;container-title&quot;: &quot;Biological Conservation&quot;}, &quot;id&quot;: &quot;ITEM-1&quot;, &quot;uris&quot;: [&quot;http://www.mendeley.com/documents/?uuid=de0c95c7-cca0-4992-8330-62900e1514e6&quot;]}]} RNDXik38xC1rf"/><text:span text:style-name="T39">⁠. If </text:span><text:span text:style-name="T27">D</text:span><text:span text:style-name="T39"> ≠ 0, then species are preferentially added if they have relatively low (</text:span><text:span text:style-name="T27">D</text:span><text:span text:style-name="T39"> &lt; 0) or relatively high (</text:span><text:span text:style-name="T27">D</text:span><text:span text:style-name="T39"> &gt; 0) phylogenetic distance to the resident community (</text:span><text:span text:style-name="T27">d</text:span><text:span text:style-name="T31">it</text:span><text:span text:style-name="T39">, Equation 1), yielding accumulations of total phylodiversity that are relatively slow (</text:span><text:span text:style-name="T27">D</text:span><text:span text:style-name="T39"> &lt; 0) or relatively fast (</text:span><text:span text:style-name="T27">D</text:span><text:span text:style-name="T39"> &gt; 0) </text:span><text:soft-page-break/><text:span text:style-name="T39">compared to the neutral model (Figure 1). In other words, at any time point </text:span><text:span text:style-name="T27">t</text:span><text:span text:style-name="T39">, the phylogenetic diversity of species which have already been observed is </text:span><text:span text:style-name="T27">PD</text:span><text:span text:style-name="T31">t</text:span><text:span text:style-name="T39">, and the extent to which </text:span><text:span text:style-name="T27">PD</text:span><text:span text:style-name="T31">t</text:span><text:span text:style-name="T39"> accelerates or decelerates over a sampling effort depends on </text:span><text:span text:style-name="T27">D</text:span><text:span text:style-name="T39">. Because of this, we can estimate </text:span><text:span text:style-name="T27">D</text:span><text:span text:style-name="T39"> by comparing the empirical phylodiversity curve to our surrogate phylodiversity curves, which have known </text:span><text:span text:style-name="T27">D</text:span><text:span text:style-name="T39"> values (Figure 1). </text:span></text:p>
      <text:p text:style-name="P11"><text:tab/>For the comparison of an empirical phylodiversity accumulation curve to curves for corresponding surrogate data sets, we re-scale the absolute phylodiversity accumulation curves, <text:span text:style-name="T27">PD</text:span><text:span text:style-name="T31">t</text:span>, to measure the relative phylodiversity accumulation. In particular, we used relative phylodiversity accumulation curves,</text:p>
      <text:p text:style-name="P11"/>
      <text:p text:style-name="P31">Equation 2</text:p>
      <text:p text:style-name="P30"/>
      <text:p text:style-name="P11"><draw:frame draw:style-name="fr1" draw:name="8" text:anchor-type="as-char" svg:y="-0.2689in" svg:width="1.2984in" style:rel-width="scale" svg:height="0.4425in" style:rel-height="scale" draw:z-index="1"><draw:object xlink:href="./Object 2" xlink:type="simple" xlink:show="embed" xlink:actuate="onLoad"/><draw:image xlink:href="./ObjectReplacements/Object 2" xlink:type="simple" xlink:show="embed" xlink:actuate="onLoad"/><svg:desc>formula</svg:desc></draw:frame></text:p>
      <text:p text:style-name="P11"/>
      <text:p text:style-name="P11">where <text:span text:style-name="T27">PD</text:span><text:span text:style-name="T31">t</text:span> is the accumulated phylodiversity at time point t, <text:span text:style-name="T27">PD</text:span><text:span text:style-name="T32">0</text:span> is the phylodiversity at the initial time point, and <text:span text:style-name="T27">PD</text:span><text:span text:style-name="T31">t</text:span><text:span text:style-name="T32">max</text:span> is the phylodiversity at the final time point. We calculate the KS distance <text:reference-mark-start text:name="ADDIN CSL_CITATION {&quot;mendeley&quot;: {&quot;previouslyFormattedCitation&quot;: &quot;(Massey, 1951)&quot;, &quot;formattedCitation&quot;: &quot;(Massey, 1951)&quot;, &quot;plainTextFormattedCitation&quot;: &quot;(Massey, 1951)&quot;}, &quot;schema&quot;: &quot;https://github.com/citation-style-language/schema/raw/master/csl-citation.json&quot;, &quot;properties&quot;: {&quot;noteIndex&quot;: 0}, &quot;citationItems&quot;: [{&quot;itemData&quot;: {&quot;language&quot;: &quot;en&quot;, &quot;author&quot;: [{&quot;dropping-particle&quot;: &quot;&quot;, &quot;given&quot;: &quot;Frank J.&quot;, &quot;family&quot;: &quot;Massey&quot;, &quot;non-dropping-particle&quot;: &quot;&quot;, &quot;parse-names&quot;: false, &quot;suffix&quot;: &quot;&quot;}], &quot;id&quot;: &quot;ITEM-1&quot;, &quot;DOI&quot;: &quot;10.1080/01621459.1951.10500769&quot;, &quot;issued&quot;: {&quot;date-parts&quot;: [[&quot;1951&quot;, &quot;4&quot;, &quot;11&quot;]]}, &quot;type&quot;: &quot;article-journal&quot;, &quot;title&quot;: &quot;The Kolmogorov-Smirnov test for goodness of fit&quot;, &quot;abstract&quot;: &quot;Abstract The test is based on the maximum difference between an empirical and a hypothetical cumulative distribution. Percentage points are tabled, and a lower bound to the power function is charted. Confidence limits for a cumulative distribution are described. Examples are given. Indications that the test is superior to the chi-square test are cited.&quot;, &quot;ISBN&quot;: &quot;0162-1459&quot;, &quot;volume&quot;: &quot;56&quot;, &quot;publisher&quot;: &quot;Taylor &amp; Francis Group&quot;, &quot;page&quot;: &quot;68-78&quot;, &quot;ISSN&quot;: &quot;0162-1459&quot;, &quot;container-title&quot;: &quot;Joirnal of the American Statistical Association&quot;}, &quot;id&quot;: &quot;ITEM-1&quot;, &quot;uris&quot;: [&quot;http://www.mendeley.com/documents/?uuid=c9e40b86-a483-4e79-91c5-32efbb62c9b1&quot;]}]} RNDAN3JZy0lz0"/><text:span text:style-name="T1">(Massey, 1951)</text:span><text:reference-mark-end text:name="ADDIN CSL_CITATION {&quot;mendeley&quot;: {&quot;previouslyFormattedCitation&quot;: &quot;(Massey, 1951)&quot;, &quot;formattedCitation&quot;: &quot;(Massey, 1951)&quot;, &quot;plainTextFormattedCitation&quot;: &quot;(Massey, 1951)&quot;}, &quot;schema&quot;: &quot;https://github.com/citation-style-language/schema/raw/master/csl-citation.json&quot;, &quot;properties&quot;: {&quot;noteIndex&quot;: 0}, &quot;citationItems&quot;: [{&quot;itemData&quot;: {&quot;language&quot;: &quot;en&quot;, &quot;author&quot;: [{&quot;dropping-particle&quot;: &quot;&quot;, &quot;given&quot;: &quot;Frank J.&quot;, &quot;family&quot;: &quot;Massey&quot;, &quot;non-dropping-particle&quot;: &quot;&quot;, &quot;parse-names&quot;: false, &quot;suffix&quot;: &quot;&quot;}], &quot;id&quot;: &quot;ITEM-1&quot;, &quot;DOI&quot;: &quot;10.1080/01621459.1951.10500769&quot;, &quot;issued&quot;: {&quot;date-parts&quot;: [[&quot;1951&quot;, &quot;4&quot;, &quot;11&quot;]]}, &quot;type&quot;: &quot;article-journal&quot;, &quot;title&quot;: &quot;The Kolmogorov-Smirnov test for goodness of fit&quot;, &quot;abstract&quot;: &quot;Abstract The test is based on the maximum difference between an empirical and a hypothetical cumulative distribution. Percentage points are tabled, and a lower bound to the power function is charted. Confidence limits for a cumulative distribution are described. Examples are given. Indications that the test is superior to the chi-square test are cited.&quot;, &quot;ISBN&quot;: &quot;0162-1459&quot;, &quot;volume&quot;: &quot;56&quot;, &quot;publisher&quot;: &quot;Taylor &amp; Francis Group&quot;, &quot;page&quot;: &quot;68-78&quot;, &quot;ISSN&quot;: &quot;0162-1459&quot;, &quot;container-title&quot;: &quot;Joirnal of the American Statistical Association&quot;}, &quot;id&quot;: &quot;ITEM-1&quot;, &quot;uris&quot;: [&quot;http://www.mendeley.com/documents/?uuid=c9e40b86-a483-4e79-91c5-32efbb62c9b1&quot;]}]} RNDAN3JZy0lz0"/>⁠<text:bookmark-start text:name="__Fieldmark__531_1186360433"/> <text:bookmark-end text:name="__Fieldmark__531_1186360433"/>from each scaled surrogate phylodiversity accumulation<text:span text:style-name="T24"> </text:span>to the empirical phylodiversity accumulation, and minimize this value to obtain an estimate of <text:span text:style-name="T24">D</text:span> for the empirical data set (Figure 2). Minimization was performed using the R package SiZeR <text:reference-mark-start text:name="ADDIN CSL_CITATION {&quot;mendeley&quot;: {&quot;previouslyFormattedCitation&quot;: &quot;(Sonderegger, 2012)&quot;, &quot;formattedCitation&quot;: &quot;(Sonderegger, 2012)&quot;, &quot;plainTextFormattedCitation&quot;: &quot;(Sonderegger, 2012)&quot;}, &quot;schema&quot;: &quot;https://github.com/citation-style-language/schema/raw/master/csl-citation.json&quot;, &quot;properties&quot;: {&quot;noteIndex&quot;: 0}, &quot;citationItems&quot;: [{&quot;itemData&quot;: {&quot;author&quot;: [{&quot;dropping-particle&quot;: &quot;&quot;, &quot;given&quot;: &quot;Derek&quot;, &quot;family&quot;: &quot;Sonderegger&quot;, &quot;non-dropping-particle&quot;: &quot;&quot;, &quot;parse-names&quot;: false, &quot;suffix&quot;: &quot;&quot;}], &quot;title&quot;: &quot;SiZer: Significant Zero Crossings&quot;, &quot;id&quot;: &quot;ITEM-1&quot;, &quot;issued&quot;: {&quot;date-parts&quot;: [[&quot;2012&quot;]]}, &quot;type&quot;: &quot;article&quot;, &quot;number&quot;: &quot;R package version 0.1-4&quot;}, &quot;id&quot;: &quot;ITEM-1&quot;, &quot;uris&quot;: [&quot;http://www.mendeley.com/documents/?uuid=d2524a02-265d-423a-978b-da54903e1375&quot;]}]} RND0ou76YZ2YU"/><text:span text:style-name="T1">(Sonderegger, 2012)</text:span><text:bookmark-start text:name="__Fieldmark__554_1186360433"/><text:reference-mark-end text:name="ADDIN CSL_CITATION {&quot;mendeley&quot;: {&quot;previouslyFormattedCitation&quot;: &quot;(Sonderegger, 2012)&quot;, &quot;formattedCitation&quot;: &quot;(Sonderegger, 2012)&quot;, &quot;plainTextFormattedCitation&quot;: &quot;(Sonderegger, 2012)&quot;}, &quot;schema&quot;: &quot;https://github.com/citation-style-language/schema/raw/master/csl-citation.json&quot;, &quot;properties&quot;: {&quot;noteIndex&quot;: 0}, &quot;citationItems&quot;: [{&quot;itemData&quot;: {&quot;author&quot;: [{&quot;dropping-particle&quot;: &quot;&quot;, &quot;given&quot;: &quot;Derek&quot;, &quot;family&quot;: &quot;Sonderegger&quot;, &quot;non-dropping-particle&quot;: &quot;&quot;, &quot;parse-names&quot;: false, &quot;suffix&quot;: &quot;&quot;}], &quot;title&quot;: &quot;SiZer: Significant Zero Crossings&quot;, &quot;id&quot;: &quot;ITEM-1&quot;, &quot;issued&quot;: {&quot;date-parts&quot;: [[&quot;2012&quot;]]}, &quot;type&quot;: &quot;article&quot;, &quot;number&quot;: &quot;R package version 0.1-4&quot;}, &quot;id&quot;: &quot;ITEM-1&quot;, &quot;uris&quot;: [&quot;http://www.mendeley.com/documents/?uuid=d2524a02-265d-423a-978b-da54903e1375&quot;]}]} RND0ou76YZ2YU"/>⁠<text:bookmark-end text:name="__Fieldmark__554_1186360433"/>, which fit a segmented regression (“broken stick”) model to our KS distances, producing an estimate for the empirical <text:span text:style-name="T24">D</text:span>, as well as 95% confidence intervals for that estimate. Segmented regression was used because plots of KS distances appeared linear (Figure 2). </text:p>
      <text:p text:style-name="P11"/>
      <text:p text:style-name="P31">Hypothesis Testing</text:p>
      <text:p text:style-name="P11"><text:soft-page-break/><text:tab/>We test against the null hypothesis D=0 by comparing the estimate for the empirical <text:span text:style-name="T24">D</text:span> value and its 95% confidence interval to 0. If 0 is not within the 95% confidence interval, we reject the null hypothesis. Evidence of either overdispersion (<text:span text:style-name="T24">D</text:span> &gt; 0) or underdispersion (<text:span text:style-name="T24">D</text:span> &lt; 0) allows us to reject the null hypothesis. An example of an empirical <text:span text:style-name="T24">D</text:span> estimate (black line), 95% confidence intervals for that estimate (dashed lines) and the null hypothesis (red line) can be seen in Figure 2. </text:p>
      <text:p text:style-name="P11"/>
      <text:p text:style-name="P31">Analysis</text:p>
      <text:p text:style-name="P13"><text:tab/>16S rDNA sequencing data from Koenig et al. <text:reference-mark-start text:name="ADDIN CSL_CITATION {&quot;mendeley&quot;: {&quot;previouslyFormattedCitation&quot;: &quot;(Koenig &lt;i&gt;et al.&lt;/i&gt;, 2011)&quot;, &quot;formattedCitation&quot;: &quot;(Koenig &lt;i&gt;et al.&lt;/i&gt;, 2011)&quot;, &quot;plainTextFormattedCitation&quot;: &quot;(Koenig et al., 2011)&quot;}, &quot;schema&quot;: &quot;https://github.com/citation-style-language/schema/raw/master/csl-citation.json&quot;, &quot;properties&quot;: {&quot;noteIndex&quot;: 0}, &quot;citationItems&quot;: [{&quot;itemData&quot;: {&quot;author&quot;: [{&quot;dropping-particle&quot;: &quot;&quot;, &quot;given&quot;: &quot;Jeremy E&quot;, &quot;family&quot;: &quot;Koenig&quot;, &quot;non-dropping-particle&quot;: &quot;&quot;, &quot;parse-names&quot;: false, &quot;suffix&quot;: &quot;&quot;}, {&quot;dropping-particle&quot;: &quot;&quot;, &quot;given&quot;: &quot;Aym\u00e9&quot;, &quot;family&quot;: &quot;Spor&quot;, &quot;non-dropping-particle&quot;: &quot;&quot;, &quot;parse-names&quot;: false, &quot;suffix&quot;: &quot;&quot;}, {&quot;dropping-particle&quot;: &quot;&quot;, &quot;given&quot;: &quot;Nicholas&quot;, &quot;family&quot;: &quot;Scalfone&quot;, &quot;non-dropping-particle&quot;: &quot;&quot;, &quot;parse-names&quot;: false, &quot;suffix&quot;: &quot;&quot;}, {&quot;dropping-particle&quot;: &quot;&quot;, &quot;given&quot;: &quot;Ashwana D&quot;, &quot;family&quot;: &quot;Fricker&quot;, &quot;non-dropping-particle&quot;: &quot;&quot;, &quot;parse-names&quot;: false, &quot;suffix&quot;: &quot;&quot;}, {&quot;dropping-particle&quot;: &quot;&quot;, &quot;given&quot;: &quot;Jesse&quot;, &quot;family&quot;: &quot;Stombaugh&quot;, &quot;non-dropping-particle&quot;: &quot;&quot;, &quot;parse-names&quot;: false, &quot;suffix&quot;: &quot;&quot;}, {&quot;dropping-particle&quot;: &quot;&quot;, &quot;given&quot;: &quot;Rob&quot;, &quot;family&quot;: &quot;Knight&quot;, &quot;non-dropping-particle&quot;: &quot;&quot;, &quot;parse-names&quot;: false, &quot;suffix&quot;: &quot;&quot;}, {&quot;dropping-particle&quot;: &quot;&quot;, &quot;given&quot;: &quot;Largus T&quot;, &quot;family&quot;: &quot;Angenent&quot;, &quot;non-dropping-particle&quot;: &quot;&quot;, &quot;parse-names&quot;: false, &quot;suffix&quot;: &quot;&quot;}, {&quot;dropping-particle&quot;: &quot;&quot;, &quot;given&quot;: &quot;Ruth E&quot;, &quot;family&quot;: &quot;Ley&quot;, &quot;non-dropping-particle&quot;: &quot;&quot;, &quot;parse-names&quot;: false, &quot;suffix&quot;: &quot;&quot;}], &quot;id&quot;: &quot;ITEM-1&quot;, &quot;DOI&quot;: &quot;10.1073/pnas.1000081107&quot;, &quot;issued&quot;: {&quot;date-parts&quot;: [[&quot;2011&quot;, &quot;3&quot;, &quot;15&quot;]]}, &quot;type&quot;: &quot;article-journal&quot;, &quot;title&quot;: &quot;Succession of microbial consortia in the developing infant gut microbiome.&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PMID&quot;: &quot;20668239&quot;, &quot;volume&quot;: &quot;108 Suppl&quot;, &quot;issue&quot;: &quot;Supplement_1&quot;, &quot;page&quot;: &quot;4578-85&quot;, &quot;ISSN&quot;: &quot;1091-6490&quot;, &quot;container-title&quot;: &quot;Proceedings of the National Academy of Sciences of the United States of America&quot;}, &quot;id&quot;: &quot;ITEM-1&quot;, &quot;uris&quot;: [&quot;http://www.mendeley.com/documents/?uuid=53eb5512-7664-49e8-9091-aa39872934cb&quot;]}]} RNDeiXg30nLTO"/><text:span text:style-name="T1">(Koenig </text:span><text:span text:style-name="T9">et al.</text:span><text:span text:style-name="T1">, 2011)</text:span><text:bookmark-start text:name="__Fieldmark__594_1186360433"/><text:reference-mark-end text:name="ADDIN CSL_CITATION {&quot;mendeley&quot;: {&quot;previouslyFormattedCitation&quot;: &quot;(Koenig &lt;i&gt;et al.&lt;/i&gt;, 2011)&quot;, &quot;formattedCitation&quot;: &quot;(Koenig &lt;i&gt;et al.&lt;/i&gt;, 2011)&quot;, &quot;plainTextFormattedCitation&quot;: &quot;(Koenig et al., 2011)&quot;}, &quot;schema&quot;: &quot;https://github.com/citation-style-language/schema/raw/master/csl-citation.json&quot;, &quot;properties&quot;: {&quot;noteIndex&quot;: 0}, &quot;citationItems&quot;: [{&quot;itemData&quot;: {&quot;author&quot;: [{&quot;dropping-particle&quot;: &quot;&quot;, &quot;given&quot;: &quot;Jeremy E&quot;, &quot;family&quot;: &quot;Koenig&quot;, &quot;non-dropping-particle&quot;: &quot;&quot;, &quot;parse-names&quot;: false, &quot;suffix&quot;: &quot;&quot;}, {&quot;dropping-particle&quot;: &quot;&quot;, &quot;given&quot;: &quot;Aym\u00e9&quot;, &quot;family&quot;: &quot;Spor&quot;, &quot;non-dropping-particle&quot;: &quot;&quot;, &quot;parse-names&quot;: false, &quot;suffix&quot;: &quot;&quot;}, {&quot;dropping-particle&quot;: &quot;&quot;, &quot;given&quot;: &quot;Nicholas&quot;, &quot;family&quot;: &quot;Scalfone&quot;, &quot;non-dropping-particle&quot;: &quot;&quot;, &quot;parse-names&quot;: false, &quot;suffix&quot;: &quot;&quot;}, {&quot;dropping-particle&quot;: &quot;&quot;, &quot;given&quot;: &quot;Ashwana D&quot;, &quot;family&quot;: &quot;Fricker&quot;, &quot;non-dropping-particle&quot;: &quot;&quot;, &quot;parse-names&quot;: false, &quot;suffix&quot;: &quot;&quot;}, {&quot;dropping-particle&quot;: &quot;&quot;, &quot;given&quot;: &quot;Jesse&quot;, &quot;family&quot;: &quot;Stombaugh&quot;, &quot;non-dropping-particle&quot;: &quot;&quot;, &quot;parse-names&quot;: false, &quot;suffix&quot;: &quot;&quot;}, {&quot;dropping-particle&quot;: &quot;&quot;, &quot;given&quot;: &quot;Rob&quot;, &quot;family&quot;: &quot;Knight&quot;, &quot;non-dropping-particle&quot;: &quot;&quot;, &quot;parse-names&quot;: false, &quot;suffix&quot;: &quot;&quot;}, {&quot;dropping-particle&quot;: &quot;&quot;, &quot;given&quot;: &quot;Largus T&quot;, &quot;family&quot;: &quot;Angenent&quot;, &quot;non-dropping-particle&quot;: &quot;&quot;, &quot;parse-names&quot;: false, &quot;suffix&quot;: &quot;&quot;}, {&quot;dropping-particle&quot;: &quot;&quot;, &quot;given&quot;: &quot;Ruth E&quot;, &quot;family&quot;: &quot;Ley&quot;, &quot;non-dropping-particle&quot;: &quot;&quot;, &quot;parse-names&quot;: false, &quot;suffix&quot;: &quot;&quot;}], &quot;id&quot;: &quot;ITEM-1&quot;, &quot;DOI&quot;: &quot;10.1073/pnas.1000081107&quot;, &quot;issued&quot;: {&quot;date-parts&quot;: [[&quot;2011&quot;, &quot;3&quot;, &quot;15&quot;]]}, &quot;type&quot;: &quot;article-journal&quot;, &quot;title&quot;: &quot;Succession of microbial consortia in the developing infant gut microbiome.&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PMID&quot;: &quot;20668239&quot;, &quot;volume&quot;: &quot;108 Suppl&quot;, &quot;issue&quot;: &quot;Supplement_1&quot;, &quot;page&quot;: &quot;4578-85&quot;, &quot;ISSN&quot;: &quot;1091-6490&quot;, &quot;container-title&quot;: &quot;Proceedings of the National Academy of Sciences of the United States of America&quot;}, &quot;id&quot;: &quot;ITEM-1&quot;, &quot;uris&quot;: [&quot;http://www.mendeley.com/documents/?uuid=53eb5512-7664-49e8-9091-aa39872934cb&quot;]}]} RNDeiXg30nLTO"/>⁠<text:bookmark-end text:name="__Fieldmark__594_1186360433"/> were downloaded from the NCBI Short Read Archive (SRA) website (http://www.ncbi.nlm.nih.gov/sra) along with their metadata. These data are a time-series of fecal <text:span text:style-name="T46">bacterial communities</text:span> from an infant subject, over the first 500 days of life. QIIME <text:reference-mark-start text:name="ADDIN CSL_CITATION {&quot;mendeley&quot;: {&quot;previouslyFormattedCitation&quot;: &quot;(Caporaso &lt;i&gt;et al.&lt;/i&gt;, 2010b)&quot;, &quot;formattedCitation&quot;: &quot;(Caporaso &lt;i&gt;et al.&lt;/i&gt;, 2010b)&quot;, &quot;plainTextFormattedCitation&quot;: &quot;(Caporaso et al., 2010b)&quot;}, &quot;schema&quot;: &quot;https://github.com/citation-style-language/schema/raw/master/csl-citation.json&quot;, &quot;properties&quot;: {&quot;noteIndex&quot;: 0}, &quot;citationItems&quot;: [{&quot;itemData&quot;: {&quot;author&quot;: [{&quot;dropping-particle&quot;: &quot;&quot;, &quot;given&quot;: &quot;J Gregory&quot;, &quot;family&quot;: &quot;Caporaso&quot;, &quot;non-dropping-particle&quot;: &quot;&quot;, &quot;parse-names&quot;: false, &quot;suffix&quot;: &quot;&quot;}, {&quot;dropping-particle&quot;: &quot;&quot;, &quot;given&quot;: &quot;Justin&quot;, &quot;family&quot;: &quot;Kuczynski&quot;, &quot;non-dropping-particle&quot;: &quot;&quot;, &quot;parse-names&quot;: false, &quot;suffix&quot;: &quot;&quot;}, {&quot;dropping-particle&quot;: &quot;&quot;, &quot;given&quot;: &quot;Jesse&quot;, &quot;family&quot;: &quot;Stombaugh&quot;, &quot;non-dropping-particle&quot;: &quot;&quot;, &quot;parse-names&quot;: false, &quot;suffix&quot;: &quot;&quot;}, {&quot;dropping-particle&quot;: &quot;&quot;, &quot;given&quot;: &quot;Kyle&quot;, &quot;family&quot;: &quot;Bittinger&quot;, &quot;non-dropping-particle&quot;: &quot;&quot;, &quot;parse-names&quot;: false, &quot;suffix&quot;: &quot;&quot;}, {&quot;dropping-particle&quot;: &quot;&quot;, &quot;given&quot;: &quot;Frederic D&quot;, &quot;family&quot;: &quot;Bushman&quot;, &quot;non-dropping-particle&quot;: &quot;&quot;, &quot;parse-names&quot;: false, &quot;suffix&quot;: &quot;&quot;}, {&quot;dropping-particle&quot;: &quot;&quot;, &quot;given&quot;: &quot;Elizabeth K&quot;, &quot;family&quot;: &quot;Costello&quot;, &quot;non-dropping-particle&quot;: &quot;&quot;, &quot;parse-names&quot;: false, &quot;suffix&quot;: &quot;&quot;}, {&quot;dropping-particle&quot;: &quot;&quot;, &quot;given&quot;: &quot;Noah&quot;, &quot;family&quot;: &quot;Fierer&quot;, &quot;non-dropping-particle&quot;: &quot;&quot;, &quot;parse-names&quot;: false, &quot;suffix&quot;: &quot;&quot;}, {&quot;dropping-particle&quot;: &quot;&quot;, &quot;given&quot;: &quot;Antonio Gonzalez&quot;, &quot;family&quot;: &quot;Pe\u00f1a&quot;, &quot;non-dropping-particle&quot;: &quot;&quot;, &quot;parse-names&quot;: false, &quot;suffix&quot;: &quot;&quot;}, {&quot;dropping-particle&quot;: &quot;&quot;, &quot;given&quot;: &quot;Julia K&quot;, &quot;family&quot;: &quot;Goodrich&quot;, &quot;non-dropping-particle&quot;: &quot;&quot;, &quot;parse-names&quot;: false, &quot;suffix&quot;: &quot;&quot;}, {&quot;dropping-particle&quot;: &quot;&quot;, &quot;given&quot;: &quot;Jeffrey I&quot;, &quot;family&quot;: &quot;Gordon&quot;, &quot;non-dropping-particle&quot;: &quot;&quot;, &quot;parse-names&quot;: false, &quot;suffix&quot;: &quot;&quot;}, {&quot;dropping-particle&quot;: &quot;&quot;, &quot;given&quot;: &quot;Gavin A&quot;, &quot;family&quot;: &quot;Huttley&quot;, &quot;non-dropping-particle&quot;: &quot;&quot;, &quot;parse-names&quot;: false, &quot;suffix&quot;: &quot;&quot;}, {&quot;dropping-particle&quot;: &quot;&quot;, &quot;given&quot;: &quot;Scott T&quot;, &quot;family&quot;: &quot;Kelley&quot;, &quot;non-dropping-particle&quot;: &quot;&quot;, &quot;parse-names&quot;: false, &quot;suffix&quot;: &quot;&quot;}, {&quot;dropping-particle&quot;: &quot;&quot;, &quot;given&quot;: &quot;Dan&quot;, &quot;family&quot;: &quot;Knights&quot;, &quot;non-dropping-particle&quot;: &quot;&quot;, &quot;parse-names&quot;: false, &quot;suffix&quot;: &quot;&quot;}, {&quot;dropping-particle&quot;: &quot;&quot;, &quot;given&quot;: &quot;Jeremy E&quot;, &quot;family&quot;: &quot;Koenig&quot;, &quot;non-dropping-particle&quot;: &quot;&quot;, &quot;parse-names&quot;: false, &quot;suffix&quot;: &quot;&quot;}, {&quot;dropping-particle&quot;: &quot;&quot;, &quot;given&quot;: &quot;Ruth E&quot;, &quot;family&quot;: &quot;Ley&quot;, &quot;non-dropping-particle&quot;: &quot;&quot;, &quot;parse-names&quot;: false, &quot;suffix&quot;: &quot;&quot;}, {&quot;dropping-particle&quot;: &quot;&quot;, &quot;given&quot;: &quot;Catherine A&quot;, &quot;family&quot;: &quot;Lozupone&quot;, &quot;non-dropping-particle&quot;: &quot;&quot;, &quot;parse-names&quot;: false, &quot;suffix&quot;: &quot;&quot;}, {&quot;dropping-particle&quot;: &quot;&quot;, &quot;given&quot;: &quot;Daniel&quot;, &quot;family&quot;: &quot;McDonald&quot;, &quot;non-dropping-particle&quot;: &quot;&quot;, &quot;parse-names&quot;: false, &quot;suffix&quot;: &quot;&quot;}, {&quot;dropping-particle&quot;: &quot;&quot;, &quot;given&quot;: &quot;Brian D&quot;, &quot;family&quot;: &quot;Muegge&quot;, &quot;non-dropping-particle&quot;: &quot;&quot;, &quot;parse-names&quot;: false, &quot;suffix&quot;: &quot;&quot;}, {&quot;dropping-particle&quot;: &quot;&quot;, &quot;given&quot;: &quot;Meg&quot;, &quot;family&quot;: &quot;Pirrung&quot;, &quot;non-dropping-particle&quot;: &quot;&quot;, &quot;parse-names&quot;: false, &quot;suffix&quot;: &quot;&quot;}, {&quot;dropping-particle&quot;: &quot;&quot;, &quot;given&quot;: &quot;Jens&quot;, &quot;family&quot;: &quot;Reeder&quot;, &quot;non-dropping-particle&quot;: &quot;&quot;, &quot;parse-names&quot;: false, &quot;suffix&quot;: &quot;&quot;}, {&quot;dropping-particle&quot;: &quot;&quot;, &quot;given&quot;: &quot;Joel R&quot;, &quot;family&quot;: &quot;Sevinsky&quot;, &quot;non-dropping-particle&quot;: &quot;&quot;, &quot;parse-names&quot;: false, &quot;suffix&quot;: &quot;&quot;}, {&quot;dropping-particle&quot;: &quot;&quot;, &quot;given&quot;: &quot;Peter J&quot;, &quot;family&quot;: &quot;Turnbaugh&quot;, &quot;non-dropping-particle&quot;: &quot;&quot;, &quot;parse-names&quot;: false, &quot;suffix&quot;: &quot;&quot;}, {&quot;dropping-particle&quot;: &quot;&quot;, &quot;given&quot;: &quot;William A&quot;, &quot;family&quot;: &quot;Walters&quot;, &quot;non-dropping-particle&quot;: &quot;&quot;, &quot;parse-names&quot;: false, &quot;suffix&quot;: &quot;&quot;}, {&quot;dropping-particle&quot;: &quot;&quot;, &quot;given&quot;: &quot;Jeremy&quot;, &quot;family&quot;: &quot;Widmann&quot;, &quot;non-dropping-particle&quot;: &quot;&quot;, &quot;parse-names&quot;: false, &quot;suffix&quot;: &quot;&quot;}, {&quot;dropping-particle&quot;: &quot;&quot;, &quot;given&quot;: &quot;Tanya&quot;, &quot;family&quot;: &quot;Yatsunenko&quot;, &quot;non-dropping-particle&quot;: &quot;&quot;, &quot;parse-names&quot;: false, &quot;suffix&quot;: &quot;&quot;}, {&quot;dropping-particle&quot;: &quot;&quot;, &quot;given&quot;: &quot;Jesse&quot;, &quot;family&quot;: &quot;Zaneveld&quot;, &quot;non-dropping-particle&quot;: &quot;&quot;, &quot;parse-names&quot;: false, &quot;suffix&quot;: &quot;&quot;}, {&quot;dropping-particle&quot;: &quot;&quot;, &quot;given&quot;: &quot;Rob&quot;, &quot;family&quot;: &quot;Knight&quot;, &quot;non-dropping-particle&quot;: &quot;&quot;, &quot;parse-names&quot;: false, &quot;suffix&quot;: &quot;&quot;}], &quot;id&quot;: &quot;ITEM-1&quot;, &quot;title-short&quot;: &quot;Nat Meth&quot;, &quot;DOI&quot;: &quot;10.1038/nmeth.f.303&quot;, &quot;issued&quot;: {&quot;date-parts&quot;: [[&quot;2010&quot;, &quot;5&quot;]]}, &quot;type&quot;: &quot;article-journal&quot;, &quot;title&quot;: &quot;QIIME allows analysis of high-throughput community sequencing data.&quot;, &quot;PMID&quot;: &quot;20383131&quot;, &quot;volume&quot;: &quot;7&quot;, &quot;publisher&quot;: &quot;Nature Publishing Group&quot;, &quot;issue&quot;: &quot;5&quot;, &quot;page&quot;: &quot;335-6&quot;, &quot;ISSN&quot;: &quot;1548-7105&quot;, &quot;container-title&quot;: &quot;Nature methods&quot;}, &quot;id&quot;: &quot;ITEM-1&quot;, &quot;uris&quot;: [&quot;http://www.mendeley.com/documents/?uuid=962f71ef-3b8f-4104-be76-55a07ae20a4e&quot;]}]} RNDOr1SOqHUF8"/><text:span text:style-name="T1">(Caporaso </text:span><text:span text:style-name="T9">et al.</text:span><text:span text:style-name="T1">, 2010b)</text:span><text:bookmark-start text:name="__Fieldmark__601_1186360433"/><text:reference-mark-end text:name="ADDIN CSL_CITATION {&quot;mendeley&quot;: {&quot;previouslyFormattedCitation&quot;: &quot;(Caporaso &lt;i&gt;et al.&lt;/i&gt;, 2010b)&quot;, &quot;formattedCitation&quot;: &quot;(Caporaso &lt;i&gt;et al.&lt;/i&gt;, 2010b)&quot;, &quot;plainTextFormattedCitation&quot;: &quot;(Caporaso et al., 2010b)&quot;}, &quot;schema&quot;: &quot;https://github.com/citation-style-language/schema/raw/master/csl-citation.json&quot;, &quot;properties&quot;: {&quot;noteIndex&quot;: 0}, &quot;citationItems&quot;: [{&quot;itemData&quot;: {&quot;author&quot;: [{&quot;dropping-particle&quot;: &quot;&quot;, &quot;given&quot;: &quot;J Gregory&quot;, &quot;family&quot;: &quot;Caporaso&quot;, &quot;non-dropping-particle&quot;: &quot;&quot;, &quot;parse-names&quot;: false, &quot;suffix&quot;: &quot;&quot;}, {&quot;dropping-particle&quot;: &quot;&quot;, &quot;given&quot;: &quot;Justin&quot;, &quot;family&quot;: &quot;Kuczynski&quot;, &quot;non-dropping-particle&quot;: &quot;&quot;, &quot;parse-names&quot;: false, &quot;suffix&quot;: &quot;&quot;}, {&quot;dropping-particle&quot;: &quot;&quot;, &quot;given&quot;: &quot;Jesse&quot;, &quot;family&quot;: &quot;Stombaugh&quot;, &quot;non-dropping-particle&quot;: &quot;&quot;, &quot;parse-names&quot;: false, &quot;suffix&quot;: &quot;&quot;}, {&quot;dropping-particle&quot;: &quot;&quot;, &quot;given&quot;: &quot;Kyle&quot;, &quot;family&quot;: &quot;Bittinger&quot;, &quot;non-dropping-particle&quot;: &quot;&quot;, &quot;parse-names&quot;: false, &quot;suffix&quot;: &quot;&quot;}, {&quot;dropping-particle&quot;: &quot;&quot;, &quot;given&quot;: &quot;Frederic D&quot;, &quot;family&quot;: &quot;Bushman&quot;, &quot;non-dropping-particle&quot;: &quot;&quot;, &quot;parse-names&quot;: false, &quot;suffix&quot;: &quot;&quot;}, {&quot;dropping-particle&quot;: &quot;&quot;, &quot;given&quot;: &quot;Elizabeth K&quot;, &quot;family&quot;: &quot;Costello&quot;, &quot;non-dropping-particle&quot;: &quot;&quot;, &quot;parse-names&quot;: false, &quot;suffix&quot;: &quot;&quot;}, {&quot;dropping-particle&quot;: &quot;&quot;, &quot;given&quot;: &quot;Noah&quot;, &quot;family&quot;: &quot;Fierer&quot;, &quot;non-dropping-particle&quot;: &quot;&quot;, &quot;parse-names&quot;: false, &quot;suffix&quot;: &quot;&quot;}, {&quot;dropping-particle&quot;: &quot;&quot;, &quot;given&quot;: &quot;Antonio Gonzalez&quot;, &quot;family&quot;: &quot;Pe\u00f1a&quot;, &quot;non-dropping-particle&quot;: &quot;&quot;, &quot;parse-names&quot;: false, &quot;suffix&quot;: &quot;&quot;}, {&quot;dropping-particle&quot;: &quot;&quot;, &quot;given&quot;: &quot;Julia K&quot;, &quot;family&quot;: &quot;Goodrich&quot;, &quot;non-dropping-particle&quot;: &quot;&quot;, &quot;parse-names&quot;: false, &quot;suffix&quot;: &quot;&quot;}, {&quot;dropping-particle&quot;: &quot;&quot;, &quot;given&quot;: &quot;Jeffrey I&quot;, &quot;family&quot;: &quot;Gordon&quot;, &quot;non-dropping-particle&quot;: &quot;&quot;, &quot;parse-names&quot;: false, &quot;suffix&quot;: &quot;&quot;}, {&quot;dropping-particle&quot;: &quot;&quot;, &quot;given&quot;: &quot;Gavin A&quot;, &quot;family&quot;: &quot;Huttley&quot;, &quot;non-dropping-particle&quot;: &quot;&quot;, &quot;parse-names&quot;: false, &quot;suffix&quot;: &quot;&quot;}, {&quot;dropping-particle&quot;: &quot;&quot;, &quot;given&quot;: &quot;Scott T&quot;, &quot;family&quot;: &quot;Kelley&quot;, &quot;non-dropping-particle&quot;: &quot;&quot;, &quot;parse-names&quot;: false, &quot;suffix&quot;: &quot;&quot;}, {&quot;dropping-particle&quot;: &quot;&quot;, &quot;given&quot;: &quot;Dan&quot;, &quot;family&quot;: &quot;Knights&quot;, &quot;non-dropping-particle&quot;: &quot;&quot;, &quot;parse-names&quot;: false, &quot;suffix&quot;: &quot;&quot;}, {&quot;dropping-particle&quot;: &quot;&quot;, &quot;given&quot;: &quot;Jeremy E&quot;, &quot;family&quot;: &quot;Koenig&quot;, &quot;non-dropping-particle&quot;: &quot;&quot;, &quot;parse-names&quot;: false, &quot;suffix&quot;: &quot;&quot;}, {&quot;dropping-particle&quot;: &quot;&quot;, &quot;given&quot;: &quot;Ruth E&quot;, &quot;family&quot;: &quot;Ley&quot;, &quot;non-dropping-particle&quot;: &quot;&quot;, &quot;parse-names&quot;: false, &quot;suffix&quot;: &quot;&quot;}, {&quot;dropping-particle&quot;: &quot;&quot;, &quot;given&quot;: &quot;Catherine A&quot;, &quot;family&quot;: &quot;Lozupone&quot;, &quot;non-dropping-particle&quot;: &quot;&quot;, &quot;parse-names&quot;: false, &quot;suffix&quot;: &quot;&quot;}, {&quot;dropping-particle&quot;: &quot;&quot;, &quot;given&quot;: &quot;Daniel&quot;, &quot;family&quot;: &quot;McDonald&quot;, &quot;non-dropping-particle&quot;: &quot;&quot;, &quot;parse-names&quot;: false, &quot;suffix&quot;: &quot;&quot;}, {&quot;dropping-particle&quot;: &quot;&quot;, &quot;given&quot;: &quot;Brian D&quot;, &quot;family&quot;: &quot;Muegge&quot;, &quot;non-dropping-particle&quot;: &quot;&quot;, &quot;parse-names&quot;: false, &quot;suffix&quot;: &quot;&quot;}, {&quot;dropping-particle&quot;: &quot;&quot;, &quot;given&quot;: &quot;Meg&quot;, &quot;family&quot;: &quot;Pirrung&quot;, &quot;non-dropping-particle&quot;: &quot;&quot;, &quot;parse-names&quot;: false, &quot;suffix&quot;: &quot;&quot;}, {&quot;dropping-particle&quot;: &quot;&quot;, &quot;given&quot;: &quot;Jens&quot;, &quot;family&quot;: &quot;Reeder&quot;, &quot;non-dropping-particle&quot;: &quot;&quot;, &quot;parse-names&quot;: false, &quot;suffix&quot;: &quot;&quot;}, {&quot;dropping-particle&quot;: &quot;&quot;, &quot;given&quot;: &quot;Joel R&quot;, &quot;family&quot;: &quot;Sevinsky&quot;, &quot;non-dropping-particle&quot;: &quot;&quot;, &quot;parse-names&quot;: false, &quot;suffix&quot;: &quot;&quot;}, {&quot;dropping-particle&quot;: &quot;&quot;, &quot;given&quot;: &quot;Peter J&quot;, &quot;family&quot;: &quot;Turnbaugh&quot;, &quot;non-dropping-particle&quot;: &quot;&quot;, &quot;parse-names&quot;: false, &quot;suffix&quot;: &quot;&quot;}, {&quot;dropping-particle&quot;: &quot;&quot;, &quot;given&quot;: &quot;William A&quot;, &quot;family&quot;: &quot;Walters&quot;, &quot;non-dropping-particle&quot;: &quot;&quot;, &quot;parse-names&quot;: false, &quot;suffix&quot;: &quot;&quot;}, {&quot;dropping-particle&quot;: &quot;&quot;, &quot;given&quot;: &quot;Jeremy&quot;, &quot;family&quot;: &quot;Widmann&quot;, &quot;non-dropping-particle&quot;: &quot;&quot;, &quot;parse-names&quot;: false, &quot;suffix&quot;: &quot;&quot;}, {&quot;dropping-particle&quot;: &quot;&quot;, &quot;given&quot;: &quot;Tanya&quot;, &quot;family&quot;: &quot;Yatsunenko&quot;, &quot;non-dropping-particle&quot;: &quot;&quot;, &quot;parse-names&quot;: false, &quot;suffix&quot;: &quot;&quot;}, {&quot;dropping-particle&quot;: &quot;&quot;, &quot;given&quot;: &quot;Jesse&quot;, &quot;family&quot;: &quot;Zaneveld&quot;, &quot;non-dropping-particle&quot;: &quot;&quot;, &quot;parse-names&quot;: false, &quot;suffix&quot;: &quot;&quot;}, {&quot;dropping-particle&quot;: &quot;&quot;, &quot;given&quot;: &quot;Rob&quot;, &quot;family&quot;: &quot;Knight&quot;, &quot;non-dropping-particle&quot;: &quot;&quot;, &quot;parse-names&quot;: false, &quot;suffix&quot;: &quot;&quot;}], &quot;id&quot;: &quot;ITEM-1&quot;, &quot;title-short&quot;: &quot;Nat Meth&quot;, &quot;DOI&quot;: &quot;10.1038/nmeth.f.303&quot;, &quot;issued&quot;: {&quot;date-parts&quot;: [[&quot;2010&quot;, &quot;5&quot;]]}, &quot;type&quot;: &quot;article-journal&quot;, &quot;title&quot;: &quot;QIIME allows analysis of high-throughput community sequencing data.&quot;, &quot;PMID&quot;: &quot;20383131&quot;, &quot;volume&quot;: &quot;7&quot;, &quot;publisher&quot;: &quot;Nature Publishing Group&quot;, &quot;issue&quot;: &quot;5&quot;, &quot;page&quot;: &quot;335-6&quot;, &quot;ISSN&quot;: &quot;1548-7105&quot;, &quot;container-title&quot;: &quot;Nature methods&quot;}, &quot;id&quot;: &quot;ITEM-1&quot;, &quot;uris&quot;: [&quot;http://www.mendeley.com/documents/?uuid=962f71ef-3b8f-4104-be76-55a07ae20a4e&quot;]}]} RNDOr1SOqHUF8"/>⁠<text:bookmark-end text:name="__Fieldmark__601_1186360433"/> was used to trim primer regions from these data. <text:span text:style-name="T47">Sequences were not trimmed, because all sequences in the data set were found to be from the same region, flanked by the original forward and reverse PCR primer sites. Clustering was performed using the unoise3 pipeline </text:span><text:reference-mark-start text:name="ADDIN CSL_CITATION {&quot;mendeley&quot;: {&quot;previouslyFormattedCitation&quot;: &quot;(Edgar, 2016)&quot;, &quot;formattedCitation&quot;: &quot;(Edgar, 2016)&quot;, &quot;plainTextFormattedCitation&quot;: &quot;(Edgar, 2016)&quot;}, &quot;schema&quot;: &quot;https://github.com/citation-style-language/schema/raw/master/csl-citation.json&quot;, &quot;properties&quot;: {&quot;noteIndex&quot;: 0}, &quot;citationItems&quot;: [{&quot;itemData&quot;: {&quot;author&quot;: [{&quot;dropping-particle&quot;: &quot;&quot;, &quot;given&quot;: &quot;Robert C&quot;, &quot;family&quot;: &quot;Edgar&quot;, &quot;non-dropping-particle&quot;: &quot;&quot;, &quot;parse-names&quot;: false, &quot;suffix&quot;: &quot;&quot;}], &quot;title&quot;: &quot;UNOISE2: improved error-correction for Illumina 16S and ITS amplicon sequencing&quot;, &quot;id&quot;: &quot;ITEM-1&quot;, &quot;issued&quot;: {&quot;date-parts&quot;: [[&quot;2016&quot;]]}, &quot;type&quot;: &quot;article-journal&quot;, &quot;container-title&quot;: &quot;bioRxiv&quot;}, &quot;id&quot;: &quot;ITEM-1&quot;, &quot;uris&quot;: [&quot;http://www.mendeley.com/documents/?uuid=0c7ae072-074c-38e1-88da-621009601c45&quot;]}]} RNDftr031ZLLm"/><text:span text:style-name="T8">(Edgar, 2016)</text:span><text:reference-mark-end text:name="ADDIN CSL_CITATION {&quot;mendeley&quot;: {&quot;previouslyFormattedCitation&quot;: &quot;(Edgar, 2016)&quot;, &quot;formattedCitation&quot;: &quot;(Edgar, 2016)&quot;, &quot;plainTextFormattedCitation&quot;: &quot;(Edgar, 2016)&quot;}, &quot;schema&quot;: &quot;https://github.com/citation-style-language/schema/raw/master/csl-citation.json&quot;, &quot;properties&quot;: {&quot;noteIndex&quot;: 0}, &quot;citationItems&quot;: [{&quot;itemData&quot;: {&quot;author&quot;: [{&quot;dropping-particle&quot;: &quot;&quot;, &quot;given&quot;: &quot;Robert C&quot;, &quot;family&quot;: &quot;Edgar&quot;, &quot;non-dropping-particle&quot;: &quot;&quot;, &quot;parse-names&quot;: false, &quot;suffix&quot;: &quot;&quot;}], &quot;title&quot;: &quot;UNOISE2: improved error-correction for Illumina 16S and ITS amplicon sequencing&quot;, &quot;id&quot;: &quot;ITEM-1&quot;, &quot;issued&quot;: {&quot;date-parts&quot;: [[&quot;2016&quot;]]}, &quot;type&quot;: &quot;article-journal&quot;, &quot;container-title&quot;: &quot;bioRxiv&quot;}, &quot;id&quot;: &quot;ITEM-1&quot;, &quot;uris&quot;: [&quot;http://www.mendeley.com/documents/?uuid=0c7ae072-074c-38e1-88da-621009601c45&quot;]}]} RNDftr031ZLLm"/><text:span text:style-name="T47">⁠; sequences were de-replicated at 100% identity using vsearch </text:span><text:reference-mark-start text:name="ADDIN CSL_CITATION {&quot;mendeley&quot;: {&quot;previouslyFormattedCitation&quot;: &quot;(Rognes &lt;i&gt;et al.&lt;/i&gt;, 2016)&quot;, &quot;formattedCitation&quot;: &quot;(Rognes &lt;i&gt;et al.&lt;/i&gt;, 2016)&quot;, &quot;plainTextFormattedCitation&quot;: &quot;(Rognes et al., 2016)&quot;}, &quot;schema&quot;: &quot;https://github.com/citation-style-language/schema/raw/master/csl-citation.json&quot;, &quot;properties&quot;: {&quot;noteIndex&quot;: 0}, &quot;citationItems&quot;: [{&quot;itemData&quot;: {&quot;author&quot;: [{&quot;dropping-particle&quot;: &quot;&quot;, &quot;given&quot;: &quot;Torbj\u00f8rn&quot;, &quot;family&quot;: &quot;Rognes&quot;, &quot;non-dropping-particle&quot;: &quot;&quot;, &quot;parse-names&quot;: false, &quot;suffix&quot;: &quot;&quot;}, {&quot;dropping-particle&quot;: &quot;&quot;, &quot;given&quot;: &quot;Tom\u00e1\u0161&quot;, &quot;family&quot;: &quot;Flouri&quot;, &quot;non-dropping-particle&quot;: &quot;&quot;, &quot;parse-names&quot;: false, &quot;suffix&quot;: &quot;&quot;}, {&quot;dropping-particle&quot;: &quot;&quot;, &quot;given&quot;: &quot;Ben&quot;, &quot;family&quot;: &quot;Nichols&quot;, &quot;non-dropping-particle&quot;: &quot;&quot;, &quot;parse-names&quot;: false, &quot;suffix&quot;: &quot;&quot;}, {&quot;dropping-particle&quot;: &quot;&quot;, &quot;given&quot;: &quot;Christopher&quot;, &quot;family&quot;: &quot;Quince&quot;, &quot;non-dropping-particle&quot;: &quot;&quot;, &quot;parse-names&quot;: false, &quot;suffix&quot;: &quot;&quot;}, {&quot;dropping-particle&quot;: &quot;&quot;, &quot;given&quot;: &quot;Fr\u00e9d\u00e9ric&quot;, &quot;family&quot;: &quot;Mah\u00e9&quot;, &quot;non-dropping-particle&quot;: &quot;&quot;, &quot;parse-names&quot;: false, &quot;suffix&quot;: &quot;&quot;}], &quot;id&quot;: &quot;ITEM-1&quot;, &quot;DOI&quot;: &quot;10.7287/peerj.preprints.2409v1&quot;, &quot;issued&quot;: {&quot;date-parts&quot;: [[&quot;2016&quot;]]}, &quot;type&quot;: &quot;article-journal&quot;, &quot;title&quot;: &quot;VSEARCH: a versatile open source tool for metagenomics&quot;, &quot;abstract&quot;: &quot;Background. VSEARCH is an open source and free of charge multithreaded 64-bit tool for processing metagenomics nucleotide sequence data. It is designed as an alternative to the widely used USEARCH tool (Edgar 2010) for which the source code is not publicly available, algorithm details are only rudimentarily described, and only a memory-confined 32-bit version is freely available for academic use.\\r\\n\\r\\nMethods. When searching nucleotide sequences, VSEARCH uses a fast heuristic based on words shared by the query and target sequences in order to quickly identify similar sequences, a similar strategy is probably used in USEARCH. VSEARCH then performs optimal global sequence alignment of the query against potential target sequences, using full dynamic programming instead of the seed-and-extend heuristic used by USEARCH. Pairwise alignments are computed in parallel using vectorisation and multiple threads.\\r\\n\\r\\nResults. VSEARCH includes most commands for analysing nucleotide sequences available in USEARCH version 7 and several of those available in USEARCH version 8, including searching (exact or based on global alignment), clustering by similarity (using length pre-sorting, abundance pre-sorting or a user-defined order), chimera detection (reference-based or de novo), dereplication (full length or prefix), pairwise alignment, reverse complementation, sorting, and subsampling. VSEARCH also includes commands for FASTQ file processing, i.e. format detection, filtering, read quality statistics, and merging of paired reads. Furthermore, VSEARCH extends functionality with several new commands and improvements, including shuffling, rereplication, masking of low-complexity sequences with the well-known DUST algorithm, a choice among different similarity definitions, and FASTQ file format conversion. VSEARCH is here shown to be more accurate than USEARCH when performing searching, clustering, chimera detection and subsampling, while on a par with USEARCH for paired-ends read merging. VSEARCH is slower than USEARCH when performing clustering and chimera detection, but significantly faster when performing paired-end reads merging and dereplication. VSEARCH is available at https://github.com/torognes/vsearch under either the BSD 2-clause license or the GNU General Public License version 3.0.\\r\\n\\r\\nDiscussion. VSEARCH has been shown to be a fast, accurate and full-fledged alternative to USEARCH. A free and open-source versatile tool for sequence analysis is now avai\u2026&quot;, &quot;ISBN&quot;: &quot;2167-8359&quot;, &quot;volume&quot;: &quot;4&quot;, &quot;PMID&quot;: &quot;27781170&quot;, &quot;page&quot;: &quot;e2409v1&quot;, &quot;ISSN&quot;: &quot;2167-9843&quot;, &quot;container-title&quot;: &quot;PeerJ Preprints&quot;}, &quot;id&quot;: &quot;ITEM-1&quot;, &quot;uris&quot;: [&quot;http://www.mendeley.com/documents/?uuid=d5f19d4d-7692-42e7-b923-9f3e8caab24f&quot;]}]} RNDbWXChupd4R"/><text:span text:style-name="T8">(Rognes </text:span><text:span text:style-name="T14">et al.</text:span><text:span text:style-name="T8">, 2016)</text:span><text:reference-mark-end text:name="ADDIN CSL_CITATION {&quot;mendeley&quot;: {&quot;previouslyFormattedCitation&quot;: &quot;(Rognes &lt;i&gt;et al.&lt;/i&gt;, 2016)&quot;, &quot;formattedCitation&quot;: &quot;(Rognes &lt;i&gt;et al.&lt;/i&gt;, 2016)&quot;, &quot;plainTextFormattedCitation&quot;: &quot;(Rognes et al., 2016)&quot;}, &quot;schema&quot;: &quot;https://github.com/citation-style-language/schema/raw/master/csl-citation.json&quot;, &quot;properties&quot;: {&quot;noteIndex&quot;: 0}, &quot;citationItems&quot;: [{&quot;itemData&quot;: {&quot;author&quot;: [{&quot;dropping-particle&quot;: &quot;&quot;, &quot;given&quot;: &quot;Torbj\u00f8rn&quot;, &quot;family&quot;: &quot;Rognes&quot;, &quot;non-dropping-particle&quot;: &quot;&quot;, &quot;parse-names&quot;: false, &quot;suffix&quot;: &quot;&quot;}, {&quot;dropping-particle&quot;: &quot;&quot;, &quot;given&quot;: &quot;Tom\u00e1\u0161&quot;, &quot;family&quot;: &quot;Flouri&quot;, &quot;non-dropping-particle&quot;: &quot;&quot;, &quot;parse-names&quot;: false, &quot;suffix&quot;: &quot;&quot;}, {&quot;dropping-particle&quot;: &quot;&quot;, &quot;given&quot;: &quot;Ben&quot;, &quot;family&quot;: &quot;Nichols&quot;, &quot;non-dropping-particle&quot;: &quot;&quot;, &quot;parse-names&quot;: false, &quot;suffix&quot;: &quot;&quot;}, {&quot;dropping-particle&quot;: &quot;&quot;, &quot;given&quot;: &quot;Christopher&quot;, &quot;family&quot;: &quot;Quince&quot;, &quot;non-dropping-particle&quot;: &quot;&quot;, &quot;parse-names&quot;: false, &quot;suffix&quot;: &quot;&quot;}, {&quot;dropping-particle&quot;: &quot;&quot;, &quot;given&quot;: &quot;Fr\u00e9d\u00e9ric&quot;, &quot;family&quot;: &quot;Mah\u00e9&quot;, &quot;non-dropping-particle&quot;: &quot;&quot;, &quot;parse-names&quot;: false, &quot;suffix&quot;: &quot;&quot;}], &quot;id&quot;: &quot;ITEM-1&quot;, &quot;DOI&quot;: &quot;10.7287/peerj.preprints.2409v1&quot;, &quot;issued&quot;: {&quot;date-parts&quot;: [[&quot;2016&quot;]]}, &quot;type&quot;: &quot;article-journal&quot;, &quot;title&quot;: &quot;VSEARCH: a versatile open source tool for metagenomics&quot;, &quot;abstract&quot;: &quot;Background. VSEARCH is an open source and free of charge multithreaded 64-bit tool for processing metagenomics nucleotide sequence data. It is designed as an alternative to the widely used USEARCH tool (Edgar 2010) for which the source code is not publicly available, algorithm details are only rudimentarily described, and only a memory-confined 32-bit version is freely available for academic use.\\r\\n\\r\\nMethods. When searching nucleotide sequences, VSEARCH uses a fast heuristic based on words shared by the query and target sequences in order to quickly identify similar sequences, a similar strategy is probably used in USEARCH. VSEARCH then performs optimal global sequence alignment of the query against potential target sequences, using full dynamic programming instead of the seed-and-extend heuristic used by USEARCH. Pairwise alignments are computed in parallel using vectorisation and multiple threads.\\r\\n\\r\\nResults. VSEARCH includes most commands for analysing nucleotide sequences available in USEARCH version 7 and several of those available in USEARCH version 8, including searching (exact or based on global alignment), clustering by similarity (using length pre-sorting, abundance pre-sorting or a user-defined order), chimera detection (reference-based or de novo), dereplication (full length or prefix), pairwise alignment, reverse complementation, sorting, and subsampling. VSEARCH also includes commands for FASTQ file processing, i.e. format detection, filtering, read quality statistics, and merging of paired reads. Furthermore, VSEARCH extends functionality with several new commands and improvements, including shuffling, rereplication, masking of low-complexity sequences with the well-known DUST algorithm, a choice among different similarity definitions, and FASTQ file format conversion. VSEARCH is here shown to be more accurate than USEARCH when performing searching, clustering, chimera detection and subsampling, while on a par with USEARCH for paired-ends read merging. VSEARCH is slower than USEARCH when performing clustering and chimera detection, but significantly faster when performing paired-end reads merging and dereplication. VSEARCH is available at https://github.com/torognes/vsearch under either the BSD 2-clause license or the GNU General Public License version 3.0.\\r\\n\\r\\nDiscussion. VSEARCH has been shown to be a fast, accurate and full-fledged alternative to USEARCH. A free and open-source versatile tool for sequence analysis is now avai\u2026&quot;, &quot;ISBN&quot;: &quot;2167-8359&quot;, &quot;volume&quot;: &quot;4&quot;, &quot;PMID&quot;: &quot;27781170&quot;, &quot;page&quot;: &quot;e2409v1&quot;, &quot;ISSN&quot;: &quot;2167-9843&quot;, &quot;container-title&quot;: &quot;PeerJ Preprints&quot;}, &quot;id&quot;: &quot;ITEM-1&quot;, &quot;uris&quot;: [&quot;http://www.mendeley.com/documents/?uuid=d5f19d4d-7692-42e7-b923-9f3e8caab24f&quot;]}]} RNDbWXChupd4R"/><text:span text:style-name="T47">⁠, zOTU centroid sequences were picked and chimeric sequences were removed using unoise3 </text:span><text:reference-mark-start text:name="ADDIN CSL_CITATION {&quot;mendeley&quot;: {&quot;previouslyFormattedCitation&quot;: &quot;(Edgar, 2016)&quot;, &quot;formattedCitation&quot;: &quot;(Edgar, 2016)&quot;, &quot;plainTextFormattedCitation&quot;: &quot;(Edgar, 2016)&quot;}, &quot;schema&quot;: &quot;https://github.com/citation-style-language/schema/raw/master/csl-citation.json&quot;, &quot;properties&quot;: {&quot;noteIndex&quot;: 0}, &quot;citationItems&quot;: [{&quot;itemData&quot;: {&quot;author&quot;: [{&quot;dropping-particle&quot;: &quot;&quot;, &quot;given&quot;: &quot;Robert C&quot;, &quot;family&quot;: &quot;Edgar&quot;, &quot;non-dropping-particle&quot;: &quot;&quot;, &quot;parse-names&quot;: false, &quot;suffix&quot;: &quot;&quot;}], &quot;title&quot;: &quot;UNOISE2: improved error-correction for Illumina 16S and ITS amplicon sequencing&quot;, &quot;id&quot;: &quot;ITEM-1&quot;, &quot;issued&quot;: {&quot;date-parts&quot;: [[&quot;2016&quot;]]}, &quot;type&quot;: &quot;article-journal&quot;, &quot;container-title&quot;: &quot;bioRxiv&quot;}, &quot;id&quot;: &quot;ITEM-1&quot;, &quot;uris&quot;: [&quot;http://www.mendeley.com/documents/?uuid=0c7ae072-074c-38e1-88da-621009601c45&quot;]}]} RNDoiPHDqGgDd"/><text:span text:style-name="T8">(Edgar, 2016)</text:span><text:reference-mark-end text:name="ADDIN CSL_CITATION {&quot;mendeley&quot;: {&quot;previouslyFormattedCitation&quot;: &quot;(Edgar, 2016)&quot;, &quot;formattedCitation&quot;: &quot;(Edgar, 2016)&quot;, &quot;plainTextFormattedCitation&quot;: &quot;(Edgar, 2016)&quot;}, &quot;schema&quot;: &quot;https://github.com/citation-style-language/schema/raw/master/csl-citation.json&quot;, &quot;properties&quot;: {&quot;noteIndex&quot;: 0}, &quot;citationItems&quot;: [{&quot;itemData&quot;: {&quot;author&quot;: [{&quot;dropping-particle&quot;: &quot;&quot;, &quot;given&quot;: &quot;Robert C&quot;, &quot;family&quot;: &quot;Edgar&quot;, &quot;non-dropping-particle&quot;: &quot;&quot;, &quot;parse-names&quot;: false, &quot;suffix&quot;: &quot;&quot;}], &quot;title&quot;: &quot;UNOISE2: improved error-correction for Illumina 16S and ITS amplicon sequencing&quot;, &quot;id&quot;: &quot;ITEM-1&quot;, &quot;issued&quot;: {&quot;date-parts&quot;: [[&quot;2016&quot;]]}, &quot;type&quot;: &quot;article-journal&quot;, &quot;container-title&quot;: &quot;bioRxiv&quot;}, &quot;id&quot;: &quot;ITEM-1&quot;, &quot;uris&quot;: [&quot;http://www.mendeley.com/documents/?uuid=0c7ae072-074c-38e1-88da-621009601c45&quot;]}]} RNDoiPHDqGgDd"/><text:span text:style-name="T47">⁠, then all sequences were mapped onto zOTU seeds to create a zOTU table. zOTU stands for “zero-radius operational taxonomic unit” </text:span><text:reference-mark-start text:name="ADDIN CSL_CITATION {&quot;mendeley&quot;: {&quot;previouslyFormattedCitation&quot;: &quot;(Edgar, 2016)&quot;, &quot;formattedCitation&quot;: &quot;(Edgar, 2016)&quot;, &quot;plainTextFormattedCitation&quot;: &quot;(Edgar, 2016)&quot;}, &quot;schema&quot;: &quot;https://github.com/citation-style-language/schema/raw/master/csl-citation.json&quot;, &quot;properties&quot;: {&quot;noteIndex&quot;: 0}, &quot;citationItems&quot;: [{&quot;itemData&quot;: {&quot;author&quot;: [{&quot;dropping-particle&quot;: &quot;&quot;, &quot;given&quot;: &quot;Robert C&quot;, &quot;family&quot;: &quot;Edgar&quot;, &quot;non-dropping-particle&quot;: &quot;&quot;, &quot;parse-names&quot;: false, &quot;suffix&quot;: &quot;&quot;}], &quot;title&quot;: &quot;UNOISE2: improved error-correction for Illumina 16S and ITS amplicon sequencing&quot;, &quot;id&quot;: &quot;ITEM-1&quot;, &quot;issued&quot;: {&quot;date-parts&quot;: [[&quot;2016&quot;]]}, &quot;type&quot;: &quot;article-journal&quot;, &quot;container-title&quot;: &quot;bioRxiv&quot;}, &quot;id&quot;: &quot;ITEM-1&quot;, &quot;uris&quot;: [&quot;http://www.mendeley.com/documents/?uuid=0c7ae072-074c-38e1-88da-621009601c45&quot;]}]} RNDzgjsaUcVoz"/><text:span text:style-name="T8">(Edgar, 2016)</text:span><text:reference-mark-end text:name="ADDIN CSL_CITATION {&quot;mendeley&quot;: {&quot;previouslyFormattedCitation&quot;: &quot;(Edgar, 2016)&quot;, &quot;formattedCitation&quot;: &quot;(Edgar, 2016)&quot;, &quot;plainTextFormattedCitation&quot;: &quot;(Edgar, 2016)&quot;}, &quot;schema&quot;: &quot;https://github.com/citation-style-language/schema/raw/master/csl-citation.json&quot;, &quot;properties&quot;: {&quot;noteIndex&quot;: 0}, &quot;citationItems&quot;: [{&quot;itemData&quot;: {&quot;author&quot;: [{&quot;dropping-particle&quot;: &quot;&quot;, &quot;given&quot;: &quot;Robert C&quot;, &quot;family&quot;: &quot;Edgar&quot;, &quot;non-dropping-particle&quot;: &quot;&quot;, &quot;parse-names&quot;: false, &quot;suffix&quot;: &quot;&quot;}], &quot;title&quot;: &quot;UNOISE2: improved error-correction for Illumina 16S and ITS amplicon sequencing&quot;, &quot;id&quot;: &quot;ITEM-1&quot;, &quot;issued&quot;: {&quot;date-parts&quot;: [[&quot;2016&quot;]]}, &quot;type&quot;: &quot;article-journal&quot;, &quot;container-title&quot;: &quot;bioRxiv&quot;}, &quot;id&quot;: &quot;ITEM-1&quot;, &quot;uris&quot;: [&quot;http://www.mendeley.com/documents/?uuid=0c7ae072-074c-38e1-88da-621009601c45&quot;]}]} RNDzgjsaUcVoz"/><text:span text:style-name="T47">⁠. </text:span><text:span text:style-name="T43">Mike – try to add something braggy about why zOTUs are cooler than regular old OTUs.</text:span> <text:s/>PyNast <text:reference-mark-start text:name="ADDIN CSL_CITATION {&quot;mendeley&quot;: {&quot;previouslyFormattedCitation&quot;: &quot;(Caporaso &lt;i&gt;et al.&lt;/i&gt;, 2010a)&quot;, &quot;formattedCitation&quot;: &quot;(Caporaso &lt;i&gt;et al.&lt;/i&gt;, 2010a)&quot;, &quot;plainTextFormattedCitation&quot;: &quot;(Caporaso et al., 2010a)&quot;}, &quot;schema&quot;: &quot;https://github.com/citation-style-language/schema/raw/master/csl-citation.json&quot;, &quot;properties&quot;: {&quot;noteIndex&quot;: 0}, &quot;citationItems&quot;: [{&quot;itemData&quot;: {&quot;author&quot;: [{&quot;dropping-particle&quot;: &quot;&quot;, &quot;given&quot;: &quot;J Gregory&quot;, &quot;family&quot;: &quot;Caporaso&quot;, &quot;non-dropping-particle&quot;: &quot;&quot;, &quot;parse-names&quot;: false, &quot;suffix&quot;: &quot;&quot;}, {&quot;dropping-particle&quot;: &quot;&quot;, &quot;given&quot;: &quot;Kyle&quot;, &quot;family&quot;: &quot;Bittinger&quot;, &quot;non-dropping-particle&quot;: &quot;&quot;, &quot;parse-names&quot;: false, &quot;suffix&quot;: &quot;&quot;}, {&quot;dropping-particle&quot;: &quot;&quot;, &quot;given&quot;: &quot;Frederic D&quot;, &quot;family&quot;: &quot;Bushman&quot;, &quot;non-dropping-particle&quot;: &quot;&quot;, &quot;parse-names&quot;: false, &quot;suffix&quot;: &quot;&quot;}, {&quot;dropping-particle&quot;: &quot;&quot;, &quot;given&quot;: &quot;Todd Z&quot;, &quot;family&quot;: &quot;DeSantis&quot;, &quot;non-dropping-particle&quot;: &quot;&quot;, &quot;parse-names&quot;: false, &quot;suffix&quot;: &quot;&quot;}, {&quot;dropping-particle&quot;: &quot;&quot;, &quot;given&quot;: &quot;Gary L&quot;, &quot;family&quot;: &quot;Andersen&quot;, &quot;non-dropping-particle&quot;: &quot;&quot;, &quot;parse-names&quot;: false, &quot;suffix&quot;: &quot;&quot;}, {&quot;dropping-particle&quot;: &quot;&quot;, &quot;given&quot;: &quot;Rob&quot;, &quot;family&quot;: &quot;Knight&quot;, &quot;non-dropping-particle&quot;: &quot;&quot;, &quot;parse-names&quot;: false, &quot;suffix&quot;: &quot;&quot;}], &quot;id&quot;: &quot;ITEM-1&quot;, &quot;DOI&quot;: &quot;10.1093/bioinformatics/btp636&quot;, &quot;issued&quot;: {&quot;date-parts&quot;: [[&quot;2010&quot;, &quot;1&quot;, &quot;15&quot;]]}, &quot;type&quot;: &quot;article-journal&quot;, &quot;title&quot;: &quot;PyNAST: a flexible tool for aligning sequences to a template alignment.&quot;, &quot;abstract&quot;: &quot;MOTIVATION The Nearest Alignment Space Termination (NAST) tool is commonly used in sequence-based microbial ecology community analysis, but due to the limited portability of the original implementation, it has not been as widely adopted as possible. Python Nearest Alignment Space Termination (PyNAST) is a complete reimplementation of NAST, which includes three convenient interfaces: a Mac OS X GUI, a command-line interface and a simple application programming interface (API). RESULTS The availability of PyNAST will make the popular NAST algorithm more portable and thereby applicable to datasets orders of magnitude larger by allowing users to install PyNAST on their own hardware. Additionally because users can align to arbitrary template alignments, a feature not available via the original NAST web interface, the NAST algorithm will be readily applicable to novel tasks outside of microbial community analysis. AVAILABILITY PyNAST is available at http://pynast.sourceforge.net.&quot;, &quot;PMID&quot;: &quot;19914921&quot;, &quot;volume&quot;: &quot;26&quot;, &quot;issue&quot;: &quot;2&quot;, &quot;page&quot;: &quot;266-7&quot;, &quot;ISSN&quot;: &quot;1367-4811&quot;, &quot;container-title&quot;: &quot;Bioinformatics (Oxford, England)&quot;}, &quot;id&quot;: &quot;ITEM-1&quot;, &quot;uris&quot;: [&quot;http://www.mendeley.com/documents/?uuid=7fa7a420-1e52-39ea-b506-0ff444eb4b73&quot;]}]} RND6WgNs472vW"/><text:span text:style-name="T1">(Caporaso </text:span><text:span text:style-name="T9">et al.</text:span><text:span text:style-name="T1">, 2010a)</text:span><text:reference-mark-end text:name="ADDIN CSL_CITATION {&quot;mendeley&quot;: {&quot;previouslyFormattedCitation&quot;: &quot;(Caporaso &lt;i&gt;et al.&lt;/i&gt;, 2010a)&quot;, &quot;formattedCitation&quot;: &quot;(Caporaso &lt;i&gt;et al.&lt;/i&gt;, 2010a)&quot;, &quot;plainTextFormattedCitation&quot;: &quot;(Caporaso et al., 2010a)&quot;}, &quot;schema&quot;: &quot;https://github.com/citation-style-language/schema/raw/master/csl-citation.json&quot;, &quot;properties&quot;: {&quot;noteIndex&quot;: 0}, &quot;citationItems&quot;: [{&quot;itemData&quot;: {&quot;author&quot;: [{&quot;dropping-particle&quot;: &quot;&quot;, &quot;given&quot;: &quot;J Gregory&quot;, &quot;family&quot;: &quot;Caporaso&quot;, &quot;non-dropping-particle&quot;: &quot;&quot;, &quot;parse-names&quot;: false, &quot;suffix&quot;: &quot;&quot;}, {&quot;dropping-particle&quot;: &quot;&quot;, &quot;given&quot;: &quot;Kyle&quot;, &quot;family&quot;: &quot;Bittinger&quot;, &quot;non-dropping-particle&quot;: &quot;&quot;, &quot;parse-names&quot;: false, &quot;suffix&quot;: &quot;&quot;}, {&quot;dropping-particle&quot;: &quot;&quot;, &quot;given&quot;: &quot;Frederic D&quot;, &quot;family&quot;: &quot;Bushman&quot;, &quot;non-dropping-particle&quot;: &quot;&quot;, &quot;parse-names&quot;: false, &quot;suffix&quot;: &quot;&quot;}, {&quot;dropping-particle&quot;: &quot;&quot;, &quot;given&quot;: &quot;Todd Z&quot;, &quot;family&quot;: &quot;DeSantis&quot;, &quot;non-dropping-particle&quot;: &quot;&quot;, &quot;parse-names&quot;: false, &quot;suffix&quot;: &quot;&quot;}, {&quot;dropping-particle&quot;: &quot;&quot;, &quot;given&quot;: &quot;Gary L&quot;, &quot;family&quot;: &quot;Andersen&quot;, &quot;non-dropping-particle&quot;: &quot;&quot;, &quot;parse-names&quot;: false, &quot;suffix&quot;: &quot;&quot;}, {&quot;dropping-particle&quot;: &quot;&quot;, &quot;given&quot;: &quot;Rob&quot;, &quot;family&quot;: &quot;Knight&quot;, &quot;non-dropping-particle&quot;: &quot;&quot;, &quot;parse-names&quot;: false, &quot;suffix&quot;: &quot;&quot;}], &quot;id&quot;: &quot;ITEM-1&quot;, &quot;DOI&quot;: &quot;10.1093/bioinformatics/btp636&quot;, &quot;issued&quot;: {&quot;date-parts&quot;: [[&quot;2010&quot;, &quot;1&quot;, &quot;15&quot;]]}, &quot;type&quot;: &quot;article-journal&quot;, &quot;title&quot;: &quot;PyNAST: a flexible tool for aligning sequences to a template alignment.&quot;, &quot;abstract&quot;: &quot;MOTIVATION The Nearest Alignment Space Termination (NAST) tool is commonly used in sequence-based microbial ecology community analysis, but due to the limited portability of the original implementation, it has not been as widely adopted as possible. Python Nearest Alignment Space Termination (PyNAST) is a complete reimplementation of NAST, which includes three convenient interfaces: a Mac OS X GUI, a command-line interface and a simple application programming interface (API). RESULTS The availability of PyNAST will make the popular NAST algorithm more portable and thereby applicable to datasets orders of magnitude larger by allowing users to install PyNAST on their own hardware. Additionally because users can align to arbitrary template alignments, a feature not available via the original NAST web interface, the NAST algorithm will be readily applicable to novel tasks outside of microbial community analysis. AVAILABILITY PyNAST is available at http://pynast.sourceforge.net.&quot;, &quot;PMID&quot;: &quot;19914921&quot;, &quot;volume&quot;: &quot;26&quot;, &quot;issue&quot;: &quot;2&quot;, &quot;page&quot;: &quot;266-7&quot;, &quot;ISSN&quot;: &quot;1367-4811&quot;, &quot;container-title&quot;: &quot;Bioinformatics (Oxford, England)&quot;}, &quot;id&quot;: &quot;ITEM-1&quot;, &quot;uris&quot;: [&quot;http://www.mendeley.com/documents/?uuid=7fa7a420-1e52-39ea-b506-0ff444eb4b73&quot;]}]} RND6WgNs472vW"/>⁠ <text:span text:style-name="T42">was used to align zOTU centroid sequences,</text:span> <text:span text:style-name="T42">the alignment was filtered using QIIME’s </text:span><text:reference-mark-start text:name="ADDIN CSL_CITATION {&quot;mendeley&quot;: {&quot;previouslyFormattedCitation&quot;: &quot;(Caporaso &lt;i&gt;et al.&lt;/i&gt;, 2010b)&quot;, &quot;formattedCitation&quot;: &quot;(Caporaso &lt;i&gt;et al.&lt;/i&gt;, 2010b)&quot;, &quot;plainTextFormattedCitation&quot;: &quot;(Caporaso et al., 2010b)&quot;}, &quot;schema&quot;: &quot;https://github.com/citation-style-language/schema/raw/master/csl-citation.json&quot;, &quot;properties&quot;: {&quot;noteIndex&quot;: 0}, &quot;citationItems&quot;: [{&quot;itemData&quot;: {&quot;author&quot;: [{&quot;dropping-particle&quot;: &quot;&quot;, &quot;given&quot;: &quot;J Gregory&quot;, &quot;family&quot;: &quot;Caporaso&quot;, &quot;non-dropping-particle&quot;: &quot;&quot;, &quot;parse-names&quot;: false, &quot;suffix&quot;: &quot;&quot;}, {&quot;dropping-particle&quot;: &quot;&quot;, &quot;given&quot;: &quot;Justin&quot;, &quot;family&quot;: &quot;Kuczynski&quot;, &quot;non-dropping-particle&quot;: &quot;&quot;, &quot;parse-names&quot;: false, &quot;suffix&quot;: &quot;&quot;}, {&quot;dropping-particle&quot;: &quot;&quot;, &quot;given&quot;: &quot;Jesse&quot;, &quot;family&quot;: &quot;Stombaugh&quot;, &quot;non-dropping-particle&quot;: &quot;&quot;, &quot;parse-names&quot;: false, &quot;suffix&quot;: &quot;&quot;}, {&quot;dropping-particle&quot;: &quot;&quot;, &quot;given&quot;: &quot;Kyle&quot;, &quot;family&quot;: &quot;Bittinger&quot;, &quot;non-dropping-particle&quot;: &quot;&quot;, &quot;parse-names&quot;: false, &quot;suffix&quot;: &quot;&quot;}, {&quot;dropping-particle&quot;: &quot;&quot;, &quot;given&quot;: &quot;Frederic D&quot;, &quot;family&quot;: &quot;Bushman&quot;, &quot;non-dropping-particle&quot;: &quot;&quot;, &quot;parse-names&quot;: false, &quot;suffix&quot;: &quot;&quot;}, {&quot;dropping-particle&quot;: &quot;&quot;, &quot;given&quot;: &quot;Elizabeth K&quot;, &quot;family&quot;: &quot;Costello&quot;, &quot;non-dropping-particle&quot;: &quot;&quot;, &quot;parse-names&quot;: false, &quot;suffix&quot;: &quot;&quot;}, {&quot;dropping-particle&quot;: &quot;&quot;, &quot;given&quot;: &quot;Noah&quot;, &quot;family&quot;: &quot;Fierer&quot;, &quot;non-dropping-particle&quot;: &quot;&quot;, &quot;parse-names&quot;: false, &quot;suffix&quot;: &quot;&quot;}, {&quot;dropping-particle&quot;: &quot;&quot;, &quot;given&quot;: &quot;Antonio Gonzalez&quot;, &quot;family&quot;: &quot;Pe\u00f1a&quot;, &quot;non-dropping-particle&quot;: &quot;&quot;, &quot;parse-names&quot;: false, &quot;suffix&quot;: &quot;&quot;}, {&quot;dropping-particle&quot;: &quot;&quot;, &quot;given&quot;: &quot;Julia K&quot;, &quot;family&quot;: &quot;Goodrich&quot;, &quot;non-dropping-particle&quot;: &quot;&quot;, &quot;parse-names&quot;: false, &quot;suffix&quot;: &quot;&quot;}, {&quot;dropping-particle&quot;: &quot;&quot;, &quot;given&quot;: &quot;Jeffrey I&quot;, &quot;family&quot;: &quot;Gordon&quot;, &quot;non-dropping-particle&quot;: &quot;&quot;, &quot;parse-names&quot;: false, &quot;suffix&quot;: &quot;&quot;}, {&quot;dropping-particle&quot;: &quot;&quot;, &quot;given&quot;: &quot;Gavin A&quot;, &quot;family&quot;: &quot;Huttley&quot;, &quot;non-dropping-particle&quot;: &quot;&quot;, &quot;parse-names&quot;: false, &quot;suffix&quot;: &quot;&quot;}, {&quot;dropping-particle&quot;: &quot;&quot;, &quot;given&quot;: &quot;Scott T&quot;, &quot;family&quot;: &quot;Kelley&quot;, &quot;non-dropping-particle&quot;: &quot;&quot;, &quot;parse-names&quot;: false, &quot;suffix&quot;: &quot;&quot;}, {&quot;dropping-particle&quot;: &quot;&quot;, &quot;given&quot;: &quot;Dan&quot;, &quot;family&quot;: &quot;Knights&quot;, &quot;non-dropping-particle&quot;: &quot;&quot;, &quot;parse-names&quot;: false, &quot;suffix&quot;: &quot;&quot;}, {&quot;dropping-particle&quot;: &quot;&quot;, &quot;given&quot;: &quot;Jeremy E&quot;, &quot;family&quot;: &quot;Koenig&quot;, &quot;non-dropping-particle&quot;: &quot;&quot;, &quot;parse-names&quot;: false, &quot;suffix&quot;: &quot;&quot;}, {&quot;dropping-particle&quot;: &quot;&quot;, &quot;given&quot;: &quot;Ruth E&quot;, &quot;family&quot;: &quot;Ley&quot;, &quot;non-dropping-particle&quot;: &quot;&quot;, &quot;parse-names&quot;: false, &quot;suffix&quot;: &quot;&quot;}, {&quot;dropping-particle&quot;: &quot;&quot;, &quot;given&quot;: &quot;Catherine A&quot;, &quot;family&quot;: &quot;Lozupone&quot;, &quot;non-dropping-particle&quot;: &quot;&quot;, &quot;parse-names&quot;: false, &quot;suffix&quot;: &quot;&quot;}, {&quot;dropping-particle&quot;: &quot;&quot;, &quot;given&quot;: &quot;Daniel&quot;, &quot;family&quot;: &quot;McDonald&quot;, &quot;non-dropping-particle&quot;: &quot;&quot;, &quot;parse-names&quot;: false, &quot;suffix&quot;: &quot;&quot;}, {&quot;dropping-particle&quot;: &quot;&quot;, &quot;given&quot;: &quot;Brian D&quot;, &quot;family&quot;: &quot;Muegge&quot;, &quot;non-dropping-particle&quot;: &quot;&quot;, &quot;parse-names&quot;: false, &quot;suffix&quot;: &quot;&quot;}, {&quot;dropping-particle&quot;: &quot;&quot;, &quot;given&quot;: &quot;Meg&quot;, &quot;family&quot;: &quot;Pirrung&quot;, &quot;non-dropping-particle&quot;: &quot;&quot;, &quot;parse-names&quot;: false, &quot;suffix&quot;: &quot;&quot;}, {&quot;dropping-particle&quot;: &quot;&quot;, &quot;given&quot;: &quot;Jens&quot;, &quot;family&quot;: &quot;Reeder&quot;, &quot;non-dropping-particle&quot;: &quot;&quot;, &quot;parse-names&quot;: false, &quot;suffix&quot;: &quot;&quot;}, {&quot;dropping-particle&quot;: &quot;&quot;, &quot;given&quot;: &quot;Joel R&quot;, &quot;family&quot;: &quot;Sevinsky&quot;, &quot;non-dropping-particle&quot;: &quot;&quot;, &quot;parse-names&quot;: false, &quot;suffix&quot;: &quot;&quot;}, {&quot;dropping-particle&quot;: &quot;&quot;, &quot;given&quot;: &quot;Peter J&quot;, &quot;family&quot;: &quot;Turnbaugh&quot;, &quot;non-dropping-particle&quot;: &quot;&quot;, &quot;parse-names&quot;: false, &quot;suffix&quot;: &quot;&quot;}, {&quot;dropping-particle&quot;: &quot;&quot;, &quot;given&quot;: &quot;William A&quot;, &quot;family&quot;: &quot;Walters&quot;, &quot;non-dropping-particle&quot;: &quot;&quot;, &quot;parse-names&quot;: false, &quot;suffix&quot;: &quot;&quot;}, {&quot;dropping-particle&quot;: &quot;&quot;, &quot;given&quot;: &quot;Jeremy&quot;, &quot;family&quot;: &quot;Widmann&quot;, &quot;non-dropping-particle&quot;: &quot;&quot;, &quot;parse-names&quot;: false, &quot;suffix&quot;: &quot;&quot;}, {&quot;dropping-particle&quot;: &quot;&quot;, &quot;given&quot;: &quot;Tanya&quot;, &quot;family&quot;: &quot;Yatsunenko&quot;, &quot;non-dropping-particle&quot;: &quot;&quot;, &quot;parse-names&quot;: false, &quot;suffix&quot;: &quot;&quot;}, {&quot;dropping-particle&quot;: &quot;&quot;, &quot;given&quot;: &quot;Jesse&quot;, &quot;family&quot;: &quot;Zaneveld&quot;, &quot;non-dropping-particle&quot;: &quot;&quot;, &quot;parse-names&quot;: false, &quot;suffix&quot;: &quot;&quot;}, {&quot;dropping-particle&quot;: &quot;&quot;, &quot;given&quot;: &quot;Rob&quot;, &quot;family&quot;: &quot;Knight&quot;, &quot;non-dropping-particle&quot;: &quot;&quot;, &quot;parse-names&quot;: false, &quot;suffix&quot;: &quot;&quot;}], &quot;id&quot;: &quot;ITEM-1&quot;, &quot;title-short&quot;: &quot;Nat Meth&quot;, &quot;DOI&quot;: &quot;10.1038/nmeth.f.303&quot;, &quot;issued&quot;: {&quot;date-parts&quot;: [[&quot;2010&quot;, &quot;5&quot;]]}, &quot;type&quot;: &quot;article-journal&quot;, &quot;title&quot;: &quot;QIIME allows analysis of high-throughput community sequencing data.&quot;, &quot;PMID&quot;: &quot;20383131&quot;, &quot;volume&quot;: &quot;7&quot;, &quot;publisher&quot;: &quot;Nature Publishing Group&quot;, &quot;issue&quot;: &quot;5&quot;, &quot;page&quot;: &quot;335-6&quot;, &quot;ISSN&quot;: &quot;1548-7105&quot;, &quot;container-title&quot;: &quot;Nature methods&quot;}, &quot;id&quot;: &quot;ITEM-1&quot;, &quot;uris&quot;: [&quot;http://www.mendeley.com/documents/?uuid=962f71ef-3b8f-4104-be76-55a07ae20a4e&quot;]}]} RNDAAahENFreK"/><text:span text:style-name="T7">(Caporaso </text:span><text:span text:style-name="T15">et al.</text:span><text:span text:style-name="T7">, 2010b)</text:span><text:reference-mark-end text:name="ADDIN CSL_CITATION {&quot;mendeley&quot;: {&quot;previouslyFormattedCitation&quot;: &quot;(Caporaso &lt;i&gt;et al.&lt;/i&gt;, 2010b)&quot;, &quot;formattedCitation&quot;: &quot;(Caporaso &lt;i&gt;et al.&lt;/i&gt;, 2010b)&quot;, &quot;plainTextFormattedCitation&quot;: &quot;(Caporaso et al., 2010b)&quot;}, &quot;schema&quot;: &quot;https://github.com/citation-style-language/schema/raw/master/csl-citation.json&quot;, &quot;properties&quot;: {&quot;noteIndex&quot;: 0}, &quot;citationItems&quot;: [{&quot;itemData&quot;: {&quot;author&quot;: [{&quot;dropping-particle&quot;: &quot;&quot;, &quot;given&quot;: &quot;J Gregory&quot;, &quot;family&quot;: &quot;Caporaso&quot;, &quot;non-dropping-particle&quot;: &quot;&quot;, &quot;parse-names&quot;: false, &quot;suffix&quot;: &quot;&quot;}, {&quot;dropping-particle&quot;: &quot;&quot;, &quot;given&quot;: &quot;Justin&quot;, &quot;family&quot;: &quot;Kuczynski&quot;, &quot;non-dropping-particle&quot;: &quot;&quot;, &quot;parse-names&quot;: false, &quot;suffix&quot;: &quot;&quot;}, {&quot;dropping-particle&quot;: &quot;&quot;, &quot;given&quot;: &quot;Jesse&quot;, &quot;family&quot;: &quot;Stombaugh&quot;, &quot;non-dropping-particle&quot;: &quot;&quot;, &quot;parse-names&quot;: false, &quot;suffix&quot;: &quot;&quot;}, {&quot;dropping-particle&quot;: &quot;&quot;, &quot;given&quot;: &quot;Kyle&quot;, &quot;family&quot;: &quot;Bittinger&quot;, &quot;non-dropping-particle&quot;: &quot;&quot;, &quot;parse-names&quot;: false, &quot;suffix&quot;: &quot;&quot;}, {&quot;dropping-particle&quot;: &quot;&quot;, &quot;given&quot;: &quot;Frederic D&quot;, &quot;family&quot;: &quot;Bushman&quot;, &quot;non-dropping-particle&quot;: &quot;&quot;, &quot;parse-names&quot;: false, &quot;suffix&quot;: &quot;&quot;}, {&quot;dropping-particle&quot;: &quot;&quot;, &quot;given&quot;: &quot;Elizabeth K&quot;, &quot;family&quot;: &quot;Costello&quot;, &quot;non-dropping-particle&quot;: &quot;&quot;, &quot;parse-names&quot;: false, &quot;suffix&quot;: &quot;&quot;}, {&quot;dropping-particle&quot;: &quot;&quot;, &quot;given&quot;: &quot;Noah&quot;, &quot;family&quot;: &quot;Fierer&quot;, &quot;non-dropping-particle&quot;: &quot;&quot;, &quot;parse-names&quot;: false, &quot;suffix&quot;: &quot;&quot;}, {&quot;dropping-particle&quot;: &quot;&quot;, &quot;given&quot;: &quot;Antonio Gonzalez&quot;, &quot;family&quot;: &quot;Pe\u00f1a&quot;, &quot;non-dropping-particle&quot;: &quot;&quot;, &quot;parse-names&quot;: false, &quot;suffix&quot;: &quot;&quot;}, {&quot;dropping-particle&quot;: &quot;&quot;, &quot;given&quot;: &quot;Julia K&quot;, &quot;family&quot;: &quot;Goodrich&quot;, &quot;non-dropping-particle&quot;: &quot;&quot;, &quot;parse-names&quot;: false, &quot;suffix&quot;: &quot;&quot;}, {&quot;dropping-particle&quot;: &quot;&quot;, &quot;given&quot;: &quot;Jeffrey I&quot;, &quot;family&quot;: &quot;Gordon&quot;, &quot;non-dropping-particle&quot;: &quot;&quot;, &quot;parse-names&quot;: false, &quot;suffix&quot;: &quot;&quot;}, {&quot;dropping-particle&quot;: &quot;&quot;, &quot;given&quot;: &quot;Gavin A&quot;, &quot;family&quot;: &quot;Huttley&quot;, &quot;non-dropping-particle&quot;: &quot;&quot;, &quot;parse-names&quot;: false, &quot;suffix&quot;: &quot;&quot;}, {&quot;dropping-particle&quot;: &quot;&quot;, &quot;given&quot;: &quot;Scott T&quot;, &quot;family&quot;: &quot;Kelley&quot;, &quot;non-dropping-particle&quot;: &quot;&quot;, &quot;parse-names&quot;: false, &quot;suffix&quot;: &quot;&quot;}, {&quot;dropping-particle&quot;: &quot;&quot;, &quot;given&quot;: &quot;Dan&quot;, &quot;family&quot;: &quot;Knights&quot;, &quot;non-dropping-particle&quot;: &quot;&quot;, &quot;parse-names&quot;: false, &quot;suffix&quot;: &quot;&quot;}, {&quot;dropping-particle&quot;: &quot;&quot;, &quot;given&quot;: &quot;Jeremy E&quot;, &quot;family&quot;: &quot;Koenig&quot;, &quot;non-dropping-particle&quot;: &quot;&quot;, &quot;parse-names&quot;: false, &quot;suffix&quot;: &quot;&quot;}, {&quot;dropping-particle&quot;: &quot;&quot;, &quot;given&quot;: &quot;Ruth E&quot;, &quot;family&quot;: &quot;Ley&quot;, &quot;non-dropping-particle&quot;: &quot;&quot;, &quot;parse-names&quot;: false, &quot;suffix&quot;: &quot;&quot;}, {&quot;dropping-particle&quot;: &quot;&quot;, &quot;given&quot;: &quot;Catherine A&quot;, &quot;family&quot;: &quot;Lozupone&quot;, &quot;non-dropping-particle&quot;: &quot;&quot;, &quot;parse-names&quot;: false, &quot;suffix&quot;: &quot;&quot;}, {&quot;dropping-particle&quot;: &quot;&quot;, &quot;given&quot;: &quot;Daniel&quot;, &quot;family&quot;: &quot;McDonald&quot;, &quot;non-dropping-particle&quot;: &quot;&quot;, &quot;parse-names&quot;: false, &quot;suffix&quot;: &quot;&quot;}, {&quot;dropping-particle&quot;: &quot;&quot;, &quot;given&quot;: &quot;Brian D&quot;, &quot;family&quot;: &quot;Muegge&quot;, &quot;non-dropping-particle&quot;: &quot;&quot;, &quot;parse-names&quot;: false, &quot;suffix&quot;: &quot;&quot;}, {&quot;dropping-particle&quot;: &quot;&quot;, &quot;given&quot;: &quot;Meg&quot;, &quot;family&quot;: &quot;Pirrung&quot;, &quot;non-dropping-particle&quot;: &quot;&quot;, &quot;parse-names&quot;: false, &quot;suffix&quot;: &quot;&quot;}, {&quot;dropping-particle&quot;: &quot;&quot;, &quot;given&quot;: &quot;Jens&quot;, &quot;family&quot;: &quot;Reeder&quot;, &quot;non-dropping-particle&quot;: &quot;&quot;, &quot;parse-names&quot;: false, &quot;suffix&quot;: &quot;&quot;}, {&quot;dropping-particle&quot;: &quot;&quot;, &quot;given&quot;: &quot;Joel R&quot;, &quot;family&quot;: &quot;Sevinsky&quot;, &quot;non-dropping-particle&quot;: &quot;&quot;, &quot;parse-names&quot;: false, &quot;suffix&quot;: &quot;&quot;}, {&quot;dropping-particle&quot;: &quot;&quot;, &quot;given&quot;: &quot;Peter J&quot;, &quot;family&quot;: &quot;Turnbaugh&quot;, &quot;non-dropping-particle&quot;: &quot;&quot;, &quot;parse-names&quot;: false, &quot;suffix&quot;: &quot;&quot;}, {&quot;dropping-particle&quot;: &quot;&quot;, &quot;given&quot;: &quot;William A&quot;, &quot;family&quot;: &quot;Walters&quot;, &quot;non-dropping-particle&quot;: &quot;&quot;, &quot;parse-names&quot;: false, &quot;suffix&quot;: &quot;&quot;}, {&quot;dropping-particle&quot;: &quot;&quot;, &quot;given&quot;: &quot;Jeremy&quot;, &quot;family&quot;: &quot;Widmann&quot;, &quot;non-dropping-particle&quot;: &quot;&quot;, &quot;parse-names&quot;: false, &quot;suffix&quot;: &quot;&quot;}, {&quot;dropping-particle&quot;: &quot;&quot;, &quot;given&quot;: &quot;Tanya&quot;, &quot;family&quot;: &quot;Yatsunenko&quot;, &quot;non-dropping-particle&quot;: &quot;&quot;, &quot;parse-names&quot;: false, &quot;suffix&quot;: &quot;&quot;}, {&quot;dropping-particle&quot;: &quot;&quot;, &quot;given&quot;: &quot;Jesse&quot;, &quot;family&quot;: &quot;Zaneveld&quot;, &quot;non-dropping-particle&quot;: &quot;&quot;, &quot;parse-names&quot;: false, &quot;suffix&quot;: &quot;&quot;}, {&quot;dropping-particle&quot;: &quot;&quot;, &quot;given&quot;: &quot;Rob&quot;, &quot;family&quot;: &quot;Knight&quot;, &quot;non-dropping-particle&quot;: &quot;&quot;, &quot;parse-names&quot;: false, &quot;suffix&quot;: &quot;&quot;}], &quot;id&quot;: &quot;ITEM-1&quot;, &quot;title-short&quot;: &quot;Nat Meth&quot;, &quot;DOI&quot;: &quot;10.1038/nmeth.f.303&quot;, &quot;issued&quot;: {&quot;date-parts&quot;: [[&quot;2010&quot;, &quot;5&quot;]]}, &quot;type&quot;: &quot;article-journal&quot;, &quot;title&quot;: &quot;QIIME allows analysis of high-throughput community sequencing data.&quot;, &quot;PMID&quot;: &quot;20383131&quot;, &quot;volume&quot;: &quot;7&quot;, &quot;publisher&quot;: &quot;Nature Publishing Group&quot;, &quot;issue&quot;: &quot;5&quot;, &quot;page&quot;: &quot;335-6&quot;, &quot;ISSN&quot;: &quot;1548-7105&quot;, &quot;container-title&quot;: &quot;Nature methods&quot;}, &quot;id&quot;: &quot;ITEM-1&quot;, &quot;uris&quot;: [&quot;http://www.mendeley.com/documents/?uuid=962f71ef-3b8f-4104-be76-55a07ae20a4e&quot;]}]} RNDAAahENFreK"/><text:span text:style-name="T42">⁠ default settings, </text:span>and FastTree <text:reference-mark-start text:name="ADDIN CSL_CITATION {&quot;mendeley&quot;: {&quot;previouslyFormattedCitation&quot;: &quot;(Price &lt;i&gt;et al.&lt;/i&gt;, 2010)&quot;, &quot;formattedCitation&quot;: &quot;(Price &lt;i&gt;et al.&lt;/i&gt;, 2010)&quot;, &quot;plainTextFormattedCitation&quot;: &quot;(Price et al., 2010)&quot;}, &quot;schema&quot;: &quot;https://github.com/citation-style-language/schema/raw/master/csl-citation.json&quot;, &quot;properties&quot;: {&quot;noteIndex&quot;: 0}, &quot;citationItems&quot;: [{&quot;itemData&quot;: {&quot;author&quot;: [{&quot;dropping-particle&quot;: &quot;&quot;, &quot;given&quot;: &quot;Morgan N.&quot;, &quot;family&quot;: &quot;Price&quot;, &quot;non-dropping-particle&quot;: &quot;&quot;, &quot;parse-names&quot;: false, &quot;suffix&quot;: &quot;&quot;}, {&quot;dropping-particle&quot;: &quot;&quot;, &quot;given&quot;: &quot;Paramvir S.&quot;, &quot;family&quot;: &quot;Dehal&quot;, &quot;non-dropping-particle&quot;: &quot;&quot;, &quot;parse-names&quot;: false, &quot;suffix&quot;: &quot;&quot;}, {&quot;dropping-particle&quot;: &quot;&quot;, &quot;given&quot;: &quot;Adam P.&quot;, &quot;family&quot;: &quot;Arkin&quot;, &quot;non-dropping-particle&quot;: &quot;&quot;, &quot;parse-names&quot;: false, &quot;suffix&quot;: &quot;&quot;}], &quot;id&quot;: &quot;ITEM-1&quot;, &quot;DOI&quot;: &quot;10.1371/journal.pone.0009490&quot;, &quot;issued&quot;: {&quot;date-parts&quot;: [[&quot;2010&quot;, &quot;3&quot;, &quot;10&quot;]]}, &quot;type&quot;: &quot;article-journal&quot;, &quot;editor&quot;: [{&quot;dropping-particle&quot;: &quot;&quot;, &quot;given&quot;: &quot;Art F. Y.&quot;, &quot;family&quot;: &quot;Poon&quot;, &quot;non-dropping-particle&quot;: &quot;&quot;, &quot;parse-names&quot;: false, &quot;suffix&quot;: &quot;&quot;}], &quot;title&quot;: &quot;FastTree 2 \u2013 Approximately Maximum-Likelihood Trees for Large Alignments&quot;, &quot;volume&quot;: &quot;5&quot;, &quot;publisher&quot;: &quot;Public Library of Science&quot;, &quot;issue&quot;: &quot;3&quot;, &quot;page&quot;: &quot;e9490&quot;, &quot;ISSN&quot;: &quot;1932-6203&quot;, &quot;container-title&quot;: &quot;PLoS ONE&quot;}, &quot;id&quot;: &quot;ITEM-1&quot;, &quot;uris&quot;: [&quot;http://www.mendeley.com/documents/?uuid=f79e7920-73db-3f34-80c7-392496a7914d&quot;]}]} RNDcflWCZiV0M"/><text:span text:style-name="T1">(Price </text:span><text:span text:style-name="T9">et al.</text:span><text:span text:style-name="T1">, 2010)</text:span><text:reference-mark-end text:name="ADDIN CSL_CITATION {&quot;mendeley&quot;: {&quot;previouslyFormattedCitation&quot;: &quot;(Price &lt;i&gt;et al.&lt;/i&gt;, 2010)&quot;, &quot;formattedCitation&quot;: &quot;(Price &lt;i&gt;et al.&lt;/i&gt;, 2010)&quot;, &quot;plainTextFormattedCitation&quot;: &quot;(Price et al., 2010)&quot;}, &quot;schema&quot;: &quot;https://github.com/citation-style-language/schema/raw/master/csl-citation.json&quot;, &quot;properties&quot;: {&quot;noteIndex&quot;: 0}, &quot;citationItems&quot;: [{&quot;itemData&quot;: {&quot;author&quot;: [{&quot;dropping-particle&quot;: &quot;&quot;, &quot;given&quot;: &quot;Morgan N.&quot;, &quot;family&quot;: &quot;Price&quot;, &quot;non-dropping-particle&quot;: &quot;&quot;, &quot;parse-names&quot;: false, &quot;suffix&quot;: &quot;&quot;}, {&quot;dropping-particle&quot;: &quot;&quot;, &quot;given&quot;: &quot;Paramvir S.&quot;, &quot;family&quot;: &quot;Dehal&quot;, &quot;non-dropping-particle&quot;: &quot;&quot;, &quot;parse-names&quot;: false, &quot;suffix&quot;: &quot;&quot;}, {&quot;dropping-particle&quot;: &quot;&quot;, &quot;given&quot;: &quot;Adam P.&quot;, &quot;family&quot;: &quot;Arkin&quot;, &quot;non-dropping-particle&quot;: &quot;&quot;, &quot;parse-names&quot;: false, &quot;suffix&quot;: &quot;&quot;}], &quot;id&quot;: &quot;ITEM-1&quot;, &quot;DOI&quot;: &quot;10.1371/journal.pone.0009490&quot;, &quot;issued&quot;: {&quot;date-parts&quot;: [[&quot;2010&quot;, &quot;3&quot;, &quot;10&quot;]]}, &quot;type&quot;: &quot;article-journal&quot;, &quot;editor&quot;: [{&quot;dropping-particle&quot;: &quot;&quot;, &quot;given&quot;: &quot;Art F. Y.&quot;, &quot;family&quot;: &quot;Poon&quot;, &quot;non-dropping-particle&quot;: &quot;&quot;, &quot;parse-names&quot;: false, &quot;suffix&quot;: &quot;&quot;}], &quot;title&quot;: &quot;FastTree 2 \u2013 Approximately Maximum-Likelihood Trees for Large Alignments&quot;, &quot;volume&quot;: &quot;5&quot;, &quot;publisher&quot;: &quot;Public Library of Science&quot;, &quot;issue&quot;: &quot;3&quot;, &quot;page&quot;: &quot;e9490&quot;, &quot;ISSN&quot;: &quot;1932-6203&quot;, &quot;container-title&quot;: &quot;PLoS ONE&quot;}, &quot;id&quot;: &quot;ITEM-1&quot;, &quot;uris&quot;: [&quot;http://www.mendeley.com/documents/?uuid=f79e7920-73db-3f34-80c7-392496a7914d&quot;]}]} RNDcflWCZiV0M"/>⁠ <text:span text:style-name="T42">was used </text:span>to build a phylogenetic tree. </text:p>
      <text:p text:style-name="P13"><text:tab/><text:span text:style-name="T49">T</text:span>he resulting <text:span text:style-name="T47">z</text:span>OTU table was rarefied to 1000 sequences per sample, and samples with fewer sequences were excluded. The last five time points were excluded as well because they were sampled at a much lower temporal resolution. This left 52 time points spread over the first 469 days of the infant subject's life. The <text:span text:style-name="T47">z</text:span>OTU table was then split into two <text:span text:style-name="T47">z</text:span>OTU tables, one for time points before the infant started using baby formula, and one for those after. The “pre-formula” <text:span text:style-name="T47">z</text:span>OTU table contained ages 4 <text:soft-page-break/>days through 146, and the “post-formula” <text:span text:style-name="T47">z</text:span>OTU table contained ages 161 days through 469 days. Each <text:span text:style-name="T50">z</text:span>OTU table was used to run our model as described above using 500 <text:span text:style-name="T24">D</text:span> values (Equation 1), ranging from underdispersed (<text:span text:style-name="T24">D </text:span>= -1) to overdispersed (<text:span text:style-name="T24">D</text:span> = 0.5), using <text:span text:style-name="T47">z</text:span>OTUs in lieu of species. The 500 resulting phylodiversity accumulation curves were compared to the empirical curve using the KS-statistic [<field:fieldmark-start text:name="__Fieldmark__643_1861778513" field:type="ADDIN CSL_CITATION { &quot;citationItems&quot; : [ { &quot;id&quot; : &quot;ITEM-1&quot;, &quot;itemData&quot; : { &quot;DOI&quot; : &quot;10.1080/01621459.1951.10500769&quot;, &quot;ISBN&quot; : &quot;0162-1459&quot;, &quot;ISSN&quot; : &quot;0162-1459&quot;, &quot;abstract&quot; : &quot;Abstract The test is based on the maximum difference between an empirical and a hypothetical cumulative distribution. Percentage points are tabled, and a lower bound to the power function is charted. Confidence limits for a cumulative distribution are described. Examples are given. Indications that the test is superior to the chi-square test are cited.&quot;, &quot;author&quot; : [ { &quot;dropping-particle&quot; : &quot;&quot;, &quot;family&quot; : &quot;Massey&quot;, &quot;given&quot; : &quot;Frank J.&quot;, &quot;non-dropping-particle&quot; : &quot;&quot;, &quot;parse-names&quot; : false, &quot;suffix&quot; : &quot;&quot; } ], &quot;container-title&quot; : &quot;Joirnal of the American Statistical Association&quot;, &quot;id&quot; : &quot;ITEM-1&quot;, &quot;issued&quot; : { &quot;date-parts&quot; : [ [ &quot;1951&quot;, &quot;4&quot;, &quot;11&quot; ] ] }, &quot;language&quot; : &quot;en&quot;, &quot;page&quot; : &quot;68-78&quot;, &quot;publisher&quot; : &quot;Taylor &amp; Francis Group&quot;, &quot;title&quot; : &quot;The Kolmogorov-Smirnov test for goodness of fit&quot;, &quot;type&quot; : &quot;article-journal&quot;, &quot;volume&quot; : &quot;56&quot; }, &quot;uris&quot; : [ &quot;http://www.mendeley.com/documents/?uuid=c9e40b86-a483-4e79-91c5-32efbb62c9b1&quot; ] } ], &quot;mendeley&quot; : { &quot;formattedCitation&quot; : &quot;[20]&quot;, &quot;plainTextFormattedCitation&quot; : &quot;[20]&quot;, &quot;previouslyFormattedCitation&quot; : &quot;[20]&quot; }, &quot;properties&quot; : { &quot;noteIndex&quot; : 0 }, &quot;schema&quot; : &quot;https://github.com/citation-style-language/schema/raw/master/csl-citation.json&quot; }"/><field:fieldmark-start text:name="__Fieldmark__643_1861778513" field:type="ADDIN CSL_CITATION { &quot;citationItems&quot; : [ { &quot;id&quot; : &quot;ITEM-1&quot;, &quot;itemData&quot; : { &quot;DOI&quot; : &quot;10.1080/01621459.1951.10500769&quot;, &quot;ISBN&quot; : &quot;0162-1459&quot;, &quot;ISSN&quot; : &quot;0162-1459&quot;, &quot;abstract&quot; : &quot;Abstract The test is based on the maximum difference between an empirical and a hypothetical cumulative distribution. Percentage points are tabled, and a lower bound to the power function is charted. Confidence limits for a cumulative distribution are described. Examples are given. Indications that the test is superior to the chi-square test are cited.&quot;, &quot;author&quot; : [ { &quot;dropping-particle&quot; : &quot;&quot;, &quot;family&quot; : &quot;Massey&quot;, &quot;given&quot; : &quot;Frank J.&quot;, &quot;non-dropping-particle&quot; : &quot;&quot;, &quot;parse-names&quot; : false, &quot;suffix&quot; : &quot;&quot; } ], &quot;container-title&quot; : &quot;Joirnal of the American Statistical Association&quot;, &quot;id&quot; : &quot;ITEM-1&quot;, &quot;issued&quot; : { &quot;date-parts&quot; : [ [ &quot;1951&quot;, &quot;4&quot;, &quot;11&quot; ] ] }, &quot;language&quot; : &quot;en&quot;, &quot;page&quot; : &quot;68-78&quot;, &quot;publisher&quot; : &quot;Taylor &amp; Francis Group&quot;, &quot;title&quot; : &quot;The Kolmogorov-Smirnov test for goodness of fit&quot;, &quot;type&quot; : &quot;article-journal&quot;, &quot;volume&quot; : &quot;56&quot; }, &quot;uris&quot; : [ &quot;http://www.mendeley.com/documents/?uuid=c9e40b86-a483-4e79-91c5-32efbb62c9b1&quot; ] } ], &quot;mendeley&quot; : { &quot;formattedCitation&quot; : &quot;[20]&quot;, &quot;plainTextFormattedCitation&quot; : &quot;[20]&quot;, &quot;previouslyFormattedCitation&quot; : &quot;[20]&quot; }, &quot;properties&quot; : { &quot;noteIndex&quot; : 0 }, &quot;schema&quot; : &quot;https://github.com/citation-style-language/schema/raw/master/csl-citation.json&quot; }"/><field:fieldmark-start text:name="__Fieldmark__643_1861778513" field:type="ADDIN CSL_CITATION { &quot;citationItems&quot; : [ { &quot;id&quot; : &quot;ITEM-1&quot;, &quot;itemData&quot; : { &quot;DOI&quot; : &quot;10.1080/01621459.1951.10500769&quot;, &quot;ISBN&quot; : &quot;0162-1459&quot;, &quot;ISSN&quot; : &quot;0162-1459&quot;, &quot;abstract&quot; : &quot;Abstract The test is based on the maximum difference between an empirical and a hypothetical cumulative distribution. Percentage points are tabled, and a lower bound to the power function is charted. Confidence limits for a cumulative distribution are described. Examples are given. Indications that the test is superior to the chi-square test are cited.&quot;, &quot;author&quot; : [ { &quot;dropping-particle&quot; : &quot;&quot;, &quot;family&quot; : &quot;Massey&quot;, &quot;given&quot; : &quot;Frank J.&quot;, &quot;non-dropping-particle&quot; : &quot;&quot;, &quot;parse-names&quot; : false, &quot;suffix&quot; : &quot;&quot; } ], &quot;container-title&quot; : &quot;Joirnal of the American Statistical Association&quot;, &quot;id&quot; : &quot;ITEM-1&quot;, &quot;issued&quot; : { &quot;date-parts&quot; : [ [ &quot;1951&quot;, &quot;4&quot;, &quot;11&quot; ] ] }, &quot;language&quot; : &quot;en&quot;, &quot;page&quot; : &quot;68-78&quot;, &quot;publisher&quot; : &quot;Taylor &amp; Francis Group&quot;, &quot;title&quot; : &quot;The Kolmogorov-Smirnov test for goodness of fit&quot;, &quot;type&quot; : &quot;article-journal&quot;, &quot;volume&quot; : &quot;56&quot; }, &quot;uris&quot; : [ &quot;http://www.mendeley.com/documents/?uuid=c9e40b86-a483-4e79-91c5-32efbb62c9b1&quot; ] } ], &quot;mendeley&quot; : { &quot;formattedCitation&quot; : &quot;[20]&quot;, &quot;plainTextFormattedCitation&quot; : &quot;[20]&quot;, &quot;previouslyFormattedCitation&quot; : &quot;[20]&quot; }, &quot;properties&quot; : { &quot;noteIndex&quot; : 0 }, &quot;schema&quot; : &quot;https://github.com/citation-style-language/schema/raw/master/csl-citation.json&quot; }"/>20]<field:fieldmark-end/><field:fieldmark-end/><field:fieldmark-end/> as described above. Minimization of the resulting KS-statistic values was used to determine which value D best fit the data using the R package SiZer <text:reference-mark-start text:name="ADDIN CSL_CITATION {&quot;mendeley&quot;: {&quot;previouslyFormattedCitation&quot;: &quot;(Sonderegger, 2012)&quot;, &quot;formattedCitation&quot;: &quot;(Sonderegger, 2012)&quot;, &quot;plainTextFormattedCitation&quot;: &quot;(Sonderegger, 2012)&quot;}, &quot;schema&quot;: &quot;https://github.com/citation-style-language/schema/raw/master/csl-citation.json&quot;, &quot;properties&quot;: {&quot;noteIndex&quot;: 0}, &quot;citationItems&quot;: [{&quot;itemData&quot;: {&quot;author&quot;: [{&quot;dropping-particle&quot;: &quot;&quot;, &quot;given&quot;: &quot;Derek&quot;, &quot;family&quot;: &quot;Sonderegger&quot;, &quot;non-dropping-particle&quot;: &quot;&quot;, &quot;parse-names&quot;: false, &quot;suffix&quot;: &quot;&quot;}], &quot;title&quot;: &quot;SiZer: Significant Zero Crossings&quot;, &quot;id&quot;: &quot;ITEM-1&quot;, &quot;issued&quot;: {&quot;date-parts&quot;: [[&quot;2012&quot;]]}, &quot;type&quot;: &quot;article&quot;, &quot;number&quot;: &quot;R package version 0.1-4&quot;}, &quot;id&quot;: &quot;ITEM-1&quot;, &quot;uris&quot;: [&quot;http://www.mendeley.com/documents/?uuid=d2524a02-265d-423a-978b-da54903e1375&quot;]}]} RNDrL5ljQml2W"/><text:span text:style-name="T1">(Sonderegger, 2012)</text:span><text:reference-mark-end text:name="ADDIN CSL_CITATION {&quot;mendeley&quot;: {&quot;previouslyFormattedCitation&quot;: &quot;(Sonderegger, 2012)&quot;, &quot;formattedCitation&quot;: &quot;(Sonderegger, 2012)&quot;, &quot;plainTextFormattedCitation&quot;: &quot;(Sonderegger, 2012)&quot;}, &quot;schema&quot;: &quot;https://github.com/citation-style-language/schema/raw/master/csl-citation.json&quot;, &quot;properties&quot;: {&quot;noteIndex&quot;: 0}, &quot;citationItems&quot;: [{&quot;itemData&quot;: {&quot;author&quot;: [{&quot;dropping-particle&quot;: &quot;&quot;, &quot;given&quot;: &quot;Derek&quot;, &quot;family&quot;: &quot;Sonderegger&quot;, &quot;non-dropping-particle&quot;: &quot;&quot;, &quot;parse-names&quot;: false, &quot;suffix&quot;: &quot;&quot;}], &quot;title&quot;: &quot;SiZer: Significant Zero Crossings&quot;, &quot;id&quot;: &quot;ITEM-1&quot;, &quot;issued&quot;: {&quot;date-parts&quot;: [[&quot;2012&quot;]]}, &quot;type&quot;: &quot;article&quot;, &quot;number&quot;: &quot;R package version 0.1-4&quot;}, &quot;id&quot;: &quot;ITEM-1&quot;, &quot;uris&quot;: [&quot;http://www.mendeley.com/documents/?uuid=d2524a02-265d-423a-978b-da54903e1375&quot;]}]} RNDrL5ljQml2W"/>⁠, which fit a segmented regression (“broken stick”) model to the KS distances. 1000 bootstrap replicates of the segmented regression generated 95% confidence intervals for the D parameter estimates. </text:p>
      <text:p text:style-name="P12"><text:tab/>Sequence data from Caporaso et al. <text:reference-mark-start text:name="ADDIN CSL_CITATION {&quot;mendeley&quot;: {&quot;previouslyFormattedCitation&quot;: &quot;(Caporaso &lt;i&gt;et al.&lt;/i&gt;, 2011)&quot;, &quot;formattedCitation&quot;: &quot;(Caporaso &lt;i&gt;et al.&lt;/i&gt;, 2011)&quot;, &quot;plainTextFormattedCitation&quot;: &quot;(Caporaso et al., 2011)&quot;}, &quot;schema&quot;: &quot;https://github.com/citation-style-language/schema/raw/master/csl-citation.json&quot;, &quot;properties&quot;: {&quot;noteIndex&quot;: 0}, &quot;citationItems&quot;: [{&quot;itemData&quot;: {&quot;author&quot;: [{&quot;dropping-particle&quot;: &quot;&quot;, &quot;given&quot;: &quot;J Gregory&quot;, &quot;family&quot;: &quot;Caporaso&quot;, &quot;non-dropping-particle&quot;: &quot;&quot;, &quot;parse-names&quot;: false, &quot;suffix&quot;: &quot;&quot;}, {&quot;dropping-particle&quot;: &quot;&quot;, &quot;given&quot;: &quot;Christian L&quot;, &quot;family&quot;: &quot;Lauber&quot;, &quot;non-dropping-particle&quot;: &quot;&quot;, &quot;parse-names&quot;: false, &quot;suffix&quot;: &quot;&quot;}, {&quot;dropping-particle&quot;: &quot;&quot;, &quot;given&quot;: &quot;Elizabeth K&quot;, &quot;family&quot;: &quot;Costello&quot;, &quot;non-dropping-particle&quot;: &quot;&quot;, &quot;parse-names&quot;: false, &quot;suffix&quot;: &quot;&quot;}, {&quot;dropping-particle&quot;: &quot;&quot;, &quot;given&quot;: &quot;Donna&quot;, &quot;family&quot;: &quot;Berg-Lyons&quot;, &quot;non-dropping-particle&quot;: &quot;&quot;, &quot;parse-names&quot;: false, &quot;suffix&quot;: &quot;&quot;}, {&quot;dropping-particle&quot;: &quot;&quot;, &quot;given&quot;: &quot;Antonio&quot;, &quot;family&quot;: &quot;Gonzalez&quot;, &quot;non-dropping-particle&quot;: &quot;&quot;, &quot;parse-names&quot;: false, &quot;suffix&quot;: &quot;&quot;}, {&quot;dropping-particle&quot;: &quot;&quot;, &quot;given&quot;: &quot;Jesse&quot;, &quot;family&quot;: &quot;Stombaugh&quot;, &quot;non-dropping-particle&quot;: &quot;&quot;, &quot;parse-names&quot;: false, &quot;suffix&quot;: &quot;&quot;}, {&quot;dropping-particle&quot;: &quot;&quot;, &quot;given&quot;: &quot;Dan&quot;, &quot;family&quot;: &quot;Knights&quot;, &quot;non-dropping-particle&quot;: &quot;&quot;, &quot;parse-names&quot;: false, &quot;suffix&quot;: &quot;&quot;}, {&quot;dropping-particle&quot;: &quot;&quot;, &quot;given&quot;: &quot;Pawel&quot;, &quot;family&quot;: &quot;Gajer&quot;, &quot;non-dropping-particle&quot;: &quot;&quot;, &quot;parse-names&quot;: false, &quot;suffix&quot;: &quot;&quot;}, {&quot;dropping-particle&quot;: &quot;&quot;, &quot;given&quot;: &quot;Jacques&quot;, &quot;family&quot;: &quot;Ravel&quot;, &quot;non-dropping-particle&quot;: &quot;&quot;, &quot;parse-names&quot;: false, &quot;suffix&quot;: &quot;&quot;}, {&quot;dropping-particle&quot;: &quot;&quot;, &quot;given&quot;: &quot;Noah&quot;, &quot;family&quot;: &quot;Fierer&quot;, &quot;non-dropping-particle&quot;: &quot;&quot;, &quot;parse-names&quot;: false, &quot;suffix&quot;: &quot;&quot;}, {&quot;dropping-particle&quot;: &quot;&quot;, &quot;given&quot;: &quot;Jeffrey I&quot;, &quot;family&quot;: &quot;Gordon&quot;, &quot;non-dropping-particle&quot;: &quot;&quot;, &quot;parse-names&quot;: false, &quot;suffix&quot;: &quot;&quot;}, {&quot;dropping-particle&quot;: &quot;&quot;, &quot;given&quot;: &quot;Rob&quot;, &quot;family&quot;: &quot;Knight&quot;, &quot;non-dropping-particle&quot;: &quot;&quot;, &quot;parse-names&quot;: false, &quot;suffix&quot;: &quot;&quot;}], &quot;id&quot;: &quot;ITEM-1&quot;, &quot;DOI&quot;: &quot;10.1186/gb-2011-12-5-r50&quot;, &quot;issued&quot;: {&quot;date-parts&quot;: [[&quot;2011&quot;, &quot;1&quot;]]}, &quot;type&quot;: &quot;article-journal&quot;, &quot;title&quot;: &quot;Moving pictures of the human microbiome.&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PMID&quot;: &quot;21624126&quot;, &quot;volume&quot;: &quot;12&quot;, &quot;issue&quot;: &quot;5&quot;, &quot;page&quot;: &quot;R50&quot;, &quot;ISSN&quot;: &quot;1474-760X&quot;, &quot;container-title&quot;: &quot;Genome biology&quot;}, &quot;id&quot;: &quot;ITEM-1&quot;, &quot;uris&quot;: [&quot;http://www.mendeley.com/documents/?uuid=a4bf9db3-6d07-421f-93b9-85039631b2b2&quot;]}]} RND36SAVYEht3"/><text:span text:style-name="T1">(Caporaso </text:span><text:span text:style-name="T9">et al.</text:span><text:span text:style-name="T1">, 2011)</text:span><text:reference-mark-end text:name="ADDIN CSL_CITATION {&quot;mendeley&quot;: {&quot;previouslyFormattedCitation&quot;: &quot;(Caporaso &lt;i&gt;et al.&lt;/i&gt;, 2011)&quot;, &quot;formattedCitation&quot;: &quot;(Caporaso &lt;i&gt;et al.&lt;/i&gt;, 2011)&quot;, &quot;plainTextFormattedCitation&quot;: &quot;(Caporaso et al., 2011)&quot;}, &quot;schema&quot;: &quot;https://github.com/citation-style-language/schema/raw/master/csl-citation.json&quot;, &quot;properties&quot;: {&quot;noteIndex&quot;: 0}, &quot;citationItems&quot;: [{&quot;itemData&quot;: {&quot;author&quot;: [{&quot;dropping-particle&quot;: &quot;&quot;, &quot;given&quot;: &quot;J Gregory&quot;, &quot;family&quot;: &quot;Caporaso&quot;, &quot;non-dropping-particle&quot;: &quot;&quot;, &quot;parse-names&quot;: false, &quot;suffix&quot;: &quot;&quot;}, {&quot;dropping-particle&quot;: &quot;&quot;, &quot;given&quot;: &quot;Christian L&quot;, &quot;family&quot;: &quot;Lauber&quot;, &quot;non-dropping-particle&quot;: &quot;&quot;, &quot;parse-names&quot;: false, &quot;suffix&quot;: &quot;&quot;}, {&quot;dropping-particle&quot;: &quot;&quot;, &quot;given&quot;: &quot;Elizabeth K&quot;, &quot;family&quot;: &quot;Costello&quot;, &quot;non-dropping-particle&quot;: &quot;&quot;, &quot;parse-names&quot;: false, &quot;suffix&quot;: &quot;&quot;}, {&quot;dropping-particle&quot;: &quot;&quot;, &quot;given&quot;: &quot;Donna&quot;, &quot;family&quot;: &quot;Berg-Lyons&quot;, &quot;non-dropping-particle&quot;: &quot;&quot;, &quot;parse-names&quot;: false, &quot;suffix&quot;: &quot;&quot;}, {&quot;dropping-particle&quot;: &quot;&quot;, &quot;given&quot;: &quot;Antonio&quot;, &quot;family&quot;: &quot;Gonzalez&quot;, &quot;non-dropping-particle&quot;: &quot;&quot;, &quot;parse-names&quot;: false, &quot;suffix&quot;: &quot;&quot;}, {&quot;dropping-particle&quot;: &quot;&quot;, &quot;given&quot;: &quot;Jesse&quot;, &quot;family&quot;: &quot;Stombaugh&quot;, &quot;non-dropping-particle&quot;: &quot;&quot;, &quot;parse-names&quot;: false, &quot;suffix&quot;: &quot;&quot;}, {&quot;dropping-particle&quot;: &quot;&quot;, &quot;given&quot;: &quot;Dan&quot;, &quot;family&quot;: &quot;Knights&quot;, &quot;non-dropping-particle&quot;: &quot;&quot;, &quot;parse-names&quot;: false, &quot;suffix&quot;: &quot;&quot;}, {&quot;dropping-particle&quot;: &quot;&quot;, &quot;given&quot;: &quot;Pawel&quot;, &quot;family&quot;: &quot;Gajer&quot;, &quot;non-dropping-particle&quot;: &quot;&quot;, &quot;parse-names&quot;: false, &quot;suffix&quot;: &quot;&quot;}, {&quot;dropping-particle&quot;: &quot;&quot;, &quot;given&quot;: &quot;Jacques&quot;, &quot;family&quot;: &quot;Ravel&quot;, &quot;non-dropping-particle&quot;: &quot;&quot;, &quot;parse-names&quot;: false, &quot;suffix&quot;: &quot;&quot;}, {&quot;dropping-particle&quot;: &quot;&quot;, &quot;given&quot;: &quot;Noah&quot;, &quot;family&quot;: &quot;Fierer&quot;, &quot;non-dropping-particle&quot;: &quot;&quot;, &quot;parse-names&quot;: false, &quot;suffix&quot;: &quot;&quot;}, {&quot;dropping-particle&quot;: &quot;&quot;, &quot;given&quot;: &quot;Jeffrey I&quot;, &quot;family&quot;: &quot;Gordon&quot;, &quot;non-dropping-particle&quot;: &quot;&quot;, &quot;parse-names&quot;: false, &quot;suffix&quot;: &quot;&quot;}, {&quot;dropping-particle&quot;: &quot;&quot;, &quot;given&quot;: &quot;Rob&quot;, &quot;family&quot;: &quot;Knight&quot;, &quot;non-dropping-particle&quot;: &quot;&quot;, &quot;parse-names&quot;: false, &quot;suffix&quot;: &quot;&quot;}], &quot;id&quot;: &quot;ITEM-1&quot;, &quot;DOI&quot;: &quot;10.1186/gb-2011-12-5-r50&quot;, &quot;issued&quot;: {&quot;date-parts&quot;: [[&quot;2011&quot;, &quot;1&quot;]]}, &quot;type&quot;: &quot;article-journal&quot;, &quot;title&quot;: &quot;Moving pictures of the human microbiome.&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PMID&quot;: &quot;21624126&quot;, &quot;volume&quot;: &quot;12&quot;, &quot;issue&quot;: &quot;5&quot;, &quot;page&quot;: &quot;R50&quot;, &quot;ISSN&quot;: &quot;1474-760X&quot;, &quot;container-title&quot;: &quot;Genome biology&quot;}, &quot;id&quot;: &quot;ITEM-1&quot;, &quot;uris&quot;: [&quot;http://www.mendeley.com/documents/?uuid=a4bf9db3-6d07-421f-93b9-85039631b2b2&quot;]}]} RND36SAVYEht3"/>⁠<text:bookmark-start text:name="__Fieldmark__423_1764676328"/> were downloaded from the MG-RAST database (http://metagenomics.anl.gov/). <text:bookmark-end text:name="__Fieldmark__423_1764676328"/>These are time-series data from one <text:span text:style-name="T48">adult</text:span> male subject and one <text:span text:style-name="T48">adult </text:span>female subject, over a period of several hundred days, across multiple sample sites (feces, both palms, tongue). Time points were excluded which did not have sequence data for each of the 8 environments (L hand, R hand, mouth, <text:span text:style-name="T41">and </text:span>feces <text:span text:style-name="T41">of the male and female subjects</text:span>), and rarefied to 5000 sequences per sample. This left 107 time-points, ranging from day 1 to day 185. Analysis for each environment within the data set was carried out as described above, <text:span text:style-name="T48">except raw sequences were trimmed to a length of 91 bp after the end of the forward PCR primer site in order to ensure that all raw sequences spanned the same region of the 16S rRNA gene. 91 bp was chosen as a cutoff in order to keep 95% of the sequence data (5% of sequences were discarded because they were shorter). </text:span></text:p>
      <text:p text:style-name="P11"/>
      <text:p text:style-name="P31">Code and data accessibility</text:p>
      <text:p text:style-name="P11"><text:span text:style-name="T39"><text:tab/>R code and data to replicate our analysis, or to perform a similar analysis on other data, are available at </text:span><text:a xlink:type="simple" xlink:href="https://figshare.com/s/922b268891f1945c1944" text:style-name="Internet_20_link" text:visited-style-name="Visited_20_Internet_20_Link"><text:span text:style-name="Internet_20_link"><text:span text:style-name="T44">https://figshare.com/s/922b268891f1945c1944</text:span></text:span></text:a><text:span text:style-name="T39"> (temporary private link, PLEASE DO NOT SHARE UNTIL PUBLICATION).</text:span></text:p>
      <text:p text:style-name="P24"/>
      <text:p text:style-name="P24">RESULTS</text:p>
      <text:p text:style-name="P14"><text:soft-page-break/><text:span text:style-name="T51"><text:tab/>Figure 1 shows that by varying </text:span><text:span text:style-name="T26">D</text:span><text:span text:style-name="T35">, we change</text:span><text:span text:style-name="T36">d</text:span><text:span text:style-name="T35"> the rate at which phylodiversity is added to </text:span><text:span text:style-name="T36">simulated (i.e. resampled) </text:span><text:span text:style-name="T35">microbial communities over time. Compared to the neutral model where </text:span><text:span text:style-name="T26">D = </text:span><text:span text:style-name="T35">0, higher </text:span><text:span text:style-name="T26">D</text:span><text:span text:style-name="T35"> values result in phylodiversity accumulating quickly, since in the overdispersed model, species that contribute more phylodiversity are preferentially sampled. Conversely, lower </text:span><text:span text:style-name="T28">D</text:span><text:span text:style-name="T37"> values result in phylodiversity accumulating slowly, since in the underdispersed model, species that contribute less phylodiversity (since they are very similar to species that are already present) are preferentially sampled. </text:span>These results show that the <text:span text:style-name="T24">D</text:span> parameter in our model does in fact correspond to over- and underdispersion relative to the neutral model. </text:p>
      <text:p text:style-name="P32"/>
      <text:p text:style-name="P32">Results from “moving pictures” data</text:p>
      <text:p text:style-name="P15"><text:tab/>All eight data sets from Caporaso et al. <text:reference-mark-start text:name="ADDIN CSL_CITATION {&quot;mendeley&quot;: {&quot;previouslyFormattedCitation&quot;: &quot;(Caporaso &lt;i&gt;et al.&lt;/i&gt;, 2011)&quot;, &quot;formattedCitation&quot;: &quot;(Caporaso &lt;i&gt;et al.&lt;/i&gt;, 2011)&quot;, &quot;plainTextFormattedCitation&quot;: &quot;(Caporaso et al., 2011)&quot;}, &quot;schema&quot;: &quot;https://github.com/citation-style-language/schema/raw/master/csl-citation.json&quot;, &quot;properties&quot;: {&quot;noteIndex&quot;: 0}, &quot;citationItems&quot;: [{&quot;itemData&quot;: {&quot;author&quot;: [{&quot;dropping-particle&quot;: &quot;&quot;, &quot;given&quot;: &quot;J Gregory&quot;, &quot;family&quot;: &quot;Caporaso&quot;, &quot;non-dropping-particle&quot;: &quot;&quot;, &quot;parse-names&quot;: false, &quot;suffix&quot;: &quot;&quot;}, {&quot;dropping-particle&quot;: &quot;&quot;, &quot;given&quot;: &quot;Christian L&quot;, &quot;family&quot;: &quot;Lauber&quot;, &quot;non-dropping-particle&quot;: &quot;&quot;, &quot;parse-names&quot;: false, &quot;suffix&quot;: &quot;&quot;}, {&quot;dropping-particle&quot;: &quot;&quot;, &quot;given&quot;: &quot;Elizabeth K&quot;, &quot;family&quot;: &quot;Costello&quot;, &quot;non-dropping-particle&quot;: &quot;&quot;, &quot;parse-names&quot;: false, &quot;suffix&quot;: &quot;&quot;}, {&quot;dropping-particle&quot;: &quot;&quot;, &quot;given&quot;: &quot;Donna&quot;, &quot;family&quot;: &quot;Berg-Lyons&quot;, &quot;non-dropping-particle&quot;: &quot;&quot;, &quot;parse-names&quot;: false, &quot;suffix&quot;: &quot;&quot;}, {&quot;dropping-particle&quot;: &quot;&quot;, &quot;given&quot;: &quot;Antonio&quot;, &quot;family&quot;: &quot;Gonzalez&quot;, &quot;non-dropping-particle&quot;: &quot;&quot;, &quot;parse-names&quot;: false, &quot;suffix&quot;: &quot;&quot;}, {&quot;dropping-particle&quot;: &quot;&quot;, &quot;given&quot;: &quot;Jesse&quot;, &quot;family&quot;: &quot;Stombaugh&quot;, &quot;non-dropping-particle&quot;: &quot;&quot;, &quot;parse-names&quot;: false, &quot;suffix&quot;: &quot;&quot;}, {&quot;dropping-particle&quot;: &quot;&quot;, &quot;given&quot;: &quot;Dan&quot;, &quot;family&quot;: &quot;Knights&quot;, &quot;non-dropping-particle&quot;: &quot;&quot;, &quot;parse-names&quot;: false, &quot;suffix&quot;: &quot;&quot;}, {&quot;dropping-particle&quot;: &quot;&quot;, &quot;given&quot;: &quot;Pawel&quot;, &quot;family&quot;: &quot;Gajer&quot;, &quot;non-dropping-particle&quot;: &quot;&quot;, &quot;parse-names&quot;: false, &quot;suffix&quot;: &quot;&quot;}, {&quot;dropping-particle&quot;: &quot;&quot;, &quot;given&quot;: &quot;Jacques&quot;, &quot;family&quot;: &quot;Ravel&quot;, &quot;non-dropping-particle&quot;: &quot;&quot;, &quot;parse-names&quot;: false, &quot;suffix&quot;: &quot;&quot;}, {&quot;dropping-particle&quot;: &quot;&quot;, &quot;given&quot;: &quot;Noah&quot;, &quot;family&quot;: &quot;Fierer&quot;, &quot;non-dropping-particle&quot;: &quot;&quot;, &quot;parse-names&quot;: false, &quot;suffix&quot;: &quot;&quot;}, {&quot;dropping-particle&quot;: &quot;&quot;, &quot;given&quot;: &quot;Jeffrey I&quot;, &quot;family&quot;: &quot;Gordon&quot;, &quot;non-dropping-particle&quot;: &quot;&quot;, &quot;parse-names&quot;: false, &quot;suffix&quot;: &quot;&quot;}, {&quot;dropping-particle&quot;: &quot;&quot;, &quot;given&quot;: &quot;Rob&quot;, &quot;family&quot;: &quot;Knight&quot;, &quot;non-dropping-particle&quot;: &quot;&quot;, &quot;parse-names&quot;: false, &quot;suffix&quot;: &quot;&quot;}], &quot;id&quot;: &quot;ITEM-1&quot;, &quot;DOI&quot;: &quot;10.1186/gb-2011-12-5-r50&quot;, &quot;issued&quot;: {&quot;date-parts&quot;: [[&quot;2011&quot;, &quot;1&quot;]]}, &quot;type&quot;: &quot;article-journal&quot;, &quot;title&quot;: &quot;Moving pictures of the human microbiome.&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PMID&quot;: &quot;21624126&quot;, &quot;volume&quot;: &quot;12&quot;, &quot;issue&quot;: &quot;5&quot;, &quot;page&quot;: &quot;R50&quot;, &quot;ISSN&quot;: &quot;1474-760X&quot;, &quot;container-title&quot;: &quot;Genome biology&quot;}, &quot;id&quot;: &quot;ITEM-1&quot;, &quot;uris&quot;: [&quot;http://www.mendeley.com/documents/?uuid=a4bf9db3-6d07-421f-93b9-85039631b2b2&quot;]}]} RNDiRlbbk2186"/><text:span text:style-name="T1">(Caporaso </text:span><text:span text:style-name="T9">et al.</text:span><text:span text:style-name="T1">, 2011)</text:span><text:reference-mark-end text:name="ADDIN CSL_CITATION {&quot;mendeley&quot;: {&quot;previouslyFormattedCitation&quot;: &quot;(Caporaso &lt;i&gt;et al.&lt;/i&gt;, 2011)&quot;, &quot;formattedCitation&quot;: &quot;(Caporaso &lt;i&gt;et al.&lt;/i&gt;, 2011)&quot;, &quot;plainTextFormattedCitation&quot;: &quot;(Caporaso et al., 2011)&quot;}, &quot;schema&quot;: &quot;https://github.com/citation-style-language/schema/raw/master/csl-citation.json&quot;, &quot;properties&quot;: {&quot;noteIndex&quot;: 0}, &quot;citationItems&quot;: [{&quot;itemData&quot;: {&quot;author&quot;: [{&quot;dropping-particle&quot;: &quot;&quot;, &quot;given&quot;: &quot;J Gregory&quot;, &quot;family&quot;: &quot;Caporaso&quot;, &quot;non-dropping-particle&quot;: &quot;&quot;, &quot;parse-names&quot;: false, &quot;suffix&quot;: &quot;&quot;}, {&quot;dropping-particle&quot;: &quot;&quot;, &quot;given&quot;: &quot;Christian L&quot;, &quot;family&quot;: &quot;Lauber&quot;, &quot;non-dropping-particle&quot;: &quot;&quot;, &quot;parse-names&quot;: false, &quot;suffix&quot;: &quot;&quot;}, {&quot;dropping-particle&quot;: &quot;&quot;, &quot;given&quot;: &quot;Elizabeth K&quot;, &quot;family&quot;: &quot;Costello&quot;, &quot;non-dropping-particle&quot;: &quot;&quot;, &quot;parse-names&quot;: false, &quot;suffix&quot;: &quot;&quot;}, {&quot;dropping-particle&quot;: &quot;&quot;, &quot;given&quot;: &quot;Donna&quot;, &quot;family&quot;: &quot;Berg-Lyons&quot;, &quot;non-dropping-particle&quot;: &quot;&quot;, &quot;parse-names&quot;: false, &quot;suffix&quot;: &quot;&quot;}, {&quot;dropping-particle&quot;: &quot;&quot;, &quot;given&quot;: &quot;Antonio&quot;, &quot;family&quot;: &quot;Gonzalez&quot;, &quot;non-dropping-particle&quot;: &quot;&quot;, &quot;parse-names&quot;: false, &quot;suffix&quot;: &quot;&quot;}, {&quot;dropping-particle&quot;: &quot;&quot;, &quot;given&quot;: &quot;Jesse&quot;, &quot;family&quot;: &quot;Stombaugh&quot;, &quot;non-dropping-particle&quot;: &quot;&quot;, &quot;parse-names&quot;: false, &quot;suffix&quot;: &quot;&quot;}, {&quot;dropping-particle&quot;: &quot;&quot;, &quot;given&quot;: &quot;Dan&quot;, &quot;family&quot;: &quot;Knights&quot;, &quot;non-dropping-particle&quot;: &quot;&quot;, &quot;parse-names&quot;: false, &quot;suffix&quot;: &quot;&quot;}, {&quot;dropping-particle&quot;: &quot;&quot;, &quot;given&quot;: &quot;Pawel&quot;, &quot;family&quot;: &quot;Gajer&quot;, &quot;non-dropping-particle&quot;: &quot;&quot;, &quot;parse-names&quot;: false, &quot;suffix&quot;: &quot;&quot;}, {&quot;dropping-particle&quot;: &quot;&quot;, &quot;given&quot;: &quot;Jacques&quot;, &quot;family&quot;: &quot;Ravel&quot;, &quot;non-dropping-particle&quot;: &quot;&quot;, &quot;parse-names&quot;: false, &quot;suffix&quot;: &quot;&quot;}, {&quot;dropping-particle&quot;: &quot;&quot;, &quot;given&quot;: &quot;Noah&quot;, &quot;family&quot;: &quot;Fierer&quot;, &quot;non-dropping-particle&quot;: &quot;&quot;, &quot;parse-names&quot;: false, &quot;suffix&quot;: &quot;&quot;}, {&quot;dropping-particle&quot;: &quot;&quot;, &quot;given&quot;: &quot;Jeffrey I&quot;, &quot;family&quot;: &quot;Gordon&quot;, &quot;non-dropping-particle&quot;: &quot;&quot;, &quot;parse-names&quot;: false, &quot;suffix&quot;: &quot;&quot;}, {&quot;dropping-particle&quot;: &quot;&quot;, &quot;given&quot;: &quot;Rob&quot;, &quot;family&quot;: &quot;Knight&quot;, &quot;non-dropping-particle&quot;: &quot;&quot;, &quot;parse-names&quot;: false, &quot;suffix&quot;: &quot;&quot;}], &quot;id&quot;: &quot;ITEM-1&quot;, &quot;DOI&quot;: &quot;10.1186/gb-2011-12-5-r50&quot;, &quot;issued&quot;: {&quot;date-parts&quot;: [[&quot;2011&quot;, &quot;1&quot;]]}, &quot;type&quot;: &quot;article-journal&quot;, &quot;title&quot;: &quot;Moving pictures of the human microbiome.&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PMID&quot;: &quot;21624126&quot;, &quot;volume&quot;: &quot;12&quot;, &quot;issue&quot;: &quot;5&quot;, &quot;page&quot;: &quot;R50&quot;, &quot;ISSN&quot;: &quot;1474-760X&quot;, &quot;container-title&quot;: &quot;Genome biology&quot;}, &quot;id&quot;: &quot;ITEM-1&quot;, &quot;uris&quot;: [&quot;http://www.mendeley.com/documents/?uuid=a4bf9db3-6d07-421f-93b9-85039631b2b2&quot;]}]} RNDiRlbbk2186"/>⁠ <text:span text:style-name="T52">s</text:span>howed phylogenetic underdispersion of first-time arrival<text:span text:style-name="T53">s</text:span>, since their D estimates were negative (Figure 3) and their 95% confidence intervals did not overlap with 0 (neutral model). This means that when a <text:span text:style-name="T53">z</text:span>OTU was observed for the first time in one of these communities, it was more likely to be phylogenetically similar to a <text:span text:style-name="T53">z</text:span>OTU that had previously arrived in that community. For both the male and female subject, <text:span text:style-name="T24">D</text:span> estimates were <text:span text:style-name="T53">highest (closer to neutral)</text:span> in the <text:span text:style-name="T53">tongues, and lowest (more underdispersed) in the feces. Palm time-series had </text:span><text:span text:style-name="T29">D</text:span><text:span text:style-name="T38"> estimates that were between those of the feces and tongues, but were consistent across all 4 palm data sets. </text:span><text:span text:style-name="T29">D</text:span><text:span text:style-name="T38"> estimates for tongue time series were lower in the female subject than in the male subject.</text:span></text:p>
      <text:p text:style-name="P15"/>
      <text:p text:style-name="P32">Results from infant gut data</text:p>
      <text:p text:style-name="P7"><text:tab/>The phylodiversity accumulation pattern in the infant gut microbiome [<field:fieldmark-start text:name="__Fieldmark__803_1861778513" field:type="ADDIN CSL_CITATION { &quot;citationItems&quot; : [ { &quot;id&quot; : &quot;ITEM-1&quot;, &quot;itemData&quot; : { &quot;DOI&quot; : &quot;10.1073/pnas.1000081107&quot;, &quot;ISSN&quot; : &quot;1091-6490&quot;, &quot;PMID&quot; : &quot;20668239&quot;, &quot;abstract&quot; :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 [ { &quot;dropping-particle&quot; : &quot;&quot;, &quot;family&quot; : &quot;Koenig&quot;, &quot;given&quot; : &quot;Jeremy E&quot;, &quot;non-dropping-particle&quot; : &quot;&quot;, &quot;parse-names&quot; : false, &quot;suffix&quot; : &quot;&quot; }, { &quot;dropping-particle&quot; : &quot;&quot;, &quot;family&quot; : &quot;Spor&quot;, &quot;given&quot; : &quot;Aym\u00e9&quot;, &quot;non-dropping-particle&quot; : &quot;&quot;, &quot;parse-names&quot; : false, &quot;suffix&quot; : &quot;&quot; }, { &quot;dropping-particle&quot; : &quot;&quot;, &quot;family&quot; : &quot;Scalfone&quot;, &quot;given&quot; : &quot;Nicholas&quot;, &quot;non-dropping-particle&quot; : &quot;&quot;, &quot;parse-names&quot; : false, &quot;suffix&quot; : &quot;&quot; }, { &quot;dropping-particle&quot; : &quot;&quot;, &quot;family&quot; : &quot;Fricker&quot;, &quot;given&quot; : &quot;Ashwana D&quot;, &quot;non-dropping-particle&quot; : &quot;&quot;, &quot;parse-names&quot; : false, &quot;suffix&quot; : &quot;&quot; }, { &quot;dropping-particle&quot; : &quot;&quot;, &quot;family&quot; : &quot;Stombaugh&quot;, &quot;given&quot; : &quot;Jesse&quot;, &quot;non-dropping-particle&quot; : &quot;&quot;, &quot;parse-names&quot; : false, &quot;suffix&quot; : &quot;&quot; }, { &quot;dropping-particle&quot; : &quot;&quot;, &quot;family&quot; : &quot;Knight&quot;, &quot;given&quot; : &quot;Rob&quot;, &quot;non-dropping-particle&quot; : &quot;&quot;, &quot;parse-names&quot; : false, &quot;suffix&quot; : &quot;&quot; }, { &quot;dropping-particle&quot; : &quot;&quot;, &quot;family&quot; : &quot;Angenent&quot;, &quot;given&quot; : &quot;Largus T&quot;, &quot;non-dropping-particle&quot; : &quot;&quot;, &quot;parse-names&quot; : false, &quot;suffix&quot; : &quot;&quot; }, { &quot;dropping-particle&quot; : &quot;&quot;, &quot;family&quot; : &quot;Ley&quot;, &quot;given&quot; : &quot;Ruth E&quot;, &quot;non-dropping-particle&quot; : &quot;&quot;, &quot;parse-names&quot; : false, &quot;suffix&quot; : &quot;&quot; } ], &quot;container-title&quot; : &quot;Proceedings of the National Academy of Sciences of the United States of America&quot;, &quot;id&quot; : &quot;ITEM-1&quot;, &quot;issue&quot; : &quot;Supplement_1&quot;, &quot;issued&quot; : { &quot;date-parts&quot; : [ [ &quot;2011&quot;, &quot;3&quot;, &quot;15&quot; ] ] }, &quot;page&quot; : &quot;4578-85&quot;, &quot;title&quot; : &quot;Succession of microbial consortia in the developing infant gut microbiome.&quot;, &quot;type&quot; : &quot;article-journal&quot;, &quot;volume&quot; : &quot;108 Suppl &quot; }, &quot;uris&quot; : [ &quot;http://www.mendeley.com/documents/?uuid=53eb5512-7664-49e8-9091-aa39872934cb&quot; ] } ], &quot;mendeley&quot; : { &quot;formattedCitation&quot; : &quot;[7]&quot;, &quot;plainTextFormattedCitation&quot; : &quot;[7]&quot;, &quot;previouslyFormattedCitation&quot; : &quot;[7]&quot; }, &quot;properties&quot; : { &quot;noteIndex&quot; : 0 }, &quot;schema&quot; : &quot;https://github.com/citation-style-language/schema/raw/master/csl-citation.json&quot; }"/><field:fieldmark-start text:name="__Fieldmark__803_1861778513" field:type="ADDIN CSL_CITATION { &quot;citationItems&quot; : [ { &quot;id&quot; : &quot;ITEM-1&quot;, &quot;itemData&quot; : { &quot;DOI&quot; : &quot;10.1073/pnas.1000081107&quot;, &quot;ISSN&quot; : &quot;1091-6490&quot;, &quot;PMID&quot; : &quot;20668239&quot;, &quot;abstract&quot; :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 [ { &quot;dropping-particle&quot; : &quot;&quot;, &quot;family&quot; : &quot;Koenig&quot;, &quot;given&quot; : &quot;Jeremy E&quot;, &quot;non-dropping-particle&quot; : &quot;&quot;, &quot;parse-names&quot; : false, &quot;suffix&quot; : &quot;&quot; }, { &quot;dropping-particle&quot; : &quot;&quot;, &quot;family&quot; : &quot;Spor&quot;, &quot;given&quot; : &quot;Aym\u00e9&quot;, &quot;non-dropping-particle&quot; : &quot;&quot;, &quot;parse-names&quot; : false, &quot;suffix&quot; : &quot;&quot; }, { &quot;dropping-particle&quot; : &quot;&quot;, &quot;family&quot; : &quot;Scalfone&quot;, &quot;given&quot; : &quot;Nicholas&quot;, &quot;non-dropping-particle&quot; : &quot;&quot;, &quot;parse-names&quot; : false, &quot;suffix&quot; : &quot;&quot; }, { &quot;dropping-particle&quot; : &quot;&quot;, &quot;family&quot; : &quot;Fricker&quot;, &quot;given&quot; : &quot;Ashwana D&quot;, &quot;non-dropping-particle&quot; : &quot;&quot;, &quot;parse-names&quot; : false, &quot;suffix&quot; : &quot;&quot; }, { &quot;dropping-particle&quot; : &quot;&quot;, &quot;family&quot; : &quot;Stombaugh&quot;, &quot;given&quot; : &quot;Jesse&quot;, &quot;non-dropping-particle&quot; : &quot;&quot;, &quot;parse-names&quot; : false, &quot;suffix&quot; : &quot;&quot; }, { &quot;dropping-particle&quot; : &quot;&quot;, &quot;family&quot; : &quot;Knight&quot;, &quot;given&quot; : &quot;Rob&quot;, &quot;non-dropping-particle&quot; : &quot;&quot;, &quot;parse-names&quot; : false, &quot;suffix&quot; : &quot;&quot; }, { &quot;dropping-particle&quot; : &quot;&quot;, &quot;family&quot; : &quot;Angenent&quot;, &quot;given&quot; : &quot;Largus T&quot;, &quot;non-dropping-particle&quot; : &quot;&quot;, &quot;parse-names&quot; : false, &quot;suffix&quot; : &quot;&quot; }, { &quot;dropping-particle&quot; : &quot;&quot;, &quot;family&quot; : &quot;Ley&quot;, &quot;given&quot; : &quot;Ruth E&quot;, &quot;non-dropping-particle&quot; : &quot;&quot;, &quot;parse-names&quot; : false, &quot;suffix&quot; : &quot;&quot; } ], &quot;container-title&quot; : &quot;Proceedings of the National Academy of Sciences of the United States of America&quot;, &quot;id&quot; : &quot;ITEM-1&quot;, &quot;issue&quot; : &quot;Supplement_1&quot;, &quot;issued&quot; : { &quot;date-parts&quot; : [ [ &quot;2011&quot;, &quot;3&quot;, &quot;15&quot; ] ] }, &quot;page&quot; : &quot;4578-85&quot;, &quot;title&quot; : &quot;Succession of microbial consortia in the developing infant gut microbiome.&quot;, &quot;type&quot; : &quot;article-journal&quot;, &quot;volume&quot; : &quot;108 Suppl &quot; }, &quot;uris&quot; : [ &quot;http://www.mendeley.com/documents/?uuid=53eb5512-7664-49e8-9091-aa39872934cb&quot; ] } ], &quot;mendeley&quot; : { &quot;formattedCitation&quot; : &quot;[7]&quot;, &quot;plainTextFormattedCitation&quot; : &quot;[7]&quot;, &quot;previouslyFormattedCitation&quot; : &quot;[7]&quot; }, &quot;properties&quot; : { &quot;noteIndex&quot; : 0 }, &quot;schema&quot; : &quot;https://github.com/citation-style-language/schema/raw/master/csl-citation.json&quot; }"/><field:fieldmark-start text:name="__Fieldmark__803_1861778513" field:type="ADDIN CSL_CITATION { &quot;citationItems&quot; : [ { &quot;id&quot; : &quot;ITEM-1&quot;, &quot;itemData&quot; : { &quot;DOI&quot; : &quot;10.1073/pnas.1000081107&quot;, &quot;ISSN&quot; : &quot;1091-6490&quot;, &quot;PMID&quot; : &quot;20668239&quot;, &quot;abstract&quot; :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 [ { &quot;dropping-particle&quot; : &quot;&quot;, &quot;family&quot; : &quot;Koenig&quot;, &quot;given&quot; : &quot;Jeremy E&quot;, &quot;non-dropping-particle&quot; : &quot;&quot;, &quot;parse-names&quot; : false, &quot;suffix&quot; : &quot;&quot; }, { &quot;dropping-particle&quot; : &quot;&quot;, &quot;family&quot; : &quot;Spor&quot;, &quot;given&quot; : &quot;Aym\u00e9&quot;, &quot;non-dropping-particle&quot; : &quot;&quot;, &quot;parse-names&quot; : false, &quot;suffix&quot; : &quot;&quot; }, { &quot;dropping-particle&quot; : &quot;&quot;, &quot;family&quot; : &quot;Scalfone&quot;, &quot;given&quot; : &quot;Nicholas&quot;, &quot;non-dropping-particle&quot; : &quot;&quot;, &quot;parse-names&quot; : false, &quot;suffix&quot; : &quot;&quot; }, { &quot;dropping-particle&quot; : &quot;&quot;, &quot;family&quot; : &quot;Fricker&quot;, &quot;given&quot; : &quot;Ashwana D&quot;, &quot;non-dropping-particle&quot; : &quot;&quot;, &quot;parse-names&quot; : false, &quot;suffix&quot; : &quot;&quot; }, { &quot;dropping-particle&quot; : &quot;&quot;, &quot;family&quot; : &quot;Stombaugh&quot;, &quot;given&quot; : &quot;Jesse&quot;, &quot;non-dropping-particle&quot; : &quot;&quot;, &quot;parse-names&quot; : false, &quot;suffix&quot; : &quot;&quot; }, { &quot;dropping-particle&quot; : &quot;&quot;, &quot;family&quot; : &quot;Knight&quot;, &quot;given&quot; : &quot;Rob&quot;, &quot;non-dropping-particle&quot; : &quot;&quot;, &quot;parse-names&quot; : false, &quot;suffix&quot; : &quot;&quot; }, { &quot;dropping-particle&quot; : &quot;&quot;, &quot;family&quot; : &quot;Angenent&quot;, &quot;given&quot; : &quot;Largus T&quot;, &quot;non-dropping-particle&quot; : &quot;&quot;, &quot;parse-names&quot; : false, &quot;suffix&quot; : &quot;&quot; }, { &quot;dropping-particle&quot; : &quot;&quot;, &quot;family&quot; : &quot;Ley&quot;, &quot;given&quot; : &quot;Ruth E&quot;, &quot;non-dropping-particle&quot; : &quot;&quot;, &quot;parse-names&quot; : false, &quot;suffix&quot; : &quot;&quot; } ], &quot;container-title&quot; : &quot;Proceedings of the National Academy of Sciences of the United States of America&quot;, &quot;id&quot; : &quot;ITEM-1&quot;, &quot;issue&quot; : &quot;Supplement_1&quot;, &quot;issued&quot; : { &quot;date-parts&quot; : [ [ &quot;2011&quot;, &quot;3&quot;, &quot;15&quot; ] ] }, &quot;page&quot; : &quot;4578-85&quot;, &quot;title&quot; : &quot;Succession of microbial consortia in the developing infant gut microbiome.&quot;, &quot;type&quot; : &quot;article-journal&quot;, &quot;volume&quot; : &quot;108 Suppl &quot; }, &quot;uris&quot; : [ &quot;http://www.mendeley.com/documents/?uuid=53eb5512-7664-49e8-9091-aa39872934cb&quot; ] } ], &quot;mendeley&quot; : { &quot;formattedCitation&quot; : &quot;[7]&quot;, &quot;plainTextFormattedCitation&quot; : &quot;[7]&quot;, &quot;previouslyFormattedCitation&quot; : &quot;[7]&quot; }, &quot;properties&quot; : { &quot;noteIndex&quot; : 0 }, &quot;schema&quot; : &quot;https://github.com/citation-style-language/schema/raw/master/csl-citation.json&quot; }"/>7]<field:fieldmark-end/><field:fieldmark-end/><field:fieldmark-end/> showed a sharp increase in phylodiversity after day 161 (Figure 4), the same date that the infant began consuming baby formula. This suggests that baby formula changed the phylogenetic colonization patterns of the developing infant gut. We analyzed this data set as two separate time-series, one before formula use <text:soft-page-break/>and one after, and both had negative D estimates with 95% confidence intervals that did not overlap with 0 (neutral model). The pre-formula time-series was more underdispersed than the post-formula time-series, and the 95% confidence intervals for the D parameter estimates did not overlap with each other, indicating a change in the dispersion of arrival order post-disturbance. Because the post-formula D estimate is higher than the pre-formula D estimate, arrivals were <text:span text:style-name="T54">less underdispersed (closer to neutral model)</text:span> after the subject began consuming formula.</text:p>
      <text:p text:style-name="P6"/>
      <text:p text:style-name="P25">DISCUSSION</text:p>
      <text:p text:style-name="P16"><text:tab/>The world is a mosaic of communities undergoing community assembly following different magnitudes and types of disturbance. If there are patterns or general rules for how diversity accumulates during community assembly or succession, and which taxa have higher probabilities of arriving, these rules can guide habitat restoration projects, help us better design probiotics for colonization, and better exploit disturbance as a tool for managing microbial systems related to human health and disease. We found that assembly during primary succession of the infant gut and during turnover of the microbial communities on the adult palms, tongue, and gut, follows a predictable pattern: OTUs are more likely to arrive for the first time if a close relative has already arrived. </text:p>
      <text:p text:style-name="P16"><text:tab/>This “nepotistic” pattern in arrivals suggests that traits are driving community assembly in these human environments. In our model, each arrival is a new branch of a phylogenetic tree (alpha diversity accumulation), and these branches are indicators of trait differences in OTUs. Although the phylogenetic tree we use here is constructed with 16S rDNA sequences, such phylogenies have been shown to track genomic differences in bacteria [<field:fieldmark-start text:name="__Fieldmark__819_1861778513" field:type="ADDIN CSL_CITATION { &quot;citationItems&quot; : [ { &quot;id&quot; : &quot;ITEM-1&quot;, &quot;itemData&quot; : { &quot;DOI&quot; : &quot;10.1038/nbt.2676&quot;, &quot;ISSN&quot; : &quot;1087-0156&quot;, &quot;author&quot; : [ { &quot;dropping-particle&quot; : &quot;&quot;, &quot;family&quot; : &quot;Langille&quot;, &quot;given&quot; : &quot;Morgan G I&quot;, &quot;non-dropping-particle&quot; : &quot;&quot;, &quot;parse-names&quot; : false, &quot;suffix&quot; : &quot;&quot; }, { &quot;dropping-particle&quot; : &quot;&quot;, &quot;family&quot; : &quot;Zaneveld&quot;, &quot;given&quot; : &quot;Jesse&quot;, &quot;non-dropping-particle&quot; : &quot;&quot;, &quot;parse-names&quot; : false, &quot;suffix&quot; : &quot;&quot; }, { &quot;dropping-particle&quot; : &quot;&quot;, &quot;family&quot; : &quot;Caporaso&quot;, &quot;given&quot; : &quot;J Gregory&quot;, &quot;non-dropping-particle&quot; : &quot;&quot;, &quot;parse-names&quot; : false, &quot;suffix&quot; : &quot;&quot; }, { &quot;dropping-particle&quot; : &quot;&quot;, &quot;family&quot; : &quot;McDonald&quot;, &quot;given&quot; : &quot;Daniel&quot;, &quot;non-dropping-particle&quot; : &quot;&quot;, &quot;parse-names&quot; : false, &quot;suffix&quot; : &quot;&quot; }, { &quot;dropping-particle&quot; : &quot;&quot;, &quot;family&quot; : &quot;Knights&quot;, &quot;given&quot; : &quot;Dan&quot;, &quot;non-dropping-particle&quot; : &quot;&quot;, &quot;parse-names&quot; : false, &quot;suffix&quot; : &quot;&quot; }, { &quot;dropping-particle&quot; : &quot;&quot;, &quot;family&quot; : &quot;Reyes&quot;, &quot;given&quot; : &quot;Joshua A&quot;, &quot;non-dropping-particle&quot; : &quot;&quot;, &quot;parse-names&quot; : false, &quot;suffix&quot; : &quot;&quot; }, { &quot;dropping-particle&quot; : &quot;&quot;, &quot;family&quot; : &quot;Clemente&quot;, &quot;given&quot; : &quot;Jose C&quot;, &quot;non-dropping-particle&quot; : &quot;&quot;, &quot;parse-names&quot; : false, &quot;suffix&quot; : &quot;&quot; }, { &quot;dropping-particle&quot; : &quot;&quot;, &quot;family&quot; : &quot;Burkepile&quot;, &quot;given&quot; : &quot;Deron E&quot;, &quot;non-dropping-particle&quot; : &quot;&quot;, &quot;parse-names&quot; : false, &quot;suffix&quot; : &quot;&quot; }, { &quot;dropping-particle&quot; : &quot;&quot;, &quot;family&quot; : &quot;Vega Thurber&quot;, &quot;given&quot; : &quot;Rebecca L&quot;, &quot;non-dropping-particle&quot; : &quot;&quot;, &quot;parse-names&quot; : false, &quot;suffix&quot; : &quot;&quot; }, { &quot;dropping-particle&quot; : &quot;&quot;, &quot;family&quot; : &quot;Knight&quot;, &quot;given&quot; : &quot;Rob&quot;, &quot;non-dropping-particle&quot; : &quot;&quot;, &quot;parse-names&quot; : false, &quot;suffix&quot; : &quot;&quot; }, { &quot;dropping-particle&quot; : &quot;&quot;, &quot;family&quot; : &quot;Beiko&quot;, &quot;given&quot; : &quot;Robert G&quot;, &quot;non-dropping-particle&quot; : &quot;&quot;, &quot;parse-names&quot; : false, &quot;suffix&quot; : &quot;&quot; }, { &quot;dropping-particle&quot; : &quot;&quot;, &quot;family&quot; : &quot;Huttenhower&quot;, &quot;given&quot; : &quot;Curtis&quot;, &quot;non-dropping-particle&quot; : &quot;&quot;, &quot;parse-names&quot; : false, &quot;suffix&quot; : &quot;&quot; } ], &quot;container-title&quot; : &quot;Nature Biotechnology&quot;, &quot;id&quot; : &quot;ITEM-1&quot;, &quot;issue&quot; : &quot;9&quot;, &quot;issued&quot; : { &quot;date-parts&quot; : [ [ &quot;2013&quot;, &quot;8&quot;, &quot;25&quot; ] ] }, &quot;page&quot; : &quot;814-821&quot;, &quot;publisher&quot; : &quot;Nature Publishing Group&quot;, &quot;title&quot; : &quot;Predictive functional profiling of microbial communities using 16S rRNA marker gene sequences&quot;, &quot;type&quot; : &quot;article-journal&quot;, &quot;volume&quot; : &quot;31&quot; }, &quot;uris&quot; : [ &quot;http://www.mendeley.com/documents/?uuid=84fd1904-a930-3619-8dc3-316904134fd0&quot; ] }, { &quot;id&quot; : &quot;ITEM-2&quot;, &quot;itemData&quot; : { &quot;DOI&quot; : &quot;10.1093/nar/gkq066&quot;, &quot;ISBN&quot; : &quot;1362-4962 (Electronic)\\n0305-1048 (Linking)&quot;, &quot;ISSN&quot; : &quot;03051048&quot;, &quot;PMID&quot; : &quot;20197316&quot;, &quot;abstract&quot; : &quot;The mammalian gut is an attractive model for exploring the general question of how habitat impacts the evolution of gene content. Therefore, we have characterized the relationship between 16 S rRNA gene sequence similarity and overall levels of gene conservation in four groups of species: gut specialists and cosmopolitans, each of which can be divided into pathogens and non-pathogens. At short phylogenetic distances, specialist or cosmopolitan bacteria found in the gut share fewer genes than is typical for genomes that come from non-gut environments, but at longer phylogenetic distances gut bacteria are more similar to each other than are genomes at equivalent evolutionary distances from non-gut environments, suggesting a pattern of short-term specialization but long-term convergence. Moreover, this pattern is observed in both pathogens and non-pathogens, and can even be seen in the plasmids carried by gut bacteria. This observation is consistent with the finding that, despite considerable interpersonal variation in species content, there is surprising functional convergence in the microbiome of different humans. Finally, we observe that even within bacterial species or genera 16S rRNA divergence provides useful information about average conservation of gene content. The results described here should be useful for guiding strain selection to maximize novel gene discovery in large-scale genome sequencing projects, while the approach could be applied in studies seeking to understand the effects of habitat adaptation on genome evolution across other body habitats or environment types.&quot;, &quot;author&quot; : [ { &quot;dropping-particle&quot; : &quot;&quot;, &quot;family&quot; : &quot;Zaneveld&quot;, &quot;given&quot; : &quot;Jesse R.&quot;, &quot;non-dropping-particle&quot; : &quot;&quot;, &quot;parse-names&quot; : false, &quot;suffix&quot; : &quot;&quot; }, { &quot;dropping-particle&quot; : &quot;&quot;, &quot;family&quot; : &quot;Lozupone&quot;, &quot;given&quot; : &quot;Catherine&quot;, &quot;non-dropping-particle&quot; : &quot;&quot;, &quot;parse-names&quot; : false, &quot;suffix&quot; : &quot;&quot; }, { &quot;dropping-particle&quot; : &quot;&quot;, &quot;family&quot; : &quot;Gordon&quot;, &quot;given&quot; : &quot;Jeffrey I.&quot;, &quot;non-dropping-particle&quot; : &quot;&quot;, &quot;parse-names&quot; : false, &quot;suffix&quot; : &quot;&quot; }, { &quot;dropping-particle&quot; : &quot;&quot;, &quot;family&quot; : &quot;Knight&quot;, &quot;given&quot; : &quot;Rob&quot;, &quot;non-dropping-particle&quot; : &quot;&quot;, &quot;parse-names&quot; : false, &quot;suffix&quot; : &quot;&quot; } ], &quot;container-title&quot; : &quot;Nucleic Acids Research&quot;, &quot;id&quot; : &quot;ITEM-2&quot;, &quot;issue&quot; : &quot;12&quot;, &quot;issued&quot; : { &quot;date-parts&quot; : [ [ &quot;2010&quot; ] ] }, &quot;page&quot; : &quot;3869-3879&quot;, &quot;title&quot; : &quot;Ribosomal RNA diversity predicts genome diversity in gut bacteria and their relatives&quot;, &quot;type&quot; : &quot;article-journal&quot;, &quot;volume&quot; : &quot;38&quot; }, &quot;uris&quot; : [ &quot;http://www.mendeley.com/documents/?uuid=40ace32f-80e4-4588-b723-16295bb8b205&quot; ] } ], &quot;mendeley&quot; : { &quot;formattedCitation&quot; : &quot;[27,28]&quot;, &quot;plainTextFormattedCitation&quot; : &quot;[27,28]&quot;, &quot;previouslyFormattedCitation&quot; : &quot;[27,28]&quot; }, &quot;properties&quot; : { &quot;noteIndex&quot; : 0 }, &quot;schema&quot; : &quot;https://github.com/citation-style-language/schema/raw/master/csl-citation.json&quot; }"/><field:fieldmark-start text:name="__Fieldmark__819_1861778513" field:type="ADDIN CSL_CITATION { &quot;citationItems&quot; : [ { &quot;id&quot; : &quot;ITEM-1&quot;, &quot;itemData&quot; : { &quot;DOI&quot; : &quot;10.1038/nbt.2676&quot;, &quot;ISSN&quot; : &quot;1087-0156&quot;, &quot;author&quot; : [ { &quot;dropping-particle&quot; : &quot;&quot;, &quot;family&quot; : &quot;Langille&quot;, &quot;given&quot; : &quot;Morgan G I&quot;, &quot;non-dropping-particle&quot; : &quot;&quot;, &quot;parse-names&quot; : false, &quot;suffix&quot; : &quot;&quot; }, { &quot;dropping-particle&quot; : &quot;&quot;, &quot;family&quot; : &quot;Zaneveld&quot;, &quot;given&quot; : &quot;Jesse&quot;, &quot;non-dropping-particle&quot; : &quot;&quot;, &quot;parse-names&quot; : false, &quot;suffix&quot; : &quot;&quot; }, { &quot;dropping-particle&quot; : &quot;&quot;, &quot;family&quot; : &quot;Caporaso&quot;, &quot;given&quot; : &quot;J Gregory&quot;, &quot;non-dropping-particle&quot; : &quot;&quot;, &quot;parse-names&quot; : false, &quot;suffix&quot; : &quot;&quot; }, { &quot;dropping-particle&quot; : &quot;&quot;, &quot;family&quot; : &quot;McDonald&quot;, &quot;given&quot; : &quot;Daniel&quot;, &quot;non-dropping-particle&quot; : &quot;&quot;, &quot;parse-names&quot; : false, &quot;suffix&quot; : &quot;&quot; }, { &quot;dropping-particle&quot; : &quot;&quot;, &quot;family&quot; : &quot;Knights&quot;, &quot;given&quot; : &quot;Dan&quot;, &quot;non-dropping-particle&quot; : &quot;&quot;, &quot;parse-names&quot; : false, &quot;suffix&quot; : &quot;&quot; }, { &quot;dropping-particle&quot; : &quot;&quot;, &quot;family&quot; : &quot;Reyes&quot;, &quot;given&quot; : &quot;Joshua A&quot;, &quot;non-dropping-particle&quot; : &quot;&quot;, &quot;parse-names&quot; : false, &quot;suffix&quot; : &quot;&quot; }, { &quot;dropping-particle&quot; : &quot;&quot;, &quot;family&quot; : &quot;Clemente&quot;, &quot;given&quot; : &quot;Jose C&quot;, &quot;non-dropping-particle&quot; : &quot;&quot;, &quot;parse-names&quot; : false, &quot;suffix&quot; : &quot;&quot; }, { &quot;dropping-particle&quot; : &quot;&quot;, &quot;family&quot; : &quot;Burkepile&quot;, &quot;given&quot; : &quot;Deron E&quot;, &quot;non-dropping-particle&quot; : &quot;&quot;, &quot;parse-names&quot; : false, &quot;suffix&quot; : &quot;&quot; }, { &quot;dropping-particle&quot; : &quot;&quot;, &quot;family&quot; : &quot;Vega Thurber&quot;, &quot;given&quot; : &quot;Rebecca L&quot;, &quot;non-dropping-particle&quot; : &quot;&quot;, &quot;parse-names&quot; : false, &quot;suffix&quot; : &quot;&quot; }, { &quot;dropping-particle&quot; : &quot;&quot;, &quot;family&quot; : &quot;Knight&quot;, &quot;given&quot; : &quot;Rob&quot;, &quot;non-dropping-particle&quot; : &quot;&quot;, &quot;parse-names&quot; : false, &quot;suffix&quot; : &quot;&quot; }, { &quot;dropping-particle&quot; : &quot;&quot;, &quot;family&quot; : &quot;Beiko&quot;, &quot;given&quot; : &quot;Robert G&quot;, &quot;non-dropping-particle&quot; : &quot;&quot;, &quot;parse-names&quot; : false, &quot;suffix&quot; : &quot;&quot; }, { &quot;dropping-particle&quot; : &quot;&quot;, &quot;family&quot; : &quot;Huttenhower&quot;, &quot;given&quot; : &quot;Curtis&quot;, &quot;non-dropping-particle&quot; : &quot;&quot;, &quot;parse-names&quot; : false, &quot;suffix&quot; : &quot;&quot; } ], &quot;container-title&quot; : &quot;Nature Biotechnology&quot;, &quot;id&quot; : &quot;ITEM-1&quot;, &quot;issue&quot; : &quot;9&quot;, &quot;issued&quot; : { &quot;date-parts&quot; : [ [ &quot;2013&quot;, &quot;8&quot;, &quot;25&quot; ] ] }, &quot;page&quot; : &quot;814-821&quot;, &quot;publisher&quot; : &quot;Nature Publishing Group&quot;, &quot;title&quot; : &quot;Predictive functional profiling of microbial communities using 16S rRNA marker gene sequences&quot;, &quot;type&quot; : &quot;article-journal&quot;, &quot;volume&quot; : &quot;31&quot; }, &quot;uris&quot; : [ &quot;http://www.mendeley.com/documents/?uuid=84fd1904-a930-3619-8dc3-316904134fd0&quot; ] }, { &quot;id&quot; : &quot;ITEM-2&quot;, &quot;itemData&quot; : { &quot;DOI&quot; : &quot;10.1093/nar/gkq066&quot;, &quot;ISBN&quot; : &quot;1362-4962 (Electronic)\\n0305-1048 (Linking)&quot;, &quot;ISSN&quot; : &quot;03051048&quot;, &quot;PMID&quot; : &quot;20197316&quot;, &quot;abstract&quot; : &quot;The mammalian gut is an attractive model for exploring the general question of how habitat impacts the evolution of gene content. Therefore, we have characterized the relationship between 16 S rRNA gene sequence similarity and overall levels of gene conservation in four groups of species: gut specialists and cosmopolitans, each of which can be divided into pathogens and non-pathogens. At short phylogenetic distances, specialist or cosmopolitan bacteria found in the gut share fewer genes than is typical for genomes that come from non-gut environments, but at longer phylogenetic distances gut bacteria are more similar to each other than are genomes at equivalent evolutionary distances from non-gut environments, suggesting a pattern of short-term specialization but long-term convergence. Moreover, this pattern is observed in both pathogens and non-pathogens, and can even be seen in the plasmids carried by gut bacteria. This observation is consistent with the finding that, despite considerable interpersonal variation in species content, there is surprising functional convergence in the microbiome of different humans. Finally, we observe that even within bacterial species or genera 16S rRNA divergence provides useful information about average conservation of gene content. The results described here should be useful for guiding strain selection to maximize novel gene discovery in large-scale genome sequencing projects, while the approach could be applied in studies seeking to understand the effects of habitat adaptation on genome evolution across other body habitats or environment types.&quot;, &quot;author&quot; : [ { &quot;dropping-particle&quot; : &quot;&quot;, &quot;family&quot; : &quot;Zaneveld&quot;, &quot;given&quot; : &quot;Jesse R.&quot;, &quot;non-dropping-particle&quot; : &quot;&quot;, &quot;parse-names&quot; : false, &quot;suffix&quot; : &quot;&quot; }, { &quot;dropping-particle&quot; : &quot;&quot;, &quot;family&quot; : &quot;Lozupone&quot;, &quot;given&quot; : &quot;Catherine&quot;, &quot;non-dropping-particle&quot; : &quot;&quot;, &quot;parse-names&quot; : false, &quot;suffix&quot; : &quot;&quot; }, { &quot;dropping-particle&quot; : &quot;&quot;, &quot;family&quot; : &quot;Gordon&quot;, &quot;given&quot; : &quot;Jeffrey I.&quot;, &quot;non-dropping-particle&quot; : &quot;&quot;, &quot;parse-names&quot; : false, &quot;suffix&quot; : &quot;&quot; }, { &quot;dropping-particle&quot; : &quot;&quot;, &quot;family&quot; : &quot;Knight&quot;, &quot;given&quot; : &quot;Rob&quot;, &quot;non-dropping-particle&quot; : &quot;&quot;, &quot;parse-names&quot; : false, &quot;suffix&quot; : &quot;&quot; } ], &quot;container-title&quot; : &quot;Nucleic Acids Research&quot;, &quot;id&quot; : &quot;ITEM-2&quot;, &quot;issue&quot; : &quot;12&quot;, &quot;issued&quot; : { &quot;date-parts&quot; : [ [ &quot;2010&quot; ] ] }, &quot;page&quot; : &quot;3869-3879&quot;, &quot;title&quot; : &quot;Ribosomal RNA diversity predicts genome diversity in gut bacteria and their relatives&quot;, &quot;type&quot; : &quot;article-journal&quot;, &quot;volume&quot; : &quot;38&quot; }, &quot;uris&quot; : [ &quot;http://www.mendeley.com/documents/?uuid=40ace32f-80e4-4588-b723-16295bb8b205&quot; ] } ], &quot;mendeley&quot; : { &quot;formattedCitation&quot; : &quot;[27,28]&quot;, &quot;plainTextFormattedCitation&quot; : &quot;[27,28]&quot;, &quot;previouslyFormattedCitation&quot; : &quot;[27,28]&quot; }, &quot;properties&quot; : { &quot;noteIndex&quot; : 0 }, &quot;schema&quot; : &quot;https://github.com/citation-style-language/schema/raw/master/csl-citation.json&quot; }"/><field:fieldmark-start text:name="__Fieldmark__819_1861778513" field:type="ADDIN CSL_CITATION { &quot;citationItems&quot; : [ { &quot;id&quot; : &quot;ITEM-1&quot;, &quot;itemData&quot; : { &quot;DOI&quot; : &quot;10.1038/nbt.2676&quot;, &quot;ISSN&quot; : &quot;1087-0156&quot;, &quot;author&quot; : [ { &quot;dropping-particle&quot; : &quot;&quot;, &quot;family&quot; : &quot;Langille&quot;, &quot;given&quot; : &quot;Morgan G I&quot;, &quot;non-dropping-particle&quot; : &quot;&quot;, &quot;parse-names&quot; : false, &quot;suffix&quot; : &quot;&quot; }, { &quot;dropping-particle&quot; : &quot;&quot;, &quot;family&quot; : &quot;Zaneveld&quot;, &quot;given&quot; : &quot;Jesse&quot;, &quot;non-dropping-particle&quot; : &quot;&quot;, &quot;parse-names&quot; : false, &quot;suffix&quot; : &quot;&quot; }, { &quot;dropping-particle&quot; : &quot;&quot;, &quot;family&quot; : &quot;Caporaso&quot;, &quot;given&quot; : &quot;J Gregory&quot;, &quot;non-dropping-particle&quot; : &quot;&quot;, &quot;parse-names&quot; : false, &quot;suffix&quot; : &quot;&quot; }, { &quot;dropping-particle&quot; : &quot;&quot;, &quot;family&quot; : &quot;McDonald&quot;, &quot;given&quot; : &quot;Daniel&quot;, &quot;non-dropping-particle&quot; : &quot;&quot;, &quot;parse-names&quot; : false, &quot;suffix&quot; : &quot;&quot; }, { &quot;dropping-particle&quot; : &quot;&quot;, &quot;family&quot; : &quot;Knights&quot;, &quot;given&quot; : &quot;Dan&quot;, &quot;non-dropping-particle&quot; : &quot;&quot;, &quot;parse-names&quot; : false, &quot;suffix&quot; : &quot;&quot; }, { &quot;dropping-particle&quot; : &quot;&quot;, &quot;family&quot; : &quot;Reyes&quot;, &quot;given&quot; : &quot;Joshua A&quot;, &quot;non-dropping-particle&quot; : &quot;&quot;, &quot;parse-names&quot; : false, &quot;suffix&quot; : &quot;&quot; }, { &quot;dropping-particle&quot; : &quot;&quot;, &quot;family&quot; : &quot;Clemente&quot;, &quot;given&quot; : &quot;Jose C&quot;, &quot;non-dropping-particle&quot; : &quot;&quot;, &quot;parse-names&quot; : false, &quot;suffix&quot; : &quot;&quot; }, { &quot;dropping-particle&quot; : &quot;&quot;, &quot;family&quot; : &quot;Burkepile&quot;, &quot;given&quot; : &quot;Deron E&quot;, &quot;non-dropping-particle&quot; : &quot;&quot;, &quot;parse-names&quot; : false, &quot;suffix&quot; : &quot;&quot; }, { &quot;dropping-particle&quot; : &quot;&quot;, &quot;family&quot; : &quot;Vega Thurber&quot;, &quot;given&quot; : &quot;Rebecca L&quot;, &quot;non-dropping-particle&quot; : &quot;&quot;, &quot;parse-names&quot; : false, &quot;suffix&quot; : &quot;&quot; }, { &quot;dropping-particle&quot; : &quot;&quot;, &quot;family&quot; : &quot;Knight&quot;, &quot;given&quot; : &quot;Rob&quot;, &quot;non-dropping-particle&quot; : &quot;&quot;, &quot;parse-names&quot; : false, &quot;suffix&quot; : &quot;&quot; }, { &quot;dropping-particle&quot; : &quot;&quot;, &quot;family&quot; : &quot;Beiko&quot;, &quot;given&quot; : &quot;Robert G&quot;, &quot;non-dropping-particle&quot; : &quot;&quot;, &quot;parse-names&quot; : false, &quot;suffix&quot; : &quot;&quot; }, { &quot;dropping-particle&quot; : &quot;&quot;, &quot;family&quot; : &quot;Huttenhower&quot;, &quot;given&quot; : &quot;Curtis&quot;, &quot;non-dropping-particle&quot; : &quot;&quot;, &quot;parse-names&quot; : false, &quot;suffix&quot; : &quot;&quot; } ], &quot;container-title&quot; : &quot;Nature Biotechnology&quot;, &quot;id&quot; : &quot;ITEM-1&quot;, &quot;issue&quot; : &quot;9&quot;, &quot;issued&quot; : { &quot;date-parts&quot; : [ [ &quot;2013&quot;, &quot;8&quot;, &quot;25&quot; ] ] }, &quot;page&quot; : &quot;814-821&quot;, &quot;publisher&quot; : &quot;Nature Publishing Group&quot;, &quot;title&quot; : &quot;Predictive functional profiling of microbial communities using 16S rRNA marker gene sequences&quot;, &quot;type&quot; : &quot;article-journal&quot;, &quot;volume&quot; : &quot;31&quot; }, &quot;uris&quot; : [ &quot;http://www.mendeley.com/documents/?uuid=84fd1904-a930-3619-8dc3-316904134fd0&quot; ] }, { &quot;id&quot; : &quot;ITEM-2&quot;, &quot;itemData&quot; : { &quot;DOI&quot; : &quot;10.1093/nar/gkq066&quot;, &quot;ISBN&quot; : &quot;1362-4962 (Electronic)\\n0305-1048 (Linking)&quot;, &quot;ISSN&quot; : &quot;03051048&quot;, &quot;PMID&quot; : &quot;20197316&quot;, &quot;abstract&quot; : &quot;The mammalian gut is an attractive model for exploring the general question of how habitat impacts the evolution of gene content. Therefore, we have characterized the relationship between 16 S rRNA gene sequence similarity and overall levels of gene conservation in four groups of species: gut specialists and cosmopolitans, each of which can be divided into pathogens and non-pathogens. At short phylogenetic distances, specialist or cosmopolitan bacteria found in the gut share fewer genes than is typical for genomes that come from non-gut environments, but at longer phylogenetic distances gut bacteria are more similar to each other than are genomes at equivalent evolutionary distances from non-gut environments, suggesting a pattern of short-term specialization but long-term convergence. Moreover, this pattern is observed in both pathogens and non-pathogens, and can even be seen in the plasmids carried by gut bacteria. This observation is consistent with the finding that, despite considerable interpersonal variation in species content, there is surprising functional convergence in the microbiome of different humans. Finally, we observe that even within bacterial species or genera 16S rRNA divergence provides useful information about average conservation of gene content. The results described here should be useful for guiding strain selection to maximize novel gene discovery in large-scale genome sequencing projects, while the approach could be applied in studies seeking to understand the effects of habitat adaptation on genome evolution across other body habitats or environment types.&quot;, &quot;author&quot; : [ { &quot;dropping-particle&quot; : &quot;&quot;, &quot;family&quot; : &quot;Zaneveld&quot;, &quot;given&quot; : &quot;Jesse R.&quot;, &quot;non-dropping-particle&quot; : &quot;&quot;, &quot;parse-names&quot; : false, &quot;suffix&quot; : &quot;&quot; }, { &quot;dropping-particle&quot; : &quot;&quot;, &quot;family&quot; : &quot;Lozupone&quot;, &quot;given&quot; : &quot;Catherine&quot;, &quot;non-dropping-particle&quot; : &quot;&quot;, &quot;parse-names&quot; : false, &quot;suffix&quot; : &quot;&quot; }, { &quot;dropping-particle&quot; : &quot;&quot;, &quot;family&quot; : &quot;Gordon&quot;, &quot;given&quot; : &quot;Jeffrey I.&quot;, &quot;non-dropping-particle&quot; : &quot;&quot;, &quot;parse-names&quot; : false, &quot;suffix&quot; : &quot;&quot; }, { &quot;dropping-particle&quot; : &quot;&quot;, &quot;family&quot; : &quot;Knight&quot;, &quot;given&quot; : &quot;Rob&quot;, &quot;non-dropping-particle&quot; : &quot;&quot;, &quot;parse-names&quot; : false, &quot;suffix&quot; : &quot;&quot; } ], &quot;container-title&quot; : &quot;Nucleic Acids Research&quot;, &quot;id&quot; : &quot;ITEM-2&quot;, &quot;issue&quot; : &quot;12&quot;, &quot;issued&quot; : { &quot;date-parts&quot; : [ [ &quot;2010&quot; ] ] }, &quot;page&quot; : &quot;3869-3879&quot;, &quot;title&quot; : &quot;Ribosomal RNA diversity predicts genome diversity in gut bacteria and their relatives&quot;, &quot;type&quot; : &quot;article-journal&quot;, &quot;volume&quot; : &quot;38&quot; }, &quot;uris&quot; : [ &quot;http://www.mendeley.com/documents/?uuid=40ace32f-80e4-4588-b723-16295bb8b205&quot; ] } ], &quot;mendeley&quot; : { &quot;formattedCitation&quot; : &quot;[27,28]&quot;, &quot;plainTextFormattedCitation&quot; : &quot;[27,28]&quot;, &quot;previouslyFormattedCitation&quot; : &quot;[27,28]&quot; }, &quot;properties&quot; : { &quot;noteIndex&quot; : 0 }, &quot;schema&quot; : &quot;https://github.com/citation-style-language/schema/raw/master/csl-citation.json&quot; }"/>27,28]<field:fieldmark-end/><field:fieldmark-end/><field:fieldmark-end/>. This suggests that the phylodiversity accumulation we model here is also trait accumulation. Indeed, in previous <text:span text:style-name="T39">frameworks of phylogenetic over/underdispersi</text:span><field:fieldmark-start text:name="__Fieldmark__826_1861778513" field:type="ADDIN CSL_CITATION { &quot;citationItems&quot; : [ { &quot;id&quot; : &quot;ITEM-1&quot;, &quot;itemData&quot; : { &quot;DOI&quot; : &quot;10.1086/303378&quot;, &quot;ISSN&quot; : &quot;1537-5323&quot;, &quot;PMID&quot; : &quot;10856198&quot;, &quot;abstract&quot; : &quot;Because of the correlation expected between the phylogenetic relatedness of two taxa and their net ecological similarity, a measure of the overall phylogenetic relatedness of a community of interacting organisms can be used to investigate the contemporary ecological processes that structure community composition. I describe two indices that use the number of nodes that separate taxa on a phylogeny as a measure of their phylogenetic relatedness. As an example of the use of these indices in community analysis, I compared the mean observed net relatedness of trees (&gt;/=10 cm diameter at breast height) in each of 28 plots (each 0.16 ha) in a Bornean rain forest with the net relatedness expected if species were drawn randomly from the species pool (of the 324 species in the 28 plots), using a supertree that I assembled from published sources. I found that the species in plots were more phylogenetically related than expected by chance, a result that was insensitive to various modifications to the basic methodology. I tentatively infer that variation in habitat among plots causes ecologically more similar species to co-occur within plots. Finally, I suggest a range of applications for phylogenetic relatedness measures in community analysis.&quot;, &quot;author&quot; : [ { &quot;dropping-particle&quot; : &quot;&quot;, &quot;family&quot; : &quot;Webb&quot;, &quot;given&quot; : &quot;C. O.&quot;, &quot;non-dropping-particle&quot; : &quot;&quot;, &quot;parse-names&quot; : false, &quot;suffix&quot; : &quot;&quot; } ], &quot;container-title&quot; : &quot;The American naturalist&quot;, &quot;id&quot; : &quot;ITEM-1&quot;, &quot;issue&quot; : &quot;2&quot;, &quot;issued&quot; : { &quot;date-parts&quot; : [ [ &quot;2000&quot;, &quot;8&quot;, &quot;17&quot; ] ] }, &quot;language&quot; : &quot;en&quot;, &quot;page&quot; : &quot;145-155&quot;, &quot;publisher&quot; : &quot;The University of Chicago Press&quot;, &quot;title&quot; : &quot;Exploring the Phylogenetic Structure of Ecological Communities: An Example for Rain Forest Trees.&quot;, &quot;type&quot; : &quot;article-journal&quot;, &quot;volume&quot; : &quot;156&quot; }, &quot;uris&quot; : [ &quot;http://www.mendeley.com/documents/?uuid=be8b2885-9a9a-495c-882a-0ab5091b2a3c&quot; ] }, { &quot;id&quot; : &quot;ITEM-2&quot;, &quot;itemData&quot; : { &quot;DOI&quot; : &quot;10.1146/annurev.ecolsys.33.010802.150448&quot;, &quot;ISSN&quot; : &quot;0066-4162&quot;, &quot;abstract&quot; :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author&quot; : [ { &quot;dropping-particle&quot; : &quot;&quot;, &quot;family&quot; : &quot;Webb&quot;, &quot;given&quot; : &quot;Campbell O.&quot;, &quot;non-dropping-particle&quot; : &quot;&quot;, &quot;parse-names&quot; : false, &quot;suffix&quot; : &quot;&quot; }, { &quot;dropping-particle&quot; : &quot;&quot;, &quot;family&quot; : &quot;Ackerly&quot;, &quot;given&quot; : &quot;David D.&quot;, &quot;non-dropping-particle&quot; : &quot;&quot;, &quot;parse-names&quot; : false, &quot;suffix&quot; : &quot;&quot; }, { &quot;dropping-particle&quot; : &quot;&quot;, &quot;family&quot; : &quot;McPeek&quot;, &quot;given&quot; : &quot;Mark A.&quot;, &quot;non-dropping-particle&quot; : &quot;&quot;, &quot;parse-names&quot; : false, &quot;suffix&quot; : &quot;&quot; }, { &quot;dropping-particle&quot; : &quot;&quot;, &quot;family&quot; : &quot;Donoghue&quot;, &quot;given&quot; : &quot;Michael J.&quot;, &quot;non-dropping-particle&quot; : &quot;&quot;, &quot;parse-names&quot; : false, &quot;suffix&quot; : &quot;&quot; } ], &quot;container-title&quot; : &quot;Annual Review of Ecology and Systematics&quot;, &quot;id&quot; : &quot;ITEM-2&quot;, &quot;issue&quot; : &quot;1&quot;, &quot;issued&quot; : { &quot;date-parts&quot; : [ [ &quot;2002&quot;, &quot;11&quot;, &quot;28&quot; ] ] }, &quot;language&quot; : &quot;en&quot;, &quot;page&quot; : &quot;475-505&quot;, &quot;publisher&quot; : &quot;Annual Reviews  4139 El Camino Way, P.O. Box 10139, Palo Alto, CA 94303-0139, USA&quot;, &quot;title&quot; : &quot;Phylogenies and Community Ecology&quot;, &quot;type&quot; : &quot;article-journal&quot;, &quot;volume&quot; : &quot;33&quot; }, &quot;uris&quot; : [ &quot;http://www.mendeley.com/documents/?uuid=12375bae-1b0a-4389-89b9-37b77170fa2f&quot; ] }, { &quot;id&quot; : &quot;ITEM-3&quot;, &quot;itemData&quot; : { &quot;DOI&quot; : &quot;10.1111/j.1744-7429.2012.00865.x&quot;, &quot;ISSN&quot; : &quot;00063606&quot;, &quot;author&quot; : [ { &quot;dropping-particle&quot; : &quot;&quot;, &quot;family&quot; : &quot;Letcher&quot;, &quot;given&quot; : &quot;Susan G.&quot;, &quot;non-dropping-particle&quot; : &quot;&quot;, &quot;parse-names&quot; : false, &quot;suffix&quot; : &quot;&quot; }, { &quot;dropping-particle&quot; : &quot;&quot;, &quot;family&quot; : &quot;Chazdon&quot;, &quot;given&quot; : &quot;Robin L.&quot;, &quot;non-dropping-particle&quot; : &quot;&quot;, &quot;parse-names&quot; : false, &quot;suffix&quot; : &quot;&quot; } ], &quot;container-title&quot; : &quot;Biotropica&quot;, &quot;id&quot; : &quot;ITEM-3&quot;, &quot;issue&quot; : &quot;6&quot;, &quot;issued&quot; : { &quot;date-parts&quot; : [ [ &quot;2012&quot;, &quot;11&quot;, &quot;26&quot; ] ] }, &quot;page&quot; : &quot;720-727&quot;, &quot;title&quot; : &quot;Life History Traits of Lianas During Tropical Forest Succession&quot;, &quot;type&quot; : &quot;article-journal&quot;, &quot;volume&quot; : &quot;44&quot; }, &quot;uris&quot; : [ &quot;http://www.mendeley.com/documents/?uuid=73df41c5-d8b3-4b4a-aa11-7675c51f07d0&quot; ] } ], &quot;mendeley&quot; : { &quot;formattedCitation&quot; : &quot;[16\u201318]&quot;, &quot;plainTextFormattedCitation&quot; : &quot;[16\u201318]&quot;, &quot;previouslyFormattedCitation&quot; : &quot;[16\u201318]&quot; }, &quot;properties&quot; : { &quot;noteIndex&quot; : 0 }, &quot;schema&quot; : &quot;https://github.com/citation-style-language/schema/raw/master/csl-citation.json&quot; }"/><text:span text:style-name="T39">on</text:span><field:fieldmark-start text:name="__Fieldmark__826_1861778513" field:type="ADDIN CSL_CITATION { &quot;citationItems&quot; : [ { &quot;id&quot; : &quot;ITEM-1&quot;, &quot;itemData&quot; : { &quot;DOI&quot; : &quot;10.1086/303378&quot;, &quot;ISSN&quot; : &quot;1537-5323&quot;, &quot;PMID&quot; : &quot;10856198&quot;, &quot;abstract&quot; : &quot;Because of the correlation expected between the phylogenetic relatedness of two taxa and their net ecological similarity, a measure of the overall phylogenetic relatedness of a community of interacting organisms can be used to investigate the contemporary ecological processes that structure community composition. I describe two indices that use the number of nodes that separate taxa on a phylogeny as a measure of their phylogenetic relatedness. As an example of the use of these indices in community analysis, I compared the mean observed net relatedness of trees (&gt;/=10 cm diameter at breast height) in each of 28 plots (each 0.16 ha) in a Bornean rain forest with the net relatedness expected if species were drawn randomly from the species pool (of the 324 species in the 28 plots), using a supertree that I assembled from published sources. I found that the species in plots were more phylogenetically related than expected by chance, a result that was insensitive to various modifications to the basic methodology. I tentatively infer that variation in habitat among plots causes ecologically more similar species to co-occur within plots. Finally, I suggest a range of applications for phylogenetic relatedness measures in community analysis.&quot;, &quot;author&quot; : [ { &quot;dropping-particle&quot; : &quot;&quot;, &quot;family&quot; : &quot;Webb&quot;, &quot;given&quot; : &quot;C. O.&quot;, &quot;non-dropping-particle&quot; : &quot;&quot;, &quot;parse-names&quot; : false, &quot;suffix&quot; : &quot;&quot; } ], &quot;container-title&quot; : &quot;The American naturalist&quot;, &quot;id&quot; : &quot;ITEM-1&quot;, &quot;issue&quot; : &quot;2&quot;, &quot;issued&quot; : { &quot;date-parts&quot; : [ [ &quot;2000&quot;, &quot;8&quot;, &quot;17&quot; ] ] }, &quot;language&quot; : &quot;en&quot;, &quot;page&quot; : &quot;145-155&quot;, &quot;publisher&quot; : &quot;The University of Chicago Press&quot;, &quot;title&quot; : &quot;Exploring the Phylogenetic Structure of Ecological Communities: An Example for Rain Forest Trees.&quot;, &quot;type&quot; : &quot;article-journal&quot;, &quot;volume&quot; : &quot;156&quot; }, &quot;uris&quot; : [ &quot;http://www.mendeley.com/documents/?uuid=be8b2885-9a9a-495c-882a-0ab5091b2a3c&quot; ] }, { &quot;id&quot; : &quot;ITEM-2&quot;, &quot;itemData&quot; : { &quot;DOI&quot; : &quot;10.1146/annurev.ecolsys.33.010802.150448&quot;, &quot;ISSN&quot; : &quot;0066-4162&quot;, &quot;abstract&quot; :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author&quot; : [ { &quot;dropping-particle&quot; : &quot;&quot;, &quot;family&quot; : &quot;Webb&quot;, &quot;given&quot; : &quot;Campbell O.&quot;, &quot;non-dropping-particle&quot; : &quot;&quot;, &quot;parse-names&quot; : false, &quot;suffix&quot; : &quot;&quot; }, { &quot;dropping-particle&quot; : &quot;&quot;, &quot;family&quot; : &quot;Ackerly&quot;, &quot;given&quot; : &quot;David D.&quot;, &quot;non-dropping-particle&quot; : &quot;&quot;, &quot;parse-names&quot; : false, &quot;suffix&quot; : &quot;&quot; }, { &quot;dropping-particle&quot; : &quot;&quot;, &quot;family&quot; : &quot;McPeek&quot;, &quot;given&quot; : &quot;Mark A.&quot;, &quot;non-dropping-particle&quot; : &quot;&quot;, &quot;parse-names&quot; : false, &quot;suffix&quot; : &quot;&quot; }, { &quot;dropping-particle&quot; : &quot;&quot;, &quot;family&quot; : &quot;Donoghue&quot;, &quot;given&quot; : &quot;Michael J.&quot;, &quot;non-dropping-particle&quot; : &quot;&quot;, &quot;parse-names&quot; : false, &quot;suffix&quot; : &quot;&quot; } ], &quot;container-title&quot; : &quot;Annual Review of Ecology and Systematics&quot;, &quot;id&quot; : &quot;ITEM-2&quot;, &quot;issue&quot; : &quot;1&quot;, &quot;issued&quot; : { &quot;date-parts&quot; : [ [ &quot;2002&quot;, &quot;11&quot;, &quot;28&quot; ] ] }, &quot;language&quot; : &quot;en&quot;, &quot;page&quot; : &quot;475-505&quot;, &quot;publisher&quot; : &quot;Annual Reviews  4139 El Camino Way, P.O. Box 10139, Palo Alto, CA 94303-0139, USA&quot;, &quot;title&quot; : &quot;Phylogenies and Community Ecology&quot;, &quot;type&quot; : &quot;article-journal&quot;, &quot;volume&quot; : &quot;33&quot; }, &quot;uris&quot; : [ &quot;http://www.mendeley.com/documents/?uuid=12375bae-1b0a-4389-89b9-37b77170fa2f&quot; ] }, { &quot;id&quot; : &quot;ITEM-3&quot;, &quot;itemData&quot; : { &quot;DOI&quot; : &quot;10.1111/j.1744-7429.2012.00865.x&quot;, &quot;ISSN&quot; : &quot;00063606&quot;, &quot;author&quot; : [ { &quot;dropping-particle&quot; : &quot;&quot;, &quot;family&quot; : &quot;Letcher&quot;, &quot;given&quot; : &quot;Susan G.&quot;, &quot;non-dropping-particle&quot; : &quot;&quot;, &quot;parse-names&quot; : false, &quot;suffix&quot; : &quot;&quot; }, { &quot;dropping-particle&quot; : &quot;&quot;, &quot;family&quot; : &quot;Chazdon&quot;, &quot;given&quot; : &quot;Robin L.&quot;, &quot;non-dropping-particle&quot; : &quot;&quot;, &quot;parse-names&quot; : false, &quot;suffix&quot; : &quot;&quot; } ], &quot;container-title&quot; : &quot;Biotropica&quot;, &quot;id&quot; : &quot;ITEM-3&quot;, &quot;issue&quot; : &quot;6&quot;, &quot;issued&quot; : { &quot;date-parts&quot; : [ [ &quot;2012&quot;, &quot;11&quot;, &quot;26&quot; ] ] }, &quot;page&quot; : &quot;720-727&quot;, &quot;title&quot; : &quot;Life History Traits of Lianas During Tropical Forest Succession&quot;, &quot;type&quot; : &quot;article-journal&quot;, &quot;volume&quot; : &quot;44&quot; }, &quot;uris&quot; : [ &quot;http://www.mendeley.com/documents/?uuid=73df41c5-d8b3-4b4a-aa11-7675c51f07d0&quot; ] } ], &quot;mendeley&quot; : { &quot;formattedCitation&quot; : &quot;[16\u201318]&quot;, &quot;plainTextFormattedCitation&quot; : &quot;[16\u201318]&quot;, &quot;previouslyFormattedCitation&quot; : &quot;[16\u201318]&quot; }, &quot;properties&quot; : { &quot;noteIndex&quot; : 0 }, &quot;schema&quot; : &quot;https://github.com/citation-style-language/schema/raw/master/csl-citation.json&quot; }"/><text:span text:style-name="T39"> [</text:span><field:fieldmark-start text:name="__Fieldmark__826_1861778513" field:type="ADDIN CSL_CITATION { &quot;citationItems&quot; : [ { &quot;id&quot; : &quot;ITEM-1&quot;, &quot;itemData&quot; : { &quot;DOI&quot; : &quot;10.1086/303378&quot;, &quot;ISSN&quot; : &quot;1537-5323&quot;, &quot;PMID&quot; : &quot;10856198&quot;, &quot;abstract&quot; : &quot;Because of the correlation expected between the phylogenetic relatedness of two taxa and their net ecological similarity, a measure of the overall phylogenetic relatedness of a community of interacting organisms can be used to investigate the contemporary ecological processes that structure community composition. I describe two indices that use the number of nodes that separate taxa on a phylogeny as a measure of their phylogenetic relatedness. As an example of the use of these indices in community analysis, I compared the mean observed net relatedness of trees (&gt;/=10 cm diameter at breast height) in each of 28 plots (each 0.16 ha) in a Bornean rain forest with the net relatedness expected if species were drawn randomly from the species pool (of the 324 species in the 28 plots), using a supertree that I assembled from published sources. I found that the species in plots were more phylogenetically related than expected by chance, a result that was insensitive to various modifications to the basic methodology. I tentatively infer that variation in habitat among plots causes ecologically more similar species to co-occur within plots. Finally, I suggest a range of applications for phylogenetic relatedness measures in community analysis.&quot;, &quot;author&quot; : [ { &quot;dropping-particle&quot; : &quot;&quot;, &quot;family&quot; : &quot;Webb&quot;, &quot;given&quot; : &quot;C. O.&quot;, &quot;non-dropping-particle&quot; : &quot;&quot;, &quot;parse-names&quot; : false, &quot;suffix&quot; : &quot;&quot; } ], &quot;container-title&quot; : &quot;The American naturalist&quot;, &quot;id&quot; : &quot;ITEM-1&quot;, &quot;issue&quot; : &quot;2&quot;, &quot;issued&quot; : { &quot;date-parts&quot; : [ [ &quot;2000&quot;, &quot;8&quot;, &quot;17&quot; ] ] }, &quot;language&quot; : &quot;en&quot;, &quot;page&quot; : &quot;145-155&quot;, &quot;publisher&quot; : &quot;The University of Chicago Press&quot;, &quot;title&quot; : &quot;Exploring the Phylogenetic Structure of Ecological Communities: An Example for Rain Forest Trees.&quot;, &quot;type&quot; : &quot;article-journal&quot;, &quot;volume&quot; : &quot;156&quot; }, &quot;uris&quot; : [ &quot;http://www.mendeley.com/documents/?uuid=be8b2885-9a9a-495c-882a-0ab5091b2a3c&quot; ] }, { &quot;id&quot; : &quot;ITEM-2&quot;, &quot;itemData&quot; : { &quot;DOI&quot; : &quot;10.1146/annurev.ecolsys.33.010802.150448&quot;, &quot;ISSN&quot; : &quot;0066-4162&quot;, &quot;abstract&quot; :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author&quot; : [ { &quot;dropping-particle&quot; : &quot;&quot;, &quot;family&quot; : &quot;Webb&quot;, &quot;given&quot; : &quot;Campbell O.&quot;, &quot;non-dropping-particle&quot; : &quot;&quot;, &quot;parse-names&quot; : false, &quot;suffix&quot; : &quot;&quot; }, { &quot;dropping-particle&quot; : &quot;&quot;, &quot;family&quot; : &quot;Ackerly&quot;, &quot;given&quot; : &quot;David D.&quot;, &quot;non-dropping-particle&quot; : &quot;&quot;, &quot;parse-names&quot; : false, &quot;suffix&quot; : &quot;&quot; }, { &quot;dropping-particle&quot; : &quot;&quot;, &quot;family&quot; : &quot;McPeek&quot;, &quot;given&quot; : &quot;Mark A.&quot;, &quot;non-dropping-particle&quot; : &quot;&quot;, &quot;parse-names&quot; : false, &quot;suffix&quot; : &quot;&quot; }, { &quot;dropping-particle&quot; : &quot;&quot;, &quot;family&quot; : &quot;Donoghue&quot;, &quot;given&quot; : &quot;Michael J.&quot;, &quot;non-dropping-particle&quot; : &quot;&quot;, &quot;parse-names&quot; : false, &quot;suffix&quot; : &quot;&quot; } ], &quot;container-title&quot; : &quot;Annual Review of Ecology and Systematics&quot;, &quot;id&quot; : &quot;ITEM-2&quot;, &quot;issue&quot; : &quot;1&quot;, &quot;issued&quot; : { &quot;date-parts&quot; : [ [ &quot;2002&quot;, &quot;11&quot;, &quot;28&quot; ] ] }, &quot;language&quot; : &quot;en&quot;, &quot;page&quot; : &quot;475-505&quot;, &quot;publisher&quot; : &quot;Annual Reviews  4139 El Camino Way, P.O. Box 10139, Palo Alto, CA 94303-0139, USA&quot;, &quot;title&quot; : &quot;Phylogenies and Community Ecology&quot;, &quot;type&quot; : &quot;article-journal&quot;, &quot;volume&quot; : &quot;33&quot; }, &quot;uris&quot; : [ &quot;http://www.mendeley.com/documents/?uuid=12375bae-1b0a-4389-89b9-37b77170fa2f&quot; ] }, { &quot;id&quot; : &quot;ITEM-3&quot;, &quot;itemData&quot; : { &quot;DOI&quot; : &quot;10.1111/j.1744-7429.2012.00865.x&quot;, &quot;ISSN&quot; : &quot;00063606&quot;, &quot;author&quot; : [ { &quot;dropping-particle&quot; : &quot;&quot;, &quot;family&quot; : &quot;Letcher&quot;, &quot;given&quot; : &quot;Susan G.&quot;, &quot;non-dropping-particle&quot; : &quot;&quot;, &quot;parse-names&quot; : false, &quot;suffix&quot; : &quot;&quot; }, { &quot;dropping-particle&quot; : &quot;&quot;, &quot;family&quot; : &quot;Chazdon&quot;, &quot;given&quot; : &quot;Robin L.&quot;, &quot;non-dropping-particle&quot; : &quot;&quot;, &quot;parse-names&quot; : false, &quot;suffix&quot; : &quot;&quot; } ], &quot;container-title&quot; : &quot;Biotropica&quot;, &quot;id&quot; : &quot;ITEM-3&quot;, &quot;issue&quot; : &quot;6&quot;, &quot;issued&quot; : { &quot;date-parts&quot; : [ [ &quot;2012&quot;, &quot;11&quot;, &quot;26&quot; ] ] }, &quot;page&quot; : &quot;720-727&quot;, &quot;title&quot; : &quot;Life History Traits of Lianas During Tropical Forest Succession&quot;, &quot;type&quot; : &quot;article-journal&quot;, &quot;volume&quot; : &quot;44&quot; }, &quot;uris&quot; : [ &quot;http://www.mendeley.com/documents/?uuid=73df41c5-d8b3-4b4a-aa11-7675c51f07d0&quot; ] } ], &quot;mendeley&quot; : { &quot;formattedCitation&quot; : &quot;[16\u201318]&quot;, &quot;plainTextFormattedCitation&quot; : &quot;[16\u201318]&quot;, &quot;previouslyFormattedCitation&quot; : &quot;[16\u201318]&quot; }, &quot;properties&quot; : { &quot;noteIndex&quot; : 0 }, &quot;schema&quot; : &quot;https://github.com/citation-style-language/schema/raw/master/csl-citation.json&quot; }"/><text:span text:style-name="T39">16–1</text:span><field:fieldmark-end/><text:span text:style-name="T39">8</text:span><field:fieldmark-end/><text:span text:style-name="T39">]</text:span><field:fieldmark-end/><text:span text:style-name="T39">, non-neutral assembly has been interpreted to mean that traits are under ecological selection (sensu Nemergut </text:span><field:fieldmark-start text:name="__Fieldmark__833_1861778513" field:type="ADDIN CSL_CITATION { &quot;citationItems&quot; : [ { &quot;id&quot; : &quot;ITEM-1&quot;, &quot;itemData&quot; : { &quot;DOI&quot; : &quot;10.1128/MMBR.00051-12&quot;, &quot;ISSN&quot; : &quot;1098-5557&quot;, &quot;PMID&quot; : &quot;24006468&quot;, &quot;abstract&quot; :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 [ { &quot;dropping-particle&quot; : &quot;&quot;, &quot;family&quot; : &quot;Nemergut&quot;, &quot;given&quot; : &quot;Diana R&quot;, &quot;non-dropping-particle&quot; : &quot;&quot;, &quot;parse-names&quot; : false, &quot;suffix&quot; : &quot;&quot; }, { &quot;dropping-particle&quot; : &quot;&quot;, &quot;family&quot; : &quot;Schmidt&quot;, &quot;given&quot; : &quot;Steven K&quot;, &quot;non-dropping-particle&quot; : &quot;&quot;, &quot;parse-names&quot; : false, &quot;suffix&quot; : &quot;&quot; }, { &quot;dropping-particle&quot; : &quot;&quot;, &quot;family&quot; : &quot;Fukami&quot;, &quot;given&quot; : &quot;Tadashi&quot;, &quot;non-dropping-particle&quot; : &quot;&quot;, &quot;parse-names&quot; : false, &quot;suffix&quot; : &quot;&quot; }, { &quot;dropping-particle&quot; : &quot;&quot;, &quot;family&quot; : &quot;O'Neill&quot;, &quot;given&quot; : &quot;Sean P&quot;, &quot;non-dropping-particle&quot; : &quot;&quot;, &quot;parse-names&quot; : false, &quot;suffix&quot; : &quot;&quot; }, { &quot;dropping-particle&quot; : &quot;&quot;, &quot;family&quot; : &quot;Bilinski&quot;, &quot;given&quot; : &quot;Teresa M&quot;, &quot;non-dropping-particle&quot; : &quot;&quot;, &quot;parse-names&quot; : false, &quot;suffix&quot; : &quot;&quot; }, { &quot;dropping-particle&quot; : &quot;&quot;, &quot;family&quot; : &quot;Stanish&quot;, &quot;given&quot; : &quot;Lee F&quot;, &quot;non-dropping-particle&quot; : &quot;&quot;, &quot;parse-names&quot; : false, &quot;suffix&quot; : &quot;&quot; }, { &quot;dropping-particle&quot; : &quot;&quot;, &quot;family&quot; : &quot;Knelman&quot;, &quot;given&quot; : &quot;Joseph E&quot;, &quot;non-dropping-particle&quot; : &quot;&quot;, &quot;parse-names&quot; : false, &quot;suffix&quot; : &quot;&quot; }, { &quot;dropping-particle&quot; : &quot;&quot;, &quot;family&quot; : &quot;Darcy&quot;, &quot;given&quot; : &quot;John L&quot;, &quot;non-dropping-particle&quot; : &quot;&quot;, &quot;parse-names&quot; : false, &quot;suffix&quot; : &quot;&quot; }, { &quot;dropping-particle&quot; : &quot;&quot;, &quot;family&quot; : &quot;Lynch&quot;, &quot;given&quot; : &quot;Ryan C&quot;, &quot;non-dropping-particle&quot; : &quot;&quot;, &quot;parse-names&quot; : false, &quot;suffix&quot; : &quot;&quot; }, { &quot;dropping-particle&quot; : &quot;&quot;, &quot;family&quot; : &quot;Wickey&quot;, &quot;given&quot; : &quot;Phillip&quot;, &quot;non-dropping-particle&quot; : &quot;&quot;, &quot;parse-names&quot; : false, &quot;suffix&quot; : &quot;&quot; }, { &quot;dropping-particle&quot; : &quot;&quot;, &quot;family&quot; : &quot;Ferrenberg&quot;, &quot;given&quot; : &quot;Scott&quot;, &quot;non-dropping-particle&quot; : &quot;&quot;, &quot;parse-names&quot; : false, &quot;suffix&quot; : &quot;&quot; } ], &quot;container-title&quot; : &quot;Microbiology and molecular biology reviews : MMBR&quot;, &quot;id&quot; : &quot;ITEM-1&quot;, &quot;issue&quot; : &quot;3&quot;, &quot;issued&quot; : { &quot;date-parts&quot; : [ [ &quot;2013&quot;, &quot;9&quot;, &quot;1&quot; ] ] }, &quot;page&quot; : &quot;342-56&quot;, &quot;title&quot; : &quot;Patterns and processes of microbial community assembly.&quot;, &quot;type&quot; : &quot;article-journal&quot;, &quot;volume&quot; : &quot;77&quot; }, &quot;uris&quot; : [ &quot;http://www.mendeley.com/documents/?uuid=09f64fbe-1329-4692-a462-2bf635a5f681&quot; ] } ], &quot;mendeley&quot; : { &quot;formattedCitation&quot; : &quot;[12]&quot;, &quot;plainTextFormattedCitation&quot; : &quot;[12]&quot;, &quot;previouslyFormattedCitation&quot; : &quot;[12]&quot; }, &quot;properties&quot; : { &quot;noteIndex&quot; : 0 }, &quot;schema&quot; : &quot;https://github.com/citation-style-language/schema/raw/master/csl-citation.json&quot; }"/><text:span text:style-name="T39">et a</text:span><field:fieldmark-start text:name="__Fieldmark__833_1861778513" field:type="ADDIN CSL_CITATION { &quot;citationItems&quot; : [ { &quot;id&quot; : &quot;ITEM-1&quot;, &quot;itemData&quot; : { &quot;DOI&quot; : &quot;10.1128/MMBR.00051-12&quot;, &quot;ISSN&quot; : &quot;1098-5557&quot;, &quot;PMID&quot; : &quot;24006468&quot;, &quot;abstract&quot; :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 [ { &quot;dropping-particle&quot; : &quot;&quot;, &quot;family&quot; : &quot;Nemergut&quot;, &quot;given&quot; : &quot;Diana R&quot;, &quot;non-dropping-particle&quot; : &quot;&quot;, &quot;parse-names&quot; : false, &quot;suffix&quot; : &quot;&quot; }, { &quot;dropping-particle&quot; : &quot;&quot;, &quot;family&quot; : &quot;Schmidt&quot;, &quot;given&quot; : &quot;Steven K&quot;, &quot;non-dropping-particle&quot; : &quot;&quot;, &quot;parse-names&quot; : false, &quot;suffix&quot; : &quot;&quot; }, { &quot;dropping-particle&quot; : &quot;&quot;, &quot;family&quot; : &quot;Fukami&quot;, &quot;given&quot; : &quot;Tadashi&quot;, &quot;non-dropping-particle&quot; : &quot;&quot;, &quot;parse-names&quot; : false, &quot;suffix&quot; : &quot;&quot; }, { &quot;dropping-particle&quot; : &quot;&quot;, &quot;family&quot; : &quot;O'Neill&quot;, &quot;given&quot; : &quot;Sean P&quot;, &quot;non-dropping-particle&quot; : &quot;&quot;, &quot;parse-names&quot; : false, &quot;suffix&quot; : &quot;&quot; }, { &quot;dropping-particle&quot; : &quot;&quot;, &quot;family&quot; : &quot;Bilinski&quot;, &quot;given&quot; : &quot;Teresa M&quot;, &quot;non-dropping-particle&quot; : &quot;&quot;, &quot;parse-names&quot; : false, &quot;suffix&quot; : &quot;&quot; }, { &quot;dropping-particle&quot; : &quot;&quot;, &quot;family&quot; : &quot;Stanish&quot;, &quot;given&quot; : &quot;Lee F&quot;, &quot;non-dropping-particle&quot; : &quot;&quot;, &quot;parse-names&quot; : false, &quot;suffix&quot; : &quot;&quot; }, { &quot;dropping-particle&quot; : &quot;&quot;, &quot;family&quot; : &quot;Knelman&quot;, &quot;given&quot; : &quot;Joseph E&quot;, &quot;non-dropping-particle&quot; : &quot;&quot;, &quot;parse-names&quot; : false, &quot;suffix&quot; : &quot;&quot; }, { &quot;dropping-particle&quot; : &quot;&quot;, &quot;family&quot; : &quot;Darcy&quot;, &quot;given&quot; : &quot;John L&quot;, &quot;non-dropping-particle&quot; : &quot;&quot;, &quot;parse-names&quot; : false, &quot;suffix&quot; : &quot;&quot; }, { &quot;dropping-particle&quot; : &quot;&quot;, &quot;family&quot; : &quot;Lynch&quot;, &quot;given&quot; : &quot;Ryan C&quot;, &quot;non-dropping-particle&quot; : &quot;&quot;, &quot;parse-names&quot; : false, &quot;suffix&quot; : &quot;&quot; }, { &quot;dropping-particle&quot; : &quot;&quot;, &quot;family&quot; : &quot;Wickey&quot;, &quot;given&quot; : &quot;Phillip&quot;, &quot;non-dropping-particle&quot; : &quot;&quot;, &quot;parse-names&quot; : false, &quot;suffix&quot; : &quot;&quot; }, { &quot;dropping-particle&quot; : &quot;&quot;, &quot;family&quot; : &quot;Ferrenberg&quot;, &quot;given&quot; : &quot;Scott&quot;, &quot;non-dropping-particle&quot; : &quot;&quot;, &quot;parse-names&quot; : false, &quot;suffix&quot; : &quot;&quot; } ], &quot;container-title&quot; : &quot;Microbiology and molecular biology reviews : MMBR&quot;, &quot;id&quot; : &quot;ITEM-1&quot;, &quot;issue&quot; : &quot;3&quot;, &quot;issued&quot; : { &quot;date-parts&quot; : [ [ &quot;2013&quot;, &quot;9&quot;, &quot;1&quot; ] ] }, &quot;page&quot; : &quot;342-56&quot;, &quot;title&quot; : &quot;Patterns and processes of microbial community assembly.&quot;, &quot;type&quot; : &quot;article-journal&quot;, &quot;volume&quot; : &quot;77&quot; }, &quot;uris&quot; : [ &quot;http://www.mendeley.com/documents/?uuid=09f64fbe-1329-4692-a462-2bf635a5f681&quot; ] } ], &quot;mendeley&quot; : { &quot;formattedCitation&quot; : &quot;[12]&quot;, &quot;plainTextFormattedCitation&quot; : &quot;[12]&quot;, &quot;previouslyFormattedCitation&quot; : &quot;[12]&quot; }, &quot;properties&quot; : { &quot;noteIndex&quot; : 0 }, &quot;schema&quot; : &quot;https://github.com/citation-style-language/schema/raw/master/csl-citation.json&quot; }"/><text:span text:style-name="T39">l.</text:span><field:fieldmark-end/><text:span text:style-name="T39"> [</text:span><field:fieldmark-start/><field:fieldmark-end/><text:span text:style-name="T39">12]</text:span><field:fieldmark-end/><text:span text:style-name="T39">). If traits are not driving community assembly (neut</text:span><field:fieldmark-start text:name="__Fieldmark__843_1861778513" field:type="ADDIN CSL_CITATION { &quot;citationItems&quot; : [ { &quot;id&quot; : &quot;ITEM-1&quot;, &quot;itemData&quot; : { &quot;ISBN&quot; : &quot;0691021287&quot;, &quot;abstract&quot; : &quot;Despite its supreme importance and the threat of its global crash, biodiversity remains poorly understood both empirically and theoretically. This ambitious book presents a new, general neutral theory to explain the origin, maintenance, and loss of biodiversity in a biogeographic context.  Until now biogeography (the study of the geographic distribution of species) and biodiversity (the study of species richness and relative species abundance) have had largely disjunct intellectual histories. In this book, Stephen Hubbell develops a formal mathematical theory that unifies these two fields. When a speciation process is incorporated into Robert H. MacArthur and Edward O. Wilson's now classical theory of island biogeography, the generalized theory predicts the existence of a universal, dimensionless biodiversity number. In the theory, this fundamental biodiversity number, together with the migration or dispersal rate, completely determines the steady-state distribution of species richness and relative species abundance on local to large geographic spatial scales and short-term to evolutionary time scales.   Although neutral, Hubbell's theory is nevertheless able to generate many nonobvious, testable, and remarkably accurate quantitative predictions about biodiversity and biogeography. In many ways Hubbell's theory is the ecological analog to the neutral theory of genetic drift in genetics. The unified neutral theory of biogeography and biodiversity should stimulate research in new theoretical and empirical directions by ecologists, evolutionary biologists, and biogeographers.&quot;, &quot;author&quot; : [ { &quot;dropping-particle&quot; : &quot;&quot;, &quot;family&quot; : &quot;Hubbell&quot;, &quot;given&quot; : &quot;Stephen P.&quot;, &quot;non-dropping-particle&quot; : &quot;&quot;, &quot;parse-names&quot; : false, &quot;suffix&quot; : &quot;&quot; } ], &quot;id&quot; : &quot;ITEM-1&quot;, &quot;issued&quot; : { &quot;date-parts&quot; : [ [ &quot;2001&quot; ] ] }, &quot;number-of-pages&quot; : &quot;375&quot;, &quot;publisher&quot; : &quot;Princeton University Press&quot;, &quot;title&quot; : &quot;The Unified Neutral Theory of Biodiversity and Biogeography (MPB-32)&quot;, &quot;type&quot; : &quot;book&quot; }, &quot;uris&quot; : [ &quot;http://www.mendeley.com/documents/?uuid=2307937c-7230-4c19-b13b-9ab1f0612673&quot; ] } ], &quot;mendeley&quot; : { &quot;formattedCitation&quot; : &quot;[29]&quot;, &quot;plainTextFormattedCitation&quot; : &quot;[29]&quot;, &quot;previouslyFormattedCitation&quot; : &quot;[29]&quot; }, &quot;properties&quot; : { &quot;noteIndex&quot; : 0 }, &quot;schema&quot; : &quot;https://github.com/citation-style-language/schema/raw/master/csl-citation.json&quot; }"/><text:span text:style-name="T39">ral mo</text:span><field:fieldmark-start text:name="__Fieldmark__843_1861778513" field:type="ADDIN CSL_CITATION { &quot;citationItems&quot; : [ { &quot;id&quot; : &quot;ITEM-1&quot;, &quot;itemData&quot; : { &quot;ISBN&quot; : &quot;0691021287&quot;, &quot;abstract&quot; : &quot;Despite its supreme importance and the threat of its global crash, biodiversity remains poorly understood both empirically and theoretically. This ambitious book presents a new, general neutral theory to explain the origin, maintenance, and loss of biodiversity in a biogeographic context.  Until now biogeography (the study of the geographic distribution of species) and biodiversity (the study of species richness and relative species abundance) have had largely disjunct intellectual histories. In this book, Stephen Hubbell develops a formal mathematical theory that unifies these two fields. When a speciation process is incorporated into Robert H. MacArthur and Edward O. Wilson's now classical theory of island biogeography, the generalized theory predicts the existence of a universal, dimensionless biodiversity number. In the theory, this fundamental biodiversity number, together with the migration or dispersal rate, completely determines the steady-state distribution of species richness and relative species abundance on local to large geographic spatial scales and short-term to evolutionary time scales.   Although neutral, Hubbell's theory is nevertheless able to generate many nonobvious, testable, and remarkably accurate quantitative predictions about biodiversity and biogeography. In many ways Hubbell's theory is the ecological analog to the neutral theory of genetic drift in genetics. The unified neutral theory of biogeography and biodiversity should stimulate research in new theoretical and empirical directions by ecologists, evolutionary biologists, and biogeographers.&quot;, &quot;author&quot; : [ { &quot;dropping-particle&quot; : &quot;&quot;, &quot;family&quot; : &quot;Hubbell&quot;, &quot;given&quot; : &quot;Stephen P.&quot;, &quot;non-dropping-particle&quot; : &quot;&quot;, &quot;parse-names&quot; : false, &quot;suffix&quot; : &quot;&quot; } ], &quot;id&quot; : &quot;ITEM-1&quot;, &quot;issued&quot; : { &quot;date-parts&quot; : [ [ &quot;2001&quot; ] ] }, &quot;number-of-pages&quot; : &quot;375&quot;, &quot;publisher&quot; : &quot;Princeton University Press&quot;, &quot;title&quot; : &quot;The Unified Neutral Theory of Biodiversity and Biogeography (MPB-32)&quot;, &quot;type&quot; : &quot;book&quot; }, &quot;uris&quot; : [ &quot;http://www.mendeley.com/documents/?uuid=2307937c-7230-4c19-b13b-9ab1f0612673&quot; ] } ], &quot;mendeley&quot; : { &quot;formattedCitation&quot; : &quot;[29]&quot;, &quot;plainTextFormattedCitation&quot; : &quot;[29]&quot;, &quot;previouslyFormattedCitation&quot; : &quot;[29]&quot; }, &quot;properties&quot; : { &quot;noteIndex&quot; : 0 }, &quot;schema&quot; : &quot;https://github.com/citation-style-language/schema/raw/master/csl-citation.json&quot; }"/><field:fieldmark-end/><text:span text:style-name="T39">del; </text:span><field:fieldmark-end/><text:span text:style-name="T39">[</text:span><field:fieldmark-start/><text:span text:style-name="T39">29]</text:span><field:fieldmark-end/><text:span text:style-name="T39">) or if the traits driving microbial community assembly are largely horizontally transferred </text:span><text:soft-page-break/><text:span text:style-name="T39">between taxa independent of their relatedness (as estimated by a 16S rDNA phylogeny), we would expect no phylogenetic signature in first-time arrivals. Instead, we observed very a strong phylogenetic signal in arrival order for all data sets we analyzed. </text:span></text:p>
      <text:p text:style-name="P16"><text:tab/>However, even if non-neutral assembly is trait-based, selection on traits may not occur within the host environment. An alternative explanation for the underdispersion we observed is that selection is external to the host environment (i.e. selection occurs within the neighboring species pool from which emigration occurs), causing change in the community entering the host to already be underdispersed. Similarly, phylogenetic dispersion has been unable to distinguish between selection and differences in migration rates [<field:fieldmark-start text:name="__Fieldmark__852_1861778513" field:type="ADDIN CSL_CITATION { &quot;citationItems&quot; : [ { &quot;id&quot; : &quot;ITEM-1&quot;, &quot;itemData&quot; : { &quot;DOI&quot; : &quot;10.1016/j.tree.2008.07.005&quot;, &quot;ISSN&quot; : &quot;0169-5347&quot;, &quot;PMID&quot; : &quot;18823678&quot;, &quot;abstract&quot; : &quot;Evolutionary ecologists are increasingly combining phylogenetic data with distributional and ecological data to assess how and why communities of species differ from random expectations for evolutionary and ecological relatedness. Of particular interest have been the roles of environmental filtering and competitive interactions, or alternatively neutral effects, in dictating community composition. Our goal is to place current research within a dynamic framework, specifically using recent phylogenetic studies from insular environments to provide an explicit spatial and temporal context. We compare communities over a range of evolutionary, ecological and geographic scales that differ in the extent to which speciation and adaptation contribute to community assembly and structure. This perspective allows insights into the processes that can generate community structure, as well as the evolutionary dynamics of community assembly.&quot;, &quot;author&quot; : [ { &quot;dropping-particle&quot; : &quot;&quot;, &quot;family&quot; : &quot;Emerson&quot;, &quot;given&quot; : &quot;Brent C&quot;, &quot;non-dropping-particle&quot; : &quot;&quot;, &quot;parse-names&quot; : false, &quot;suffix&quot; : &quot;&quot; }, { &quot;dropping-particle&quot; : &quot;&quot;, &quot;family&quot; : &quot;Gillespie&quot;, &quot;given&quot; : &quot;Rosemary G&quot;, &quot;non-dropping-particle&quot; : &quot;&quot;, &quot;parse-names&quot; : false, &quot;suffix&quot; : &quot;&quot; } ], &quot;container-title&quot; : &quot;Trends in ecology &amp; evolution&quot;, &quot;id&quot; : &quot;ITEM-1&quot;, &quot;issue&quot; : &quot;11&quot;, &quot;issued&quot; : { &quot;date-parts&quot; : [ [ &quot;2008&quot;, &quot;11&quot; ] ] }, &quot;page&quot; : &quot;619-30&quot;, &quot;title&quot; : &quot;Phylogenetic analysis of community assembly and structure over space and time.&quot;, &quot;type&quot; : &quot;article-journal&quot;, &quot;volume&quot; : &quot;23&quot; }, &quot;uris&quot; : [ &quot;http://www.mendeley.com/documents/?uuid=47532981-3b9e-474a-a7fc-497884df85e0&quot; ] } ], &quot;mendeley&quot; : { &quot;formattedCitation&quot; : &quot;[30]&quot;, &quot;plainTextFormattedCitation&quot; : &quot;[30]&quot; }, &quot;properties&quot; : { &quot;noteIndex&quot; : 0 }, &quot;schema&quot; : &quot;https://github.com/citation-style-language/schema/raw/master/csl-citation.json&quot; }"/><field:fieldmark-start text:name="__Fieldmark__852_1861778513" field:type="ADDIN CSL_CITATION { &quot;citationItems&quot; : [ { &quot;id&quot; : &quot;ITEM-1&quot;, &quot;itemData&quot; : { &quot;DOI&quot; : &quot;10.1016/j.tree.2008.07.005&quot;, &quot;ISSN&quot; : &quot;0169-5347&quot;, &quot;PMID&quot; : &quot;18823678&quot;, &quot;abstract&quot; : &quot;Evolutionary ecologists are increasingly combining phylogenetic data with distributional and ecological data to assess how and why communities of species differ from random expectations for evolutionary and ecological relatedness. Of particular interest have been the roles of environmental filtering and competitive interactions, or alternatively neutral effects, in dictating community composition. Our goal is to place current research within a dynamic framework, specifically using recent phylogenetic studies from insular environments to provide an explicit spatial and temporal context. We compare communities over a range of evolutionary, ecological and geographic scales that differ in the extent to which speciation and adaptation contribute to community assembly and structure. This perspective allows insights into the processes that can generate community structure, as well as the evolutionary dynamics of community assembly.&quot;, &quot;author&quot; : [ { &quot;dropping-particle&quot; : &quot;&quot;, &quot;family&quot; : &quot;Emerson&quot;, &quot;given&quot; : &quot;Brent C&quot;, &quot;non-dropping-particle&quot; : &quot;&quot;, &quot;parse-names&quot; : false, &quot;suffix&quot; : &quot;&quot; }, { &quot;dropping-particle&quot; : &quot;&quot;, &quot;family&quot; : &quot;Gillespie&quot;, &quot;given&quot; : &quot;Rosemary G&quot;, &quot;non-dropping-particle&quot; : &quot;&quot;, &quot;parse-names&quot; : false, &quot;suffix&quot; : &quot;&quot; } ], &quot;container-title&quot; : &quot;Trends in ecology &amp; evolution&quot;, &quot;id&quot; : &quot;ITEM-1&quot;, &quot;issue&quot; : &quot;11&quot;, &quot;issued&quot; : { &quot;date-parts&quot; : [ [ &quot;2008&quot;, &quot;11&quot; ] ] }, &quot;page&quot; : &quot;619-30&quot;, &quot;title&quot; : &quot;Phylogenetic analysis of community assembly and structure over space and time.&quot;, &quot;type&quot; : &quot;article-journal&quot;, &quot;volume&quot; : &quot;23&quot; }, &quot;uris&quot; : [ &quot;http://www.mendeley.com/documents/?uuid=47532981-3b9e-474a-a7fc-497884df85e0&quot; ] } ], &quot;mendeley&quot; : { &quot;formattedCitation&quot; : &quot;[30]&quot;, &quot;plainTextFormattedCitation&quot; : &quot;[30]&quot; }, &quot;properties&quot; : { &quot;noteIndex&quot; : 0 }, &quot;schema&quot; : &quot;https://github.com/citation-style-language/schema/raw/master/csl-citation.json&quot; }"/><field:fieldmark-start text:name="__Fieldmark__852_1861778513" field:type="ADDIN CSL_CITATION { &quot;citationItems&quot; : [ { &quot;id&quot; : &quot;ITEM-1&quot;, &quot;itemData&quot; : { &quot;DOI&quot; : &quot;10.1016/j.tree.2008.07.005&quot;, &quot;ISSN&quot; : &quot;0169-5347&quot;, &quot;PMID&quot; : &quot;18823678&quot;, &quot;abstract&quot; : &quot;Evolutionary ecologists are increasingly combining phylogenetic data with distributional and ecological data to assess how and why communities of species differ from random expectations for evolutionary and ecological relatedness. Of particular interest have been the roles of environmental filtering and competitive interactions, or alternatively neutral effects, in dictating community composition. Our goal is to place current research within a dynamic framework, specifically using recent phylogenetic studies from insular environments to provide an explicit spatial and temporal context. We compare communities over a range of evolutionary, ecological and geographic scales that differ in the extent to which speciation and adaptation contribute to community assembly and structure. This perspective allows insights into the processes that can generate community structure, as well as the evolutionary dynamics of community assembly.&quot;, &quot;author&quot; : [ { &quot;dropping-particle&quot; : &quot;&quot;, &quot;family&quot; : &quot;Emerson&quot;, &quot;given&quot; : &quot;Brent C&quot;, &quot;non-dropping-particle&quot; : &quot;&quot;, &quot;parse-names&quot; : false, &quot;suffix&quot; : &quot;&quot; }, { &quot;dropping-particle&quot; : &quot;&quot;, &quot;family&quot; : &quot;Gillespie&quot;, &quot;given&quot; : &quot;Rosemary G&quot;, &quot;non-dropping-particle&quot; : &quot;&quot;, &quot;parse-names&quot; : false, &quot;suffix&quot; : &quot;&quot; } ], &quot;container-title&quot; : &quot;Trends in ecology &amp; evolution&quot;, &quot;id&quot; : &quot;ITEM-1&quot;, &quot;issue&quot; : &quot;11&quot;, &quot;issued&quot; : { &quot;date-parts&quot; : [ [ &quot;2008&quot;, &quot;11&quot; ] ] }, &quot;page&quot; : &quot;619-30&quot;, &quot;title&quot; : &quot;Phylogenetic analysis of community assembly and structure over space and time.&quot;, &quot;type&quot; : &quot;article-journal&quot;, &quot;volume&quot; : &quot;23&quot; }, &quot;uris&quot; : [ &quot;http://www.mendeley.com/documents/?uuid=47532981-3b9e-474a-a7fc-497884df85e0&quot; ] } ], &quot;mendeley&quot; : { &quot;formattedCitation&quot; : &quot;[30]&quot;, &quot;plainTextFormattedCitation&quot; : &quot;[30]&quot; }, &quot;properties&quot; : { &quot;noteIndex&quot; : 0 }, &quot;schema&quot; : &quot;https://github.com/citation-style-language/schema/raw/master/csl-citation.json&quot; }"/>30]<field:fieldmark-end/><field:fieldmark-end/><field:fieldmark-end/>, so a pre-underdispersed community entering the host is a plausible mechanism for phylogenetic underdispersion of arrivals. But selection of microbial communities within the host has been shown by multiple studi<field:fieldmark-start text:name="__Fieldmark__855_1861778513" field:type="ADDIN CSL_CITATION { &quot;citationItems&quot; : [ { &quot;id&quot; : &quot;ITEM-1&quot;, &quot;itemData&quot; : { &quot;DOI&quot; : &quot;10.1038/srep33430&quot;, &quot;ISSN&quot; : &quot;2045-2322&quot;, &quot;PMID&quot; : &quot;27646684&quot;, &quot;abstract&quot; :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author&quot; : [ { &quot;dropping-particle&quot; : &quot;&quot;, &quot;family&quot; : &quot;Kennedy&quot;, &quot;given&quot; : &quot;Rebekah C&quot;, &quot;non-dropping-particle&quot; : &quot;&quot;, &quot;parse-names&quot; : false, &quot;suffix&quot; : &quot;&quot; }, { &quot;dropping-particle&quot; : &quot;&quot;, &quot;family&quot; : &quot;Fling&quot;, &quot;given&quot; : &quot;Russell R&quot;, &quot;non-dropping-particle&quot; : &quot;&quot;, &quot;parse-names&quot; : false, &quot;suffix&quot; : &quot;&quot; }, { &quot;dropping-particle&quot; : &quot;&quot;, &quot;family&quot; : &quot;Robeson&quot;, &quot;given&quot; : &quot;Michael S&quot;, &quot;non-dropping-particle&quot; : &quot;&quot;, &quot;parse-names&quot; : false, &quot;suffix&quot; : &quot;&quot; }, { &quot;dropping-particle&quot; : &quot;&quot;, &quot;family&quot; : &quot;Saxton&quot;, &quot;given&quot; : &quot;Arnold M&quot;, &quot;non-dropping-particle&quot; : &quot;&quot;, &quot;parse-names&quot; : false, &quot;suffix&quot; : &quot;&quot; }, { &quot;dropping-particle&quot; : &quot;&quot;, &quot;family&quot; : &quot;Donnell&quot;, &quot;given&quot; : &quot;Robert L&quot;, &quot;non-dropping-particle&quot; : &quot;&quot;, &quot;parse-names&quot; : false, &quot;suffix&quot; : &quot;&quot; }, { &quot;dropping-particle&quot; : &quot;&quot;, &quot;family&quot; : &quot;Darcy&quot;, &quot;given&quot; : &quot;John L&quot;, &quot;non-dropping-particle&quot; : &quot;&quot;, &quot;parse-names&quot; : false, &quot;suffix&quot; : &quot;&quot; }, { &quot;dropping-particle&quot; : &quot;&quot;, &quot;family&quot; : &quot;Bemis&quot;, &quot;given&quot; : &quot;David A&quot;, &quot;non-dropping-particle&quot; : &quot;&quot;, &quot;parse-names&quot; : false, &quot;suffix&quot; : &quot;&quot; }, { &quot;dropping-particle&quot; : &quot;&quot;, &quot;family&quot; : &quot;Liu&quot;, &quot;given&quot; : &quot;Jiang&quot;, &quot;non-dropping-particle&quot; : &quot;&quot;, &quot;parse-names&quot; : false, &quot;suffix&quot; : &quot;&quot; }, { &quot;dropping-particle&quot; : &quot;&quot;, &quot;family&quot; : &quot;Zhao&quot;, &quot;given&quot; : &quot;Ling&quot;, &quot;non-dropping-particle&quot; : &quot;&quot;, &quot;parse-names&quot; : false, &quot;suffix&quot; : &quot;&quot; }, { &quot;dropping-particle&quot; : &quot;&quot;, &quot;family&quot; : &quot;Chen&quot;, &quot;given&quot; : &quot;Jiangang&quot;, &quot;non-dropping-particle&quot; : &quot;&quot;, &quot;parse-names&quot; : false, &quot;suffix&quot; : &quot;&quot; } ], &quot;container-title&quot; : &quot;Scientific reports&quot;, &quot;id&quot; : &quot;ITEM-1&quot;, &quot;issued&quot; : { &quot;date-parts&quot; : [ [ &quot;2016&quot; ] ] }, &quot;page&quot; : &quot;33430&quot;, &quot;publisher&quot; : &quot;Nature Publishing Group&quot;, &quot;title&quot; : &quot;Temporal Development of Gut Microbiota in Triclocarban Exposed Pregnant and Neonatal Rats.&quot;, &quot;type&quot; : &quot;article-journal&quot;, &quot;volume&quot; : &quot;6&quot; }, &quot;uris&quot; : [ &quot;http://www.mendeley.com/documents/?uuid=457e9bc5-711b-3c5c-9655-0178cd75eaac&quot; ] }, { &quot;id&quot; : &quot;ITEM-2&quot;, &quot;itemData&quot; : { &quot;DOI&quot; : &quot;10.1186/gb-2014-15-7-r89&quot;, &quot;ISSN&quot; : &quot;1465-6914&quot;, &quot;PMID&quot; : &quot;25146375&quot;, &quot;abstract&quot; : &quot;BACKGROUND: Disturbance to human microbiota may underlie several pathologies. Yet, we lack a comprehensive understanding of how lifestyle affects the dynamics of human-associated microbial communities.\n\n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n\nCONCLUSIONS: Our findings suggest that although human-associated microbial communities are generally stable, they can be quickly and profoundly altered by common human actions and experiences.&quot;, &quot;author&quot; : [ { &quot;dropping-particle&quot; : &quot;&quot;, &quot;family&quot; : &quot;David&quot;, &quot;given&quot; : &quot;Lawrence A&quot;, &quot;non-dropping-particle&quot; : &quot;&quot;, &quot;parse-names&quot; : false, &quot;suffix&quot; : &quot;&quot; }, { &quot;dropping-particle&quot; : &quot;&quot;, &quot;family&quot; : &quot;Materna&quot;, &quot;given&quot; : &quot;Arne C&quot;, &quot;non-dropping-particle&quot; : &quot;&quot;, &quot;parse-names&quot; : false, &quot;suffix&quot; : &quot;&quot; }, { &quot;dropping-particle&quot; : &quot;&quot;, &quot;family&quot; : &quot;Friedman&quot;, &quot;given&quot; : &quot;Jonathan&quot;, &quot;non-dropping-particle&quot; : &quot;&quot;, &quot;parse-names&quot; : false, &quot;suffix&quot; : &quot;&quot; }, { &quot;dropping-particle&quot; : &quot;&quot;, &quot;family&quot; : &quot;Campos-Baptista&quot;, &quot;given&quot; : &quot;Maria I&quot;, &quot;non-dropping-particle&quot; : &quot;&quot;, &quot;parse-names&quot; : false, &quot;suffix&quot; : &quot;&quot; }, { &quot;dropping-particle&quot; : &quot;&quot;, &quot;family&quot; : &quot;Blackburn&quot;, &quot;given&quot; : &quot;Matthew C&quot;, &quot;non-dropping-particle&quot; : &quot;&quot;, &quot;parse-names&quot; : false, &quot;suffix&quot; : &quot;&quot; }, { &quot;dropping-particle&quot; : &quot;&quot;, &quot;family&quot; : &quot;Perrotta&quot;, &quot;given&quot; : &quot;Allison&quot;, &quot;non-dropping-particle&quot; : &quot;&quot;, &quot;parse-names&quot; : false, &quot;suffix&quot; : &quot;&quot; }, { &quot;dropping-particle&quot; : &quot;&quot;, &quot;family&quot; : &quot;Erdman&quot;, &quot;given&quot; : &quot;Susan E&quot;, &quot;non-dropping-particle&quot; : &quot;&quot;, &quot;parse-names&quot; : false, &quot;suffix&quot; : &quot;&quot; }, { &quot;dropping-particle&quot; : &quot;&quot;, &quot;family&quot; : &quot;Alm&quot;, &quot;given&quot; : &quot;Eric J&quot;, &quot;non-dropping-particle&quot; : &quot;&quot;, &quot;parse-names&quot; : false, &quot;suffix&quot; : &quot;&quot; } ], &quot;container-title&quot; : &quot;Genome biology&quot;, &quot;id&quot; : &quot;ITEM-2&quot;, &quot;issue&quot; : &quot;7&quot;, &quot;issued&quot; : { &quot;date-parts&quot; : [ [ &quot;2014&quot;, &quot;1&quot;, &quot;25&quot; ] ] }, &quot;language&quot; : &quot;En&quot;, &quot;page&quot; : &quot;R89&quot;, &quot;publisher&quot; : &quot;BioMed Central&quot;, &quot;title&quot; : &quot;Host lifestyle affects human microbiota on daily timescales.&quot;, &quot;type&quot; : &quot;article-journal&quot;, &quot;volume&quot; : &quot;15&quot; }, &quot;uris&quot; : [ &quot;http://www.mendeley.com/documents/?uuid=dfecea61-9ed9-4500-a29f-5f0a06b261f4&quot; ] }, { &quot;id&quot; : &quot;ITEM-3&quot;, &quot;itemData&quot; : { &quot;DOI&quot; : &quot;10.1371/journal.pone.0046966&quot;, &quot;ISSN&quot; : &quot;1932-6203&quot;, &quot;PMID&quot; : &quot;23071679&quot;, &quot;abstract&quot; : &quot;Antibiotic disruption of the intestinal microbiota may cause susceptibility to pathogens that is resolved by progressive bacterial outgrowth and colonization. Succession is central to ecological theory but not widely documented in studies of the vertebrate microbiome. Here, we study succession in the hamster gut after treatment with antibiotics and exposure to Clostridium difficile. C. difficile infection is typically lethal in hamsters, but protection can be conferred with neutralizing antibodies against the A and B toxins. We compare treatment with neutralizing monoclonal antibodies (mAb) to treatment with vancomycin, which prolongs the lives of animals but ultimately fails to protect them from death. We carried out longitudinal deep sequencing analysis and found distinctive waves of succession associated with each form of treatment. Clindamycin sensitization prior to infection was associated with the temporary suppression of the previously dominant Bacteroidales and the fungus Saccinobaculus in favor of Proteobacteria. In mAb-treated animals, C. difficile proliferated before joining Proteobacteria in giving way to re-expanding Bacteroidales and the fungus Wickerhamomyces. However, the Bacteroidales lineages returning by day 7 were different from those that were present initially, and they persisted for the duration of the experiment. Animals treated with vancomycin showed a different set of late-stage lineages that were dominated by Proteobacteria as well as increased disparity between the tissue-associated and luminal cecal communities. The control animals showed no change in their gut microbiota. These data thus suggest different patterns of ecological succession following antibiotic treatment and C. difficile infection.&quot;, &quot;author&quot; : [ { &quot;dropping-particle&quot; : &quot;&quot;, &quot;family&quot; : &quot;Peterfreund&quot;, &quot;given&quot; : &quot;Gregory L&quot;, &quot;non-dropping-particle&quot; : &quot;&quot;, &quot;parse-names&quot; : false, &quot;suffix&quot; : &quot;&quot; }, { &quot;dropping-particle&quot; : &quot;&quot;, &quot;family&quot; : &quot;Vandivier&quot;, &quot;given&quot; : &quot;Lee E&quot;, &quot;non-dropping-particle&quot; : &quot;&quot;, &quot;parse-names&quot; : false, &quot;suffix&quot; : &quot;&quot; }, { &quot;dropping-particle&quot; : &quot;&quot;, &quot;family&quot; : &quot;Sinha&quot;, &quot;given&quot; : &quot;Rohini&quot;, &quot;non-dropping-particle&quot; : &quot;&quot;, &quot;parse-names&quot; : false, &quot;suffix&quot; : &quot;&quot; }, { &quot;dropping-particle&quot; : &quot;&quot;, &quot;family&quot; : &quot;Marozsan&quot;, &quot;given&quot; : &quot;Andre J&quot;, &quot;non-dropping-particle&quot; : &quot;&quot;, &quot;parse-names&quot; : false, &quot;suffix&quot; : &quot;&quot; }, { &quot;dropping-particle&quot; : &quot;&quot;, &quot;family&quot; : &quot;Olson&quot;, &quot;given&quot; : &quot;William C&quot;, &quot;non-dropping-particle&quot; : &quot;&quot;, &quot;parse-names&quot; : false, &quot;suffix&quot; : &quot;&quot; }, { &quot;dropping-particle&quot; : &quot;&quot;, &quot;family&quot; : &quot;Zhu&quot;, &quot;given&quot; : &quot;Jun&quot;, &quot;non-dropping-particle&quot; : &quot;&quot;, &quot;parse-names&quot; : false, &quot;suffix&quot; : &quot;&quot; }, { &quot;dropping-particle&quot; : &quot;&quot;, &quot;family&quot; : &quot;Bushman&quot;, &quot;given&quot; : &quot;Frederic D&quot;, &quot;non-dropping-particle&quot; : &quot;&quot;, &quot;parse-names&quot; : false, &quot;suffix&quot; : &quot;&quot; } ], &quot;container-title&quot; : &quot;PloS one&quot;, &quot;id&quot; : &quot;ITEM-3&quot;, &quot;issue&quot; : &quot;10&quot;, &quot;issued&quot; : { &quot;date-parts&quot; : [ [ &quot;2012&quot;, &quot;1&quot;, &quot;10&quot; ] ] }, &quot;page&quot; : &quot;e46966&quot;, &quot;publisher&quot; : &quot;Public Library of Science&quot;, &quot;title&quot; : &quot;Succession in the gut microbiome following antibiotic and antibody therapies for Clostridium difficile.&quot;, &quot;type&quot; : &quot;article-journal&quot;, &quot;volume&quot; : &quot;7&quot; }, &quot;uris&quot; : [ &quot;http://www.mendeley.com/documents/?uuid=c35b8bbb-a9bf-48fc-82c7-c4787dfa0c8a&quot; ] } ], &quot;mendeley&quot; : { &quot;formattedCitation&quot; : &quot;[8\u201310]&quot;, &quot;plainTextFormattedCitation&quot; : &quot;[8\u201310]&quot;, &quot;previouslyFormattedCitation&quot; : &quot;[8\u201310]&quot; }, &quot;properties&quot; : { &quot;noteIndex&quot; : 0 }, &quot;schema&quot; : &quot;https://github.com/citation-style-language/schema/raw/master/csl-citation.json&quot; }"/>es<field:fieldmark-start text:name="__Fieldmark__855_1861778513" field:type="ADDIN CSL_CITATION { &quot;citationItems&quot; : [ { &quot;id&quot; : &quot;ITEM-1&quot;, &quot;itemData&quot; : { &quot;DOI&quot; : &quot;10.1038/srep33430&quot;, &quot;ISSN&quot; : &quot;2045-2322&quot;, &quot;PMID&quot; : &quot;27646684&quot;, &quot;abstract&quot; :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author&quot; : [ { &quot;dropping-particle&quot; : &quot;&quot;, &quot;family&quot; : &quot;Kennedy&quot;, &quot;given&quot; : &quot;Rebekah C&quot;, &quot;non-dropping-particle&quot; : &quot;&quot;, &quot;parse-names&quot; : false, &quot;suffix&quot; : &quot;&quot; }, { &quot;dropping-particle&quot; : &quot;&quot;, &quot;family&quot; : &quot;Fling&quot;, &quot;given&quot; : &quot;Russell R&quot;, &quot;non-dropping-particle&quot; : &quot;&quot;, &quot;parse-names&quot; : false, &quot;suffix&quot; : &quot;&quot; }, { &quot;dropping-particle&quot; : &quot;&quot;, &quot;family&quot; : &quot;Robeson&quot;, &quot;given&quot; : &quot;Michael S&quot;, &quot;non-dropping-particle&quot; : &quot;&quot;, &quot;parse-names&quot; : false, &quot;suffix&quot; : &quot;&quot; }, { &quot;dropping-particle&quot; : &quot;&quot;, &quot;family&quot; : &quot;Saxton&quot;, &quot;given&quot; : &quot;Arnold M&quot;, &quot;non-dropping-particle&quot; : &quot;&quot;, &quot;parse-names&quot; : false, &quot;suffix&quot; : &quot;&quot; }, { &quot;dropping-particle&quot; : &quot;&quot;, &quot;family&quot; : &quot;Donnell&quot;, &quot;given&quot; : &quot;Robert L&quot;, &quot;non-dropping-particle&quot; : &quot;&quot;, &quot;parse-names&quot; : false, &quot;suffix&quot; : &quot;&quot; }, { &quot;dropping-particle&quot; : &quot;&quot;, &quot;family&quot; : &quot;Darcy&quot;, &quot;given&quot; : &quot;John L&quot;, &quot;non-dropping-particle&quot; : &quot;&quot;, &quot;parse-names&quot; : false, &quot;suffix&quot; : &quot;&quot; }, { &quot;dropping-particle&quot; : &quot;&quot;, &quot;family&quot; : &quot;Bemis&quot;, &quot;given&quot; : &quot;David A&quot;, &quot;non-dropping-particle&quot; : &quot;&quot;, &quot;parse-names&quot; : false, &quot;suffix&quot; : &quot;&quot; }, { &quot;dropping-particle&quot; : &quot;&quot;, &quot;family&quot; : &quot;Liu&quot;, &quot;given&quot; : &quot;Jiang&quot;, &quot;non-dropping-particle&quot; : &quot;&quot;, &quot;parse-names&quot; : false, &quot;suffix&quot; : &quot;&quot; }, { &quot;dropping-particle&quot; : &quot;&quot;, &quot;family&quot; : &quot;Zhao&quot;, &quot;given&quot; : &quot;Ling&quot;, &quot;non-dropping-particle&quot; : &quot;&quot;, &quot;parse-names&quot; : false, &quot;suffix&quot; : &quot;&quot; }, { &quot;dropping-particle&quot; : &quot;&quot;, &quot;family&quot; : &quot;Chen&quot;, &quot;given&quot; : &quot;Jiangang&quot;, &quot;non-dropping-particle&quot; : &quot;&quot;, &quot;parse-names&quot; : false, &quot;suffix&quot; : &quot;&quot; } ], &quot;container-title&quot; : &quot;Scientific reports&quot;, &quot;id&quot; : &quot;ITEM-1&quot;, &quot;issued&quot; : { &quot;date-parts&quot; : [ [ &quot;2016&quot; ] ] }, &quot;page&quot; : &quot;33430&quot;, &quot;publisher&quot; : &quot;Nature Publishing Group&quot;, &quot;title&quot; : &quot;Temporal Development of Gut Microbiota in Triclocarban Exposed Pregnant and Neonatal Rats.&quot;, &quot;type&quot; : &quot;article-journal&quot;, &quot;volume&quot; : &quot;6&quot; }, &quot;uris&quot; : [ &quot;http://www.mendeley.com/documents/?uuid=457e9bc5-711b-3c5c-9655-0178cd75eaac&quot; ] }, { &quot;id&quot; : &quot;ITEM-2&quot;, &quot;itemData&quot; : { &quot;DOI&quot; : &quot;10.1186/gb-2014-15-7-r89&quot;, &quot;ISSN&quot; : &quot;1465-6914&quot;, &quot;PMID&quot; : &quot;25146375&quot;, &quot;abstract&quot; : &quot;BACKGROUND: Disturbance to human microbiota may underlie several pathologies. Yet, we lack a comprehensive understanding of how lifestyle affects the dynamics of human-associated microbial communities.\n\n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n\nCONCLUSIONS: Our findings suggest that although human-associated microbial communities are generally stable, they can be quickly and profoundly altered by common human actions and experiences.&quot;, &quot;author&quot; : [ { &quot;dropping-particle&quot; : &quot;&quot;, &quot;family&quot; : &quot;David&quot;, &quot;given&quot; : &quot;Lawrence A&quot;, &quot;non-dropping-particle&quot; : &quot;&quot;, &quot;parse-names&quot; : false, &quot;suffix&quot; : &quot;&quot; }, { &quot;dropping-particle&quot; : &quot;&quot;, &quot;family&quot; : &quot;Materna&quot;, &quot;given&quot; : &quot;Arne C&quot;, &quot;non-dropping-particle&quot; : &quot;&quot;, &quot;parse-names&quot; : false, &quot;suffix&quot; : &quot;&quot; }, { &quot;dropping-particle&quot; : &quot;&quot;, &quot;family&quot; : &quot;Friedman&quot;, &quot;given&quot; : &quot;Jonathan&quot;, &quot;non-dropping-particle&quot; : &quot;&quot;, &quot;parse-names&quot; : false, &quot;suffix&quot; : &quot;&quot; }, { &quot;dropping-particle&quot; : &quot;&quot;, &quot;family&quot; : &quot;Campos-Baptista&quot;, &quot;given&quot; : &quot;Maria I&quot;, &quot;non-dropping-particle&quot; : &quot;&quot;, &quot;parse-names&quot; : false, &quot;suffix&quot; : &quot;&quot; }, { &quot;dropping-particle&quot; : &quot;&quot;, &quot;family&quot; : &quot;Blackburn&quot;, &quot;given&quot; : &quot;Matthew C&quot;, &quot;non-dropping-particle&quot; : &quot;&quot;, &quot;parse-names&quot; : false, &quot;suffix&quot; : &quot;&quot; }, { &quot;dropping-particle&quot; : &quot;&quot;, &quot;family&quot; : &quot;Perrotta&quot;, &quot;given&quot; : &quot;Allison&quot;, &quot;non-dropping-particle&quot; : &quot;&quot;, &quot;parse-names&quot; : false, &quot;suffix&quot; : &quot;&quot; }, { &quot;dropping-particle&quot; : &quot;&quot;, &quot;family&quot; : &quot;Erdman&quot;, &quot;given&quot; : &quot;Susan E&quot;, &quot;non-dropping-particle&quot; : &quot;&quot;, &quot;parse-names&quot; : false, &quot;suffix&quot; : &quot;&quot; }, { &quot;dropping-particle&quot; : &quot;&quot;, &quot;family&quot; : &quot;Alm&quot;, &quot;given&quot; : &quot;Eric J&quot;, &quot;non-dropping-particle&quot; : &quot;&quot;, &quot;parse-names&quot; : false, &quot;suffix&quot; : &quot;&quot; } ], &quot;container-title&quot; : &quot;Genome biology&quot;, &quot;id&quot; : &quot;ITEM-2&quot;, &quot;issue&quot; : &quot;7&quot;, &quot;issued&quot; : { &quot;date-parts&quot; : [ [ &quot;2014&quot;, &quot;1&quot;, &quot;25&quot; ] ] }, &quot;language&quot; : &quot;En&quot;, &quot;page&quot; : &quot;R89&quot;, &quot;publisher&quot; : &quot;BioMed Central&quot;, &quot;title&quot; : &quot;Host lifestyle affects human microbiota on daily timescales.&quot;, &quot;type&quot; : &quot;article-journal&quot;, &quot;volume&quot; : &quot;15&quot; }, &quot;uris&quot; : [ &quot;http://www.mendeley.com/documents/?uuid=dfecea61-9ed9-4500-a29f-5f0a06b261f4&quot; ] }, { &quot;id&quot; : &quot;ITEM-3&quot;, &quot;itemData&quot; : { &quot;DOI&quot; : &quot;10.1371/journal.pone.0046966&quot;, &quot;ISSN&quot; : &quot;1932-6203&quot;, &quot;PMID&quot; : &quot;23071679&quot;, &quot;abstract&quot; : &quot;Antibiotic disruption of the intestinal microbiota may cause susceptibility to pathogens that is resolved by progressive bacterial outgrowth and colonization. Succession is central to ecological theory but not widely documented in studies of the vertebrate microbiome. Here, we study succession in the hamster gut after treatment with antibiotics and exposure to Clostridium difficile. C. difficile infection is typically lethal in hamsters, but protection can be conferred with neutralizing antibodies against the A and B toxins. We compare treatment with neutralizing monoclonal antibodies (mAb) to treatment with vancomycin, which prolongs the lives of animals but ultimately fails to protect them from death. We carried out longitudinal deep sequencing analysis and found distinctive waves of succession associated with each form of treatment. Clindamycin sensitization prior to infection was associated with the temporary suppression of the previously dominant Bacteroidales and the fungus Saccinobaculus in favor of Proteobacteria. In mAb-treated animals, C. difficile proliferated before joining Proteobacteria in giving way to re-expanding Bacteroidales and the fungus Wickerhamomyces. However, the Bacteroidales lineages returning by day 7 were different from those that were present initially, and they persisted for the duration of the experiment. Animals treated with vancomycin showed a different set of late-stage lineages that were dominated by Proteobacteria as well as increased disparity between the tissue-associated and luminal cecal communities. The control animals showed no change in their gut microbiota. These data thus suggest different patterns of ecological succession following antibiotic treatment and C. difficile infection.&quot;, &quot;author&quot; : [ { &quot;dropping-particle&quot; : &quot;&quot;, &quot;family&quot; : &quot;Peterfreund&quot;, &quot;given&quot; : &quot;Gregory L&quot;, &quot;non-dropping-particle&quot; : &quot;&quot;, &quot;parse-names&quot; : false, &quot;suffix&quot; : &quot;&quot; }, { &quot;dropping-particle&quot; : &quot;&quot;, &quot;family&quot; : &quot;Vandivier&quot;, &quot;given&quot; : &quot;Lee E&quot;, &quot;non-dropping-particle&quot; : &quot;&quot;, &quot;parse-names&quot; : false, &quot;suffix&quot; : &quot;&quot; }, { &quot;dropping-particle&quot; : &quot;&quot;, &quot;family&quot; : &quot;Sinha&quot;, &quot;given&quot; : &quot;Rohini&quot;, &quot;non-dropping-particle&quot; : &quot;&quot;, &quot;parse-names&quot; : false, &quot;suffix&quot; : &quot;&quot; }, { &quot;dropping-particle&quot; : &quot;&quot;, &quot;family&quot; : &quot;Marozsan&quot;, &quot;given&quot; : &quot;Andre J&quot;, &quot;non-dropping-particle&quot; : &quot;&quot;, &quot;parse-names&quot; : false, &quot;suffix&quot; : &quot;&quot; }, { &quot;dropping-particle&quot; : &quot;&quot;, &quot;family&quot; : &quot;Olson&quot;, &quot;given&quot; : &quot;William C&quot;, &quot;non-dropping-particle&quot; : &quot;&quot;, &quot;parse-names&quot; : false, &quot;suffix&quot; : &quot;&quot; }, { &quot;dropping-particle&quot; : &quot;&quot;, &quot;family&quot; : &quot;Zhu&quot;, &quot;given&quot; : &quot;Jun&quot;, &quot;non-dropping-particle&quot; : &quot;&quot;, &quot;parse-names&quot; : false, &quot;suffix&quot; : &quot;&quot; }, { &quot;dropping-particle&quot; : &quot;&quot;, &quot;family&quot; : &quot;Bushman&quot;, &quot;given&quot; : &quot;Frederic D&quot;, &quot;non-dropping-particle&quot; : &quot;&quot;, &quot;parse-names&quot; : false, &quot;suffix&quot; : &quot;&quot; } ], &quot;container-title&quot; : &quot;PloS one&quot;, &quot;id&quot; : &quot;ITEM-3&quot;, &quot;issue&quot; : &quot;10&quot;, &quot;issued&quot; : { &quot;date-parts&quot; : [ [ &quot;2012&quot;, &quot;1&quot;, &quot;10&quot; ] ] }, &quot;page&quot; : &quot;e46966&quot;, &quot;publisher&quot; : &quot;Public Library of Science&quot;, &quot;title&quot; : &quot;Succession in the gut microbiome following antibiotic and antibody therapies for Clostridium difficile.&quot;, &quot;type&quot; : &quot;article-journal&quot;, &quot;volume&quot; : &quot;7&quot; }, &quot;uris&quot; : [ &quot;http://www.mendeley.com/documents/?uuid=c35b8bbb-a9bf-48fc-82c7-c4787dfa0c8a&quot; ] } ], &quot;mendeley&quot; : { &quot;formattedCitation&quot; : &quot;[8\u201310]&quot;, &quot;plainTextFormattedCitation&quot; : &quot;[8\u201310]&quot;, &quot;previouslyFormattedCitation&quot; : &quot;[8\u201310]&quot; }, &quot;properties&quot; : { &quot;noteIndex&quot; : 0 }, &quot;schema&quot; : &quot;https://github.com/citation-style-language/schema/raw/master/csl-citation.json&quot; }"/> [<field:fieldmark-start text:name="__Fieldmark__855_1861778513" field:type="ADDIN CSL_CITATION { &quot;citationItems&quot; : [ { &quot;id&quot; : &quot;ITEM-1&quot;, &quot;itemData&quot; : { &quot;DOI&quot; : &quot;10.1038/srep33430&quot;, &quot;ISSN&quot; : &quot;2045-2322&quot;, &quot;PMID&quot; : &quot;27646684&quot;, &quot;abstract&quot; :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author&quot; : [ { &quot;dropping-particle&quot; : &quot;&quot;, &quot;family&quot; : &quot;Kennedy&quot;, &quot;given&quot; : &quot;Rebekah C&quot;, &quot;non-dropping-particle&quot; : &quot;&quot;, &quot;parse-names&quot; : false, &quot;suffix&quot; : &quot;&quot; }, { &quot;dropping-particle&quot; : &quot;&quot;, &quot;family&quot; : &quot;Fling&quot;, &quot;given&quot; : &quot;Russell R&quot;, &quot;non-dropping-particle&quot; : &quot;&quot;, &quot;parse-names&quot; : false, &quot;suffix&quot; : &quot;&quot; }, { &quot;dropping-particle&quot; : &quot;&quot;, &quot;family&quot; : &quot;Robeson&quot;, &quot;given&quot; : &quot;Michael S&quot;, &quot;non-dropping-particle&quot; : &quot;&quot;, &quot;parse-names&quot; : false, &quot;suffix&quot; : &quot;&quot; }, { &quot;dropping-particle&quot; : &quot;&quot;, &quot;family&quot; : &quot;Saxton&quot;, &quot;given&quot; : &quot;Arnold M&quot;, &quot;non-dropping-particle&quot; : &quot;&quot;, &quot;parse-names&quot; : false, &quot;suffix&quot; : &quot;&quot; }, { &quot;dropping-particle&quot; : &quot;&quot;, &quot;family&quot; : &quot;Donnell&quot;, &quot;given&quot; : &quot;Robert L&quot;, &quot;non-dropping-particle&quot; : &quot;&quot;, &quot;parse-names&quot; : false, &quot;suffix&quot; : &quot;&quot; }, { &quot;dropping-particle&quot; : &quot;&quot;, &quot;family&quot; : &quot;Darcy&quot;, &quot;given&quot; : &quot;John L&quot;, &quot;non-dropping-particle&quot; : &quot;&quot;, &quot;parse-names&quot; : false, &quot;suffix&quot; : &quot;&quot; }, { &quot;dropping-particle&quot; : &quot;&quot;, &quot;family&quot; : &quot;Bemis&quot;, &quot;given&quot; : &quot;David A&quot;, &quot;non-dropping-particle&quot; : &quot;&quot;, &quot;parse-names&quot; : false, &quot;suffix&quot; : &quot;&quot; }, { &quot;dropping-particle&quot; : &quot;&quot;, &quot;family&quot; : &quot;Liu&quot;, &quot;given&quot; : &quot;Jiang&quot;, &quot;non-dropping-particle&quot; : &quot;&quot;, &quot;parse-names&quot; : false, &quot;suffix&quot; : &quot;&quot; }, { &quot;dropping-particle&quot; : &quot;&quot;, &quot;family&quot; : &quot;Zhao&quot;, &quot;given&quot; : &quot;Ling&quot;, &quot;non-dropping-particle&quot; : &quot;&quot;, &quot;parse-names&quot; : false, &quot;suffix&quot; : &quot;&quot; }, { &quot;dropping-particle&quot; : &quot;&quot;, &quot;family&quot; : &quot;Chen&quot;, &quot;given&quot; : &quot;Jiangang&quot;, &quot;non-dropping-particle&quot; : &quot;&quot;, &quot;parse-names&quot; : false, &quot;suffix&quot; : &quot;&quot; } ], &quot;container-title&quot; : &quot;Scientific reports&quot;, &quot;id&quot; : &quot;ITEM-1&quot;, &quot;issued&quot; : { &quot;date-parts&quot; : [ [ &quot;2016&quot; ] ] }, &quot;page&quot; : &quot;33430&quot;, &quot;publisher&quot; : &quot;Nature Publishing Group&quot;, &quot;title&quot; : &quot;Temporal Development of Gut Microbiota in Triclocarban Exposed Pregnant and Neonatal Rats.&quot;, &quot;type&quot; : &quot;article-journal&quot;, &quot;volume&quot; : &quot;6&quot; }, &quot;uris&quot; : [ &quot;http://www.mendeley.com/documents/?uuid=457e9bc5-711b-3c5c-9655-0178cd75eaac&quot; ] }, { &quot;id&quot; : &quot;ITEM-2&quot;, &quot;itemData&quot; : { &quot;DOI&quot; : &quot;10.1186/gb-2014-15-7-r89&quot;, &quot;ISSN&quot; : &quot;1465-6914&quot;, &quot;PMID&quot; : &quot;25146375&quot;, &quot;abstract&quot; : &quot;BACKGROUND: Disturbance to human microbiota may underlie several pathologies. Yet, we lack a comprehensive understanding of how lifestyle affects the dynamics of human-associated microbial communities.\n\n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n\nCONCLUSIONS: Our findings suggest that although human-associated microbial communities are generally stable, they can be quickly and profoundly altered by common human actions and experiences.&quot;, &quot;author&quot; : [ { &quot;dropping-particle&quot; : &quot;&quot;, &quot;family&quot; : &quot;David&quot;, &quot;given&quot; : &quot;Lawrence A&quot;, &quot;non-dropping-particle&quot; : &quot;&quot;, &quot;parse-names&quot; : false, &quot;suffix&quot; : &quot;&quot; }, { &quot;dropping-particle&quot; : &quot;&quot;, &quot;family&quot; : &quot;Materna&quot;, &quot;given&quot; : &quot;Arne C&quot;, &quot;non-dropping-particle&quot; : &quot;&quot;, &quot;parse-names&quot; : false, &quot;suffix&quot; : &quot;&quot; }, { &quot;dropping-particle&quot; : &quot;&quot;, &quot;family&quot; : &quot;Friedman&quot;, &quot;given&quot; : &quot;Jonathan&quot;, &quot;non-dropping-particle&quot; : &quot;&quot;, &quot;parse-names&quot; : false, &quot;suffix&quot; : &quot;&quot; }, { &quot;dropping-particle&quot; : &quot;&quot;, &quot;family&quot; : &quot;Campos-Baptista&quot;, &quot;given&quot; : &quot;Maria I&quot;, &quot;non-dropping-particle&quot; : &quot;&quot;, &quot;parse-names&quot; : false, &quot;suffix&quot; : &quot;&quot; }, { &quot;dropping-particle&quot; : &quot;&quot;, &quot;family&quot; : &quot;Blackburn&quot;, &quot;given&quot; : &quot;Matthew C&quot;, &quot;non-dropping-particle&quot; : &quot;&quot;, &quot;parse-names&quot; : false, &quot;suffix&quot; : &quot;&quot; }, { &quot;dropping-particle&quot; : &quot;&quot;, &quot;family&quot; : &quot;Perrotta&quot;, &quot;given&quot; : &quot;Allison&quot;, &quot;non-dropping-particle&quot; : &quot;&quot;, &quot;parse-names&quot; : false, &quot;suffix&quot; : &quot;&quot; }, { &quot;dropping-particle&quot; : &quot;&quot;, &quot;family&quot; : &quot;Erdman&quot;, &quot;given&quot; : &quot;Susan E&quot;, &quot;non-dropping-particle&quot; : &quot;&quot;, &quot;parse-names&quot; : false, &quot;suffix&quot; : &quot;&quot; }, { &quot;dropping-particle&quot; : &quot;&quot;, &quot;family&quot; : &quot;Alm&quot;, &quot;given&quot; : &quot;Eric J&quot;, &quot;non-dropping-particle&quot; : &quot;&quot;, &quot;parse-names&quot; : false, &quot;suffix&quot; : &quot;&quot; } ], &quot;container-title&quot; : &quot;Genome biology&quot;, &quot;id&quot; : &quot;ITEM-2&quot;, &quot;issue&quot; : &quot;7&quot;, &quot;issued&quot; : { &quot;date-parts&quot; : [ [ &quot;2014&quot;, &quot;1&quot;, &quot;25&quot; ] ] }, &quot;language&quot; : &quot;En&quot;, &quot;page&quot; : &quot;R89&quot;, &quot;publisher&quot; : &quot;BioMed Central&quot;, &quot;title&quot; : &quot;Host lifestyle affects human microbiota on daily timescales.&quot;, &quot;type&quot; : &quot;article-journal&quot;, &quot;volume&quot; : &quot;15&quot; }, &quot;uris&quot; : [ &quot;http://www.mendeley.com/documents/?uuid=dfecea61-9ed9-4500-a29f-5f0a06b261f4&quot; ] }, { &quot;id&quot; : &quot;ITEM-3&quot;, &quot;itemData&quot; : { &quot;DOI&quot; : &quot;10.1371/journal.pone.0046966&quot;, &quot;ISSN&quot; : &quot;1932-6203&quot;, &quot;PMID&quot; : &quot;23071679&quot;, &quot;abstract&quot; : &quot;Antibiotic disruption of the intestinal microbiota may cause susceptibility to pathogens that is resolved by progressive bacterial outgrowth and colonization. Succession is central to ecological theory but not widely documented in studies of the vertebrate microbiome. Here, we study succession in the hamster gut after treatment with antibiotics and exposure to Clostridium difficile. C. difficile infection is typically lethal in hamsters, but protection can be conferred with neutralizing antibodies against the A and B toxins. We compare treatment with neutralizing monoclonal antibodies (mAb) to treatment with vancomycin, which prolongs the lives of animals but ultimately fails to protect them from death. We carried out longitudinal deep sequencing analysis and found distinctive waves of succession associated with each form of treatment. Clindamycin sensitization prior to infection was associated with the temporary suppression of the previously dominant Bacteroidales and the fungus Saccinobaculus in favor of Proteobacteria. In mAb-treated animals, C. difficile proliferated before joining Proteobacteria in giving way to re-expanding Bacteroidales and the fungus Wickerhamomyces. However, the Bacteroidales lineages returning by day 7 were different from those that were present initially, and they persisted for the duration of the experiment. Animals treated with vancomycin showed a different set of late-stage lineages that were dominated by Proteobacteria as well as increased disparity between the tissue-associated and luminal cecal communities. The control animals showed no change in their gut microbiota. These data thus suggest different patterns of ecological succession following antibiotic treatment and C. difficile infection.&quot;, &quot;author&quot; : [ { &quot;dropping-particle&quot; : &quot;&quot;, &quot;family&quot; : &quot;Peterfreund&quot;, &quot;given&quot; : &quot;Gregory L&quot;, &quot;non-dropping-particle&quot; : &quot;&quot;, &quot;parse-names&quot; : false, &quot;suffix&quot; : &quot;&quot; }, { &quot;dropping-particle&quot; : &quot;&quot;, &quot;family&quot; : &quot;Vandivier&quot;, &quot;given&quot; : &quot;Lee E&quot;, &quot;non-dropping-particle&quot; : &quot;&quot;, &quot;parse-names&quot; : false, &quot;suffix&quot; : &quot;&quot; }, { &quot;dropping-particle&quot; : &quot;&quot;, &quot;family&quot; : &quot;Sinha&quot;, &quot;given&quot; : &quot;Rohini&quot;, &quot;non-dropping-particle&quot; : &quot;&quot;, &quot;parse-names&quot; : false, &quot;suffix&quot; : &quot;&quot; }, { &quot;dropping-particle&quot; : &quot;&quot;, &quot;family&quot; : &quot;Marozsan&quot;, &quot;given&quot; : &quot;Andre J&quot;, &quot;non-dropping-particle&quot; : &quot;&quot;, &quot;parse-names&quot; : false, &quot;suffix&quot; : &quot;&quot; }, { &quot;dropping-particle&quot; : &quot;&quot;, &quot;family&quot; : &quot;Olson&quot;, &quot;given&quot; : &quot;William C&quot;, &quot;non-dropping-particle&quot; : &quot;&quot;, &quot;parse-names&quot; : false, &quot;suffix&quot; : &quot;&quot; }, { &quot;dropping-particle&quot; : &quot;&quot;, &quot;family&quot; : &quot;Zhu&quot;, &quot;given&quot; : &quot;Jun&quot;, &quot;non-dropping-particle&quot; : &quot;&quot;, &quot;parse-names&quot; : false, &quot;suffix&quot; : &quot;&quot; }, { &quot;dropping-particle&quot; : &quot;&quot;, &quot;family&quot; : &quot;Bushman&quot;, &quot;given&quot; : &quot;Frederic D&quot;, &quot;non-dropping-particle&quot; : &quot;&quot;, &quot;parse-names&quot; : false, &quot;suffix&quot; : &quot;&quot; } ], &quot;container-title&quot; : &quot;PloS one&quot;, &quot;id&quot; : &quot;ITEM-3&quot;, &quot;issue&quot; : &quot;10&quot;, &quot;issued&quot; : { &quot;date-parts&quot; : [ [ &quot;2012&quot;, &quot;1&quot;, &quot;10&quot; ] ] }, &quot;page&quot; : &quot;e46966&quot;, &quot;publisher&quot; : &quot;Public Library of Science&quot;, &quot;title&quot; : &quot;Succession in the gut microbiome following antibiotic and antibody therapies for Clostridium difficile.&quot;, &quot;type&quot; : &quot;article-journal&quot;, &quot;volume&quot; : &quot;7&quot; }, &quot;uris&quot; : [ &quot;http://www.mendeley.com/documents/?uuid=c35b8bbb-a9bf-48fc-82c7-c4787dfa0c8a&quot; ] } ], &quot;mendeley&quot; : { &quot;formattedCitation&quot; : &quot;[8\u201310]&quot;, &quot;plainTextFormattedCitation&quot; : &quot;[8\u201310]&quot;, &quot;previouslyFormattedCitation&quot; : &quot;[8\u201310]&quot; }, &quot;properties&quot; : { &quot;noteIndex&quot; : 0 }, &quot;schema&quot; : &quot;https://github.com/citation-style-language/schema/raw/master/csl-citation.json&quot; }"/>8–1<field:fieldmark-end/>0<field:fieldmark-end/>]<field:fieldmark-end/>, so we think that trait-based selection within the host is a more likely scenario. </text:p>
      <text:p text:style-name="P16"><text:tab/>The burst of newly observed phylogenetic diversity in the infant gut microbiome after the subject began consuming baby formula (Figure 4) indicates that this particular disturbance resulted in a re-assembly of a community that was approaching island-biogeographic equilibrium [<field:fieldmark-start text:name="__Fieldmark__863_1861778513" field:type="ADDIN CSL_CITATION { &quot;citationItems&quot; : [ { &quot;id&quot; : &quot;ITEM-1&quot;, &quot;itemData&quot; : { &quot;ISBN&quot; : &quot;1400875366&quot;, &quot;abstract&quot; : &quot;The book description for \&quot;Theory of Island Biogeography. (MPB-1)\&quot; is currently unavailable.&quot;, &quot;author&quot; : [ { &quot;dropping-particle&quot; : &quot;&quot;, &quot;family&quot; : &quot;MacArthur&quot;, &quot;given&quot; : &quot;Robert H.&quot;, &quot;non-dropping-particle&quot; : &quot;&quot;, &quot;parse-names&quot; : false, &quot;suffix&quot; : &quot;&quot; }, { &quot;dropping-particle&quot; : &quot;&quot;, &quot;family&quot; : &quot;Wilson&quot;, &quot;given&quot; : &quot;Edward O.&quot;, &quot;non-dropping-particle&quot; : &quot;&quot;, &quot;parse-names&quot; : false, &quot;suffix&quot; : &quot;&quot; } ], &quot;id&quot; : &quot;ITEM-1&quot;, &quot;issued&quot; : { &quot;date-parts&quot; : [ [ &quot;2015&quot; ] ] }, &quot;number-of-pages&quot; : &quot;216&quot;, &quot;publisher&quot; : &quot;Princeton University Press&quot;, &quot;title&quot; : &quot;Theory of Island Biogeography. (MPB-1)&quot;, &quot;type&quot; : &quot;book&quot; }, &quot;uris&quot; : [ &quot;http://www.mendeley.com/documents/?uuid=10b6eeb6-df79-4d59-87b9-485ee74b7714&quot; ] }, { &quot;id&quot; : &quot;ITEM-2&quot;, &quot;itemData&quot; : { &quot;DOI&quot; : &quot;10.1111/geb.12393&quot;, &quot;ISSN&quot; : &quot;1466822X&quot;, &quot;author&quot; : [ { &quot;dropping-particle&quot; : &quot;&quot;, &quot;family&quot; : &quot;Jean&quot;, &quot;given&quot; : &quot;K\u00e9vin&quot;, &quot;non-dropping-particle&quot; : &quot;&quot;, &quot;parse-names&quot; : false, &quot;suffix&quot; : &quot;&quot; }, { &quot;dropping-particle&quot; : &quot;&quot;, &quot;family&quot; : &quot;Burnside&quot;, &quot;given&quot; : &quot;William R.&quot;, &quot;non-dropping-particle&quot; : &quot;&quot;, &quot;parse-names&quot; : false, &quot;suffix&quot; : &quot;&quot; }, { &quot;dropping-particle&quot; : &quot;&quot;, &quot;family&quot; : &quot;Carlson&quot;, &quot;given&quot; : &quot;Lynn&quot;, &quot;non-dropping-particle&quot; : &quot;&quot;, &quot;parse-names&quot; : false, &quot;suffix&quot; : &quot;&quot; }, { &quot;dropping-particle&quot; : &quot;&quot;, &quot;family&quot; : &quot;Smith&quot;, &quot;given&quot; : &quot;Katherine&quot;, &quot;non-dropping-particle&quot; : &quot;&quot;, &quot;parse-names&quot; : false, &quot;suffix&quot; : &quot;&quot; }, { &quot;dropping-particle&quot; : &quot;&quot;, &quot;family&quot; : &quot;Gu\u00e9gan&quot;, &quot;given&quot; : &quot;Jean-Fran\u00e7ois&quot;, &quot;non-dropping-particle&quot; : &quot;&quot;, &quot;parse-names&quot; : false, &quot;suffix&quot; : &quot;&quot; } ], &quot;container-title&quot; : &quot;Global Ecology and Biogeography&quot;, &quot;id&quot; : &quot;ITEM-2&quot;, &quot;issue&quot; : &quot;1&quot;, &quot;issued&quot; : { &quot;date-parts&quot; : [ [ &quot;2016&quot;, &quot;1&quot;, &quot;5&quot; ] ] }, &quot;page&quot; : &quot;107-116&quot;, &quot;title&quot; : &quot;An equilibrium theory signature in the island biogeography of human parasites and pathogens&quot;, &quot;type&quot; : &quot;article-journal&quot;, &quot;volume&quot; : &quot;25&quot; }, &quot;uris&quot; : [ &quot;http://www.mendeley.com/documents/?uuid=11d959a9-7d23-4066-a5b9-40cb3328444e&quot; ] } ], &quot;mendeley&quot; : { &quot;formattedCitation&quot; : &quot;[15,31]&quot;, &quot;plainTextFormattedCitation&quot; : &quot;[15,31]&quot;, &quot;previouslyFormattedCitation&quot; : &quot;[15,30]&quot; }, &quot;properties&quot; : { &quot;noteIndex&quot; : 0 }, &quot;schema&quot; : &quot;https://github.com/citation-style-language/schema/raw/master/csl-citation.json&quot; }"/><text:bookmark-start text:name="__Fieldmark__966_1186360433"/><field:fieldmark-start text:name="__Fieldmark__863_1861778513" field:type="ADDIN CSL_CITATION { &quot;citationItems&quot; : [ { &quot;id&quot; : &quot;ITEM-1&quot;, &quot;itemData&quot; : { &quot;ISBN&quot; : &quot;1400875366&quot;, &quot;abstract&quot; : &quot;The book description for \&quot;Theory of Island Biogeography. (MPB-1)\&quot; is currently unavailable.&quot;, &quot;author&quot; : [ { &quot;dropping-particle&quot; : &quot;&quot;, &quot;family&quot; : &quot;MacArthur&quot;, &quot;given&quot; : &quot;Robert H.&quot;, &quot;non-dropping-particle&quot; : &quot;&quot;, &quot;parse-names&quot; : false, &quot;suffix&quot; : &quot;&quot; }, { &quot;dropping-particle&quot; : &quot;&quot;, &quot;family&quot; : &quot;Wilson&quot;, &quot;given&quot; : &quot;Edward O.&quot;, &quot;non-dropping-particle&quot; : &quot;&quot;, &quot;parse-names&quot; : false, &quot;suffix&quot; : &quot;&quot; } ], &quot;id&quot; : &quot;ITEM-1&quot;, &quot;issued&quot; : { &quot;date-parts&quot; : [ [ &quot;2015&quot; ] ] }, &quot;number-of-pages&quot; : &quot;216&quot;, &quot;publisher&quot; : &quot;Princeton University Press&quot;, &quot;title&quot; : &quot;Theory of Island Biogeography. (MPB-1)&quot;, &quot;type&quot; : &quot;book&quot; }, &quot;uris&quot; : [ &quot;http://www.mendeley.com/documents/?uuid=10b6eeb6-df79-4d59-87b9-485ee74b7714&quot; ] }, { &quot;id&quot; : &quot;ITEM-2&quot;, &quot;itemData&quot; : { &quot;DOI&quot; : &quot;10.1111/geb.12393&quot;, &quot;ISSN&quot; : &quot;1466822X&quot;, &quot;author&quot; : [ { &quot;dropping-particle&quot; : &quot;&quot;, &quot;family&quot; : &quot;Jean&quot;, &quot;given&quot; : &quot;K\u00e9vin&quot;, &quot;non-dropping-particle&quot; : &quot;&quot;, &quot;parse-names&quot; : false, &quot;suffix&quot; : &quot;&quot; }, { &quot;dropping-particle&quot; : &quot;&quot;, &quot;family&quot; : &quot;Burnside&quot;, &quot;given&quot; : &quot;William R.&quot;, &quot;non-dropping-particle&quot; : &quot;&quot;, &quot;parse-names&quot; : false, &quot;suffix&quot; : &quot;&quot; }, { &quot;dropping-particle&quot; : &quot;&quot;, &quot;family&quot; : &quot;Carlson&quot;, &quot;given&quot; : &quot;Lynn&quot;, &quot;non-dropping-particle&quot; : &quot;&quot;, &quot;parse-names&quot; : false, &quot;suffix&quot; : &quot;&quot; }, { &quot;dropping-particle&quot; : &quot;&quot;, &quot;family&quot; : &quot;Smith&quot;, &quot;given&quot; : &quot;Katherine&quot;, &quot;non-dropping-particle&quot; : &quot;&quot;, &quot;parse-names&quot; : false, &quot;suffix&quot; : &quot;&quot; }, { &quot;dropping-particle&quot; : &quot;&quot;, &quot;family&quot; : &quot;Gu\u00e9gan&quot;, &quot;given&quot; : &quot;Jean-Fran\u00e7ois&quot;, &quot;non-dropping-particle&quot; : &quot;&quot;, &quot;parse-names&quot; : false, &quot;suffix&quot; : &quot;&quot; } ], &quot;container-title&quot; : &quot;Global Ecology and Biogeography&quot;, &quot;id&quot; : &quot;ITEM-2&quot;, &quot;issue&quot; : &quot;1&quot;, &quot;issued&quot; : { &quot;date-parts&quot; : [ [ &quot;2016&quot;, &quot;1&quot;, &quot;5&quot; ] ] }, &quot;page&quot; : &quot;107-116&quot;, &quot;title&quot; : &quot;An equilibrium theory signature in the island biogeography of human parasites and pathogens&quot;, &quot;type&quot; : &quot;article-journal&quot;, &quot;volume&quot; : &quot;25&quot; }, &quot;uris&quot; : [ &quot;http://www.mendeley.com/documents/?uuid=11d959a9-7d23-4066-a5b9-40cb3328444e&quot; ] } ], &quot;mendeley&quot; : { &quot;formattedCitation&quot; : &quot;[15,31]&quot;, &quot;plainTextFormattedCitation&quot; : &quot;[15,31]&quot;, &quot;previouslyFormattedCitation&quot; : &quot;[15,30]&quot; }, &quot;properties&quot; : { &quot;noteIndex&quot; : 0 }, &quot;schema&quot; : &quot;https://github.com/citation-style-language/schema/raw/master/csl-citation.json&quot; }"/><field:fieldmark-start text:name="__Fieldmark__863_1861778513" field:type="ADDIN CSL_CITATION { &quot;citationItems&quot; : [ { &quot;id&quot; : &quot;ITEM-1&quot;, &quot;itemData&quot; : { &quot;ISBN&quot; : &quot;1400875366&quot;, &quot;abstract&quot; : &quot;The book description for \&quot;Theory of Island Biogeography. (MPB-1)\&quot; is currently unavailable.&quot;, &quot;author&quot; : [ { &quot;dropping-particle&quot; : &quot;&quot;, &quot;family&quot; : &quot;MacArthur&quot;, &quot;given&quot; : &quot;Robert H.&quot;, &quot;non-dropping-particle&quot; : &quot;&quot;, &quot;parse-names&quot; : false, &quot;suffix&quot; : &quot;&quot; }, { &quot;dropping-particle&quot; : &quot;&quot;, &quot;family&quot; : &quot;Wilson&quot;, &quot;given&quot; : &quot;Edward O.&quot;, &quot;non-dropping-particle&quot; : &quot;&quot;, &quot;parse-names&quot; : false, &quot;suffix&quot; : &quot;&quot; } ], &quot;id&quot; : &quot;ITEM-1&quot;, &quot;issued&quot; : { &quot;date-parts&quot; : [ [ &quot;2015&quot; ] ] }, &quot;number-of-pages&quot; : &quot;216&quot;, &quot;publisher&quot; : &quot;Princeton University Press&quot;, &quot;title&quot; : &quot;Theory of Island Biogeography. (MPB-1)&quot;, &quot;type&quot; : &quot;book&quot; }, &quot;uris&quot; : [ &quot;http://www.mendeley.com/documents/?uuid=10b6eeb6-df79-4d59-87b9-485ee74b7714&quot; ] }, { &quot;id&quot; : &quot;ITEM-2&quot;, &quot;itemData&quot; : { &quot;DOI&quot; : &quot;10.1111/geb.12393&quot;, &quot;ISSN&quot; : &quot;1466822X&quot;, &quot;author&quot; : [ { &quot;dropping-particle&quot; : &quot;&quot;, &quot;family&quot; : &quot;Jean&quot;, &quot;given&quot; : &quot;K\u00e9vin&quot;, &quot;non-dropping-particle&quot; : &quot;&quot;, &quot;parse-names&quot; : false, &quot;suffix&quot; : &quot;&quot; }, { &quot;dropping-particle&quot; : &quot;&quot;, &quot;family&quot; : &quot;Burnside&quot;, &quot;given&quot; : &quot;William R.&quot;, &quot;non-dropping-particle&quot; : &quot;&quot;, &quot;parse-names&quot; : false, &quot;suffix&quot; : &quot;&quot; }, { &quot;dropping-particle&quot; : &quot;&quot;, &quot;family&quot; : &quot;Carlson&quot;, &quot;given&quot; : &quot;Lynn&quot;, &quot;non-dropping-particle&quot; : &quot;&quot;, &quot;parse-names&quot; : false, &quot;suffix&quot; : &quot;&quot; }, { &quot;dropping-particle&quot; : &quot;&quot;, &quot;family&quot; : &quot;Smith&quot;, &quot;given&quot; : &quot;Katherine&quot;, &quot;non-dropping-particle&quot; : &quot;&quot;, &quot;parse-names&quot; : false, &quot;suffix&quot; : &quot;&quot; }, { &quot;dropping-particle&quot; : &quot;&quot;, &quot;family&quot; : &quot;Gu\u00e9gan&quot;, &quot;given&quot; : &quot;Jean-Fran\u00e7ois&quot;, &quot;non-dropping-particle&quot; : &quot;&quot;, &quot;parse-names&quot; : false, &quot;suffix&quot; : &quot;&quot; } ], &quot;container-title&quot; : &quot;Global Ecology and Biogeography&quot;, &quot;id&quot; : &quot;ITEM-2&quot;, &quot;issue&quot; : &quot;1&quot;, &quot;issued&quot; : { &quot;date-parts&quot; : [ [ &quot;2016&quot;, &quot;1&quot;, &quot;5&quot; ] ] }, &quot;page&quot; : &quot;107-116&quot;, &quot;title&quot; : &quot;An equilibrium theory signature in the island biogeography of human parasites and pathogens&quot;, &quot;type&quot; : &quot;article-journal&quot;, &quot;volume&quot; : &quot;25&quot; }, &quot;uris&quot; : [ &quot;http://www.mendeley.com/documents/?uuid=11d959a9-7d23-4066-a5b9-40cb3328444e&quot; ] } ], &quot;mendeley&quot; : { &quot;formattedCitation&quot; : &quot;[15,31]&quot;, &quot;plainTextFormattedCitation&quot; : &quot;[15,31]&quot;, &quot;previouslyFormattedCitation&quot; : &quot;[15,30]&quot; }, &quot;properties&quot; : { &quot;noteIndex&quot; : 0 }, &quot;schema&quot; : &quot;https://github.com/citation-style-language/schema/raw/master/csl-citation.json&quot; }"/>15,31]<text:bookmark-end text:name="__Fieldmark__966_1186360433"/><field:fieldmark-end/><field:fieldmark-end/><field:fieldmark-end/>. The pre-formula community had reached a state where phylogenetic diversity was not being added (Figure 4), but post-formula, there was a significant jump in novel phylogenetic diversity arriving in the community. After a few months post-formula, the community again moved toward a state where novel diversity was no longer being added. Our model shows that both of these time series showed underdispersion (Figure 5) as did each of the 8 data sets from Caporaso et a<field:fieldmark-start text:name="__Fieldmark__869_1861778513" field:type="ADDIN CSL_CITATION { &quot;citationItems&quot; : [ { &quot;id&quot; : &quot;ITEM-1&quot;, &quot;itemData&quot; : { &quot;DOI&quot; : &quot;10.1186/gb-2011-12-5-r50&quot;, &quot;ISSN&quot; : &quot;1474-760X&quot;, &quot;PMID&quot; : &quot;21624126&quot;, &quot;abstract&quot; :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n\n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n\n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 [ { &quot;dropping-particle&quot; : &quot;&quot;, &quot;family&quot; : &quot;Caporaso&quot;, &quot;given&quot; : &quot;J Gregory&quot;, &quot;non-dropping-particle&quot; : &quot;&quot;, &quot;parse-names&quot; : false, &quot;suffix&quot; : &quot;&quot; }, { &quot;dropping-particle&quot; : &quot;&quot;, &quot;family&quot; : &quot;Lauber&quot;, &quot;given&quot; : &quot;Christian L&quot;, &quot;non-dropping-particle&quot; : &quot;&quot;, &quot;parse-names&quot; : false, &quot;suffix&quot; : &quot;&quot; }, { &quot;dropping-particle&quot; : &quot;&quot;, &quot;family&quot; : &quot;Costello&quot;, &quot;given&quot; : &quot;Elizabeth K&quot;, &quot;non-dropping-particle&quot; : &quot;&quot;, &quot;parse-names&quot; : false, &quot;suffix&quot; : &quot;&quot; }, { &quot;dropping-particle&quot; : &quot;&quot;, &quot;family&quot; : &quot;Berg-Lyons&quot;, &quot;given&quot; : &quot;Donna&quot;, &quot;non-dropping-particle&quot; : &quot;&quot;, &quot;parse-names&quot; : false, &quot;suffix&quot; : &quot;&quot; }, { &quot;dropping-particle&quot; : &quot;&quot;, &quot;family&quot; : &quot;Gonzalez&quot;, &quot;given&quot; : &quot;Antonio&quot;, &quot;non-dropping-particle&quot; : &quot;&quot;, &quot;parse-names&quot; : false, &quot;suffix&quot; : &quot;&quot; }, { &quot;dropping-particle&quot; : &quot;&quot;, &quot;family&quot; : &quot;Stombaugh&quot;, &quot;given&quot; : &quot;Jesse&quot;, &quot;non-dropping-particle&quot; : &quot;&quot;, &quot;parse-names&quot; : false, &quot;suffix&quot; : &quot;&quot; }, { &quot;dropping-particle&quot; : &quot;&quot;, &quot;family&quot; : &quot;Knights&quot;, &quot;given&quot; : &quot;Dan&quot;, &quot;non-dropping-particle&quot; : &quot;&quot;, &quot;parse-names&quot; : false, &quot;suffix&quot; : &quot;&quot; }, { &quot;dropping-particle&quot; : &quot;&quot;, &quot;family&quot; : &quot;Gajer&quot;, &quot;given&quot; : &quot;Pawel&quot;, &quot;non-dropping-particle&quot; : &quot;&quot;, &quot;parse-names&quot; : false, &quot;suffix&quot; : &quot;&quot; }, { &quot;dropping-particle&quot; : &quot;&quot;, &quot;family&quot; : &quot;Ravel&quot;, &quot;given&quot; : &quot;Jacques&quot;, &quot;non-dropping-particle&quot; : &quot;&quot;, &quot;parse-names&quot; : false, &quot;suffix&quot; : &quot;&quot; }, { &quot;dropping-particle&quot; : &quot;&quot;, &quot;family&quot; : &quot;Fierer&quot;, &quot;given&quot; : &quot;Noah&quot;, &quot;non-dropping-particle&quot; : &quot;&quot;, &quot;parse-names&quot; : false, &quot;suffix&quot; : &quot;&quot; }, { &quot;dropping-particle&quot; : &quot;&quot;, &quot;family&quot; : &quot;Gordon&quot;, &quot;given&quot; : &quot;Jeffrey I&quot;, &quot;non-dropping-particle&quot; : &quot;&quot;, &quot;parse-names&quot; : false, &quot;suffix&quot; : &quot;&quot; }, { &quot;dropping-particle&quot; : &quot;&quot;, &quot;family&quot; : &quot;Knight&quot;, &quot;given&quot; : &quot;Rob&quot;, &quot;non-dropping-particle&quot; : &quot;&quot;, &quot;parse-names&quot; : false, &quot;suffix&quot; : &quot;&quot; } ], &quot;container-title&quot; : &quot;Genome biology&quot;, &quot;id&quot; : &quot;ITEM-1&quot;, &quot;issue&quot; : &quot;5&quot;, &quot;issued&quot; : { &quot;date-parts&quot; : [ [ &quot;2011&quot;, &quot;1&quot; ] ] }, &quot;page&quot; : &quot;R50&quot;, &quot;title&quot; : &quot;Moving pictures of the human microbiome.&quot;, &quot;type&quot; : &quot;article-journal&quot;, &quot;volume&quot; : &quot;12&quot; }, &quot;uris&quot; : [ &quot;http://www.mendeley.com/documents/?uuid=a4bf9db3-6d07-421f-93b9-85039631b2b2&quot; ] } ], &quot;mendeley&quot; : { &quot;formattedCitation&quot; : &quot;[11]&quot;, &quot;plainTextFormattedCitation&quot; : &quot;[11]&quot;, &quot;previouslyFormattedCitation&quot; : &quot;[11]&quot; }, &quot;properties&quot; : { &quot;noteIndex&quot; : 0 }, &quot;schema&quot; : &quot;https://github.com/citation-style-language/schema/raw/master/csl-citation.json&quot; }"/>l.<field:fieldmark-start text:name="__Fieldmark__869_1861778513" field:type="ADDIN CSL_CITATION { &quot;citationItems&quot; : [ { &quot;id&quot; : &quot;ITEM-1&quot;, &quot;itemData&quot; : { &quot;DOI&quot; : &quot;10.1186/gb-2011-12-5-r50&quot;, &quot;ISSN&quot; : &quot;1474-760X&quot;, &quot;PMID&quot; : &quot;21624126&quot;, &quot;abstract&quot; :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n\n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n\n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 [ { &quot;dropping-particle&quot; : &quot;&quot;, &quot;family&quot; : &quot;Caporaso&quot;, &quot;given&quot; : &quot;J Gregory&quot;, &quot;non-dropping-particle&quot; : &quot;&quot;, &quot;parse-names&quot; : false, &quot;suffix&quot; : &quot;&quot; }, { &quot;dropping-particle&quot; : &quot;&quot;, &quot;family&quot; : &quot;Lauber&quot;, &quot;given&quot; : &quot;Christian L&quot;, &quot;non-dropping-particle&quot; : &quot;&quot;, &quot;parse-names&quot; : false, &quot;suffix&quot; : &quot;&quot; }, { &quot;dropping-particle&quot; : &quot;&quot;, &quot;family&quot; : &quot;Costello&quot;, &quot;given&quot; : &quot;Elizabeth K&quot;, &quot;non-dropping-particle&quot; : &quot;&quot;, &quot;parse-names&quot; : false, &quot;suffix&quot; : &quot;&quot; }, { &quot;dropping-particle&quot; : &quot;&quot;, &quot;family&quot; : &quot;Berg-Lyons&quot;, &quot;given&quot; : &quot;Donna&quot;, &quot;non-dropping-particle&quot; : &quot;&quot;, &quot;parse-names&quot; : false, &quot;suffix&quot; : &quot;&quot; }, { &quot;dropping-particle&quot; : &quot;&quot;, &quot;family&quot; : &quot;Gonzalez&quot;, &quot;given&quot; : &quot;Antonio&quot;, &quot;non-dropping-particle&quot; : &quot;&quot;, &quot;parse-names&quot; : false, &quot;suffix&quot; : &quot;&quot; }, { &quot;dropping-particle&quot; : &quot;&quot;, &quot;family&quot; : &quot;Stombaugh&quot;, &quot;given&quot; : &quot;Jesse&quot;, &quot;non-dropping-particle&quot; : &quot;&quot;, &quot;parse-names&quot; : false, &quot;suffix&quot; : &quot;&quot; }, { &quot;dropping-particle&quot; : &quot;&quot;, &quot;family&quot; : &quot;Knights&quot;, &quot;given&quot; : &quot;Dan&quot;, &quot;non-dropping-particle&quot; : &quot;&quot;, &quot;parse-names&quot; : false, &quot;suffix&quot; : &quot;&quot; }, { &quot;dropping-particle&quot; : &quot;&quot;, &quot;family&quot; : &quot;Gajer&quot;, &quot;given&quot; : &quot;Pawel&quot;, &quot;non-dropping-particle&quot; : &quot;&quot;, &quot;parse-names&quot; : false, &quot;suffix&quot; : &quot;&quot; }, { &quot;dropping-particle&quot; : &quot;&quot;, &quot;family&quot; : &quot;Ravel&quot;, &quot;given&quot; : &quot;Jacques&quot;, &quot;non-dropping-particle&quot; : &quot;&quot;, &quot;parse-names&quot; : false, &quot;suffix&quot; : &quot;&quot; }, { &quot;dropping-particle&quot; : &quot;&quot;, &quot;family&quot; : &quot;Fierer&quot;, &quot;given&quot; : &quot;Noah&quot;, &quot;non-dropping-particle&quot; : &quot;&quot;, &quot;parse-names&quot; : false, &quot;suffix&quot; : &quot;&quot; }, { &quot;dropping-particle&quot; : &quot;&quot;, &quot;family&quot; : &quot;Gordon&quot;, &quot;given&quot; : &quot;Jeffrey I&quot;, &quot;non-dropping-particle&quot; : &quot;&quot;, &quot;parse-names&quot; : false, &quot;suffix&quot; : &quot;&quot; }, { &quot;dropping-particle&quot; : &quot;&quot;, &quot;family&quot; : &quot;Knight&quot;, &quot;given&quot; : &quot;Rob&quot;, &quot;non-dropping-particle&quot; : &quot;&quot;, &quot;parse-names&quot; : false, &quot;suffix&quot; : &quot;&quot; } ], &quot;container-title&quot; : &quot;Genome biology&quot;, &quot;id&quot; : &quot;ITEM-1&quot;, &quot;issue&quot; : &quot;5&quot;, &quot;issued&quot; : { &quot;date-parts&quot; : [ [ &quot;2011&quot;, &quot;1&quot; ] ] }, &quot;page&quot; : &quot;R50&quot;, &quot;title&quot; : &quot;Moving pictures of the human microbiome.&quot;, &quot;type&quot; : &quot;article-journal&quot;, &quot;volume&quot; : &quot;12&quot; }, &quot;uris&quot; : [ &quot;http://www.mendeley.com/documents/?uuid=a4bf9db3-6d07-421f-93b9-85039631b2b2&quot; ] } ], &quot;mendeley&quot; : { &quot;formattedCitation&quot; : &quot;[11]&quot;, &quot;plainTextFormattedCitation&quot; : &quot;[11]&quot;, &quot;previouslyFormattedCitation&quot; : &quot;[11]&quot; }, &quot;properties&quot; : { &quot;noteIndex&quot; : 0 }, &quot;schema&quot; : &quot;https://github.com/citation-style-language/schema/raw/master/csl-citation.json&quot; }"/> [<field:fieldmark-start text:name="__Fieldmark__869_1861778513" field:type="ADDIN CSL_CITATION { &quot;citationItems&quot; : [ { &quot;id&quot; : &quot;ITEM-1&quot;, &quot;itemData&quot; : { &quot;DOI&quot; : &quot;10.1186/gb-2011-12-5-r50&quot;, &quot;ISSN&quot; : &quot;1474-760X&quot;, &quot;PMID&quot; : &quot;21624126&quot;, &quot;abstract&quot; :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n\n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n\n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 [ { &quot;dropping-particle&quot; : &quot;&quot;, &quot;family&quot; : &quot;Caporaso&quot;, &quot;given&quot; : &quot;J Gregory&quot;, &quot;non-dropping-particle&quot; : &quot;&quot;, &quot;parse-names&quot; : false, &quot;suffix&quot; : &quot;&quot; }, { &quot;dropping-particle&quot; : &quot;&quot;, &quot;family&quot; : &quot;Lauber&quot;, &quot;given&quot; : &quot;Christian L&quot;, &quot;non-dropping-particle&quot; : &quot;&quot;, &quot;parse-names&quot; : false, &quot;suffix&quot; : &quot;&quot; }, { &quot;dropping-particle&quot; : &quot;&quot;, &quot;family&quot; : &quot;Costello&quot;, &quot;given&quot; : &quot;Elizabeth K&quot;, &quot;non-dropping-particle&quot; : &quot;&quot;, &quot;parse-names&quot; : false, &quot;suffix&quot; : &quot;&quot; }, { &quot;dropping-particle&quot; : &quot;&quot;, &quot;family&quot; : &quot;Berg-Lyons&quot;, &quot;given&quot; : &quot;Donna&quot;, &quot;non-dropping-particle&quot; : &quot;&quot;, &quot;parse-names&quot; : false, &quot;suffix&quot; : &quot;&quot; }, { &quot;dropping-particle&quot; : &quot;&quot;, &quot;family&quot; : &quot;Gonzalez&quot;, &quot;given&quot; : &quot;Antonio&quot;, &quot;non-dropping-particle&quot; : &quot;&quot;, &quot;parse-names&quot; : false, &quot;suffix&quot; : &quot;&quot; }, { &quot;dropping-particle&quot; : &quot;&quot;, &quot;family&quot; : &quot;Stombaugh&quot;, &quot;given&quot; : &quot;Jesse&quot;, &quot;non-dropping-particle&quot; : &quot;&quot;, &quot;parse-names&quot; : false, &quot;suffix&quot; : &quot;&quot; }, { &quot;dropping-particle&quot; : &quot;&quot;, &quot;family&quot; : &quot;Knights&quot;, &quot;given&quot; : &quot;Dan&quot;, &quot;non-dropping-particle&quot; : &quot;&quot;, &quot;parse-names&quot; : false, &quot;suffix&quot; : &quot;&quot; }, { &quot;dropping-particle&quot; : &quot;&quot;, &quot;family&quot; : &quot;Gajer&quot;, &quot;given&quot; : &quot;Pawel&quot;, &quot;non-dropping-particle&quot; : &quot;&quot;, &quot;parse-names&quot; : false, &quot;suffix&quot; : &quot;&quot; }, { &quot;dropping-particle&quot; : &quot;&quot;, &quot;family&quot; : &quot;Ravel&quot;, &quot;given&quot; : &quot;Jacques&quot;, &quot;non-dropping-particle&quot; : &quot;&quot;, &quot;parse-names&quot; : false, &quot;suffix&quot; : &quot;&quot; }, { &quot;dropping-particle&quot; : &quot;&quot;, &quot;family&quot; : &quot;Fierer&quot;, &quot;given&quot; : &quot;Noah&quot;, &quot;non-dropping-particle&quot; : &quot;&quot;, &quot;parse-names&quot; : false, &quot;suffix&quot; : &quot;&quot; }, { &quot;dropping-particle&quot; : &quot;&quot;, &quot;family&quot; : &quot;Gordon&quot;, &quot;given&quot; : &quot;Jeffrey I&quot;, &quot;non-dropping-particle&quot; : &quot;&quot;, &quot;parse-names&quot; : false, &quot;suffix&quot; : &quot;&quot; }, { &quot;dropping-particle&quot; : &quot;&quot;, &quot;family&quot; : &quot;Knight&quot;, &quot;given&quot; : &quot;Rob&quot;, &quot;non-dropping-particle&quot; : &quot;&quot;, &quot;parse-names&quot; : false, &quot;suffix&quot; : &quot;&quot; } ], &quot;container-title&quot; : &quot;Genome biology&quot;, &quot;id&quot; : &quot;ITEM-1&quot;, &quot;issue&quot; : &quot;5&quot;, &quot;issued&quot; : { &quot;date-parts&quot; : [ [ &quot;2011&quot;, &quot;1&quot; ] ] }, &quot;page&quot; : &quot;R50&quot;, &quot;title&quot; : &quot;Moving pictures of the human microbiome.&quot;, &quot;type&quot; : &quot;article-journal&quot;, &quot;volume&quot; : &quot;12&quot; }, &quot;uris&quot; : [ &quot;http://www.mendeley.com/documents/?uuid=a4bf9db3-6d07-421f-93b9-85039631b2b2&quot; ] } ], &quot;mendeley&quot; : { &quot;formattedCitation&quot; : &quot;[11]&quot;, &quot;plainTextFormattedCitation&quot; : &quot;[11]&quot;, &quot;previouslyFormattedCitation&quot; : &quot;[11]&quot; }, &quot;properties&quot; : { &quot;noteIndex&quot; : 0 }, &quot;schema&quot; : &quot;https://github.com/citation-style-language/schema/raw/master/csl-citation.json&quot; }"/>1<field:fieldmark-end/>1<field:fieldmark-end/>]<field:fieldmark-end/> (Figure 3), which lends support to the hypothesis that microbial systems, surveyed through 16S rDNA sequencin<text:bookmark-start text:name="__DdeLink__325_264335705"/>g<text:bookmark-end text:name="__DdeLink__325_264335705"/>, have underdispersed phylodiversity accumulation over time. </text:p>
      <text:p text:style-name="P16"><text:tab/>If our hypothesis is true, our findings have major implications for the management and restoration of human-associated microbial systems [<field:fieldmark-start text:name="__Fieldmark__880_1861778513" field:type="ADDIN CSL_CITATION { &quot;citationItems&quot; : [ { &quot;id&quot; : &quot;ITEM-1&quot;, &quot;itemData&quot; : { &quot;DOI&quot; : &quot;10.1111/1365-2664.12517&quot;, &quot;ISSN&quot; : &quot;00218901&quot;, &quot;author&quot; : [ { &quot;dropping-particle&quot; : &quot;&quot;, &quot;family&quot; : &quot;Shooner&quot;, &quot;given&quot; : &quot;Stephanie&quot;, &quot;non-dropping-particle&quot; : &quot;&quot;, &quot;parse-names&quot; : false, &quot;suffix&quot; : &quot;&quot; }, { &quot;dropping-particle&quot; : &quot;&quot;, &quot;family&quot; : &quot;Chisholm&quot;, &quot;given&quot; : &quot;Chelsea&quot;, &quot;non-dropping-particle&quot; : &quot;&quot;, &quot;parse-names&quot; : false, &quot;suffix&quot; : &quot;&quot; }, { &quot;dropping-particle&quot; : &quot;&quot;, &quot;family&quot; : &quot;Davies&quot;, &quot;given&quot; : &quot;T. Jonathan&quot;, &quot;non-dropping-particle&quot; : &quot;&quot;, &quot;parse-names&quot; : false, &quot;suffix&quot; : &quot;&quot; } ], &quot;container-title&quot; : &quot;Journal of Applied Ecology&quot;, &quot;editor&quot; : [ { &quot;dropping-particle&quot; : &quot;&quot;, &quot;family&quot; : &quot;Kardol&quot;, &quot;given&quot; : &quot;Paul&quot;, &quot;non-dropping-particle&quot; : &quot;&quot;, &quot;parse-names&quot; : false, &quot;suffix&quot; : &quot;&quot; } ], &quot;id&quot; : &quot;ITEM-1&quot;, &quot;issue&quot; : &quot;6&quot;, &quot;issued&quot; : { &quot;date-parts&quot; : [ [ &quot;2015&quot;, &quot;12&quot;, &quot;26&quot; ] ] }, &quot;page&quot; : &quot;1509-1517&quot;, &quot;title&quot; : &quot;The phylogenetics of succession can guide restoration: an example from abandoned mine sites in the subarctic&quot;, &quot;type&quot; : &quot;article-journal&quot;, &quot;volume&quot; : &quot;52&quot; }, &quot;uris&quot; : [ &quot;http://www.mendeley.com/documents/?uuid=3cf84092-a322-4bac-8816-e69a3234704a&quot; ] } ], &quot;mendeley&quot; : { &quot;formattedCitation&quot; : &quot;[32]&quot;, &quot;plainTextFormattedCitation&quot; : &quot;[32]&quot;, &quot;previouslyFormattedCitation&quot; : &quot;[31]&quot; }, &quot;properties&quot; : { &quot;noteIndex&quot; : 0 }, &quot;schema&quot; : &quot;https://github.com/citation-style-language/schema/raw/master/csl-citation.json&quot; }"/><text:bookmark-start text:name="__Fieldmark__1010_1186360433"/><field:fieldmark-start text:name="__Fieldmark__880_1861778513" field:type="ADDIN CSL_CITATION { &quot;citationItems&quot; : [ { &quot;id&quot; : &quot;ITEM-1&quot;, &quot;itemData&quot; : { &quot;DOI&quot; : &quot;10.1111/1365-2664.12517&quot;, &quot;ISSN&quot; : &quot;00218901&quot;, &quot;author&quot; : [ { &quot;dropping-particle&quot; : &quot;&quot;, &quot;family&quot; : &quot;Shooner&quot;, &quot;given&quot; : &quot;Stephanie&quot;, &quot;non-dropping-particle&quot; : &quot;&quot;, &quot;parse-names&quot; : false, &quot;suffix&quot; : &quot;&quot; }, { &quot;dropping-particle&quot; : &quot;&quot;, &quot;family&quot; : &quot;Chisholm&quot;, &quot;given&quot; : &quot;Chelsea&quot;, &quot;non-dropping-particle&quot; : &quot;&quot;, &quot;parse-names&quot; : false, &quot;suffix&quot; : &quot;&quot; }, { &quot;dropping-particle&quot; : &quot;&quot;, &quot;family&quot; : &quot;Davies&quot;, &quot;given&quot; : &quot;T. Jonathan&quot;, &quot;non-dropping-particle&quot; : &quot;&quot;, &quot;parse-names&quot; : false, &quot;suffix&quot; : &quot;&quot; } ], &quot;container-title&quot; : &quot;Journal of Applied Ecology&quot;, &quot;editor&quot; : [ { &quot;dropping-particle&quot; : &quot;&quot;, &quot;family&quot; : &quot;Kardol&quot;, &quot;given&quot; : &quot;Paul&quot;, &quot;non-dropping-particle&quot; : &quot;&quot;, &quot;parse-names&quot; : false, &quot;suffix&quot; : &quot;&quot; } ], &quot;id&quot; : &quot;ITEM-1&quot;, &quot;issue&quot; : &quot;6&quot;, &quot;issued&quot; : { &quot;date-parts&quot; : [ [ &quot;2015&quot;, &quot;12&quot;, &quot;26&quot; ] ] }, &quot;page&quot; : &quot;1509-1517&quot;, &quot;title&quot; : &quot;The phylogenetics of succession can guide restoration: an example from abandoned mine sites in the subarctic&quot;, &quot;type&quot; : &quot;article-journal&quot;, &quot;volume&quot; : &quot;52&quot; }, &quot;uris&quot; : [ &quot;http://www.mendeley.com/documents/?uuid=3cf84092-a322-4bac-8816-e69a3234704a&quot; ] } ], &quot;mendeley&quot; : { &quot;formattedCitation&quot; : &quot;[32]&quot;, &quot;plainTextFormattedCitation&quot; : &quot;[32]&quot;, &quot;previouslyFormattedCitation&quot; : &quot;[31]&quot; }, &quot;properties&quot; : { &quot;noteIndex&quot; : 0 }, &quot;schema&quot; : &quot;https://github.com/citation-style-language/schema/raw/master/csl-citation.json&quot; }"/><field:fieldmark-start text:name="__Fieldmark__880_1861778513" field:type="ADDIN CSL_CITATION { &quot;citationItems&quot; : [ { &quot;id&quot; : &quot;ITEM-1&quot;, &quot;itemData&quot; : { &quot;DOI&quot; : &quot;10.1111/1365-2664.12517&quot;, &quot;ISSN&quot; : &quot;00218901&quot;, &quot;author&quot; : [ { &quot;dropping-particle&quot; : &quot;&quot;, &quot;family&quot; : &quot;Shooner&quot;, &quot;given&quot; : &quot;Stephanie&quot;, &quot;non-dropping-particle&quot; : &quot;&quot;, &quot;parse-names&quot; : false, &quot;suffix&quot; : &quot;&quot; }, { &quot;dropping-particle&quot; : &quot;&quot;, &quot;family&quot; : &quot;Chisholm&quot;, &quot;given&quot; : &quot;Chelsea&quot;, &quot;non-dropping-particle&quot; : &quot;&quot;, &quot;parse-names&quot; : false, &quot;suffix&quot; : &quot;&quot; }, { &quot;dropping-particle&quot; : &quot;&quot;, &quot;family&quot; : &quot;Davies&quot;, &quot;given&quot; : &quot;T. Jonathan&quot;, &quot;non-dropping-particle&quot; : &quot;&quot;, &quot;parse-names&quot; : false, &quot;suffix&quot; : &quot;&quot; } ], &quot;container-title&quot; : &quot;Journal of Applied Ecology&quot;, &quot;editor&quot; : [ { &quot;dropping-particle&quot; : &quot;&quot;, &quot;family&quot; : &quot;Kardol&quot;, &quot;given&quot; : &quot;Paul&quot;, &quot;non-dropping-particle&quot; : &quot;&quot;, &quot;parse-names&quot; : false, &quot;suffix&quot; : &quot;&quot; } ], &quot;id&quot; : &quot;ITEM-1&quot;, &quot;issue&quot; : &quot;6&quot;, &quot;issued&quot; : { &quot;date-parts&quot; : [ [ &quot;2015&quot;, &quot;12&quot;, &quot;26&quot; ] ] }, &quot;page&quot; : &quot;1509-1517&quot;, &quot;title&quot; : &quot;The phylogenetics of succession can guide restoration: an example from abandoned mine sites in the subarctic&quot;, &quot;type&quot; : &quot;article-journal&quot;, &quot;volume&quot; : &quot;52&quot; }, &quot;uris&quot; : [ &quot;http://www.mendeley.com/documents/?uuid=3cf84092-a322-4bac-8816-e69a3234704a&quot; ] } ], &quot;mendeley&quot; : { &quot;formattedCitation&quot; : &quot;[32]&quot;, &quot;plainTextFormattedCitation&quot; : &quot;[32]&quot;, &quot;previouslyFormattedCitation&quot; : &quot;[31]&quot; }, &quot;properties&quot; : { &quot;noteIndex&quot; : 0 }, &quot;schema&quot; : &quot;https://github.com/citation-style-language/schema/raw/master/csl-citation.json&quot; }"/>32]<text:bookmark-end text:name="__Fieldmark__1010_1186360433"/><field:fieldmark-end/><field:fieldmark-end/><field:fieldmark-end/>, in particular for probiotic development and remediation of pathological microbial communities. Without any other information, our finding of <text:soft-page-break/>consistent phylogenetic under-dispersion in arrivals suggests that probiotics for sustained colonization of the human gut should be close relatives to the microbes already present. Indeed, recent research has shown that for fecal transplants, donor strains are able to integrate into the recipient's gut community when a conspecific strain is already present, but novel donor strains are unlikely to successfully integrate into the recipie<field:fieldmark-start text:name="__Fieldmark__886_1861778513" field:type="ADDIN CSL_CITATION { &quot;citationItems&quot; : [ { &quot;id&quot; : &quot;ITEM-1&quot;, &quot;itemData&quot; : { &quot;DOI&quot; : &quot;10.1126/science.aad8852&quot;, &quot;ISSN&quot; : &quot;1095-9203&quot;, &quot;PMID&quot; : &quot;27126044&quot;, &quot;abstract&quot; : &quot;Fecal microbiota transplantation (FMT) has shown efficacy in treating recurrent Clostridium difficile infection and is increasingly being applied to other gastrointestinal disorders, yet the fate of native and introduced microbial strains remains largely unknown. To quantify the extent of donor microbiota colonization, we monitored strain populations in fecal samples from a recent FMT study on metabolic syndrome patients using single-nucleotide variants in metagenomes. We found extensive coexistence of donor and recipient strains, persisting 3 months after treatment. Colonization success was greater for conspecific strains than for new species, the latter falling within fluctuation levels observed in healthy individuals over a similar time frame. Furthermore, same-donor recipients displayed varying degrees of microbiota transfer, indicating individual patterns of microbiome resistance and donor-recipient compatibilities.&quot;, &quot;author&quot; : [ { &quot;dropping-particle&quot; : &quot;&quot;, &quot;family&quot; : &quot;Li&quot;, &quot;given&quot; : &quot;Simone S&quot;, &quot;non-dropping-particle&quot; : &quot;&quot;, &quot;parse-names&quot; : false, &quot;suffix&quot; : &quot;&quot; }, { &quot;dropping-particle&quot; : &quot;&quot;, &quot;family&quot; : &quot;Zhu&quot;, &quot;given&quot; : &quot;Ana&quot;, &quot;non-dropping-particle&quot; : &quot;&quot;, &quot;parse-names&quot; : false, &quot;suffix&quot; : &quot;&quot; }, { &quot;dropping-particle&quot; : &quot;&quot;, &quot;family&quot; : &quot;Benes&quot;, &quot;given&quot; : &quot;Vladimir&quot;, &quot;non-dropping-particle&quot; : &quot;&quot;, &quot;parse-names&quot; : false, &quot;suffix&quot; : &quot;&quot; }, { &quot;dropping-particle&quot; : &quot;&quot;, &quot;family&quot; : &quot;Costea&quot;, &quot;given&quot; : &quot;Paul I&quot;, &quot;non-dropping-particle&quot; : &quot;&quot;, &quot;parse-names&quot; : false, &quot;suffix&quot; : &quot;&quot; }, { &quot;dropping-particle&quot; : &quot;&quot;, &quot;family&quot; : &quot;Hercog&quot;, &quot;given&quot; : &quot;Rajna&quot;, &quot;non-dropping-particle&quot; : &quot;&quot;, &quot;parse-names&quot; : false, &quot;suffix&quot; : &quot;&quot; }, { &quot;dropping-particle&quot; : &quot;&quot;, &quot;family&quot; : &quot;Hildebrand&quot;, &quot;given&quot; : &quot;Falk&quot;, &quot;non-dropping-particle&quot; : &quot;&quot;, &quot;parse-names&quot; : false, &quot;suffix&quot; : &quot;&quot; }, { &quot;dropping-particle&quot; : &quot;&quot;, &quot;family&quot; : &quot;Huerta-Cepas&quot;, &quot;given&quot; : &quot;Jaime&quot;, &quot;non-dropping-particle&quot; : &quot;&quot;, &quot;parse-names&quot; : false, &quot;suffix&quot; : &quot;&quot; }, { &quot;dropping-particle&quot; : &quot;&quot;, &quot;family&quot; : &quot;Nieuwdorp&quot;, &quot;given&quot; : &quot;Max&quot;, &quot;non-dropping-particle&quot; : &quot;&quot;, &quot;parse-names&quot; : false, &quot;suffix&quot; : &quot;&quot; }, { &quot;dropping-particle&quot; : &quot;&quot;, &quot;family&quot; : &quot;Saloj\u00e4rvi&quot;, &quot;given&quot; : &quot;Jarkko&quot;, &quot;non-dropping-particle&quot; : &quot;&quot;, &quot;parse-names&quot; : false, &quot;suffix&quot; : &quot;&quot; }, { &quot;dropping-particle&quot; : &quot;&quot;, &quot;family&quot; : &quot;Voigt&quot;, &quot;given&quot; : &quot;Anita Y&quot;, &quot;non-dropping-particle&quot; : &quot;&quot;, &quot;parse-names&quot; : false, &quot;suffix&quot; : &quot;&quot; }, { &quot;dropping-particle&quot; : &quot;&quot;, &quot;family&quot; : &quot;Zeller&quot;, &quot;given&quot; : &quot;Georg&quot;, &quot;non-dropping-particle&quot; : &quot;&quot;, &quot;parse-names&quot; : false, &quot;suffix&quot; : &quot;&quot; }, { &quot;dropping-particle&quot; : &quot;&quot;, &quot;family&quot; : &quot;Sunagawa&quot;, &quot;given&quot; : &quot;Shinichi&quot;, &quot;non-dropping-particle&quot; : &quot;&quot;, &quot;parse-names&quot; : false, &quot;suffix&quot; : &quot;&quot; }, { &quot;dropping-particle&quot; : &quot;&quot;, &quot;family&quot; : &quot;Vos&quot;, &quot;given&quot; : &quot;Willem M&quot;, &quot;non-dropping-particle&quot; : &quot;de&quot;, &quot;parse-names&quot; : false, &quot;suffix&quot; : &quot;&quot; }, { &quot;dropping-particle&quot; : &quot;&quot;, &quot;family&quot; : &quot;Bork&quot;, &quot;given&quot; : &quot;Peer&quot;, &quot;non-dropping-particle&quot; : &quot;&quot;, &quot;parse-names&quot; : false, &quot;suffix&quot; : &quot;&quot; } ], &quot;container-title&quot; : &quot;Science&quot;, &quot;id&quot; : &quot;ITEM-1&quot;, &quot;issue&quot; : &quot;6285&quot;, &quot;issued&quot; : { &quot;date-parts&quot; : [ [ &quot;2016&quot;, &quot;4&quot;, &quot;29&quot; ] ] }, &quot;page&quot; : &quot;586-9&quot;, &quot;publisher&quot; : &quot;American Association for the Advancement of Science&quot;, &quot;title&quot; : &quot;Durable coexistence of donor and recipient strains after fecal microbiota transplantation.&quot;, &quot;type&quot; : &quot;article-journal&quot;, &quot;volume&quot; : &quot;352&quot; }, &quot;uris&quot; : [ &quot;http://www.mendeley.com/documents/?uuid=fbab7171-1ba4-32eb-97de-efcb215bb450&quot; ] } ], &quot;mendeley&quot; : { &quot;formattedCitation&quot; : &quot;[33]&quot;, &quot;plainTextFormattedCitation&quot; : &quot;[33]&quot;, &quot;previouslyFormattedCitation&quot; : &quot;[32]&quot; }, &quot;properties&quot; : { &quot;noteIndex&quot; : 0 }, &quot;schema&quot; : &quot;https://github.com/citation-style-language/schema/raw/master/csl-citation.json&quot; }"/><text:bookmark-start text:name="__Fieldmark__1017_1186360433"/>nt<field:fieldmark-start text:name="__Fieldmark__886_1861778513" field:type="ADDIN CSL_CITATION { &quot;citationItems&quot; : [ { &quot;id&quot; : &quot;ITEM-1&quot;, &quot;itemData&quot; : { &quot;DOI&quot; : &quot;10.1126/science.aad8852&quot;, &quot;ISSN&quot; : &quot;1095-9203&quot;, &quot;PMID&quot; : &quot;27126044&quot;, &quot;abstract&quot; : &quot;Fecal microbiota transplantation (FMT) has shown efficacy in treating recurrent Clostridium difficile infection and is increasingly being applied to other gastrointestinal disorders, yet the fate of native and introduced microbial strains remains largely unknown. To quantify the extent of donor microbiota colonization, we monitored strain populations in fecal samples from a recent FMT study on metabolic syndrome patients using single-nucleotide variants in metagenomes. We found extensive coexistence of donor and recipient strains, persisting 3 months after treatment. Colonization success was greater for conspecific strains than for new species, the latter falling within fluctuation levels observed in healthy individuals over a similar time frame. Furthermore, same-donor recipients displayed varying degrees of microbiota transfer, indicating individual patterns of microbiome resistance and donor-recipient compatibilities.&quot;, &quot;author&quot; : [ { &quot;dropping-particle&quot; : &quot;&quot;, &quot;family&quot; : &quot;Li&quot;, &quot;given&quot; : &quot;Simone S&quot;, &quot;non-dropping-particle&quot; : &quot;&quot;, &quot;parse-names&quot; : false, &quot;suffix&quot; : &quot;&quot; }, { &quot;dropping-particle&quot; : &quot;&quot;, &quot;family&quot; : &quot;Zhu&quot;, &quot;given&quot; : &quot;Ana&quot;, &quot;non-dropping-particle&quot; : &quot;&quot;, &quot;parse-names&quot; : false, &quot;suffix&quot; : &quot;&quot; }, { &quot;dropping-particle&quot; : &quot;&quot;, &quot;family&quot; : &quot;Benes&quot;, &quot;given&quot; : &quot;Vladimir&quot;, &quot;non-dropping-particle&quot; : &quot;&quot;, &quot;parse-names&quot; : false, &quot;suffix&quot; : &quot;&quot; }, { &quot;dropping-particle&quot; : &quot;&quot;, &quot;family&quot; : &quot;Costea&quot;, &quot;given&quot; : &quot;Paul I&quot;, &quot;non-dropping-particle&quot; : &quot;&quot;, &quot;parse-names&quot; : false, &quot;suffix&quot; : &quot;&quot; }, { &quot;dropping-particle&quot; : &quot;&quot;, &quot;family&quot; : &quot;Hercog&quot;, &quot;given&quot; : &quot;Rajna&quot;, &quot;non-dropping-particle&quot; : &quot;&quot;, &quot;parse-names&quot; : false, &quot;suffix&quot; : &quot;&quot; }, { &quot;dropping-particle&quot; : &quot;&quot;, &quot;family&quot; : &quot;Hildebrand&quot;, &quot;given&quot; : &quot;Falk&quot;, &quot;non-dropping-particle&quot; : &quot;&quot;, &quot;parse-names&quot; : false, &quot;suffix&quot; : &quot;&quot; }, { &quot;dropping-particle&quot; : &quot;&quot;, &quot;family&quot; : &quot;Huerta-Cepas&quot;, &quot;given&quot; : &quot;Jaime&quot;, &quot;non-dropping-particle&quot; : &quot;&quot;, &quot;parse-names&quot; : false, &quot;suffix&quot; : &quot;&quot; }, { &quot;dropping-particle&quot; : &quot;&quot;, &quot;family&quot; : &quot;Nieuwdorp&quot;, &quot;given&quot; : &quot;Max&quot;, &quot;non-dropping-particle&quot; : &quot;&quot;, &quot;parse-names&quot; : false, &quot;suffix&quot; : &quot;&quot; }, { &quot;dropping-particle&quot; : &quot;&quot;, &quot;family&quot; : &quot;Saloj\u00e4rvi&quot;, &quot;given&quot; : &quot;Jarkko&quot;, &quot;non-dropping-particle&quot; : &quot;&quot;, &quot;parse-names&quot; : false, &quot;suffix&quot; : &quot;&quot; }, { &quot;dropping-particle&quot; : &quot;&quot;, &quot;family&quot; : &quot;Voigt&quot;, &quot;given&quot; : &quot;Anita Y&quot;, &quot;non-dropping-particle&quot; : &quot;&quot;, &quot;parse-names&quot; : false, &quot;suffix&quot; : &quot;&quot; }, { &quot;dropping-particle&quot; : &quot;&quot;, &quot;family&quot; : &quot;Zeller&quot;, &quot;given&quot; : &quot;Georg&quot;, &quot;non-dropping-particle&quot; : &quot;&quot;, &quot;parse-names&quot; : false, &quot;suffix&quot; : &quot;&quot; }, { &quot;dropping-particle&quot; : &quot;&quot;, &quot;family&quot; : &quot;Sunagawa&quot;, &quot;given&quot; : &quot;Shinichi&quot;, &quot;non-dropping-particle&quot; : &quot;&quot;, &quot;parse-names&quot; : false, &quot;suffix&quot; : &quot;&quot; }, { &quot;dropping-particle&quot; : &quot;&quot;, &quot;family&quot; : &quot;Vos&quot;, &quot;given&quot; : &quot;Willem M&quot;, &quot;non-dropping-particle&quot; : &quot;de&quot;, &quot;parse-names&quot; : false, &quot;suffix&quot; : &quot;&quot; }, { &quot;dropping-particle&quot; : &quot;&quot;, &quot;family&quot; : &quot;Bork&quot;, &quot;given&quot; : &quot;Peer&quot;, &quot;non-dropping-particle&quot; : &quot;&quot;, &quot;parse-names&quot; : false, &quot;suffix&quot; : &quot;&quot; } ], &quot;container-title&quot; : &quot;Science&quot;, &quot;id&quot; : &quot;ITEM-1&quot;, &quot;issue&quot; : &quot;6285&quot;, &quot;issued&quot; : { &quot;date-parts&quot; : [ [ &quot;2016&quot;, &quot;4&quot;, &quot;29&quot; ] ] }, &quot;page&quot; : &quot;586-9&quot;, &quot;publisher&quot; : &quot;American Association for the Advancement of Science&quot;, &quot;title&quot; : &quot;Durable coexistence of donor and recipient strains after fecal microbiota transplantation.&quot;, &quot;type&quot; : &quot;article-journal&quot;, &quot;volume&quot; : &quot;352&quot; }, &quot;uris&quot; : [ &quot;http://www.mendeley.com/documents/?uuid=fbab7171-1ba4-32eb-97de-efcb215bb450&quot; ] } ], &quot;mendeley&quot; : { &quot;formattedCitation&quot; : &quot;[33]&quot;, &quot;plainTextFormattedCitation&quot; : &quot;[33]&quot;, &quot;previouslyFormattedCitation&quot; : &quot;[32]&quot; }, &quot;properties&quot; : { &quot;noteIndex&quot; : 0 }, &quot;schema&quot; : &quot;https://github.com/citation-style-language/schema/raw/master/csl-citation.json&quot; }"/> [<text:bookmark-end text:name="__Fieldmark__1017_1186360433"/><field:fieldmark-start text:name="__Fieldmark__886_1861778513" field:type="ADDIN CSL_CITATION { &quot;citationItems&quot; : [ { &quot;id&quot; : &quot;ITEM-1&quot;, &quot;itemData&quot; : { &quot;DOI&quot; : &quot;10.1126/science.aad8852&quot;, &quot;ISSN&quot; : &quot;1095-9203&quot;, &quot;PMID&quot; : &quot;27126044&quot;, &quot;abstract&quot; : &quot;Fecal microbiota transplantation (FMT) has shown efficacy in treating recurrent Clostridium difficile infection and is increasingly being applied to other gastrointestinal disorders, yet the fate of native and introduced microbial strains remains largely unknown. To quantify the extent of donor microbiota colonization, we monitored strain populations in fecal samples from a recent FMT study on metabolic syndrome patients using single-nucleotide variants in metagenomes. We found extensive coexistence of donor and recipient strains, persisting 3 months after treatment. Colonization success was greater for conspecific strains than for new species, the latter falling within fluctuation levels observed in healthy individuals over a similar time frame. Furthermore, same-donor recipients displayed varying degrees of microbiota transfer, indicating individual patterns of microbiome resistance and donor-recipient compatibilities.&quot;, &quot;author&quot; : [ { &quot;dropping-particle&quot; : &quot;&quot;, &quot;family&quot; : &quot;Li&quot;, &quot;given&quot; : &quot;Simone S&quot;, &quot;non-dropping-particle&quot; : &quot;&quot;, &quot;parse-names&quot; : false, &quot;suffix&quot; : &quot;&quot; }, { &quot;dropping-particle&quot; : &quot;&quot;, &quot;family&quot; : &quot;Zhu&quot;, &quot;given&quot; : &quot;Ana&quot;, &quot;non-dropping-particle&quot; : &quot;&quot;, &quot;parse-names&quot; : false, &quot;suffix&quot; : &quot;&quot; }, { &quot;dropping-particle&quot; : &quot;&quot;, &quot;family&quot; : &quot;Benes&quot;, &quot;given&quot; : &quot;Vladimir&quot;, &quot;non-dropping-particle&quot; : &quot;&quot;, &quot;parse-names&quot; : false, &quot;suffix&quot; : &quot;&quot; }, { &quot;dropping-particle&quot; : &quot;&quot;, &quot;family&quot; : &quot;Costea&quot;, &quot;given&quot; : &quot;Paul I&quot;, &quot;non-dropping-particle&quot; : &quot;&quot;, &quot;parse-names&quot; : false, &quot;suffix&quot; : &quot;&quot; }, { &quot;dropping-particle&quot; : &quot;&quot;, &quot;family&quot; : &quot;Hercog&quot;, &quot;given&quot; : &quot;Rajna&quot;, &quot;non-dropping-particle&quot; : &quot;&quot;, &quot;parse-names&quot; : false, &quot;suffix&quot; : &quot;&quot; }, { &quot;dropping-particle&quot; : &quot;&quot;, &quot;family&quot; : &quot;Hildebrand&quot;, &quot;given&quot; : &quot;Falk&quot;, &quot;non-dropping-particle&quot; : &quot;&quot;, &quot;parse-names&quot; : false, &quot;suffix&quot; : &quot;&quot; }, { &quot;dropping-particle&quot; : &quot;&quot;, &quot;family&quot; : &quot;Huerta-Cepas&quot;, &quot;given&quot; : &quot;Jaime&quot;, &quot;non-dropping-particle&quot; : &quot;&quot;, &quot;parse-names&quot; : false, &quot;suffix&quot; : &quot;&quot; }, { &quot;dropping-particle&quot; : &quot;&quot;, &quot;family&quot; : &quot;Nieuwdorp&quot;, &quot;given&quot; : &quot;Max&quot;, &quot;non-dropping-particle&quot; : &quot;&quot;, &quot;parse-names&quot; : false, &quot;suffix&quot; : &quot;&quot; }, { &quot;dropping-particle&quot; : &quot;&quot;, &quot;family&quot; : &quot;Saloj\u00e4rvi&quot;, &quot;given&quot; : &quot;Jarkko&quot;, &quot;non-dropping-particle&quot; : &quot;&quot;, &quot;parse-names&quot; : false, &quot;suffix&quot; : &quot;&quot; }, { &quot;dropping-particle&quot; : &quot;&quot;, &quot;family&quot; : &quot;Voigt&quot;, &quot;given&quot; : &quot;Anita Y&quot;, &quot;non-dropping-particle&quot; : &quot;&quot;, &quot;parse-names&quot; : false, &quot;suffix&quot; : &quot;&quot; }, { &quot;dropping-particle&quot; : &quot;&quot;, &quot;family&quot; : &quot;Zeller&quot;, &quot;given&quot; : &quot;Georg&quot;, &quot;non-dropping-particle&quot; : &quot;&quot;, &quot;parse-names&quot; : false, &quot;suffix&quot; : &quot;&quot; }, { &quot;dropping-particle&quot; : &quot;&quot;, &quot;family&quot; : &quot;Sunagawa&quot;, &quot;given&quot; : &quot;Shinichi&quot;, &quot;non-dropping-particle&quot; : &quot;&quot;, &quot;parse-names&quot; : false, &quot;suffix&quot; : &quot;&quot; }, { &quot;dropping-particle&quot; : &quot;&quot;, &quot;family&quot; : &quot;Vos&quot;, &quot;given&quot; : &quot;Willem M&quot;, &quot;non-dropping-particle&quot; : &quot;de&quot;, &quot;parse-names&quot; : false, &quot;suffix&quot; : &quot;&quot; }, { &quot;dropping-particle&quot; : &quot;&quot;, &quot;family&quot; : &quot;Bork&quot;, &quot;given&quot; : &quot;Peer&quot;, &quot;non-dropping-particle&quot; : &quot;&quot;, &quot;parse-names&quot; : false, &quot;suffix&quot; : &quot;&quot; } ], &quot;container-title&quot; : &quot;Science&quot;, &quot;id&quot; : &quot;ITEM-1&quot;, &quot;issue&quot; : &quot;6285&quot;, &quot;issued&quot; : { &quot;date-parts&quot; : [ [ &quot;2016&quot;, &quot;4&quot;, &quot;29&quot; ] ] }, &quot;page&quot; : &quot;586-9&quot;, &quot;publisher&quot; : &quot;American Association for the Advancement of Science&quot;, &quot;title&quot; : &quot;Durable coexistence of donor and recipient strains after fecal microbiota transplantation.&quot;, &quot;type&quot; : &quot;article-journal&quot;, &quot;volume&quot; : &quot;352&quot; }, &quot;uris&quot; : [ &quot;http://www.mendeley.com/documents/?uuid=fbab7171-1ba4-32eb-97de-efcb215bb450&quot; ] } ], &quot;mendeley&quot; : { &quot;formattedCitation&quot; : &quot;[33]&quot;, &quot;plainTextFormattedCitation&quot; : &quot;[33]&quot;, &quot;previouslyFormattedCitation&quot; : &quot;[32]&quot; }, &quot;properties&quot; : { &quot;noteIndex&quot; : 0 }, &quot;schema&quot; : &quot;https://github.com/citation-style-language/schema/raw/master/csl-citation.json&quot; }"/>3<field:fieldmark-end/>3<field:fieldmark-end/>]<field:fieldmark-end/>. Different body sites - as we saw with the skin – may have qualitatively similar patterns of underdispersion, yet quantitatively different magnitudes of this effect. Thus the efficacy of an engineered probiotic based on similarity to organisms already present in the community for which it was engineered may largely depend on the body site for which it's intended. </text:p>
      <text:p text:style-name="P8"><text:span text:style-name="T39"><text:tab/>Microbial communities provide a unique opportunity to study community assembly in primary and secondary succession. In addition to standard cross-sectional studies of communities of different ages or successional stages, the short timescales of microbial community dynamics allows longitudinal studies of community assembly over manageable time frames [</text:span><field:fieldmark-start text:name="__Fieldmark__900_1861778513" field:type="ADDIN CSL_CITATION { &quot;citationItems&quot; : [ { &quot;id&quot; : &quot;ITEM-1&quot;, &quot;itemData&quot; : { &quot;DOI&quot; : &quot;10.1186/gb-2014-15-7-r89&quot;, &quot;ISSN&quot; : &quot;1465-6914&quot;, &quot;PMID&quot; : &quot;25146375&quot;, &quot;abstract&quot; : &quot;BACKGROUND: Disturbance to human microbiota may underlie several pathologies. Yet, we lack a comprehensive understanding of how lifestyle affects the dynamics of human-associated microbial communities.\n\n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n\nCONCLUSIONS: Our findings suggest that although human-associated microbial communities are generally stable, they can be quickly and profoundly altered by common human actions and experiences.&quot;, &quot;author&quot; : [ { &quot;dropping-particle&quot; : &quot;&quot;, &quot;family&quot; : &quot;David&quot;, &quot;given&quot; : &quot;Lawrence A&quot;, &quot;non-dropping-particle&quot; : &quot;&quot;, &quot;parse-names&quot; : false, &quot;suffix&quot; : &quot;&quot; }, { &quot;dropping-particle&quot; : &quot;&quot;, &quot;family&quot; : &quot;Materna&quot;, &quot;given&quot; : &quot;Arne C&quot;, &quot;non-dropping-particle&quot; : &quot;&quot;, &quot;parse-names&quot; : false, &quot;suffix&quot; : &quot;&quot; }, { &quot;dropping-particle&quot; : &quot;&quot;, &quot;family&quot; : &quot;Friedman&quot;, &quot;given&quot; : &quot;Jonathan&quot;, &quot;non-dropping-particle&quot; : &quot;&quot;, &quot;parse-names&quot; : false, &quot;suffix&quot; : &quot;&quot; }, { &quot;dropping-particle&quot; : &quot;&quot;, &quot;family&quot; : &quot;Campos-Baptista&quot;, &quot;given&quot; : &quot;Maria I&quot;, &quot;non-dropping-particle&quot; : &quot;&quot;, &quot;parse-names&quot; : false, &quot;suffix&quot; : &quot;&quot; }, { &quot;dropping-particle&quot; : &quot;&quot;, &quot;family&quot; : &quot;Blackburn&quot;, &quot;given&quot; : &quot;Matthew C&quot;, &quot;non-dropping-particle&quot; : &quot;&quot;, &quot;parse-names&quot; : false, &quot;suffix&quot; : &quot;&quot; }, { &quot;dropping-particle&quot; : &quot;&quot;, &quot;family&quot; : &quot;Perrotta&quot;, &quot;given&quot; : &quot;Allison&quot;, &quot;non-dropping-particle&quot; : &quot;&quot;, &quot;parse-names&quot; : false, &quot;suffix&quot; : &quot;&quot; }, { &quot;dropping-particle&quot; : &quot;&quot;, &quot;family&quot; : &quot;Erdman&quot;, &quot;given&quot; : &quot;Susan E&quot;, &quot;non-dropping-particle&quot; : &quot;&quot;, &quot;parse-names&quot; : false, &quot;suffix&quot; : &quot;&quot; }, { &quot;dropping-particle&quot; : &quot;&quot;, &quot;family&quot; : &quot;Alm&quot;, &quot;given&quot; : &quot;Eric J&quot;, &quot;non-dropping-particle&quot; : &quot;&quot;, &quot;parse-names&quot; : false, &quot;suffix&quot; : &quot;&quot; } ], &quot;container-title&quot; : &quot;Genome biology&quot;, &quot;id&quot; : &quot;ITEM-1&quot;, &quot;issue&quot; : &quot;7&quot;, &quot;issued&quot; : { &quot;date-parts&quot; : [ [ &quot;2014&quot;, &quot;1&quot;, &quot;25&quot; ] ] }, &quot;language&quot; : &quot;En&quot;, &quot;page&quot; : &quot;R89&quot;, &quot;publisher&quot; : &quot;BioMed Central&quot;, &quot;title&quot; : &quot;Host lifestyle affects human microbiota on daily timescales.&quot;, &quot;type&quot; : &quot;article-journal&quot;, &quot;volume&quot; : &quot;15&quot; }, &quot;uris&quot; : [ &quot;http://www.mendeley.com/documents/?uuid=dfecea61-9ed9-4500-a29f-5f0a06b261f4&quot; ] }, { &quot;id&quot; : &quot;ITEM-2&quot;, &quot;itemData&quot; : { &quot;DOI&quot; : &quot;10.1038/srep33430&quot;, &quot;ISSN&quot; : &quot;2045-2322&quot;, &quot;PMID&quot; : &quot;27646684&quot;, &quot;abstract&quot; :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author&quot; : [ { &quot;dropping-particle&quot; : &quot;&quot;, &quot;family&quot; : &quot;Kennedy&quot;, &quot;given&quot; : &quot;Rebekah C&quot;, &quot;non-dropping-particle&quot; : &quot;&quot;, &quot;parse-names&quot; : false, &quot;suffix&quot; : &quot;&quot; }, { &quot;dropping-particle&quot; : &quot;&quot;, &quot;family&quot; : &quot;Fling&quot;, &quot;given&quot; : &quot;Russell R&quot;, &quot;non-dropping-particle&quot; : &quot;&quot;, &quot;parse-names&quot; : false, &quot;suffix&quot; : &quot;&quot; }, { &quot;dropping-particle&quot; : &quot;&quot;, &quot;family&quot; : &quot;Robeson&quot;, &quot;given&quot; : &quot;Michael S&quot;, &quot;non-dropping-particle&quot; : &quot;&quot;, &quot;parse-names&quot; : false, &quot;suffix&quot; : &quot;&quot; }, { &quot;dropping-particle&quot; : &quot;&quot;, &quot;family&quot; : &quot;Saxton&quot;, &quot;given&quot; : &quot;Arnold M&quot;, &quot;non-dropping-particle&quot; : &quot;&quot;, &quot;parse-names&quot; : false, &quot;suffix&quot; : &quot;&quot; }, { &quot;dropping-particle&quot; : &quot;&quot;, &quot;family&quot; : &quot;Donnell&quot;, &quot;given&quot; : &quot;Robert L&quot;, &quot;non-dropping-particle&quot; : &quot;&quot;, &quot;parse-names&quot; : false, &quot;suffix&quot; : &quot;&quot; }, { &quot;dropping-particle&quot; : &quot;&quot;, &quot;family&quot; : &quot;Darcy&quot;, &quot;given&quot; : &quot;John L&quot;, &quot;non-dropping-particle&quot; : &quot;&quot;, &quot;parse-names&quot; : false, &quot;suffix&quot; : &quot;&quot; }, { &quot;dropping-particle&quot; : &quot;&quot;, &quot;family&quot; : &quot;Bemis&quot;, &quot;given&quot; : &quot;David A&quot;, &quot;non-dropping-particle&quot; : &quot;&quot;, &quot;parse-names&quot; : false, &quot;suffix&quot; : &quot;&quot; }, { &quot;dropping-particle&quot; : &quot;&quot;, &quot;family&quot; : &quot;Liu&quot;, &quot;given&quot; : &quot;Jiang&quot;, &quot;non-dropping-particle&quot; : &quot;&quot;, &quot;parse-names&quot; : false, &quot;suffix&quot; : &quot;&quot; }, { &quot;dropping-particle&quot; : &quot;&quot;, &quot;family&quot; : &quot;Zhao&quot;, &quot;given&quot; : &quot;Ling&quot;, &quot;non-dropping-particle&quot; : &quot;&quot;, &quot;parse-names&quot; : false, &quot;suffix&quot; : &quot;&quot; }, { &quot;dropping-particle&quot; : &quot;&quot;, &quot;family&quot; : &quot;Chen&quot;, &quot;given&quot; : &quot;Jiangang&quot;, &quot;non-dropping-particle&quot; : &quot;&quot;, &quot;parse-names&quot; : false, &quot;suffix&quot; : &quot;&quot; } ], &quot;container-title&quot; : &quot;Scientific reports&quot;, &quot;id&quot; : &quot;ITEM-2&quot;, &quot;issued&quot; : { &quot;date-parts&quot; : [ [ &quot;2016&quot; ] ] }, &quot;page&quot; : &quot;33430&quot;, &quot;publisher&quot; : &quot;Nature Publishing Group&quot;, &quot;title&quot; : &quot;Temporal Development of Gut Microbiota in Triclocarban Exposed Pregnant and Neonatal Rats.&quot;, &quot;type&quot; : &quot;article-journal&quot;, &quot;volume&quot; : &quot;6&quot; }, &quot;uris&quot; : [ &quot;http://www.mendeley.com/documents/?uuid=457e9bc5-711b-3c5c-9655-0178cd75eaac&quot; ] } ], &quot;mendeley&quot; : { &quot;formattedCitation&quot; : &quot;[9,10]&quot;, &quot;plainTextFormattedCitation&quot; : &quot;[9,10]&quot;, &quot;previouslyFormattedCitation&quot; : &quot;[9,10]&quot; }, &quot;properties&quot; : { &quot;noteIndex&quot; : 0 }, &quot;schema&quot; : &quot;https://github.com/citation-style-language/schema/raw/master/csl-citation.json&quot; }"/><text:bookmark-start text:name="__Fieldmark__1030_1186360433"/><field:fieldmark-start text:name="__Fieldmark__900_1861778513" field:type="ADDIN CSL_CITATION { &quot;citationItems&quot; : [ { &quot;id&quot; : &quot;ITEM-1&quot;, &quot;itemData&quot; : { &quot;DOI&quot; : &quot;10.1186/gb-2014-15-7-r89&quot;, &quot;ISSN&quot; : &quot;1465-6914&quot;, &quot;PMID&quot; : &quot;25146375&quot;, &quot;abstract&quot; : &quot;BACKGROUND: Disturbance to human microbiota may underlie several pathologies. Yet, we lack a comprehensive understanding of how lifestyle affects the dynamics of human-associated microbial communities.\n\n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n\nCONCLUSIONS: Our findings suggest that although human-associated microbial communities are generally stable, they can be quickly and profoundly altered by common human actions and experiences.&quot;, &quot;author&quot; : [ { &quot;dropping-particle&quot; : &quot;&quot;, &quot;family&quot; : &quot;David&quot;, &quot;given&quot; : &quot;Lawrence A&quot;, &quot;non-dropping-particle&quot; : &quot;&quot;, &quot;parse-names&quot; : false, &quot;suffix&quot; : &quot;&quot; }, { &quot;dropping-particle&quot; : &quot;&quot;, &quot;family&quot; : &quot;Materna&quot;, &quot;given&quot; : &quot;Arne C&quot;, &quot;non-dropping-particle&quot; : &quot;&quot;, &quot;parse-names&quot; : false, &quot;suffix&quot; : &quot;&quot; }, { &quot;dropping-particle&quot; : &quot;&quot;, &quot;family&quot; : &quot;Friedman&quot;, &quot;given&quot; : &quot;Jonathan&quot;, &quot;non-dropping-particle&quot; : &quot;&quot;, &quot;parse-names&quot; : false, &quot;suffix&quot; : &quot;&quot; }, { &quot;dropping-particle&quot; : &quot;&quot;, &quot;family&quot; : &quot;Campos-Baptista&quot;, &quot;given&quot; : &quot;Maria I&quot;, &quot;non-dropping-particle&quot; : &quot;&quot;, &quot;parse-names&quot; : false, &quot;suffix&quot; : &quot;&quot; }, { &quot;dropping-particle&quot; : &quot;&quot;, &quot;family&quot; : &quot;Blackburn&quot;, &quot;given&quot; : &quot;Matthew C&quot;, &quot;non-dropping-particle&quot; : &quot;&quot;, &quot;parse-names&quot; : false, &quot;suffix&quot; : &quot;&quot; }, { &quot;dropping-particle&quot; : &quot;&quot;, &quot;family&quot; : &quot;Perrotta&quot;, &quot;given&quot; : &quot;Allison&quot;, &quot;non-dropping-particle&quot; : &quot;&quot;, &quot;parse-names&quot; : false, &quot;suffix&quot; : &quot;&quot; }, { &quot;dropping-particle&quot; : &quot;&quot;, &quot;family&quot; : &quot;Erdman&quot;, &quot;given&quot; : &quot;Susan E&quot;, &quot;non-dropping-particle&quot; : &quot;&quot;, &quot;parse-names&quot; : false, &quot;suffix&quot; : &quot;&quot; }, { &quot;dropping-particle&quot; : &quot;&quot;, &quot;family&quot; : &quot;Alm&quot;, &quot;given&quot; : &quot;Eric J&quot;, &quot;non-dropping-particle&quot; : &quot;&quot;, &quot;parse-names&quot; : false, &quot;suffix&quot; : &quot;&quot; } ], &quot;container-title&quot; : &quot;Genome biology&quot;, &quot;id&quot; : &quot;ITEM-1&quot;, &quot;issue&quot; : &quot;7&quot;, &quot;issued&quot; : { &quot;date-parts&quot; : [ [ &quot;2014&quot;, &quot;1&quot;, &quot;25&quot; ] ] }, &quot;language&quot; : &quot;En&quot;, &quot;page&quot; : &quot;R89&quot;, &quot;publisher&quot; : &quot;BioMed Central&quot;, &quot;title&quot; : &quot;Host lifestyle affects human microbiota on daily timescales.&quot;, &quot;type&quot; : &quot;article-journal&quot;, &quot;volume&quot; : &quot;15&quot; }, &quot;uris&quot; : [ &quot;http://www.mendeley.com/documents/?uuid=dfecea61-9ed9-4500-a29f-5f0a06b261f4&quot; ] }, { &quot;id&quot; : &quot;ITEM-2&quot;, &quot;itemData&quot; : { &quot;DOI&quot; : &quot;10.1038/srep33430&quot;, &quot;ISSN&quot; : &quot;2045-2322&quot;, &quot;PMID&quot; : &quot;27646684&quot;, &quot;abstract&quot; :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author&quot; : [ { &quot;dropping-particle&quot; : &quot;&quot;, &quot;family&quot; : &quot;Kennedy&quot;, &quot;given&quot; : &quot;Rebekah C&quot;, &quot;non-dropping-particle&quot; : &quot;&quot;, &quot;parse-names&quot; : false, &quot;suffix&quot; : &quot;&quot; }, { &quot;dropping-particle&quot; : &quot;&quot;, &quot;family&quot; : &quot;Fling&quot;, &quot;given&quot; : &quot;Russell R&quot;, &quot;non-dropping-particle&quot; : &quot;&quot;, &quot;parse-names&quot; : false, &quot;suffix&quot; : &quot;&quot; }, { &quot;dropping-particle&quot; : &quot;&quot;, &quot;family&quot; : &quot;Robeson&quot;, &quot;given&quot; : &quot;Michael S&quot;, &quot;non-dropping-particle&quot; : &quot;&quot;, &quot;parse-names&quot; : false, &quot;suffix&quot; : &quot;&quot; }, { &quot;dropping-particle&quot; : &quot;&quot;, &quot;family&quot; : &quot;Saxton&quot;, &quot;given&quot; : &quot;Arnold M&quot;, &quot;non-dropping-particle&quot; : &quot;&quot;, &quot;parse-names&quot; : false, &quot;suffix&quot; : &quot;&quot; }, { &quot;dropping-particle&quot; : &quot;&quot;, &quot;family&quot; : &quot;Donnell&quot;, &quot;given&quot; : &quot;Robert L&quot;, &quot;non-dropping-particle&quot; : &quot;&quot;, &quot;parse-names&quot; : false, &quot;suffix&quot; : &quot;&quot; }, { &quot;dropping-particle&quot; : &quot;&quot;, &quot;family&quot; : &quot;Darcy&quot;, &quot;given&quot; : &quot;John L&quot;, &quot;non-dropping-particle&quot; : &quot;&quot;, &quot;parse-names&quot; : false, &quot;suffix&quot; : &quot;&quot; }, { &quot;dropping-particle&quot; : &quot;&quot;, &quot;family&quot; : &quot;Bemis&quot;, &quot;given&quot; : &quot;David A&quot;, &quot;non-dropping-particle&quot; : &quot;&quot;, &quot;parse-names&quot; : false, &quot;suffix&quot; : &quot;&quot; }, { &quot;dropping-particle&quot; : &quot;&quot;, &quot;family&quot; : &quot;Liu&quot;, &quot;given&quot; : &quot;Jiang&quot;, &quot;non-dropping-particle&quot; : &quot;&quot;, &quot;parse-names&quot; : false, &quot;suffix&quot; : &quot;&quot; }, { &quot;dropping-particle&quot; : &quot;&quot;, &quot;family&quot; : &quot;Zhao&quot;, &quot;given&quot; : &quot;Ling&quot;, &quot;non-dropping-particle&quot; : &quot;&quot;, &quot;parse-names&quot; : false, &quot;suffix&quot; : &quot;&quot; }, { &quot;dropping-particle&quot; : &quot;&quot;, &quot;family&quot; : &quot;Chen&quot;, &quot;given&quot; : &quot;Jiangang&quot;, &quot;non-dropping-particle&quot; : &quot;&quot;, &quot;parse-names&quot; : false, &quot;suffix&quot; : &quot;&quot; } ], &quot;container-title&quot; : &quot;Scientific reports&quot;, &quot;id&quot; : &quot;ITEM-2&quot;, &quot;issued&quot; : { &quot;date-parts&quot; : [ [ &quot;2016&quot; ] ] }, &quot;page&quot; : &quot;33430&quot;, &quot;publisher&quot; : &quot;Nature Publishing Group&quot;, &quot;title&quot; : &quot;Temporal Development of Gut Microbiota in Triclocarban Exposed Pregnant and Neonatal Rats.&quot;, &quot;type&quot; : &quot;article-journal&quot;, &quot;volume&quot; : &quot;6&quot; }, &quot;uris&quot; : [ &quot;http://www.mendeley.com/documents/?uuid=457e9bc5-711b-3c5c-9655-0178cd75eaac&quot; ] } ], &quot;mendeley&quot; : { &quot;formattedCitation&quot; : &quot;[9,10]&quot;, &quot;plainTextFormattedCitation&quot; : &quot;[9,10]&quot;, &quot;previouslyFormattedCitation&quot; : &quot;[9,10]&quot; }, &quot;properties&quot; : { &quot;noteIndex&quot; : 0 }, &quot;schema&quot; : &quot;https://github.com/citation-style-language/schema/raw/master/csl-citation.json&quot; }"/><field:fieldmark-start text:name="__Fieldmark__900_1861778513" field:type="ADDIN CSL_CITATION { &quot;citationItems&quot; : [ { &quot;id&quot; : &quot;ITEM-1&quot;, &quot;itemData&quot; : { &quot;DOI&quot; : &quot;10.1186/gb-2014-15-7-r89&quot;, &quot;ISSN&quot; : &quot;1465-6914&quot;, &quot;PMID&quot; : &quot;25146375&quot;, &quot;abstract&quot; : &quot;BACKGROUND: Disturbance to human microbiota may underlie several pathologies. Yet, we lack a comprehensive understanding of how lifestyle affects the dynamics of human-associated microbial communities.\n\n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n\nCONCLUSIONS: Our findings suggest that although human-associated microbial communities are generally stable, they can be quickly and profoundly altered by common human actions and experiences.&quot;, &quot;author&quot; : [ { &quot;dropping-particle&quot; : &quot;&quot;, &quot;family&quot; : &quot;David&quot;, &quot;given&quot; : &quot;Lawrence A&quot;, &quot;non-dropping-particle&quot; : &quot;&quot;, &quot;parse-names&quot; : false, &quot;suffix&quot; : &quot;&quot; }, { &quot;dropping-particle&quot; : &quot;&quot;, &quot;family&quot; : &quot;Materna&quot;, &quot;given&quot; : &quot;Arne C&quot;, &quot;non-dropping-particle&quot; : &quot;&quot;, &quot;parse-names&quot; : false, &quot;suffix&quot; : &quot;&quot; }, { &quot;dropping-particle&quot; : &quot;&quot;, &quot;family&quot; : &quot;Friedman&quot;, &quot;given&quot; : &quot;Jonathan&quot;, &quot;non-dropping-particle&quot; : &quot;&quot;, &quot;parse-names&quot; : false, &quot;suffix&quot; : &quot;&quot; }, { &quot;dropping-particle&quot; : &quot;&quot;, &quot;family&quot; : &quot;Campos-Baptista&quot;, &quot;given&quot; : &quot;Maria I&quot;, &quot;non-dropping-particle&quot; : &quot;&quot;, &quot;parse-names&quot; : false, &quot;suffix&quot; : &quot;&quot; }, { &quot;dropping-particle&quot; : &quot;&quot;, &quot;family&quot; : &quot;Blackburn&quot;, &quot;given&quot; : &quot;Matthew C&quot;, &quot;non-dropping-particle&quot; : &quot;&quot;, &quot;parse-names&quot; : false, &quot;suffix&quot; : &quot;&quot; }, { &quot;dropping-particle&quot; : &quot;&quot;, &quot;family&quot; : &quot;Perrotta&quot;, &quot;given&quot; : &quot;Allison&quot;, &quot;non-dropping-particle&quot; : &quot;&quot;, &quot;parse-names&quot; : false, &quot;suffix&quot; : &quot;&quot; }, { &quot;dropping-particle&quot; : &quot;&quot;, &quot;family&quot; : &quot;Erdman&quot;, &quot;given&quot; : &quot;Susan E&quot;, &quot;non-dropping-particle&quot; : &quot;&quot;, &quot;parse-names&quot; : false, &quot;suffix&quot; : &quot;&quot; }, { &quot;dropping-particle&quot; : &quot;&quot;, &quot;family&quot; : &quot;Alm&quot;, &quot;given&quot; : &quot;Eric J&quot;, &quot;non-dropping-particle&quot; : &quot;&quot;, &quot;parse-names&quot; : false, &quot;suffix&quot; : &quot;&quot; } ], &quot;container-title&quot; : &quot;Genome biology&quot;, &quot;id&quot; : &quot;ITEM-1&quot;, &quot;issue&quot; : &quot;7&quot;, &quot;issued&quot; : { &quot;date-parts&quot; : [ [ &quot;2014&quot;, &quot;1&quot;, &quot;25&quot; ] ] }, &quot;language&quot; : &quot;En&quot;, &quot;page&quot; : &quot;R89&quot;, &quot;publisher&quot; : &quot;BioMed Central&quot;, &quot;title&quot; : &quot;Host lifestyle affects human microbiota on daily timescales.&quot;, &quot;type&quot; : &quot;article-journal&quot;, &quot;volume&quot; : &quot;15&quot; }, &quot;uris&quot; : [ &quot;http://www.mendeley.com/documents/?uuid=dfecea61-9ed9-4500-a29f-5f0a06b261f4&quot; ] }, { &quot;id&quot; : &quot;ITEM-2&quot;, &quot;itemData&quot; : { &quot;DOI&quot; : &quot;10.1038/srep33430&quot;, &quot;ISSN&quot; : &quot;2045-2322&quot;, &quot;PMID&quot; : &quot;27646684&quot;, &quot;abstract&quot; :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author&quot; : [ { &quot;dropping-particle&quot; : &quot;&quot;, &quot;family&quot; : &quot;Kennedy&quot;, &quot;given&quot; : &quot;Rebekah C&quot;, &quot;non-dropping-particle&quot; : &quot;&quot;, &quot;parse-names&quot; : false, &quot;suffix&quot; : &quot;&quot; }, { &quot;dropping-particle&quot; : &quot;&quot;, &quot;family&quot; : &quot;Fling&quot;, &quot;given&quot; : &quot;Russell R&quot;, &quot;non-dropping-particle&quot; : &quot;&quot;, &quot;parse-names&quot; : false, &quot;suffix&quot; : &quot;&quot; }, { &quot;dropping-particle&quot; : &quot;&quot;, &quot;family&quot; : &quot;Robeson&quot;, &quot;given&quot; : &quot;Michael S&quot;, &quot;non-dropping-particle&quot; : &quot;&quot;, &quot;parse-names&quot; : false, &quot;suffix&quot; : &quot;&quot; }, { &quot;dropping-particle&quot; : &quot;&quot;, &quot;family&quot; : &quot;Saxton&quot;, &quot;given&quot; : &quot;Arnold M&quot;, &quot;non-dropping-particle&quot; : &quot;&quot;, &quot;parse-names&quot; : false, &quot;suffix&quot; : &quot;&quot; }, { &quot;dropping-particle&quot; : &quot;&quot;, &quot;family&quot; : &quot;Donnell&quot;, &quot;given&quot; : &quot;Robert L&quot;, &quot;non-dropping-particle&quot; : &quot;&quot;, &quot;parse-names&quot; : false, &quot;suffix&quot; : &quot;&quot; }, { &quot;dropping-particle&quot; : &quot;&quot;, &quot;family&quot; : &quot;Darcy&quot;, &quot;given&quot; : &quot;John L&quot;, &quot;non-dropping-particle&quot; : &quot;&quot;, &quot;parse-names&quot; : false, &quot;suffix&quot; : &quot;&quot; }, { &quot;dropping-particle&quot; : &quot;&quot;, &quot;family&quot; : &quot;Bemis&quot;, &quot;given&quot; : &quot;David A&quot;, &quot;non-dropping-particle&quot; : &quot;&quot;, &quot;parse-names&quot; : false, &quot;suffix&quot; : &quot;&quot; }, { &quot;dropping-particle&quot; : &quot;&quot;, &quot;family&quot; : &quot;Liu&quot;, &quot;given&quot; : &quot;Jiang&quot;, &quot;non-dropping-particle&quot; : &quot;&quot;, &quot;parse-names&quot; : false, &quot;suffix&quot; : &quot;&quot; }, { &quot;dropping-particle&quot; : &quot;&quot;, &quot;family&quot; : &quot;Zhao&quot;, &quot;given&quot; : &quot;Ling&quot;, &quot;non-dropping-particle&quot; : &quot;&quot;, &quot;parse-names&quot; : false, &quot;suffix&quot; : &quot;&quot; }, { &quot;dropping-particle&quot; : &quot;&quot;, &quot;family&quot; : &quot;Chen&quot;, &quot;given&quot; : &quot;Jiangang&quot;, &quot;non-dropping-particle&quot; : &quot;&quot;, &quot;parse-names&quot; : false, &quot;suffix&quot; : &quot;&quot; } ], &quot;container-title&quot; : &quot;Scientific reports&quot;, &quot;id&quot; : &quot;ITEM-2&quot;, &quot;issued&quot; : { &quot;date-parts&quot; : [ [ &quot;2016&quot; ] ] }, &quot;page&quot; : &quot;33430&quot;, &quot;publisher&quot; : &quot;Nature Publishing Group&quot;, &quot;title&quot; : &quot;Temporal Development of Gut Microbiota in Triclocarban Exposed Pregnant and Neonatal Rats.&quot;, &quot;type&quot; : &quot;article-journal&quot;, &quot;volume&quot; : &quot;6&quot; }, &quot;uris&quot; : [ &quot;http://www.mendeley.com/documents/?uuid=457e9bc5-711b-3c5c-9655-0178cd75eaac&quot; ] } ], &quot;mendeley&quot; : { &quot;formattedCitation&quot; : &quot;[9,10]&quot;, &quot;plainTextFormattedCitation&quot; : &quot;[9,10]&quot;, &quot;previouslyFormattedCitation&quot; : &quot;[9,10]&quot; }, &quot;properties&quot; : { &quot;noteIndex&quot; : 0 }, &quot;schema&quot; : &quot;https://github.com/citation-style-language/schema/raw/master/csl-citation.json&quot; }"/><text:span text:style-name="T39">9,10]</text:span><text:bookmark-end text:name="__Fieldmark__1030_1186360433"/><field:fieldmark-end/><field:fieldmark-end/><field:fieldmark-end/><text:span text:style-name="T39">. Microbial communities allow large sample sizes, longitudinal studies, and experimental manipulations that enable us to identify general rules and statistical patterns of community assembly. The model presented here makes use of such data, and to facilitate further discovery both in the human microbiome and in other environments, we have made our R code available at FigShare: </text:span><text:a xlink:type="simple" xlink:href="https://figshare.com/s/922b268891f1945c1944" text:style-name="Internet_20_link" text:visited-style-name="Visited_20_Internet_20_Link"><text:span text:style-name="Internet_20_link"><text:span text:style-name="T44">https://figshare.com/s/922b268891f1945c1944</text:span></text:span></text:a><text:span text:style-name="T39"> (temporary private link, PLEASE DO NOT SHARE UNTIL PUBLICATION).</text:span></text:p>
      <text:p text:style-name="P8"><text:span text:style-name="T39"/></text:p>
      <text:p text:style-name="P26"><text:span text:style-name="T39">References</text:span></text:p>
      <text:section text:style-name="Sect1" text:name="ADDIN Mendeley Bibliography CSL_BIBLIOGRAPHY  RNDdreiaSQCP1">
        <text:p text:style-name="P4">Bengtsson J, Nilsson SG, Franc A, Menozzi P. (2000). Biodiversity, disturbances, ecosystem function and management of European forests. <text:span text:style-name="T23">For Ecol Manage</text:span> <text:span text:style-name="T55">132</text:span>: 39–50.</text:p>
        <text:p text:style-name="P4">Caporaso JG, Bittinger K, Bushman FD, DeSantis TZ, Andersen GL, Knight R. (2010a). PyNAST: a flexible tool for aligning sequences to a template alignment. <text:span text:style-name="T23">Bioinformatics</text:span> <text:span text:style-name="T55">26</text:span>: 266–7.</text:p>
        <text:p text:style-name="P4">Caporaso JG, Kuczynski J, Stombaugh J, Bittinger K, Bushman FD, Costello EK, <text:span text:style-name="T23">et al.</text:span> (2010b). QIIME allows analysis of high-throughput community sequencing data. <text:span text:style-name="T23">Nat Methods</text:span> <text:span text:style-name="T55">7</text:span>: 335–6.</text:p>
        <text:p text:style-name="P4">Caporaso JG, Lauber CL, Costello EK, Berg-Lyons D, Gonzalez A, Stombaugh J, <text:span text:style-name="T23">et al.</text:span> (2011). Moving pictures of the human microbiome. <text:span text:style-name="T23">Genome Biol</text:span> <text:span text:style-name="T55">12</text:span>: R50.</text:p>
        <text:p text:style-name="P4"><text:soft-page-break/>Caporaso JG, Lauber CL, Walters W a, Berg-Lyons D, Huntley J, Fierer N, <text:span text:style-name="T23">et al.</text:span> (2012). Ultra-high-throughput microbial community analysis on the Illumina HiSeq and MiSeq platforms. <text:span text:style-name="T23">ISME J</text:span> <text:span text:style-name="T55">6</text:span>: 1621–1624.</text:p>
        <text:p text:style-name="P4">Darcy JL, King AJ, Gendron EMS, Schmidt SK. (2017). Spatial autocorrelation of microbial communities atop a debris-covered glacier is evidence of a supraglacial chronosequence. <text:span text:style-name="T23">FEMS Microbiol Ecol</text:span> <text:span text:style-name="T55">93</text:span>: 7287–90.</text:p>
        <text:p text:style-name="P4">David LA, Materna AC, Friedman J, Campos-Baptista MI, Blackburn MC, Perrotta A, <text:span text:style-name="T23">et al.</text:span> (2014). Host lifestyle affects human microbiota on daily timescales. <text:span text:style-name="T23">Genome Biol</text:span> <text:span text:style-name="T55">15</text:span>: R89.</text:p>
        <text:p text:style-name="P4">Edgar RC. (2016). UNOISE2: improved error-correction for Illumina 16S and ITS amplicon sequencing. <text:span text:style-name="T23">bioRxiv</text:span>. http://www.biorxiv.org/content/early/2016/10/15/081257 (Accessed July 26, 2017).</text:p>
        <text:p text:style-name="P4">Faith DP. (1992). Conservation evaluation and phylogenetic diversity. <text:span text:style-name="T23">Biol Conserv</text:span> <text:span text:style-name="T55">61</text:span>: 1–10.</text:p>
        <text:p text:style-name="P4">Gerhold P, Cahill JF, Winter M, Bartish I V., Prinzing A. (2015). Phylogenetic patterns are not proxies of community assembly mechanisms (they are far better) Venail P (ed). <text:span text:style-name="T23">Funct Ecol</text:span> <text:span text:style-name="T55">29</text:span>: 600–614.</text:p>
        <text:p text:style-name="P4">Goberna M, Navarro-Cano JA, Valiente-Banuet A, García C, Verdú M. (2014). Abiotic stress tolerance and competition-related traits underlie phylogenetic clustering in soil bacterial communities. <text:span text:style-name="T23">Ecol Lett</text:span> <text:span text:style-name="T55">17</text:span>: 1191–201.</text:p>
        <text:p text:style-name="P4">Kennedy RC, Fling RR, Robeson MS, Saxton AM, Donnell RL, Darcy JL, <text:span text:style-name="T23">et al.</text:span> (2016). Temporal Development of Gut Microbiota in Triclocarban Exposed Pregnant and Neonatal Rats. <text:span text:style-name="T23">Sci Rep</text:span> <text:span text:style-name="T55">6</text:span>: 33430.</text:p>
        <text:p text:style-name="P4">Koenig JE, Spor A, Scalfone N, Fricker AD, Stombaugh J, Knight R, <text:span text:style-name="T23">et al.</text:span> (2011). Succession of microbial consortia in the developing infant gut microbiome. <text:span text:style-name="T23">Proc Natl Acad Sci U S A</text:span> <text:span text:style-name="T55">108 Suppl</text:span>: 4578–85.</text:p>
        <text:p text:style-name="P4">Langille MGI, Zaneveld J, Caporaso JG, McDonald D, Knights D, Reyes JA, <text:span text:style-name="T23">et al.</text:span> (2013). Predictive functional profiling of microbial communities using 16S rRNA marker gene sequences. <text:span text:style-name="T23">Nat Biotechnol</text:span> <text:span text:style-name="T55">31</text:span>: 814–821.</text:p>
        <text:p text:style-name="P4">Letcher SG, Chazdon RL. (2012). Life History Traits of Lianas During Tropical Forest Succession. <text:span text:style-name="T23">Biotropica</text:span> <text:span text:style-name="T55">44</text:span>: 720–727.</text:p>
        <text:p text:style-name="P4">Lozupone C, Knight R. (2005). UniFrac : a New Phylogenetic Method for Comparing Microbial Communities UniFrac : a New Phylogenetic Method for Comparing Microbial Communities. <text:span text:style-name="T23">Appl Environ Microbiol</text:span> <text:span text:style-name="T55">71</text:span>: 8228–8235.</text:p>
        <text:p text:style-name="P4">Martiny JBH, Jones SE, Lennon JT, Martiny AC. (2015). Microbiomes in light of traits: A phylogenetic perspective. <text:span text:style-name="T23">Science (80- )</text:span> <text:span text:style-name="T55">350</text:span>: aac9323-aac9323.</text:p>
        <text:p text:style-name="P4">Massey FJ. (1951). The Kolmogorov-Smirnov test for goodness of fit. <text:span text:style-name="T23">Joirnal Am Stat Assoc</text:span> <text:span text:style-name="T55">56</text:span>: 68–78.</text:p>
        <text:p text:style-name="P4"><text:soft-page-break/>Matsen IV FA, Evans SN, Gilks W, Ghodsi M, Kingsford C. (2013). Edge Principal Components and Squash Clustering: Using the Special Structure of Phylogenetic Placement Data for Sample Comparison Moustafa A (ed). <text:span text:style-name="T23">PLoS One</text:span> <text:span text:style-name="T55">8</text:span>: e56859.</text:p>
        <text:p text:style-name="P4">Nemergut DR, Knelman JE, Ferrenberg S, Bilinski T, Melbourne B, Jiang L, <text:span text:style-name="T23">et al.</text:span> (2016). Decreases in average bacterial community rRNA operon copy number during succession. <text:span text:style-name="T23">ISME J</text:span> <text:span text:style-name="T55">10</text:span>: 1147–1156.</text:p>
        <text:p text:style-name="P4"><text:soft-page-break/>Nemergut DR, Schmidt SK, Fukami T, O’Neill SP, Bilinski TM, Stanish LF, <text:span text:style-name="T23">et al.</text:span> (2013). Patterns and processes of microbial community assembly. <text:span text:style-name="T23">Microbiol Mol Biol Rev</text:span> <text:span text:style-name="T55">77</text:span>: 342–56.</text:p>
        <text:p text:style-name="P4">O’Dwyer JP, Kembel SW, Green JL. (2012). Phylogenetic diversity theory sheds light on the structure of microbial communities. <text:span text:style-name="T23">PLoS Comput Biol</text:span> <text:span text:style-name="T55">8</text:span>: e1002832.</text:p>
        <text:p text:style-name="P4">Palmer MA, Ambrose RF, Poff NL. (1997). Ecological Theory and Community Restoration Ecology. <text:span text:style-name="T23">Restor Ecol</text:span> <text:span text:style-name="T55">5</text:span>: 291–300.</text:p>
        <text:p text:style-name="P4">Peterfreund GL, Vandivier LE, Sinha R, Marozsan AJ, Olson WC, Zhu J, <text:span text:style-name="T23">et al.</text:span> (2012). Succession in the gut microbiome following antibiotic and antibody therapies for Clostridium difficile. <text:span text:style-name="T23">PLoS One</text:span> <text:span text:style-name="T55">7</text:span>: e46966.</text:p>
        <text:p text:style-name="P4">Price MN, Dehal PS, Arkin AP. (2010). FastTree 2 – Approximately Maximum-Likelihood Trees for Large Alignments Poon AFY (ed). <text:span text:style-name="T23">PLoS One</text:span> <text:span text:style-name="T55">5</text:span>: e9490.</text:p>
        <text:p text:style-name="P4">Richards SA, Possingham HP, Tizard J. (1999). Optimal fire management for maintaining community diversity. <text:span text:style-name="T23">Ecol Appl</text:span> <text:span text:style-name="T55">9</text:span>: 880–892.</text:p>
        <text:p text:style-name="P4">Rognes T, Flouri T, Nichols B, Quince C, Mahé F. (2016). VSEARCH: a versatile open source tool for metagenomics. <text:span text:style-name="T23">PeerJ Prepr</text:span> <text:span text:style-name="T55">4</text:span>: e2409v1.</text:p>
        <text:p text:style-name="P4">Sonderegger D. (2012). SiZer: Significant Zero Crossings. https://cran.r-project.org/package=SiZer.</text:p>
        <text:p text:style-name="P4">Temperton VM. (2004). Assembly Rules and Restoration Ecology: Bridging the Gap Between Theory and Practice. Island Press.</text:p>
        <text:p text:style-name="P4">Violle C, Navas ML, Vile D, Kazakou E, Fortunel C, Hummel I, <text:span text:style-name="T23">et al.</text:span> (2007). Let the concept of trait be functional! <text:span text:style-name="T23">Oikos</text:span> <text:span text:style-name="T55">116</text:span>: 882–892.</text:p>
        <text:p text:style-name="P4">Washburne AD, Silverman JD, Leff JW, Bennett DJ, Darcy JL, Mukherjee S, <text:span text:style-name="T23">et al.</text:span> (2017). Phylogenetic factorization of compositional data yields lineage-level associations in microbiome datasets. <text:span text:style-name="T23">PeerJ</text:span> <text:span text:style-name="T55">5</text:span>: e2969.</text:p>
        <text:p text:style-name="P4">Webb CO. (2000). Exploring the Phylogenetic Structure of Ecological Communities: An Example for Rain Forest Trees. <text:span text:style-name="T23">Am Nat</text:span> <text:span text:style-name="T55">156</text:span>: 145–155.</text:p>
        <text:p text:style-name="P4">Webb CO, Ackerly DD, McPeek MA, Donoghue MJ. (2002). Phylogenies and Community Ecology. <text:span text:style-name="T23">Annu Rev Ecol Syst</text:span> <text:span text:style-name="T55">33</text:span>: 475–505.</text:p>
        <text:p text:style-name="P3">Wiens JJ, Ackerly DD, Allen AP, Anacker BL, Buckley LB, Cornell H V., <text:span text:style-name="T23">et al.</text:span> (2010). Niche conservatism as an emerging principle in ecology and conservation biology. <text:span text:style-name="T23">Ecol Lett</text:span> <text:span text:style-name="T55">13</text:span>: 1310–1324.</text:p>
      </text:section>
      <text:p text:style-name="JLD_5f_body"/>
      <text:p text:style-name="P27">FIGURE CAPTIONS</text:p>
      <text:p text:style-name="P17"/>
      <text:p text:style-name="P17"><text:soft-page-break/>Figure 1: Phylodiversity accumulation in the female left palm. The dashed line is the empirical phylodiversity accumulation curve, meaning that each time point's phylodiversity value is the cumulative sum of all branch lengths observed up to that time point <text:bookmark-start text:name="__UnoMark__12735_1976674771"/>(Faith 1992)<text:bookmark-end text:name="__UnoMark__12735_1976674771"/>. This curve has been scaled to the 0-1 scale using Equation 2. The colored lines are 500 surrogate (simulated) phylodiversity curves with different D values (Equation 1). These lines are color coded by their D value (see key at right). The empirical model (dashed) is below the neutral model (purple), signifying underdispersion in the order of first-time arrivals.</text:p>
      <text:p text:style-name="P17"/>
      <text:p text:style-name="P17">Figure 2: Model fitting and hypothesis testing for the female left palm. Each surrogate (simulated) curve from Figure 1 is compared to the empirical curve using the KS statistic, with a lower KS statistic indicating a closer fit. Each dot on this figure is colored according to the surrogate curve’s D value (Equation 1), and corresponds to its line color on Figure 1. The black solid vertical line is the estimate for the best-fit model, and the vertical dashed lines are the 95% confidence intervals for that estimate. The red solid vertical line is placed at D=0, which is the neutral model (null hypothesis). Note that the confidence intervals of the estimate do not overlap with the neutral model.</text:p>
      <text:p text:style-name="P17"/>
      <text:p text:style-name="P17">Figure 3: Dispersion parameter (D) estimates for Caporaso et al. <text:bookmark-start text:name="__UnoMark__12739_1976674771"/>(2011)<text:bookmark-end text:name="__UnoMark__12739_1976674771"/> data sets. All environments analyzed from the Caporaso et al. <text:bookmark-start text:name="__UnoMark__12744_1976674771"/><text:bookmark-start text:name="__UnoMark__12743_1976674771"/>(2011)<text:bookmark-end text:name="__UnoMark__12744_1976674771"/><text:bookmark-end text:name="__UnoMark__12743_1976674771"/> data set exhibited underdispersion. For both the female (left) and male (right) subjects, the hands had lower D estimates than the tongue or feces (note the negative Y axis). This pattern was robust in both cases, but the 95% confidence intervals of the female feces and left palm were close, but did not overlap. </text:p>
      <text:p text:style-name="P17"/>
      <text:p text:style-name="P17">Figure 4: Empirical phylodiversity accumulation in the infant gut microbiome. Phylodiversity increases sharply after day 161 of the infant’s life, then plateaus. This timing coincides with the day the subject began consuming baby formula. As the curve saturates, new OTUs added to the community were <text:soft-page-break/>phylogenetically redundant, adding little to the community’s cumulative <text:bookmark text:name="_GoBack"/>phylodiversity because close relatives had already been observed in the community. Non-redundant OTUs join the community after the subject began consuming baby formula. The curve is scaled using Equation 2. The times of sampling points are shown as vertical blue lines below the X-axis.</text:p>
      <text:p text:style-name="P17"/>
      <text:p text:style-name="P17">Figure 5: Dispersion parameter (D) estimates in the infant gut, pre- and post-formula. Formula use began on day 161, thus the first 160 days of the subject's life were analyzed separately. Community assembly was underdispersed both pre- and post-formula, but moreso pre-formula.</text:p>
      <text:p text:style-name="JLD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JLD_5f_body" style:display-name="JLD_body" style:family="paragraph" style:parent-style-name="Text_20_body">
      <loext:graphic-properties draw:fill="none" draw:fill-color="#729fcf"/>
      <style:paragraph-properties fo:margin-left="0in" fo:margin-right="0in" fo:margin-top="0in" fo:margin-bottom="0in" loext:contextual-spacing="true" fo:line-height="200%" fo:text-indent="0in" style:auto-text-indent="false" fo:background-color="transparent" style:shadow="none" fo:keep-with-next="auto" style:writing-mode="lr-tb">
        <style:drop-cap/>
      </style:paragraph-properties>
    </style:style>
    <style:style style:name="JLD_5f_heading" style:display-name="JLD_heading" style:family="paragraph" style:parent-style-name="JLD_5f_body">
      <style:paragraph-properties style:writing-mode="lr-tb"/>
      <style:text-properties fo:text-transform="uppercase" fo:font-weight="bold"/>
    </style:style>
    <style:style style:name="JLD_5f_subheading" style:display-name="JLD_subheading" style:family="paragraph" style:parent-style-name="JLD_5f_body">
      <style:paragraph-properties style:writing-mode="lr-tb"/>
      <style:text-properties fo:font-style="italic"/>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8T19:32:03.087000000</meta:creation-date>
    <dc:date>2017-08-21T18:19:21.966000000</dc:date>
    <meta:editing-duration>PT1H25M13S</meta:editing-duration>
    <meta:editing-cycles>15</meta:editing-cycles>
    <meta:generator>LibreOffice/5.4.0.3$Windows_x86 LibreOffice_project/7556cbc6811c9d992f4064ab9287069087d7f62c</meta:generator>
    <meta:document-statistic meta:table-count="0" meta:image-count="0" meta:object-count="2" meta:page-count="19" meta:paragraph-count="96" meta:word-count="5547" meta:character-count="35513" meta:non-whitespace-character-count="30157"/>
    <meta:user-defined meta:name="Mendeley Citation Style_1">http://www.zotero.org/styles/the-isme-journal</meta:user-defined>
    <meta:user-defined meta:name="Mendeley Document_1">True</meta:user-defined>
    <meta:user-defined meta:name="Mendeley Unique User Id_1">8fc81171-2ee9-3723-bb81-8231ba8438bb</meta:user-defined>
  </office:meta>
</office:document-meta>
</file>

<file path=Object 1/content.xml><?xml version="1.0" encoding="utf-8"?>
<math xmlns="http://www.w3.org/1998/Math/MathML" display="block">
  <semantics>
    <mrow>
      <msub>
        <mi>p</mi>
        <mrow>
          <mstyle mathvariant="italic">
            <mtext>i</mtext>
          </mstyle>
          <mi>,</mi>
          <mstyle mathvariant="italic">
            <mtext>t</mtext>
          </mstyle>
        </mrow>
      </msub>
      <mo stretchy="false">=</mo>
      <mfrac>
        <msubsup>
          <mstyle mathvariant="italic">
            <mtext>d</mtext>
          </mstyle>
          <mrow>
            <mstyle mathvariant="italic">
              <mtext>i</mtext>
            </mstyle>
            <mi>,</mi>
            <mstyle mathvariant="italic">
              <mtext>t</mtext>
            </mstyle>
          </mrow>
          <mstyle mathvariant="italic">
            <mtext>D</mtext>
          </mstyle>
        </msubsup>
        <mrow>
          <munder>
            <mo stretchy="false">∑</mo>
            <mover accent="true">
              <mstyle mathvariant="italic">
                <mtext>i</mtext>
              </mstyle>
              <mo stretchy="true">^</mo>
            </mover>
          </munder>
          <msubsup>
            <mstyle mathvariant="italic">
              <mtext>d</mtext>
            </mstyle>
            <mrow>
              <mover accent="true">
                <mstyle mathvariant="italic">
                  <mtext>i</mtext>
                </mstyle>
                <mo stretchy="true">^</mo>
              </mover>
              <mi>,</mi>
              <mstyle mathvariant="italic">
                <mtext>t</mtext>
              </mstyle>
            </mrow>
            <mstyle mathvariant="italic">
              <mtext>D</mtext>
            </mstyle>
          </msubsup>
        </mrow>
      </mfrac>
    </mrow>
    <annotation encoding="StarMath 5.0">{{p}_{italic "i" , italic "t"} ={  italic "d"}_{italic "i" , italic "t"}^italic "D" over { sum csub { widehat italic "i"} {  italic "d"}_{{ widehat italic "i"} , italic "t"}^italic "D"}}</annotation>
  </semantics>
</math>
</file>

<file path=Object 2/content.xml><?xml version="1.0" encoding="utf-8"?>
<math xmlns="http://www.w3.org/1998/Math/MathML" display="block">
  <semantics>
    <mrow>
      <mstyle mathvariant="italic">
        <msub>
          <mtext>Y</mtext>
          <mstyle mathvariant="italic">
            <mtext>t</mtext>
          </mstyle>
        </msub>
      </mstyle>
      <mo stretchy="false">=</mo>
      <mfrac>
        <mrow>
          <msub>
            <mrow>
              <mstyle mathvariant="italic">
                <mtext>P</mtext>
              </mstyle>
              <mstyle mathvariant="italic">
                <mtext>D</mtext>
              </mstyle>
            </mrow>
            <mstyle mathvariant="italic">
              <mtext>t</mtext>
            </mstyle>
          </msub>
          <mo stretchy="false">−</mo>
          <msub>
            <mrow>
              <mstyle mathvariant="italic">
                <mtext>P</mtext>
              </mstyle>
              <mstyle mathvariant="italic">
                <mtext>D</mtext>
              </mstyle>
            </mrow>
            <mstyle mathvariant="italic">
              <mtext>0</mtext>
            </mstyle>
          </msub>
        </mrow>
        <mrow>
          <msub>
            <mstyle mathvariant="italic">
              <mtext>PD</mtext>
            </mstyle>
            <mstyle mathvariant="italic">
              <mtext>tmax</mtext>
            </mstyle>
          </msub>
          <mo stretchy="false">−</mo>
          <msub>
            <mrow>
              <mstyle mathvariant="italic">
                <mtext>P</mtext>
              </mstyle>
              <mstyle mathvariant="italic">
                <mtext>D</mtext>
              </mstyle>
            </mrow>
            <mstyle mathvariant="italic">
              <mtext>0</mtext>
            </mstyle>
          </msub>
        </mrow>
      </mfrac>
    </mrow>
    <annotation encoding="StarMath 5.0">{italic "Y"_italic "t" ={{italic "P" italic "D"}_italic "t" - {italic "P" italic "D"}_italic "0"} over {{italic "PD"}_{italic "tmax"} - {italic "P" italic "D"}_italic "0"}}</annotation>
  </semantics>
</math>
</file>